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49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92in"/>
    </style:style>
    <style:style style:name="co5" style:family="table-column">
      <style:table-column-properties fo:break-before="auto" style:column-width="1.602in"/>
    </style:style>
    <style:style style:name="co6" style:family="table-column">
      <style:table-column-properties fo:break-before="auto" style:column-width="1.6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52" table:default-cell-style-name="Default"/>
        <table:table-row table:style-name="ro1">
          <table:table-cell office:value-type="string" calcext:value-type="string">
            <text:p>fips</text:p>
          </table:table-cell>
          <table:table-cell office:value-type="string" calcext:value-type="string">
            <text:p>county_equivalent</text:p>
          </table:table-cell>
          <table:table-cell office:value-type="string" calcext:value-type="string">
            <text:p>Municode</text:p>
          </table:table-cell>
          <table:table-cell office:value-type="string" calcext:value-type="string">
            <text:p>Registered Voters 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Castle, Darrell L. </text:p>
          </table:table-cell>
          <table:table-cell office:value-type="string" calcext:value-type="string">
            <text:p>Clinton, Hillary </text:p>
          </table:table-cell>
          <table:table-cell office:value-type="string" calcext:value-type="string">
            <text:p>De La Fuente, Roque </text:p>
          </table:table-cell>
          <table:table-cell office:value-type="string" calcext:value-type="string">
            <text:p>Johnson, Gary </text:p>
          </table:table-cell>
          <table:table-cell office:value-type="string" calcext:value-type="string">
            <text:p>Stein, Jill </text:p>
          </table:table-cell>
          <table:table-cell office:value-type="string" calcext:value-type="string">
            <text:p>Trump, Donald J. </text:p>
          </table:table-cell>
          <table:table-cell office:value-type="string" calcext:value-type="string">
            <text:p>Write-in 60 </text:p>
          </table:table-cell>
          <table:table-cell office:value-type="string" calcext:value-type="string">
            <text:p>WtTotal</text:p>
          </table:table-cell>
          <table:table-cell office:value-type="string" calcext:value-type="string">
            <text:p>WtPCT Trump,N,19,10</text:p>
          </table:table-cell>
          <table:table-cell office:value-type="string" calcext:value-type="string">
            <text:p>WtPCT Clinton,N,19,10</text:p>
          </table:table-cell>
          <table:table-cell office:value-type="string" calcext:value-type="string">
            <text:p>WtPCT Johnson,N,19,10</text:p>
          </table:table-cell>
          <table:table-cell office:value-type="string" calcext:value-type="string">
            <text:p>WtPCT Castle,N,19,10</text:p>
          </table:table-cell>
          <table:table-cell office:value-type="string" calcext:value-type="string">
            <text:p>WtPCT Stein,N,19,10</text:p>
          </table:table-cell>
          <table:table-cell office:value-type="string" calcext:value-type="string">
            <text:p>WtWinCode,N,19,10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Craig, Breck A. <text:s/></text:p>
          </table:table-cell>
          <table:table-cell office:value-type="string" calcext:value-type="string">
            <text:p>Gianoutsos, Ted </text:p>
          </table:table-cell>
          <table:table-cell office:value-type="string" calcext:value-type="string">
            <text:p>Metcalfe, Ray </text:p>
          </table:table-cell>
          <table:table-cell office:value-type="string" calcext:value-type="string">
            <text:p>Miller, Joe </text:p>
          </table:table-cell>
          <table:table-cell office:value-type="string" calcext:value-type="string">
            <text:p>Murkowski, Lisa </text:p>
          </table:table-cell>
          <table:table-cell office:value-type="string" calcext:value-type="string">
            <text:p>Stock, Margaret </text:p>
          </table:table-cell>
          <table:table-cell office:value-type="string" calcext:value-type="string">
            <text:p>Write-in 70 </text:p>
          </table:table-cell>
          <table:table-cell office:value-type="string" calcext:value-type="string">
            <text:p>Tot PCT Murk</text:p>
          </table:table-cell>
          <table:table-cell office:value-type="string" calcext:value-type="string">
            <text:p>Tot PCT Metc</text:p>
          </table:table-cell>
          <table:table-cell office:value-type="string" calcext:value-type="string">
            <text:p>Tot PCT Miller</text:p>
          </table:table-cell>
          <table:table-cell office:value-type="string" calcext:value-type="string">
            <text:p>Tot PCT Stark</text:p>
          </table:table-cell>
          <table:table-cell office:value-type="string" calcext:value-type="string">
            <text:p>SEDWinCode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Lindbeck, Steve </text:p>
          </table:table-cell>
          <table:table-cell office:value-type="string" calcext:value-type="string">
            <text:p>McDermott, Jim C. <text:s/></text:p>
          </table:table-cell>
          <table:table-cell office:value-type="string" calcext:value-type="string">
            <text:p>Souphanavong, Bernie </text:p>
          </table:table-cell>
          <table:table-cell office:value-type="string" calcext:value-type="string">
            <text:p>Young, Don </text:p>
          </table:table-cell>
          <table:table-cell office:value-type="string" calcext:value-type="string">
            <text:p>Write-in 50 </text:p>
          </table:table-cell>
          <table:table-cell office:value-type="string" calcext:value-type="string">
            <text:p>Tot PCT Young</text:p>
          </table:table-cell>
          <table:table-cell office:value-type="string" calcext:value-type="string">
            <text:p>Tot PCT Lind</text:p>
          </table:table-cell>
          <table:table-cell office:value-type="string" calcext:value-type="string">
            <text:p>Tot PCT McD</text:p>
          </table:table-cell>
          <table:table-cell office:value-type="string" calcext:value-type="string">
            <text:p>Tot PCT Sop</text:p>
          </table:table-cell>
          <table:table-cell office:value-type="string" calcext:value-type="string">
            <text:p>HEDWinCode</text:p>
          </table:table-cell>
          <table:table-cell table:number-columns-repeated="15"/>
          <table:table-cell office:value-type="string" calcext:value-type="string">
            <text:p>Wade-Hampton</text:p>
          </table:table-cell>
          <table:table-cell office:value-type="float" office:value="38" calcext:value-type="float">
            <text:p>38</text:p>
          </table:table-cell>
          <table:table-cell office:value-type="float" office:value="436" calcext:value-type="float">
            <text:p>436</text:p>
          </table:table-cell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99" calcext:value-type="float">
            <text:p>199</text:p>
          </table:table-cell>
          <table:table-cell office:value-type="float" office:value="0.048524750060961" calcext:value-type="float">
            <text:p>0.048524750060961</text:p>
          </table:table-cell>
          <table:table-cell office:value-type="float" office:value="26.4945135332846" calcext:value-type="float">
            <text:p>26.4945135332846</text:p>
          </table:table-cell>
          <table:table-cell office:value-type="float" office:value="0.776396000975372" calcext:value-type="float">
            <text:p>0.776396000975372</text:p>
          </table:table-cell>
          <table:table-cell office:value-type="float" office:value="15.8190685198732" calcext:value-type="float">
            <text:p>15.8190685198732</text:p>
          </table:table-cell>
          <table:table-cell office:value-type="float" office:value="0.194099000243843" calcext:value-type="float">
            <text:p>0.194099000243843</text:p>
          </table:table-cell>
          <table:table-cell office:value-type="float" office:value="1.16459400146306" calcext:value-type="float">
            <text:p>1.16459400146306</text:p>
          </table:table-cell>
          <table:table-cell office:value-type="float" office:value="0.582297000731529" calcext:value-type="float">
            <text:p>0.582297000731529</text:p>
          </table:table-cell>
          <table:table-cell office:value-type="float" office:value="6.89051450865643" calcext:value-type="float">
            <text:p>6.89051450865643</text:p>
          </table:table-cell>
          <table:table-cell office:value-type="float" office:value="0.921970251158254" calcext:value-type="float">
            <text:p>0.921970251158254</text:p>
          </table:table-cell>
          <table:table-cell office:value-type="float" office:value="20.3318702755425" calcext:value-type="float">
            <text:p>20.3318702755425</text:p>
          </table:table-cell>
          <table:table-cell office:value-type="float" office:value="0.776396000975372" calcext:value-type="float">
            <text:p>0.776396000975372</text:p>
          </table:table-cell>
          <table:table-cell office:value-type="float" office:value="8.39478176054621" calcext:value-type="float">
            <text:p>8.39478176054621</text:p>
          </table:table-cell>
          <table:table-cell office:value-type="float" office:value="0.097049500121922" calcext:value-type="float">
            <text:p>0.097049500121922</text:p>
          </table:table-cell>
          <table:table-cell office:value-type="float" office:value="0.970495001219215" calcext:value-type="float">
            <text:p>0.970495001219215</text:p>
          </table:table-cell>
          <table:table-cell office:value-type="float" office:value="1.01901975128018" calcext:value-type="float">
            <text:p>1.01901975128018</text:p>
          </table:table-cell>
          <table:table-cell office:value-type="float" office:value="6.93903925871739" calcext:value-type="float">
            <text:p>6.93903925871739</text:p>
          </table:table-cell>
          <table:table-cell office:value-type="float" office:value="1.74689100219459" calcext:value-type="float">
            <text:p>1.74689100219459</text:p>
          </table:table-cell>
          <table:table-cell office:value-type="float" office:value="2.03803950256035" calcext:value-type="float">
            <text:p>2.03803950256035</text:p>
          </table:table-cell>
          <table:table-cell office:value-type="float" office:value="0.048524750060961" calcext:value-type="float">
            <text:p>0.048524750060961</text:p>
          </table:table-cell>
          <table:table-cell office:value-type="float" office:value="1.06754450134114" calcext:value-type="float">
            <text:p>1.06754450134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7049500121922" calcext:value-type="float">
            <text:p>0.097049500121922</text:p>
          </table:table-cell>
          <table:table-cell office:value-type="float" office:value="0.533772250670568" calcext:value-type="float">
            <text:p>0.533772250670568</text:p>
          </table:table-cell>
          <table:table-cell office:value-type="float" office:value="0.097049500121922" calcext:value-type="float">
            <text:p>0.097049500121922</text:p>
          </table:table-cell>
          <table:table-cell office:value-type="float" office:value="251.864423311387" calcext:value-type="float">
            <text:p>251.864423311387</text:p>
          </table:table-cell>
          <table:table-cell office:value-type="float" office:value="27.6013167520117" calcext:value-type="float">
            <text:p>27.6013167520117</text:p>
          </table:table-cell>
          <table:table-cell office:value-type="float" office:value="108.281394781761" calcext:value-type="float">
            <text:p>108.281394781761</text:p>
          </table:table-cell>
          <table:table-cell office:value-type="float" office:value="2.29114850036576" calcext:value-type="float">
            <text:p>2.29114850036576</text:p>
          </table:table-cell>
          <table:table-cell office:value-type="float" office:value="21.2321385028042" calcext:value-type="float">
            <text:p>21.2321385028042</text:p>
          </table:table-cell>
          <table:table-cell office:value-type="float" office:value="6.69836625213363" calcext:value-type="float">
            <text:p>6.69836625213363</text:p>
          </table:table-cell>
          <table:table-cell office:value-type="float" office:value="56.3633260180444" calcext:value-type="float">
            <text:p>56.3633260180444</text:p>
          </table:table-cell>
          <table:table-cell office:value-type="float" office:value="24.7659107534748" calcext:value-type="float">
            <text:p>24.7659107534748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049160379654417" calcext:value-type="float">
            <text:p>0.049160379654417</text:p>
          </table:table-cell>
          <table:table-cell office:value-type="float" office:value="26.3008031151132" calcext:value-type="float">
            <text:p>26.3008031151132</text:p>
          </table:table-cell>
          <table:table-cell office:value-type="float" office:value="0" calcext:value-type="float">
            <text:p>0</text:p>
          </table:table-cell>
          <table:table-cell office:value-type="float" office:value="0.098320759308834" calcext:value-type="float">
            <text:p>0.098320759308834</text:p>
          </table:table-cell>
          <table:table-cell office:value-type="float" office:value="5.11267948405938" calcext:value-type="float">
            <text:p>5.11267948405938</text:p>
          </table:table-cell>
          <table:table-cell office:value-type="float" office:value="4.12947189097104" calcext:value-type="float">
            <text:p>4.12947189097104</text:p>
          </table:table-cell>
          <table:table-cell office:value-type="float" office:value="12.7816987101485" calcext:value-type="float">
            <text:p>12.7816987101485</text:p>
          </table:table-cell>
          <table:table-cell office:value-type="float" office:value="3.93283037235337" calcext:value-type="float">
            <text:p>3.93283037235337</text:p>
          </table:table-cell>
          <table:table-cell office:value-type="float" office:value="0" calcext:value-type="float">
            <text:p>0</text:p>
          </table:table-cell>
          <table:table-cell office:value-type="float" office:value="16.616208323193" calcext:value-type="float">
            <text:p>16.616208323193</text:p>
          </table:table-cell>
          <table:table-cell office:value-type="float" office:value="0.196641518617669" calcext:value-type="float">
            <text:p>0.196641518617669</text:p>
          </table:table-cell>
          <table:table-cell office:value-type="float" office:value="0.098320759308834" calcext:value-type="float">
            <text:p>0.098320759308834</text:p>
          </table:table-cell>
          <table:table-cell office:value-type="float" office:value="1.4256510099781" calcext:value-type="float">
            <text:p>1.4256510099781</text:p>
          </table:table-cell>
          <table:table-cell office:value-type="float" office:value="4.12947189097104" calcext:value-type="float">
            <text:p>4.12947189097104</text:p>
          </table:table-cell>
          <table:table-cell office:value-type="float" office:value="9.48795327330251" calcext:value-type="float">
            <text:p>9.48795327330251</text:p>
          </table:table-cell>
          <table:table-cell office:value-type="float" office:value="0.68824531516184" calcext:value-type="float">
            <text:p>0.68824531516184</text:p>
          </table:table-cell>
          <table:table-cell office:value-type="float" office:value="0.098320759308834" calcext:value-type="float">
            <text:p>0.098320759308834</text:p>
          </table:table-cell>
          <table:table-cell office:value-type="float" office:value="2.06473594548552" calcext:value-type="float">
            <text:p>2.06473594548552</text:p>
          </table:table-cell>
          <table:table-cell office:value-type="float" office:value="0.049160379654417" calcext:value-type="float">
            <text:p>0.049160379654417</text:p>
          </table:table-cell>
          <table:table-cell office:value-type="float" office:value="0" calcext:value-type="float">
            <text:p>0</text:p>
          </table:table-cell>
          <table:table-cell office:value-type="float" office:value="0.34412265758092" calcext:value-type="float">
            <text:p>0.34412265758092</text:p>
          </table:table-cell>
          <table:table-cell office:value-type="float" office:value="0.294962277926503" calcext:value-type="float">
            <text:p>0.294962277926503</text:p>
          </table:table-cell>
          <table:table-cell office:value-type="float" office:value="1.08152835239718" calcext:value-type="float">
            <text:p>1.08152835239718</text:p>
          </table:table-cell>
          <table:table-cell office:value-type="float" office:value="0.294962277926503" calcext:value-type="float">
            <text:p>0.294962277926503</text:p>
          </table:table-cell>
          <table:table-cell office:value-type="float" office:value="0" calcext:value-type="float">
            <text:p>0</text:p>
          </table:table-cell>
          <table:table-cell office:value-type="float" office:value="247.981747383792" calcext:value-type="float">
            <text:p>247.981747383792</text:p>
          </table:table-cell>
          <table:table-cell office:value-type="float" office:value="1.24580189827209" calcext:value-type="float">
            <text:p>1.24580189827209</text:p>
          </table:table-cell>
          <table:table-cell office:value-type="float" office:value="1.19664151861767" calcext:value-type="float">
            <text:p>1.19664151861767</text:p>
          </table:table-cell>
          <table:table-cell office:value-type="float" office:value="19.8824531516184" calcext:value-type="float">
            <text:p>19.8824531516184</text:p>
          </table:table-cell>
          <table:table-cell office:value-type="float" office:value="63.5539060598686" calcext:value-type="float">
            <text:p>63.5539060598686</text:p>
          </table:table-cell>
          <table:table-cell office:value-type="float" office:value="142.351180335848" calcext:value-type="float">
            <text:p>142.351180335848</text:p>
          </table:table-cell>
          <table:table-cell office:value-type="float" office:value="16.9160379654417" calcext:value-type="float">
            <text:p>16.9160379654417</text:p>
          </table:table-cell>
          <table:table-cell office:value-type="float" office:value="1.09832075930883" calcext:value-type="float">
            <text:p>1.09832075930883</text:p>
          </table:table-cell>
          <table:table-cell table:number-columns-repeated="9"/>
          <table:table-cell office:value-type="float" office:value="436" calcext:value-type="float">
            <text:p>436</text:p>
          </table:table-cell>
          <table:table-cell office:value-type="float" office:value="203" calcext:value-type="float">
            <text:p>20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0.04918431945459" calcext:value-type="float">
            <text:p>0.04918431945459</text:p>
          </table:table-cell>
          <table:table-cell office:value-type="float" office:value="26.3136109082055" calcext:value-type="float">
            <text:p>26.3136109082055</text:p>
          </table:table-cell>
          <table:table-cell office:value-type="float" office:value="12.6403700998296" calcext:value-type="float">
            <text:p>12.6403700998296</text:p>
          </table:table-cell>
          <table:table-cell office:value-type="float" office:value="1.57389822254687" calcext:value-type="float">
            <text:p>1.57389822254687</text:p>
          </table:table-cell>
          <table:table-cell office:value-type="float" office:value="0.393474555636718" calcext:value-type="float">
            <text:p>0.393474555636718</text:p>
          </table:table-cell>
          <table:table-cell office:value-type="float" office:value="11.0172875578281" calcext:value-type="float">
            <text:p>11.01728755782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.6242999756513" calcext:value-type="float">
            <text:p>16.6242999756513</text:p>
          </table:table-cell>
          <table:table-cell office:value-type="float" office:value="5.11516922327733" calcext:value-type="float">
            <text:p>5.11516922327733</text:p>
          </table:table-cell>
          <table:table-cell office:value-type="float" office:value="1.32797662527392" calcext:value-type="float">
            <text:p>1.32797662527392</text:p>
          </table:table-cell>
          <table:table-cell office:value-type="float" office:value="0.442658875091307" calcext:value-type="float">
            <text:p>0.442658875091307</text:p>
          </table:table-cell>
          <table:table-cell office:value-type="float" office:value="8.85317750182615" calcext:value-type="float">
            <text:p>8.85317750182615</text:p>
          </table:table-cell>
          <table:table-cell office:value-type="float" office:value="0.245921597272949" calcext:value-type="float">
            <text:p>0.245921597272949</text:p>
          </table:table-cell>
          <table:table-cell table:number-columns-repeated="2"/>
          <table:table-cell office:value-type="float" office:value="2.06574141709277" calcext:value-type="float">
            <text:p>2.06574141709277</text:p>
          </table:table-cell>
          <table:table-cell office:value-type="float" office:value="0.885317750182615" calcext:value-type="float">
            <text:p>0.885317750182615</text:p>
          </table:table-cell>
          <table:table-cell office:value-type="float" office:value="0.147552958363769" calcext:value-type="float">
            <text:p>0.147552958363769</text:p>
          </table:table-cell>
          <table:table-cell office:value-type="float" office:value="0" calcext:value-type="float">
            <text:p>0</text:p>
          </table:table-cell>
          <table:table-cell office:value-type="float" office:value="1.03287070854638" calcext:value-type="float">
            <text:p>1.032870708546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8.00365230095" calcext:value-type="float">
            <text:p>248.00365230095</text:p>
          </table:table-cell>
          <table:table-cell office:value-type="float" office:value="96.6408570732895" calcext:value-type="float">
            <text:p>96.6408570732895</text:p>
          </table:table-cell>
          <table:table-cell office:value-type="float" office:value="9.04942780618456" calcext:value-type="float">
            <text:p>9.04942780618456</text:p>
          </table:table-cell>
          <table:table-cell office:value-type="float" office:value="2.83613343072803" calcext:value-type="float">
            <text:p>2.83613343072803</text:p>
          </table:table-cell>
          <table:table-cell office:value-type="float" office:value="136.903335768201" calcext:value-type="float">
            <text:p>136.903335768201</text:p>
          </table:table-cell>
          <table:table-cell office:value-type="float" office:value="0.245921597272949" calcext:value-type="float">
            <text:p>0.245921597272949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02130</text:p>
          </table:table-cell>
          <table:table-cell office:value-type="string" calcext:value-type="string">
            <text:p>Ketchikan Gateway</text:p>
          </table:table-cell>
          <table:table-cell office:value-type="string" calcext:value-type="string">
            <text:p>Ketchikan</text:p>
          </table:table-cell>
          <table:table-cell office:value-type="float" office:value="10512" calcext:value-type="float">
            <text:p>10512</text:p>
          </table:table-cell>
          <table:table-cell office:value-type="float" office:value="6336.65956685162" calcext:value-type="float">
            <text:p>6336.65956685162</text:p>
          </table:table-cell>
          <table:table-cell office:value-type="float" office:value="61.3152919074423" calcext:value-type="float">
            <text:p>61.3152919074423</text:p>
          </table:table-cell>
          <table:table-cell office:value-type="float" office:value="1966.69580243123" calcext:value-type="float">
            <text:p>1966.69580243123</text:p>
          </table:table-cell>
          <table:table-cell office:value-type="float" office:value="17.0016011113272" calcext:value-type="float">
            <text:p>17.0016011113272</text:p>
          </table:table-cell>
          <table:table-cell office:value-type="float" office:value="491.894099034332" calcext:value-type="float">
            <text:p>491.894099034332</text:p>
          </table:table-cell>
          <table:table-cell office:value-type="float" office:value="125.324428186082" calcext:value-type="float">
            <text:p>125.324428186082</text:p>
          </table:table-cell>
          <table:table-cell office:value-type="float" office:value="3451.90713849036" calcext:value-type="float">
            <text:p>3451.90713849036</text:p>
          </table:table-cell>
          <table:table-cell office:value-type="float" office:value="153.01180887681" calcext:value-type="float">
            <text:p>153.01180887681</text:p>
          </table:table-cell>
          <table:table-cell office:value-type="float" office:value="6267.15017003759" calcext:value-type="float">
            <text:p>6267.15017003759</text:p>
          </table:table-cell>
          <table:table-cell office:value-type="float" office:value="0.550793749125954" calcext:value-type="float">
            <text:p>0.550793749125954</text:p>
          </table:table-cell>
          <table:table-cell office:value-type="float" office:value="0.313810224595182" calcext:value-type="float">
            <text:p>0.313810224595182</text:p>
          </table:table-cell>
          <table:table-cell office:value-type="float" office:value="0.078487683506614" calcext:value-type="float">
            <text:p>0.078487683506614</text:p>
          </table:table-cell>
          <table:table-cell office:value-type="float" office:value="0.00978360023996" calcext:value-type="float">
            <text:p>0.00978360023996</text:p>
          </table:table-cell>
          <table:table-cell office:value-type="float" office:value="0.019997036098679" calcext:value-type="float">
            <text:p>0.019997036098679</text:p>
          </table:table-cell>
          <table:table-cell office:value-type="float" office:value="0.550793749125954" calcext:value-type="float">
            <text:p>0.550793749125954</text:p>
          </table:table-cell>
          <table:table-cell office:value-type="float" office:value="6260.97365096553" calcext:value-type="float">
            <text:p>6260.97365096553</text:p>
          </table:table-cell>
          <table:table-cell office:value-type="float" office:value="58.6851836489458" calcext:value-type="float">
            <text:p>58.6851836489458</text:p>
          </table:table-cell>
          <table:table-cell office:value-type="float" office:value="39.1358158266374" calcext:value-type="float">
            <text:p>39.1358158266374</text:p>
          </table:table-cell>
          <table:table-cell office:value-type="float" office:value="598.95011337935" calcext:value-type="float">
            <text:p>598.95011337935</text:p>
          </table:table-cell>
          <table:table-cell office:value-type="float" office:value="1429.68104938458" calcext:value-type="float">
            <text:p>1429.68104938458</text:p>
          </table:table-cell>
          <table:table-cell office:value-type="float" office:value="3222.5570335698" calcext:value-type="float">
            <text:p>3222.5570335698</text:p>
          </table:table-cell>
          <table:table-cell office:value-type="float" office:value="733.134504931345" calcext:value-type="float">
            <text:p>733.134504931345</text:p>
          </table:table-cell>
          <table:table-cell office:value-type="float" office:value="5.50185060386095" calcext:value-type="float">
            <text:p>5.50185060386095</text:p>
          </table:table-cell>
          <table:table-cell office:value-type="float" office:value="0.529360161722633" calcext:value-type="float">
            <text:p>0.529360161722633</text:p>
          </table:table-cell>
          <table:table-cell office:value-type="float" office:value="0.09838780992219" calcext:value-type="float">
            <text:p>0.09838780992219</text:p>
          </table:table-cell>
          <table:table-cell office:value-type="float" office:value="0.234849587960787" calcext:value-type="float">
            <text:p>0.234849587960787</text:p>
          </table:table-cell>
          <table:table-cell office:value-type="float" office:value="0.120429893420688" calcext:value-type="float">
            <text:p>0.120429893420688</text:p>
          </table:table-cell>
          <table:table-cell office:value-type="float" office:value="0.529360161722633" calcext:value-type="float">
            <text:p>0.529360161722633</text:p>
          </table:table-cell>
          <table:table-cell office:value-type="float" office:value="6257.65861248398" calcext:value-type="float">
            <text:p>6257.65861248398</text:p>
          </table:table-cell>
          <table:table-cell office:value-type="float" office:value="1775.448457284" calcext:value-type="float">
            <text:p>1775.448457284</text:p>
          </table:table-cell>
          <table:table-cell office:value-type="float" office:value="644.971239990927" calcext:value-type="float">
            <text:p>644.971239990927</text:p>
          </table:table-cell>
          <table:table-cell office:value-type="float" office:value="215.730256704356" calcext:value-type="float">
            <text:p>215.730256704356</text:p>
          </table:table-cell>
          <table:table-cell office:value-type="float" office:value="3337.54441321568" calcext:value-type="float">
            <text:p>3337.54441321568</text:p>
          </table:table-cell>
          <table:table-cell office:value-type="float" office:value="19.1751509425642" calcext:value-type="float">
            <text:p>19.1751509425642</text:p>
          </table:table-cell>
          <table:table-cell office:value-type="float" office:value="0.556919252640917" calcext:value-type="float">
            <text:p>0.556919252640917</text:p>
          </table:table-cell>
          <table:table-cell office:value-type="float" office:value="0.296260155825281" calcext:value-type="float">
            <text:p>0.296260155825281</text:p>
          </table:table-cell>
          <table:table-cell office:value-type="float" office:value="0.107623107434412" calcext:value-type="float">
            <text:p>0.107623107434412</text:p>
          </table:table-cell>
          <table:table-cell office:value-type="float" office:value="0.035997823088163" calcext:value-type="float">
            <text:p>0.035997823088163</text:p>
          </table:table-cell>
          <table:table-cell office:value-type="float" office:value="0.556919252640917" calcext:value-type="float">
            <text:p>0.556919252640917</text:p>
          </table:table-cell>
          <table:table-cell table:number-columns-repeated="13"/>
          <table:table-cell office:value-type="float" office:value="0.003596822406767" calcext:value-type="float">
            <text:p>0.003596822406767</text:p>
          </table:table-cell>
          <table:table-cell/>
          <table:table-cell office:value-type="string" calcext:value-type="string">
            <text:p>YK</text:p>
          </table:table-cell>
          <table:table-cell office:value-type="float" office:value="39" calcext:value-type="float">
            <text:p>39</text:p>
          </table:table-cell>
          <table:table-cell office:value-type="float" office:value="991" calcext:value-type="float">
            <text:p>991</text:p>
          </table:table-cell>
          <table:table-cell office:value-type="float" office:value="529" calcext:value-type="float">
            <text:p>529</text:p>
          </table:table-cell>
          <table:table-cell office:value-type="float" office:value="21" calcext:value-type="float">
            <text:p>21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513" calcext:value-type="float">
            <text:p>513</text:p>
          </table:table-cell>
          <table:table-cell office:value-type="float" office:value="0.110823071937784" calcext:value-type="float">
            <text:p>0.110823071937784</text:p>
          </table:table-cell>
          <table:table-cell office:value-type="float" office:value="41.1153596889177" calcext:value-type="float">
            <text:p>41.1153596889177</text:p>
          </table:table-cell>
          <table:table-cell office:value-type="float" office:value="0.997407647440052" calcext:value-type="float">
            <text:p>0.997407647440052</text:p>
          </table:table-cell>
          <table:table-cell office:value-type="float" office:value="21.49967595593" calcext:value-type="float">
            <text:p>21.49967595593</text:p>
          </table:table-cell>
          <table:table-cell office:value-type="float" office:value="0.443292287751134" calcext:value-type="float">
            <text:p>0.443292287751134</text:p>
          </table:table-cell>
          <table:table-cell office:value-type="float" office:value="2.10563836681789" calcext:value-type="float">
            <text:p>2.10563836681789</text:p>
          </table:table-cell>
          <table:table-cell office:value-type="float" office:value="0.332469215813351" calcext:value-type="float">
            <text:p>0.332469215813351</text:p>
          </table:table-cell>
          <table:table-cell office:value-type="float" office:value="13.0771224886585" calcext:value-type="float">
            <text:p>13.0771224886585</text:p>
          </table:table-cell>
          <table:table-cell office:value-type="float" office:value="2.43810758263124" calcext:value-type="float">
            <text:p>2.43810758263124</text:p>
          </table:table-cell>
          <table:table-cell office:value-type="float" office:value="35.2417368762152" calcext:value-type="float">
            <text:p>35.2417368762152</text:p>
          </table:table-cell>
          <table:table-cell office:value-type="float" office:value="1.66234607906675" calcext:value-type="float">
            <text:p>1.66234607906675</text:p>
          </table:table-cell>
          <table:table-cell office:value-type="float" office:value="17.5100453661698" calcext:value-type="float">
            <text:p>17.5100453661698</text:p>
          </table:table-cell>
          <table:table-cell office:value-type="float" office:value="0.332469215813351" calcext:value-type="float">
            <text:p>0.332469215813351</text:p>
          </table:table-cell>
          <table:table-cell office:value-type="float" office:value="1.55152300712897" calcext:value-type="float">
            <text:p>1.55152300712897</text:p>
          </table:table-cell>
          <table:table-cell office:value-type="float" office:value="0.775761503564485" calcext:value-type="float">
            <text:p>0.775761503564485</text:p>
          </table:table-cell>
          <table:table-cell office:value-type="float" office:value="10.4173687621517" calcext:value-type="float">
            <text:p>10.4173687621517</text:p>
          </table:table-cell>
          <table:table-cell office:value-type="float" office:value="1.9948152948801" calcext:value-type="float">
            <text:p>1.9948152948801</text:p>
          </table:table-cell>
          <table:table-cell office:value-type="float" office:value="37.1257290991575" calcext:value-type="float">
            <text:p>37.1257290991575</text:p>
          </table:table-cell>
          <table:table-cell office:value-type="float" office:value="0.886584575502268" calcext:value-type="float">
            <text:p>0.886584575502268</text:p>
          </table:table-cell>
          <table:table-cell office:value-type="float" office:value="18.1749837977965" calcext:value-type="float">
            <text:p>18.1749837977965</text:p>
          </table:table-cell>
          <table:table-cell office:value-type="float" office:value="0.332469215813351" calcext:value-type="float">
            <text:p>0.332469215813351</text:p>
          </table:table-cell>
          <table:table-cell office:value-type="float" office:value="2.32728451069345" calcext:value-type="float">
            <text:p>2.32728451069345</text:p>
          </table:table-cell>
          <table:table-cell office:value-type="float" office:value="0.332469215813351" calcext:value-type="float">
            <text:p>0.332469215813351</text:p>
          </table:table-cell>
          <table:table-cell office:value-type="float" office:value="12.8554763447829" calcext:value-type="float">
            <text:p>12.8554763447829</text:p>
          </table:table-cell>
          <table:table-cell office:value-type="float" office:value="1.88399222294232" calcext:value-type="float">
            <text:p>1.88399222294232</text:p>
          </table:table-cell>
          <table:table-cell office:value-type="float" office:value="642.48282566429" calcext:value-type="float">
            <text:p>642.48282566429</text:p>
          </table:table-cell>
          <table:table-cell office:value-type="float" office:value="24.5463383020091" calcext:value-type="float">
            <text:p>24.5463383020091</text:p>
          </table:table-cell>
          <table:table-cell office:value-type="float" office:value="381.184705119896" calcext:value-type="float">
            <text:p>381.184705119896</text:p>
          </table:table-cell>
          <table:table-cell office:value-type="float" office:value="3.10823071937784" calcext:value-type="float">
            <text:p>3.10823071937784</text:p>
          </table:table-cell>
          <table:table-cell office:value-type="float" office:value="31.9844458846403" calcext:value-type="float">
            <text:p>31.9844458846403</text:p>
          </table:table-cell>
          <table:table-cell office:value-type="float" office:value="7.44069993519119" calcext:value-type="float">
            <text:p>7.44069993519119</text:p>
          </table:table-cell>
          <table:table-cell office:value-type="float" office:value="146.349967595593" calcext:value-type="float">
            <text:p>146.349967595593</text:p>
          </table:table-cell>
          <table:table-cell office:value-type="float" office:value="30.3169151004537" calcext:value-type="float">
            <text:p>30.3169151004537</text:p>
          </table:table-cell>
          <table:table-cell table:number-columns-repeated="3"/>
          <table:table-cell office:value-type="float" office:value="991" calcext:value-type="float">
            <text:p>991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348" calcext:value-type="float">
            <text:p>3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0.112091222030981" calcext:value-type="float">
            <text:p>0.112091222030981</text:p>
          </table:table-cell>
          <table:table-cell office:value-type="float" office:value="39.9044750430293" calcext:value-type="float">
            <text:p>39.9044750430293</text:p>
          </table:table-cell>
          <table:table-cell office:value-type="float" office:value="0.112091222030981" calcext:value-type="float">
            <text:p>0.112091222030981</text:p>
          </table:table-cell>
          <table:table-cell office:value-type="float" office:value="0.224182444061962" calcext:value-type="float">
            <text:p>0.224182444061962</text:p>
          </table:table-cell>
          <table:table-cell office:value-type="float" office:value="5.15619621342513" calcext:value-type="float">
            <text:p>5.15619621342513</text:p>
          </table:table-cell>
          <table:table-cell office:value-type="float" office:value="7.28592943201377" calcext:value-type="float">
            <text:p>7.28592943201377</text:p>
          </table:table-cell>
          <table:table-cell office:value-type="float" office:value="22.9787005163511" calcext:value-type="float">
            <text:p>22.9787005163511</text:p>
          </table:table-cell>
          <table:table-cell office:value-type="float" office:value="3.13855421686747" calcext:value-type="float">
            <text:p>3.13855421686747</text:p>
          </table:table-cell>
          <table:table-cell office:value-type="float" office:value="0.112091222030981" calcext:value-type="float">
            <text:p>0.112091222030981</text:p>
          </table:table-cell>
          <table:table-cell office:value-type="float" office:value="24.4358864027539" calcext:value-type="float">
            <text:p>24.4358864027539</text:p>
          </table:table-cell>
          <table:table-cell office:value-type="float" office:value="0.224182444061962" calcext:value-type="float">
            <text:p>0.224182444061962</text:p>
          </table:table-cell>
          <table:table-cell office:value-type="float" office:value="0.336273666092943" calcext:value-type="float">
            <text:p>0.336273666092943</text:p>
          </table:table-cell>
          <table:table-cell office:value-type="float" office:value="2.69018932874355" calcext:value-type="float">
            <text:p>2.69018932874355</text:p>
          </table:table-cell>
          <table:table-cell office:value-type="float" office:value="6.05292598967298" calcext:value-type="float">
            <text:p>6.05292598967298</text:p>
          </table:table-cell>
          <table:table-cell office:value-type="float" office:value="13.1146729776248" calcext:value-type="float">
            <text:p>13.1146729776248</text:p>
          </table:table-cell>
          <table:table-cell office:value-type="float" office:value="1.45718588640275" calcext:value-type="float">
            <text:p>1.45718588640275</text:p>
          </table:table-cell>
          <table:table-cell office:value-type="float" office:value="0" calcext:value-type="float">
            <text:p>0</text:p>
          </table:table-cell>
          <table:table-cell office:value-type="float" office:value="37.5505593803787" calcext:value-type="float">
            <text:p>37.5505593803787</text:p>
          </table:table-cell>
          <table:table-cell office:value-type="float" office:value="0.112091222030981" calcext:value-type="float">
            <text:p>0.112091222030981</text:p>
          </table:table-cell>
          <table:table-cell office:value-type="float" office:value="0.224182444061962" calcext:value-type="float">
            <text:p>0.224182444061962</text:p>
          </table:table-cell>
          <table:table-cell office:value-type="float" office:value="4.37155765920826" calcext:value-type="float">
            <text:p>4.37155765920826</text:p>
          </table:table-cell>
          <table:table-cell office:value-type="float" office:value="7.84638554216868" calcext:value-type="float">
            <text:p>7.84638554216868</text:p>
          </table:table-cell>
          <table:table-cell office:value-type="float" office:value="19.9522375215146" calcext:value-type="float">
            <text:p>19.9522375215146</text:p>
          </table:table-cell>
          <table:table-cell office:value-type="float" office:value="4.37155765920826" calcext:value-type="float">
            <text:p>4.37155765920826</text:p>
          </table:table-cell>
          <table:table-cell office:value-type="float" office:value="0" calcext:value-type="float">
            <text:p>0</text:p>
          </table:table-cell>
          <table:table-cell office:value-type="float" office:value="630.890920826162" calcext:value-type="float">
            <text:p>630.890920826162</text:p>
          </table:table-cell>
          <table:table-cell office:value-type="float" office:value="1.44836488812392" calcext:value-type="float">
            <text:p>1.44836488812392</text:p>
          </table:table-cell>
          <table:table-cell office:value-type="float" office:value="2.78463855421687" calcext:value-type="float">
            <text:p>2.78463855421687</text:p>
          </table:table-cell>
          <table:table-cell office:value-type="float" office:value="55.2179432013769" calcext:value-type="float">
            <text:p>55.2179432013769</text:p>
          </table:table-cell>
          <table:table-cell office:value-type="float" office:value="100.185240963855" calcext:value-type="float">
            <text:p>100.185240963855</text:p>
          </table:table-cell>
          <table:table-cell office:value-type="float" office:value="404.045611015491" calcext:value-type="float">
            <text:p>404.045611015491</text:p>
          </table:table-cell>
          <table:table-cell office:value-type="float" office:value="55.9672977624785" calcext:value-type="float">
            <text:p>55.9672977624785</text:p>
          </table:table-cell>
          <table:table-cell office:value-type="float" office:value="1.11209122203098" calcext:value-type="float">
            <text:p>1.11209122203098</text:p>
          </table:table-cell>
          <table:table-cell table:number-columns-repeated="9"/>
          <table:table-cell office:value-type="float" office:value="991" calcext:value-type="float">
            <text:p>991</text:p>
          </table:table-cell>
          <table:table-cell office:value-type="float" office:value="529" calcext:value-type="float">
            <text:p>529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0.110631874056502" calcext:value-type="float">
            <text:p>0.110631874056502</text:p>
          </table:table-cell>
          <table:table-cell office:value-type="float" office:value="39.3849471641147" calcext:value-type="float">
            <text:p>39.3849471641147</text:p>
          </table:table-cell>
          <table:table-cell office:value-type="float" office:value="14.4927755014018" calcext:value-type="float">
            <text:p>14.4927755014018</text:p>
          </table:table-cell>
          <table:table-cell office:value-type="float" office:value="2.32326935518654" calcext:value-type="float">
            <text:p>2.32326935518654</text:p>
          </table:table-cell>
          <table:table-cell office:value-type="float" office:value="0.885054992452016" calcext:value-type="float">
            <text:p>0.885054992452016</text:p>
          </table:table-cell>
          <table:table-cell office:value-type="float" office:value="20.3562648263964" calcext:value-type="float">
            <text:p>20.3562648263964</text:p>
          </table:table-cell>
          <table:table-cell office:value-type="float" office:value="0.110631874056502" calcext:value-type="float">
            <text:p>0.110631874056502</text:p>
          </table:table-cell>
          <table:table-cell table:number-columns-repeated="2"/>
          <table:table-cell office:value-type="float" office:value="24.1177485443174" calcext:value-type="float">
            <text:p>24.1177485443174</text:p>
          </table:table-cell>
          <table:table-cell office:value-type="float" office:value="6.74854431744662" calcext:value-type="float">
            <text:p>6.74854431744662</text:p>
          </table:table-cell>
          <table:table-cell office:value-type="float" office:value="1.77010998490403" calcext:value-type="float">
            <text:p>1.77010998490403</text:p>
          </table:table-cell>
          <table:table-cell office:value-type="float" office:value="0.55315937028251" calcext:value-type="float">
            <text:p>0.55315937028251</text:p>
          </table:table-cell>
          <table:table-cell office:value-type="float" office:value="14.3821436273453" calcext:value-type="float">
            <text:p>14.38214362734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.0616778089282" calcext:value-type="float">
            <text:p>37.0616778089282</text:p>
          </table:table-cell>
          <table:table-cell office:value-type="float" office:value="15.2671986197973" calcext:value-type="float">
            <text:p>15.2671986197973</text:p>
          </table:table-cell>
          <table:table-cell office:value-type="float" office:value="3.31895622169506" calcext:value-type="float">
            <text:p>3.31895622169506</text:p>
          </table:table-cell>
          <table:table-cell office:value-type="float" office:value="0.885054992452016" calcext:value-type="float">
            <text:p>0.885054992452016</text:p>
          </table:table-cell>
          <table:table-cell office:value-type="float" office:value="16.4841492344188" calcext:value-type="float">
            <text:p>16.48414923441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9.56437351736" calcext:value-type="float">
            <text:p>629.56437351736</text:p>
          </table:table-cell>
          <table:table-cell office:value-type="float" office:value="195.508518438646" calcext:value-type="float">
            <text:p>195.508518438646</text:p>
          </table:table-cell>
          <table:table-cell office:value-type="float" office:value="37.4123355617856" calcext:value-type="float">
            <text:p>37.4123355617856</text:p>
          </table:table-cell>
          <table:table-cell office:value-type="float" office:value="15.3232693551865" calcext:value-type="float">
            <text:p>15.3232693551865</text:p>
          </table:table-cell>
          <table:table-cell office:value-type="float" office:value="360.22255768816" calcext:value-type="float">
            <text:p>360.22255768816</text:p>
          </table:table-cell>
          <table:table-cell office:value-type="float" office:value="2.1106318740565" calcext:value-type="float">
            <text:p>2.11063187405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2198</text:p>
          </table:table-cell>
          <table:table-cell table:number-columns-repeated="2" office:value-type="string" calcext:value-type="string">
            <text:p>Prince of Wales-Hyder</text:p>
          </table:table-cell>
          <table:table-cell office:value-type="float" office:value="4630" calcext:value-type="float">
            <text:p>4630</text:p>
          </table:table-cell>
          <table:table-cell office:value-type="float" office:value="2863.1761869353" calcext:value-type="float">
            <text:p>2863.1761869353</text:p>
          </table:table-cell>
          <table:table-cell office:value-type="float" office:value="94.3936847782671" calcext:value-type="float">
            <text:p>94.3936847782671</text:p>
          </table:table-cell>
          <table:table-cell office:value-type="float" office:value="1076.45580312175" calcext:value-type="float">
            <text:p>1076.45580312175</text:p>
          </table:table-cell>
          <table:table-cell office:value-type="float" office:value="41.1143922213603" calcext:value-type="float">
            <text:p>41.1143922213603</text:p>
          </table:table-cell>
          <table:table-cell office:value-type="float" office:value="131.432532059211" calcext:value-type="float">
            <text:p>131.432532059211</text:p>
          </table:table-cell>
          <table:table-cell office:value-type="float" office:value="101.112735918973" calcext:value-type="float">
            <text:p>101.112735918973</text:p>
          </table:table-cell>
          <table:table-cell office:value-type="float" office:value="1295.12505989774" calcext:value-type="float">
            <text:p>1295.12505989774</text:p>
          </table:table-cell>
          <table:table-cell office:value-type="float" office:value="91.0396959174115" calcext:value-type="float">
            <text:p>91.0396959174115</text:p>
          </table:table-cell>
          <table:table-cell office:value-type="float" office:value="2830.6739039147" calcext:value-type="float">
            <text:p>2830.6739039147</text:p>
          </table:table-cell>
          <table:table-cell office:value-type="float" office:value="0.457532412372415" calcext:value-type="float">
            <text:p>0.457532412372415</text:p>
          </table:table-cell>
          <table:table-cell office:value-type="float" office:value="0.380282519167274" calcext:value-type="float">
            <text:p>0.380282519167274</text:p>
          </table:table-cell>
          <table:table-cell office:value-type="float" office:value="0.046431534157801" calcext:value-type="float">
            <text:p>0.046431534157801</text:p>
          </table:table-cell>
          <table:table-cell office:value-type="float" office:value="0.033346718125223" calcext:value-type="float">
            <text:p>0.033346718125223</text:p>
          </table:table-cell>
          <table:table-cell office:value-type="float" office:value="0.035720375907355" calcext:value-type="float">
            <text:p>0.035720375907355</text:p>
          </table:table-cell>
          <table:table-cell office:value-type="float" office:value="0.457532412372415" calcext:value-type="float">
            <text:p>0.457532412372415</text:p>
          </table:table-cell>
          <table:table-cell office:value-type="float" office:value="2836.48505232585" calcext:value-type="float">
            <text:p>2836.48505232585</text:p>
          </table:table-cell>
          <table:table-cell office:value-type="float" office:value="47.0602753978668" calcext:value-type="float">
            <text:p>47.0602753978668</text:p>
          </table:table-cell>
          <table:table-cell office:value-type="float" office:value="13.4382872974968" calcext:value-type="float">
            <text:p>13.4382872974968</text:p>
          </table:table-cell>
          <table:table-cell office:value-type="float" office:value="389.710960327002" calcext:value-type="float">
            <text:p>389.710960327002</text:p>
          </table:table-cell>
          <table:table-cell office:value-type="float" office:value="655.498267338769" calcext:value-type="float">
            <text:p>655.498267338769</text:p>
          </table:table-cell>
          <table:table-cell office:value-type="float" office:value="1425.80015963344" calcext:value-type="float">
            <text:p>1425.80015963344</text:p>
          </table:table-cell>
          <table:table-cell office:value-type="float" office:value="237.772132603594" calcext:value-type="float">
            <text:p>237.772132603594</text:p>
          </table:table-cell>
          <table:table-cell office:value-type="float" office:value="9.64075876736973" calcext:value-type="float">
            <text:p>9.64075876736973</text:p>
          </table:table-cell>
          <table:table-cell office:value-type="float" office:value="0.51307692482986" calcext:value-type="float">
            <text:p>0.51307692482986</text:p>
          </table:table-cell>
          <table:table-cell office:value-type="float" office:value="0.140238237277569" calcext:value-type="float">
            <text:p>0.140238237277569</text:p>
          </table:table-cell>
          <table:table-cell office:value-type="float" office:value="0.235882309989321" calcext:value-type="float">
            <text:p>0.235882309989321</text:p>
          </table:table-cell>
          <table:table-cell office:value-type="float" office:value="0.085562758414794" calcext:value-type="float">
            <text:p>0.085562758414794</text:p>
          </table:table-cell>
          <table:table-cell office:value-type="float" office:value="0.51307692482986" calcext:value-type="float">
            <text:p>0.51307692482986</text:p>
          </table:table-cell>
          <table:table-cell office:value-type="float" office:value="2841.88480820344" calcext:value-type="float">
            <text:p>2841.88480820344</text:p>
          </table:table-cell>
          <table:table-cell office:value-type="float" office:value="859.861285289462" calcext:value-type="float">
            <text:p>859.861285289462</text:p>
          </table:table-cell>
          <table:table-cell office:value-type="float" office:value="285.695407023166" calcext:value-type="float">
            <text:p>285.695407023166</text:p>
          </table:table-cell>
          <table:table-cell office:value-type="float" office:value="103.446368163434" calcext:value-type="float">
            <text:p>103.446368163434</text:p>
          </table:table-cell>
          <table:table-cell office:value-type="float" office:value="1479.45169274575" calcext:value-type="float">
            <text:p>1479.45169274575</text:p>
          </table:table-cell>
          <table:table-cell office:value-type="float" office:value="16.5038895361022" calcext:value-type="float">
            <text:p>16.5038895361022</text:p>
          </table:table-cell>
          <table:table-cell office:value-type="float" office:value="0.538970485638835" calcext:value-type="float">
            <text:p>0.538970485638835</text:p>
          </table:table-cell>
          <table:table-cell office:value-type="float" office:value="0.313251089431913" calcext:value-type="float">
            <text:p>0.313251089431913</text:p>
          </table:table-cell>
          <table:table-cell office:value-type="float" office:value="0.104080040614427" calcext:value-type="float">
            <text:p>0.104080040614427</text:p>
          </table:table-cell>
          <table:table-cell office:value-type="float" office:value="0.037685947814317" calcext:value-type="float">
            <text:p>0.037685947814317</text:p>
          </table:table-cell>
          <table:table-cell office:value-type="float" office:value="0.538970485638835" calcext:value-type="float">
            <text:p>0.538970485638835</text:p>
          </table:table-cell>
          <table:table-cell table:number-columns-repeated="13"/>
          <table:table-cell office:value-type="float" office:value="-0.004603543115216" calcext:value-type="float">
            <text:p>-0.004603543115216</text:p>
          </table:table-cell>
          <table:table-cell/>
          <table:table-cell office:value-type="string" calcext:value-type="string">
            <text:p>Wade-Hampton</text:p>
          </table:table-cell>
          <table:table-cell office:value-type="float" office:value="39" calcext:value-type="float">
            <text:p>39</text:p>
          </table:table-cell>
          <table:table-cell office:value-type="float" office:value="3824" calcext:value-type="float">
            <text:p>3824</text:p>
          </table:table-cell>
          <table:table-cell office:value-type="float" office:value="1481" calcext:value-type="float">
            <text:p>1481</text:p>
          </table:table-cell>
          <table:table-cell office:value-type="float" office:value="109" calcext:value-type="float">
            <text:p>109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256" calcext:value-type="float">
            <text:p>256</text:p>
          </table:table-cell>
          <table:table-cell office:value-type="float" office:value="93" calcext:value-type="float">
            <text:p>93</text:p>
          </table:table-cell>
          <table:table-cell office:value-type="float" office:value="1454" calcext:value-type="float">
            <text:p>1454</text:p>
          </table:table-cell>
          <table:table-cell office:value-type="float" office:value="0.314106718513718" calcext:value-type="float">
            <text:p>0.314106718513718</text:p>
          </table:table-cell>
          <table:table-cell office:value-type="float" office:value="116.533592568589" calcext:value-type="float">
            <text:p>116.533592568589</text:p>
          </table:table-cell>
          <table:table-cell office:value-type="float" office:value="2.82696046662346" calcext:value-type="float">
            <text:p>2.82696046662346</text:p>
          </table:table-cell>
          <table:table-cell office:value-type="float" office:value="60.9367033916613" calcext:value-type="float">
            <text:p>60.9367033916613</text:p>
          </table:table-cell>
          <table:table-cell office:value-type="float" office:value="1.25642687405487" calcext:value-type="float">
            <text:p>1.25642687405487</text:p>
          </table:table-cell>
          <table:table-cell office:value-type="float" office:value="5.96802765176064" calcext:value-type="float">
            <text:p>5.96802765176064</text:p>
          </table:table-cell>
          <table:table-cell office:value-type="float" office:value="0.942320155541154" calcext:value-type="float">
            <text:p>0.942320155541154</text:p>
          </table:table-cell>
          <table:table-cell office:value-type="float" office:value="37.0645927846187" calcext:value-type="float">
            <text:p>37.0645927846187</text:p>
          </table:table-cell>
          <table:table-cell office:value-type="float" office:value="6.91034780730179" calcext:value-type="float">
            <text:p>6.91034780730179</text:p>
          </table:table-cell>
          <table:table-cell office:value-type="float" office:value="99.8859364873623" calcext:value-type="float">
            <text:p>99.8859364873623</text:p>
          </table:table-cell>
          <table:table-cell office:value-type="float" office:value="4.71160077770577" calcext:value-type="float">
            <text:p>4.71160077770577</text:p>
          </table:table-cell>
          <table:table-cell office:value-type="float" office:value="49.6288615251674" calcext:value-type="float">
            <text:p>49.6288615251674</text:p>
          </table:table-cell>
          <table:table-cell office:value-type="float" office:value="0.942320155541154" calcext:value-type="float">
            <text:p>0.942320155541154</text:p>
          </table:table-cell>
          <table:table-cell office:value-type="float" office:value="4.39749405919205" calcext:value-type="float">
            <text:p>4.39749405919205</text:p>
          </table:table-cell>
          <table:table-cell office:value-type="float" office:value="2.19874702959603" calcext:value-type="float">
            <text:p>2.19874702959603</text:p>
          </table:table-cell>
          <table:table-cell office:value-type="float" office:value="29.5260315402895" calcext:value-type="float">
            <text:p>29.5260315402895</text:p>
          </table:table-cell>
          <table:table-cell office:value-type="float" office:value="5.65392093324692" calcext:value-type="float">
            <text:p>5.65392093324692</text:p>
          </table:table-cell>
          <table:table-cell office:value-type="float" office:value="105.225750702095" calcext:value-type="float">
            <text:p>105.225750702095</text:p>
          </table:table-cell>
          <table:table-cell office:value-type="float" office:value="2.51285374810974" calcext:value-type="float">
            <text:p>2.51285374810974</text:p>
          </table:table-cell>
          <table:table-cell office:value-type="float" office:value="51.5135018362497" calcext:value-type="float">
            <text:p>51.5135018362497</text:p>
          </table:table-cell>
          <table:table-cell office:value-type="float" office:value="0.942320155541154" calcext:value-type="float">
            <text:p>0.942320155541154</text:p>
          </table:table-cell>
          <table:table-cell office:value-type="float" office:value="6.59624108878808" calcext:value-type="float">
            <text:p>6.59624108878808</text:p>
          </table:table-cell>
          <table:table-cell office:value-type="float" office:value="0.942320155541154" calcext:value-type="float">
            <text:p>0.942320155541154</text:p>
          </table:table-cell>
          <table:table-cell office:value-type="float" office:value="36.4363793475913" calcext:value-type="float">
            <text:p>36.4363793475913</text:p>
          </table:table-cell>
          <table:table-cell office:value-type="float" office:value="5.3398142147332" calcext:value-type="float">
            <text:p>5.3398142147332</text:p>
          </table:table-cell>
          <table:table-cell office:value-type="float" office:value="1802.64527975805" calcext:value-type="float">
            <text:p>1802.64527975805</text:p>
          </table:table-cell>
          <table:table-cell office:value-type="float" office:value="119.051414992439" calcext:value-type="float">
            <text:p>119.051414992439</text:p>
          </table:table-cell>
          <table:table-cell office:value-type="float" office:value="1072.07906675308" calcext:value-type="float">
            <text:p>1072.07906675308</text:p>
          </table:table-cell>
          <table:table-cell office:value-type="float" office:value="11.1410671851372" calcext:value-type="float">
            <text:p>11.1410671851372</text:p>
          </table:table-cell>
          <table:table-cell office:value-type="float" office:value="63.9617627997408" calcext:value-type="float">
            <text:p>63.9617627997408</text:p>
          </table:table-cell>
          <table:table-cell office:value-type="float" office:value="35.0833873406783" calcext:value-type="float">
            <text:p>35.0833873406783</text:p>
          </table:table-cell>
          <table:table-cell office:value-type="float" office:value="359.027003672499" calcext:value-type="float">
            <text:p>359.027003672499</text:p>
          </table:table-cell>
          <table:table-cell office:value-type="float" office:value="110.904082955282" calcext:value-type="float">
            <text:p>110.904082955282</text:p>
          </table:table-cell>
          <table:table-cell table:number-columns-repeated="3"/>
          <table:table-cell office:value-type="float" office:value="3824" calcext:value-type="float">
            <text:p>3824</text:p>
          </table:table-cell>
          <table:table-cell office:value-type="float" office:value="1481" calcext:value-type="float">
            <text:p>148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279" calcext:value-type="float">
            <text:p>279</text:p>
          </table:table-cell>
          <table:table-cell office:value-type="float" office:value="924" calcext:value-type="float">
            <text:p>92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452" calcext:value-type="float">
            <text:p>1452</text:p>
          </table:table-cell>
          <table:table-cell office:value-type="float" office:value="0.312392426850258" calcext:value-type="float">
            <text:p>0.312392426850258</text:p>
          </table:table-cell>
          <table:table-cell office:value-type="float" office:value="111.211703958692" calcext:value-type="float">
            <text:p>111.211703958692</text:p>
          </table:table-cell>
          <table:table-cell office:value-type="float" office:value="0.312392426850258" calcext:value-type="float">
            <text:p>0.312392426850258</text:p>
          </table:table-cell>
          <table:table-cell office:value-type="float" office:value="0.624784853700516" calcext:value-type="float">
            <text:p>0.624784853700516</text:p>
          </table:table-cell>
          <table:table-cell office:value-type="float" office:value="14.3700516351119" calcext:value-type="float">
            <text:p>14.3700516351119</text:p>
          </table:table-cell>
          <table:table-cell office:value-type="float" office:value="20.3055077452668" calcext:value-type="float">
            <text:p>20.3055077452668</text:p>
          </table:table-cell>
          <table:table-cell office:value-type="float" office:value="64.0404475043029" calcext:value-type="float">
            <text:p>64.0404475043029</text:p>
          </table:table-cell>
          <table:table-cell office:value-type="float" office:value="8.74698795180723" calcext:value-type="float">
            <text:p>8.74698795180723</text:p>
          </table:table-cell>
          <table:table-cell office:value-type="float" office:value="0.312392426850258" calcext:value-type="float">
            <text:p>0.312392426850258</text:p>
          </table:table-cell>
          <table:table-cell office:value-type="float" office:value="68.1015490533563" calcext:value-type="float">
            <text:p>68.1015490533563</text:p>
          </table:table-cell>
          <table:table-cell office:value-type="float" office:value="0.624784853700516" calcext:value-type="float">
            <text:p>0.624784853700516</text:p>
          </table:table-cell>
          <table:table-cell office:value-type="float" office:value="0.937177280550774" calcext:value-type="float">
            <text:p>0.937177280550774</text:p>
          </table:table-cell>
          <table:table-cell office:value-type="float" office:value="7.4974182444062" calcext:value-type="float">
            <text:p>7.4974182444062</text:p>
          </table:table-cell>
          <table:table-cell office:value-type="float" office:value="16.8691910499139" calcext:value-type="float">
            <text:p>16.8691910499139</text:p>
          </table:table-cell>
          <table:table-cell office:value-type="float" office:value="36.5499139414802" calcext:value-type="float">
            <text:p>36.5499139414802</text:p>
          </table:table-cell>
          <table:table-cell office:value-type="float" office:value="4.06110154905336" calcext:value-type="float">
            <text:p>4.06110154905336</text:p>
          </table:table-cell>
          <table:table-cell office:value-type="float" office:value="0" calcext:value-type="float">
            <text:p>0</text:p>
          </table:table-cell>
          <table:table-cell office:value-type="float" office:value="104.651462994837" calcext:value-type="float">
            <text:p>104.651462994837</text:p>
          </table:table-cell>
          <table:table-cell office:value-type="float" office:value="0.312392426850258" calcext:value-type="float">
            <text:p>0.312392426850258</text:p>
          </table:table-cell>
          <table:table-cell office:value-type="float" office:value="0.624784853700516" calcext:value-type="float">
            <text:p>0.624784853700516</text:p>
          </table:table-cell>
          <table:table-cell office:value-type="float" office:value="12.1833046471601" calcext:value-type="float">
            <text:p>12.1833046471601</text:p>
          </table:table-cell>
          <table:table-cell office:value-type="float" office:value="21.8674698795181" calcext:value-type="float">
            <text:p>21.8674698795181</text:p>
          </table:table-cell>
          <table:table-cell office:value-type="float" office:value="55.605851979346" calcext:value-type="float">
            <text:p>55.605851979346</text:p>
          </table:table-cell>
          <table:table-cell office:value-type="float" office:value="12.1833046471601" calcext:value-type="float">
            <text:p>12.1833046471601</text:p>
          </table:table-cell>
          <table:table-cell office:value-type="float" office:value="0" calcext:value-type="float">
            <text:p>0</text:p>
          </table:table-cell>
          <table:table-cell office:value-type="float" office:value="1764.96471600689" calcext:value-type="float">
            <text:p>1764.96471600689</text:p>
          </table:table-cell>
          <table:table-cell office:value-type="float" office:value="16.249569707401" calcext:value-type="float">
            <text:p>16.249569707401</text:p>
          </table:table-cell>
          <table:table-cell office:value-type="float" office:value="8.18674698795181" calcext:value-type="float">
            <text:p>8.18674698795181</text:p>
          </table:table-cell>
          <table:table-cell office:value-type="float" office:value="163.050774526678" calcext:value-type="float">
            <text:p>163.050774526678</text:p>
          </table:table-cell>
          <table:table-cell office:value-type="float" office:value="338.042168674699" calcext:value-type="float">
            <text:p>338.042168674699</text:p>
          </table:table-cell>
          <table:table-cell office:value-type="float" office:value="1080.19621342513" calcext:value-type="float">
            <text:p>1080.19621342513</text:p>
          </table:table-cell>
          <table:table-cell office:value-type="float" office:value="121.991394148021" calcext:value-type="float">
            <text:p>121.991394148021</text:p>
          </table:table-cell>
          <table:table-cell office:value-type="float" office:value="2.31239242685026" calcext:value-type="float">
            <text:p>2.31239242685026</text:p>
          </table:table-cell>
          <table:table-cell table:number-columns-repeated="9"/>
          <table:table-cell office:value-type="float" office:value="3824" calcext:value-type="float">
            <text:p>3824</text:p>
          </table:table-cell>
          <table:table-cell office:value-type="float" office:value="1481" calcext:value-type="float">
            <text:p>1481</text:p>
          </table:table-cell>
          <table:table-cell office:value-type="float" office:value="473" calcext:value-type="float">
            <text:p>473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66" calcext:value-type="float">
            <text:p>1466</text:p>
          </table:table-cell>
          <table:table-cell office:value-type="float" office:value="0.316152684925598" calcext:value-type="float">
            <text:p>0.316152684925598</text:p>
          </table:table-cell>
          <table:table-cell office:value-type="float" office:value="112.550355833513" calcext:value-type="float">
            <text:p>112.550355833513</text:p>
          </table:table-cell>
          <table:table-cell office:value-type="float" office:value="41.4160017252534" calcext:value-type="float">
            <text:p>41.4160017252534</text:p>
          </table:table-cell>
          <table:table-cell office:value-type="float" office:value="6.63920638343757" calcext:value-type="float">
            <text:p>6.63920638343757</text:p>
          </table:table-cell>
          <table:table-cell office:value-type="float" office:value="2.52922147940479" calcext:value-type="float">
            <text:p>2.52922147940479</text:p>
          </table:table-cell>
          <table:table-cell office:value-type="float" office:value="58.1720940263101" calcext:value-type="float">
            <text:p>58.1720940263101</text:p>
          </table:table-cell>
          <table:table-cell office:value-type="float" office:value="0.316152684925598" calcext:value-type="float">
            <text:p>0.316152684925598</text:p>
          </table:table-cell>
          <table:table-cell table:number-columns-repeated="2"/>
          <table:table-cell office:value-type="float" office:value="68.9212853137805" calcext:value-type="float">
            <text:p>68.9212853137805</text:p>
          </table:table-cell>
          <table:table-cell office:value-type="float" office:value="19.2853137804615" calcext:value-type="float">
            <text:p>19.2853137804615</text:p>
          </table:table-cell>
          <table:table-cell office:value-type="float" office:value="5.05844295880958" calcext:value-type="float">
            <text:p>5.05844295880958</text:p>
          </table:table-cell>
          <table:table-cell office:value-type="float" office:value="1.58076342462799" calcext:value-type="float">
            <text:p>1.58076342462799</text:p>
          </table:table-cell>
          <table:table-cell office:value-type="float" office:value="41.0998490403278" calcext:value-type="float">
            <text:p>41.0998490403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.911149450076" calcext:value-type="float">
            <text:p>105.911149450076</text:p>
          </table:table-cell>
          <table:table-cell office:value-type="float" office:value="43.6290705197326" calcext:value-type="float">
            <text:p>43.6290705197326</text:p>
          </table:table-cell>
          <table:table-cell office:value-type="float" office:value="9.48458054776795" calcext:value-type="float">
            <text:p>9.48458054776795</text:p>
          </table:table-cell>
          <table:table-cell office:value-type="float" office:value="2.52922147940479" calcext:value-type="float">
            <text:p>2.52922147940479</text:p>
          </table:table-cell>
          <table:table-cell office:value-type="float" office:value="47.1067500539142" calcext:value-type="float">
            <text:p>47.1067500539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68.38279059737" calcext:value-type="float">
            <text:p>1768.38279059737</text:p>
          </table:table-cell>
          <table:table-cell office:value-type="float" office:value="577.330386025448" calcext:value-type="float">
            <text:p>577.330386025448</text:p>
          </table:table-cell>
          <table:table-cell office:value-type="float" office:value="66.1822298900151" calcext:value-type="float">
            <text:p>66.1822298900151</text:p>
          </table:table-cell>
          <table:table-cell office:value-type="float" office:value="39.6392063834376" calcext:value-type="float">
            <text:p>39.6392063834376</text:p>
          </table:table-cell>
          <table:table-cell office:value-type="float" office:value="1060.37869312055" calcext:value-type="float">
            <text:p>1060.37869312055</text:p>
          </table:table-cell>
          <table:table-cell office:value-type="float" office:value="1.3161526849256" calcext:value-type="float">
            <text:p>1.3161526849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2220</text:p>
          </table:table-cell>
          <table:table-cell table:number-columns-repeated="2" office:value-type="string" calcext:value-type="string">
            <text:p>Sitka</text:p>
          </table:table-cell>
          <table:table-cell office:value-type="float" office:value="7218" calcext:value-type="float">
            <text:p>7218</text:p>
          </table:table-cell>
          <table:table-cell office:value-type="float" office:value="4474.52467163649" calcext:value-type="float">
            <text:p>4474.52467163649</text:p>
          </table:table-cell>
          <table:table-cell office:value-type="float" office:value="42.2949519557018" calcext:value-type="float">
            <text:p>42.2949519557018</text:p>
          </table:table-cell>
          <table:table-cell office:value-type="float" office:value="2110.99399961363" calcext:value-type="float">
            <text:p>2110.99399961363</text:p>
          </table:table-cell>
          <table:table-cell office:value-type="float" office:value="20.4432386586384" calcext:value-type="float">
            <text:p>20.4432386586384</text:p>
          </table:table-cell>
          <table:table-cell office:value-type="float" office:value="203.938706045714" calcext:value-type="float">
            <text:p>203.938706045714</text:p>
          </table:table-cell>
          <table:table-cell office:value-type="float" office:value="122.996948392216" calcext:value-type="float">
            <text:p>122.996948392216</text:p>
          </table:table-cell>
          <table:table-cell office:value-type="float" office:value="1811.54440085545" calcext:value-type="float">
            <text:p>1811.54440085545</text:p>
          </table:table-cell>
          <table:table-cell office:value-type="float" office:value="115.703622423268" calcext:value-type="float">
            <text:p>115.703622423268</text:p>
          </table:table-cell>
          <table:table-cell office:value-type="float" office:value="4427.91586794462" calcext:value-type="float">
            <text:p>4427.91586794462</text:p>
          </table:table-cell>
          <table:table-cell office:value-type="float" office:value="0.409118974904178" calcext:value-type="float">
            <text:p>0.409118974904178</text:p>
          </table:table-cell>
          <table:table-cell office:value-type="float" office:value="0.47674663714727" calcext:value-type="float">
            <text:p>0.47674663714727</text:p>
          </table:table-cell>
          <table:table-cell office:value-type="float" office:value="0.046057493441125" calcext:value-type="float">
            <text:p>0.046057493441125</text:p>
          </table:table-cell>
          <table:table-cell office:value-type="float" office:value="0.009551886986357" calcext:value-type="float">
            <text:p>0.009551886986357</text:p>
          </table:table-cell>
          <table:table-cell office:value-type="float" office:value="0.027777616391187" calcext:value-type="float">
            <text:p>0.027777616391187</text:p>
          </table:table-cell>
          <table:table-cell office:value-type="float" office:value="2.47674663714727" calcext:value-type="float">
            <text:p>2.47674663714727</text:p>
          </table:table-cell>
          <table:table-cell office:value-type="float" office:value="4432.54123527312" calcext:value-type="float">
            <text:p>4432.54123527312</text:p>
          </table:table-cell>
          <table:table-cell office:value-type="float" office:value="29.5670972816487" calcext:value-type="float">
            <text:p>29.5670972816487</text:p>
          </table:table-cell>
          <table:table-cell office:value-type="float" office:value="24.7814693864753" calcext:value-type="float">
            <text:p>24.7814693864753</text:p>
          </table:table-cell>
          <table:table-cell office:value-type="float" office:value="739.838880921933" calcext:value-type="float">
            <text:p>739.838880921933</text:p>
          </table:table-cell>
          <table:table-cell office:value-type="float" office:value="927.025586822476" calcext:value-type="float">
            <text:p>927.025586822476</text:p>
          </table:table-cell>
          <table:table-cell office:value-type="float" office:value="2007.01528321412" calcext:value-type="float">
            <text:p>2007.01528321412</text:p>
          </table:table-cell>
          <table:table-cell office:value-type="float" office:value="614.28962599551" calcext:value-type="float">
            <text:p>614.28962599551</text:p>
          </table:table-cell>
          <table:table-cell office:value-type="float" office:value="7.35781503545745" calcext:value-type="float">
            <text:p>7.35781503545745</text:p>
          </table:table-cell>
          <table:table-cell office:value-type="float" office:value="0.46139600176385" calcext:value-type="float">
            <text:p>0.46139600176385</text:p>
          </table:table-cell>
          <table:table-cell office:value-type="float" office:value="0.170082761432765" calcext:value-type="float">
            <text:p>0.170082761432765</text:p>
          </table:table-cell>
          <table:table-cell office:value-type="float" office:value="0.213115417142065" calcext:value-type="float">
            <text:p>0.213115417142065</text:p>
          </table:table-cell>
          <table:table-cell office:value-type="float" office:value="0.141220039393741" calcext:value-type="float">
            <text:p>0.141220039393741</text:p>
          </table:table-cell>
          <table:table-cell office:value-type="float" office:value="0.46139600176385" calcext:value-type="float">
            <text:p>0.46139600176385</text:p>
          </table:table-cell>
          <table:table-cell office:value-type="float" office:value="4431.41878172589" calcext:value-type="float">
            <text:p>4431.41878172589</text:p>
          </table:table-cell>
          <table:table-cell office:value-type="float" office:value="1917.3957018868" calcext:value-type="float">
            <text:p>1917.3957018868</text:p>
          </table:table-cell>
          <table:table-cell office:value-type="float" office:value="383.249179394505" calcext:value-type="float">
            <text:p>383.249179394505</text:p>
          </table:table-cell>
          <table:table-cell office:value-type="float" office:value="116.219939978084" calcext:value-type="float">
            <text:p>116.219939978084</text:p>
          </table:table-cell>
          <table:table-cell office:value-type="float" office:value="1854.86323926458" calcext:value-type="float">
            <text:p>1854.86323926458</text:p>
          </table:table-cell>
          <table:table-cell office:value-type="float" office:value="7.18768385303986" calcext:value-type="float">
            <text:p>7.18768385303986</text:p>
          </table:table-cell>
          <table:table-cell office:value-type="float" office:value="0.433489077624883" calcext:value-type="float">
            <text:p>0.433489077624883</text:p>
          </table:table-cell>
          <table:table-cell office:value-type="float" office:value="0.448103168286612" calcext:value-type="float">
            <text:p>0.448103168286612</text:p>
          </table:table-cell>
          <table:table-cell office:value-type="float" office:value="0.089566890841012" calcext:value-type="float">
            <text:p>0.089566890841012</text:p>
          </table:table-cell>
          <table:table-cell office:value-type="float" office:value="0.027161072318568" calcext:value-type="float">
            <text:p>0.027161072318568</text:p>
          </table:table-cell>
          <table:table-cell office:value-type="float" office:value="2.44810316828661" calcext:value-type="float">
            <text:p>2.44810316828661</text:p>
          </table:table-cell>
          <table:table-cell table:number-columns-repeated="13"/>
          <table:table-cell office:value-type="float" office:value="0.023415763440348" calcext:value-type="float">
            <text:p>0.023415763440348</text:p>
          </table:table-cell>
          <table:table-cell/>
          <table:table-cell office:value-type="string" calcext:value-type="string">
            <text:p>Nome</text:p>
          </table:table-cell>
          <table:table-cell office:value-type="float" office:value="39" calcext:value-type="float">
            <text:p>39</text:p>
          </table:table-cell>
          <table:table-cell office:value-type="float" office:value="6161" calcext:value-type="float">
            <text:p>6161</text:p>
          </table:table-cell>
          <table:table-cell office:value-type="float" office:value="2703" calcext:value-type="float">
            <text:p>2703</text:p>
          </table:table-cell>
          <table:table-cell office:value-type="float" office:value="139" calcext:value-type="float">
            <text:p>139</text:p>
          </table:table-cell>
          <table:table-cell office:value-type="float" office:value="1392" calcext:value-type="float">
            <text:p>1392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51" calcext:value-type="float">
            <text:p>51</text:p>
          </table:table-cell>
          <table:table-cell office:value-type="float" office:value="711" calcext:value-type="float">
            <text:p>711</text:p>
          </table:table-cell>
          <table:table-cell office:value-type="float" office:value="200" calcext:value-type="float">
            <text:p>200</text:p>
          </table:table-cell>
          <table:table-cell office:value-type="float" office:value="2662" calcext:value-type="float">
            <text:p>2662</text:p>
          </table:table-cell>
          <table:table-cell office:value-type="float" office:value="0.575070209548499" calcext:value-type="float">
            <text:p>0.575070209548499</text:p>
          </table:table-cell>
          <table:table-cell office:value-type="float" office:value="213.351047742493" calcext:value-type="float">
            <text:p>213.351047742493</text:p>
          </table:table-cell>
          <table:table-cell office:value-type="float" office:value="5.17563188593649" calcext:value-type="float">
            <text:p>5.17563188593649</text:p>
          </table:table-cell>
          <table:table-cell office:value-type="float" office:value="111.563620652409" calcext:value-type="float">
            <text:p>111.563620652409</text:p>
          </table:table-cell>
          <table:table-cell office:value-type="float" office:value="2.30028083819399" calcext:value-type="float">
            <text:p>2.30028083819399</text:p>
          </table:table-cell>
          <table:table-cell office:value-type="float" office:value="10.9263339814215" calcext:value-type="float">
            <text:p>10.9263339814215</text:p>
          </table:table-cell>
          <table:table-cell office:value-type="float" office:value="1.7252106286455" calcext:value-type="float">
            <text:p>1.7252106286455</text:p>
          </table:table-cell>
          <table:table-cell office:value-type="float" office:value="67.8582847267228" calcext:value-type="float">
            <text:p>67.8582847267228</text:p>
          </table:table-cell>
          <table:table-cell office:value-type="float" office:value="12.651544610067" calcext:value-type="float">
            <text:p>12.651544610067</text:p>
          </table:table-cell>
          <table:table-cell office:value-type="float" office:value="182.872326636423" calcext:value-type="float">
            <text:p>182.872326636423</text:p>
          </table:table-cell>
          <table:table-cell office:value-type="float" office:value="8.62605314322748" calcext:value-type="float">
            <text:p>8.62605314322748</text:p>
          </table:table-cell>
          <table:table-cell office:value-type="float" office:value="90.8610931086628" calcext:value-type="float">
            <text:p>90.8610931086628</text:p>
          </table:table-cell>
          <table:table-cell office:value-type="float" office:value="1.7252106286455" calcext:value-type="float">
            <text:p>1.7252106286455</text:p>
          </table:table-cell>
          <table:table-cell office:value-type="float" office:value="8.05098293367898" calcext:value-type="float">
            <text:p>8.05098293367898</text:p>
          </table:table-cell>
          <table:table-cell office:value-type="float" office:value="4.02549146683949" calcext:value-type="float">
            <text:p>4.02549146683949</text:p>
          </table:table-cell>
          <table:table-cell office:value-type="float" office:value="54.0565996975589" calcext:value-type="float">
            <text:p>54.0565996975589</text:p>
          </table:table-cell>
          <table:table-cell office:value-type="float" office:value="10.351263771873" calcext:value-type="float">
            <text:p>10.351263771873</text:p>
          </table:table-cell>
          <table:table-cell office:value-type="float" office:value="192.648520198747" calcext:value-type="float">
            <text:p>192.648520198747</text:p>
          </table:table-cell>
          <table:table-cell office:value-type="float" office:value="4.60056167638799" calcext:value-type="float">
            <text:p>4.60056167638799</text:p>
          </table:table-cell>
          <table:table-cell office:value-type="float" office:value="94.3115143659538" calcext:value-type="float">
            <text:p>94.3115143659538</text:p>
          </table:table-cell>
          <table:table-cell office:value-type="float" office:value="1.7252106286455" calcext:value-type="float">
            <text:p>1.7252106286455</text:p>
          </table:table-cell>
          <table:table-cell office:value-type="float" office:value="12.0764744005185" calcext:value-type="float">
            <text:p>12.0764744005185</text:p>
          </table:table-cell>
          <table:table-cell office:value-type="float" office:value="1.7252106286455" calcext:value-type="float">
            <text:p>1.7252106286455</text:p>
          </table:table-cell>
          <table:table-cell office:value-type="float" office:value="66.7081443076259" calcext:value-type="float">
            <text:p>66.7081443076259</text:p>
          </table:table-cell>
          <table:table-cell office:value-type="float" office:value="9.77619356232448" calcext:value-type="float">
            <text:p>9.77619356232448</text:p>
          </table:table-cell>
          <table:table-cell office:value-type="float" office:value="3291.87189457766" calcext:value-type="float">
            <text:p>3291.87189457766</text:p>
          </table:table-cell>
          <table:table-cell office:value-type="float" office:value="157.402246705552" calcext:value-type="float">
            <text:p>157.402246705552</text:p>
          </table:table-cell>
          <table:table-cell office:value-type="float" office:value="1688.73622812703" calcext:value-type="float">
            <text:p>1688.73622812703</text:p>
          </table:table-cell>
          <table:table-cell office:value-type="float" office:value="24.750702095485" calcext:value-type="float">
            <text:p>24.750702095485</text:p>
          </table:table-cell>
          <table:table-cell office:value-type="float" office:value="181.053791315619" calcext:value-type="float">
            <text:p>181.053791315619</text:p>
          </table:table-cell>
          <table:table-cell office:value-type="float" office:value="58.4759127241305" calcext:value-type="float">
            <text:p>58.4759127241305</text:p>
          </table:table-cell>
          <table:table-cell office:value-type="float" office:value="899.623028731908" calcext:value-type="float">
            <text:p>899.623028731908</text:p>
          </table:table-cell>
          <table:table-cell office:value-type="float" office:value="232.779001944264" calcext:value-type="float">
            <text:p>232.779001944264</text:p>
          </table:table-cell>
          <table:table-cell table:number-columns-repeated="3"/>
          <table:table-cell office:value-type="float" office:value="6161" calcext:value-type="float">
            <text:p>6161</text:p>
          </table:table-cell>
          <table:table-cell office:value-type="float" office:value="2703" calcext:value-type="float">
            <text:p>270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8" calcext:value-type="float">
            <text:p>228</text:p>
          </table:table-cell>
          <table:table-cell office:value-type="float" office:value="712" calcext:value-type="float">
            <text:p>712</text:p>
          </table:table-cell>
          <table:table-cell office:value-type="float" office:value="1537" calcext:value-type="float">
            <text:p>1537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2675" calcext:value-type="float">
            <text:p>2675</text:p>
          </table:table-cell>
          <table:table-cell office:value-type="float" office:value="0.575516351118761" calcext:value-type="float">
            <text:p>0.575516351118761</text:p>
          </table:table-cell>
          <table:table-cell office:value-type="float" office:value="204.883820998279" calcext:value-type="float">
            <text:p>204.883820998279</text:p>
          </table:table-cell>
          <table:table-cell office:value-type="float" office:value="0.575516351118761" calcext:value-type="float">
            <text:p>0.575516351118761</text:p>
          </table:table-cell>
          <table:table-cell office:value-type="float" office:value="1.15103270223752" calcext:value-type="float">
            <text:p>1.15103270223752</text:p>
          </table:table-cell>
          <table:table-cell office:value-type="float" office:value="26.473752151463" calcext:value-type="float">
            <text:p>26.473752151463</text:p>
          </table:table-cell>
          <table:table-cell office:value-type="float" office:value="37.4085628227194" calcext:value-type="float">
            <text:p>37.4085628227194</text:p>
          </table:table-cell>
          <table:table-cell office:value-type="float" office:value="117.980851979346" calcext:value-type="float">
            <text:p>117.980851979346</text:p>
          </table:table-cell>
          <table:table-cell office:value-type="float" office:value="16.1144578313253" calcext:value-type="float">
            <text:p>16.1144578313253</text:p>
          </table:table-cell>
          <table:table-cell office:value-type="float" office:value="0.575516351118761" calcext:value-type="float">
            <text:p>0.575516351118761</text:p>
          </table:table-cell>
          <table:table-cell office:value-type="float" office:value="125.46256454389" calcext:value-type="float">
            <text:p>125.46256454389</text:p>
          </table:table-cell>
          <table:table-cell office:value-type="float" office:value="1.15103270223752" calcext:value-type="float">
            <text:p>1.15103270223752</text:p>
          </table:table-cell>
          <table:table-cell office:value-type="float" office:value="1.72654905335628" calcext:value-type="float">
            <text:p>1.72654905335628</text:p>
          </table:table-cell>
          <table:table-cell office:value-type="float" office:value="13.8123924268503" calcext:value-type="float">
            <text:p>13.8123924268503</text:p>
          </table:table-cell>
          <table:table-cell office:value-type="float" office:value="31.0778829604131" calcext:value-type="float">
            <text:p>31.0778829604131</text:p>
          </table:table-cell>
          <table:table-cell office:value-type="float" office:value="67.335413080895" calcext:value-type="float">
            <text:p>67.335413080895</text:p>
          </table:table-cell>
          <table:table-cell office:value-type="float" office:value="7.48171256454389" calcext:value-type="float">
            <text:p>7.48171256454389</text:p>
          </table:table-cell>
          <table:table-cell office:value-type="float" office:value="0" calcext:value-type="float">
            <text:p>0</text:p>
          </table:table-cell>
          <table:table-cell office:value-type="float" office:value="192.797977624785" calcext:value-type="float">
            <text:p>192.797977624785</text:p>
          </table:table-cell>
          <table:table-cell office:value-type="float" office:value="0.575516351118761" calcext:value-type="float">
            <text:p>0.575516351118761</text:p>
          </table:table-cell>
          <table:table-cell office:value-type="float" office:value="1.15103270223752" calcext:value-type="float">
            <text:p>1.15103270223752</text:p>
          </table:table-cell>
          <table:table-cell office:value-type="float" office:value="22.4451376936317" calcext:value-type="float">
            <text:p>22.4451376936317</text:p>
          </table:table-cell>
          <table:table-cell office:value-type="float" office:value="40.2861445783133" calcext:value-type="float">
            <text:p>40.2861445783133</text:p>
          </table:table-cell>
          <table:table-cell office:value-type="float" office:value="102.441910499139" calcext:value-type="float">
            <text:p>102.441910499139</text:p>
          </table:table-cell>
          <table:table-cell office:value-type="float" office:value="22.4451376936317" calcext:value-type="float">
            <text:p>22.4451376936317</text:p>
          </table:table-cell>
          <table:table-cell office:value-type="float" office:value="0" calcext:value-type="float">
            <text:p>0</text:p>
          </table:table-cell>
          <table:table-cell office:value-type="float" office:value="3226.14436316695" calcext:value-type="float">
            <text:p>3226.14436316695</text:p>
          </table:table-cell>
          <table:table-cell office:value-type="float" office:value="17.302065404475" calcext:value-type="float">
            <text:p>17.302065404475</text:p>
          </table:table-cell>
          <table:table-cell office:value-type="float" office:value="17.0286144578313" calcext:value-type="float">
            <text:p>17.0286144578313</text:p>
          </table:table-cell>
          <table:table-cell office:value-type="float" office:value="290.731282271945" calcext:value-type="float">
            <text:p>290.731282271945</text:p>
          </table:table-cell>
          <table:table-cell office:value-type="float" office:value="820.772590361446" calcext:value-type="float">
            <text:p>820.772590361446</text:p>
          </table:table-cell>
          <table:table-cell office:value-type="float" office:value="1824.75817555938" calcext:value-type="float">
            <text:p>1824.75817555938</text:p>
          </table:table-cell>
          <table:table-cell office:value-type="float" office:value="208.041308089501" calcext:value-type="float">
            <text:p>208.041308089501</text:p>
          </table:table-cell>
          <table:table-cell office:value-type="float" office:value="8.57551635111876" calcext:value-type="float">
            <text:p>8.57551635111876</text:p>
          </table:table-cell>
          <table:table-cell table:number-columns-repeated="9"/>
          <table:table-cell office:value-type="float" office:value="6161" calcext:value-type="float">
            <text:p>6161</text:p>
          </table:table-cell>
          <table:table-cell office:value-type="float" office:value="2703" calcext:value-type="float">
            <text:p>2703</text:p>
          </table:table-cell>
          <table:table-cell office:value-type="float" office:value="935" calcext:value-type="float">
            <text:p>935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1515" calcext:value-type="float">
            <text:p>15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658" calcext:value-type="float">
            <text:p>2658</text:p>
          </table:table-cell>
          <table:table-cell office:value-type="float" office:value="0.573215441017899" calcext:value-type="float">
            <text:p>0.573215441017899</text:p>
          </table:table-cell>
          <table:table-cell office:value-type="float" office:value="204.064697002372" calcext:value-type="float">
            <text:p>204.064697002372</text:p>
          </table:table-cell>
          <table:table-cell office:value-type="float" office:value="75.0912227733448" calcext:value-type="float">
            <text:p>75.0912227733448</text:p>
          </table:table-cell>
          <table:table-cell office:value-type="float" office:value="12.0375242613759" calcext:value-type="float">
            <text:p>12.0375242613759</text:p>
          </table:table-cell>
          <table:table-cell office:value-type="float" office:value="4.5857235281432" calcext:value-type="float">
            <text:p>4.5857235281432</text:p>
          </table:table-cell>
          <table:table-cell office:value-type="float" office:value="105.471641147294" calcext:value-type="float">
            <text:p>105.471641147294</text:p>
          </table:table-cell>
          <table:table-cell office:value-type="float" office:value="0.573215441017899" calcext:value-type="float">
            <text:p>0.573215441017899</text:p>
          </table:table-cell>
          <table:table-cell table:number-columns-repeated="2"/>
          <table:table-cell office:value-type="float" office:value="124.960966141902" calcext:value-type="float">
            <text:p>124.960966141902</text:p>
          </table:table-cell>
          <table:table-cell office:value-type="float" office:value="34.9661419020919" calcext:value-type="float">
            <text:p>34.9661419020919</text:p>
          </table:table-cell>
          <table:table-cell office:value-type="float" office:value="9.17144705628639" calcext:value-type="float">
            <text:p>9.17144705628639</text:p>
          </table:table-cell>
          <table:table-cell office:value-type="float" office:value="2.8660772050895" calcext:value-type="float">
            <text:p>2.8660772050895</text:p>
          </table:table-cell>
          <table:table-cell office:value-type="float" office:value="74.5180073323269" calcext:value-type="float">
            <text:p>74.5180073323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2.027172740996" calcext:value-type="float">
            <text:p>192.027172740996</text:p>
          </table:table-cell>
          <table:table-cell office:value-type="float" office:value="79.1037308604701" calcext:value-type="float">
            <text:p>79.1037308604701</text:p>
          </table:table-cell>
          <table:table-cell office:value-type="float" office:value="17.196463230537" calcext:value-type="float">
            <text:p>17.196463230537</text:p>
          </table:table-cell>
          <table:table-cell office:value-type="float" office:value="4.5857235281432" calcext:value-type="float">
            <text:p>4.5857235281432</text:p>
          </table:table-cell>
          <table:table-cell office:value-type="float" office:value="85.409100711667" calcext:value-type="float">
            <text:p>85.4091007116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24.05283588527" calcext:value-type="float">
            <text:p>3224.05283588527</text:p>
          </table:table-cell>
          <table:table-cell office:value-type="float" office:value="1124.16109553591" calcext:value-type="float">
            <text:p>1124.16109553591</text:p>
          </table:table-cell>
          <table:table-cell office:value-type="float" office:value="167.405434548199" calcext:value-type="float">
            <text:p>167.405434548199</text:p>
          </table:table-cell>
          <table:table-cell office:value-type="float" office:value="80.0375242613759" calcext:value-type="float">
            <text:p>80.0375242613759</text:p>
          </table:table-cell>
          <table:table-cell office:value-type="float" office:value="1780.39874919129" calcext:value-type="float">
            <text:p>1780.39874919129</text:p>
          </table:table-cell>
          <table:table-cell office:value-type="float" office:value="11.5732154410179" calcext:value-type="float">
            <text:p>11.57321544101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2195</text:p>
          </table:table-cell>
          <table:table-cell table:number-columns-repeated="2" office:value-type="string" calcext:value-type="string">
            <text:p>Petersburg</text:p>
          </table:table-cell>
          <table:table-cell office:value-type="float" office:value="2741" calcext:value-type="float">
            <text:p>2741</text:p>
          </table:table-cell>
          <table:table-cell office:value-type="float" office:value="1728.17713880014" calcext:value-type="float">
            <text:p>1728.17713880014</text:p>
          </table:table-cell>
          <table:table-cell office:value-type="float" office:value="12.0573544995148" calcext:value-type="float">
            <text:p>12.0573544995148</text:p>
          </table:table-cell>
          <table:table-cell office:value-type="float" office:value="569.639405964774" calcext:value-type="float">
            <text:p>569.639405964774</text:p>
          </table:table-cell>
          <table:table-cell office:value-type="float" office:value="7.98058701864498" calcext:value-type="float">
            <text:p>7.98058701864498</text:p>
          </table:table-cell>
          <table:table-cell office:value-type="float" office:value="91.6282635512443" calcext:value-type="float">
            <text:p>91.6282635512443</text:p>
          </table:table-cell>
          <table:table-cell office:value-type="float" office:value="58.5393482367627" calcext:value-type="float">
            <text:p>58.5393482367627</text:p>
          </table:table-cell>
          <table:table-cell office:value-type="float" office:value="915.36593359275" calcext:value-type="float">
            <text:p>915.36593359275</text:p>
          </table:table-cell>
          <table:table-cell office:value-type="float" office:value="50.7965618753929" calcext:value-type="float">
            <text:p>50.7965618753929</text:p>
          </table:table-cell>
          <table:table-cell office:value-type="float" office:value="1706.00745473908" calcext:value-type="float">
            <text:p>1706.00745473908</text:p>
          </table:table-cell>
          <table:table-cell office:value-type="float" office:value="0.53655447463021" calcext:value-type="float">
            <text:p>0.53655447463021</text:p>
          </table:table-cell>
          <table:table-cell office:value-type="float" office:value="0.333902061437296" calcext:value-type="float">
            <text:p>0.333902061437296</text:p>
          </table:table-cell>
          <table:table-cell office:value-type="float" office:value="0.053709181221168" calcext:value-type="float">
            <text:p>0.053709181221168</text:p>
          </table:table-cell>
          <table:table-cell office:value-type="float" office:value="0.007067586056568" calcext:value-type="float">
            <text:p>0.007067586056568</text:p>
          </table:table-cell>
          <table:table-cell office:value-type="float" office:value="0.034313653245856" calcext:value-type="float">
            <text:p>0.034313653245856</text:p>
          </table:table-cell>
          <table:table-cell office:value-type="float" office:value="0.53655447463021" calcext:value-type="float">
            <text:p>0.53655447463021</text:p>
          </table:table-cell>
          <table:table-cell office:value-type="float" office:value="1707.81203141735" calcext:value-type="float">
            <text:p>1707.81203141735</text:p>
          </table:table-cell>
          <table:table-cell office:value-type="float" office:value="11.1911921088008" calcext:value-type="float">
            <text:p>11.1911921088008</text:p>
          </table:table-cell>
          <table:table-cell office:value-type="float" office:value="12.1576064727227" calcext:value-type="float">
            <text:p>12.1576064727227</text:p>
          </table:table-cell>
          <table:table-cell office:value-type="float" office:value="226.45791801036" calcext:value-type="float">
            <text:p>226.45791801036</text:p>
          </table:table-cell>
          <table:table-cell office:value-type="float" office:value="340.342070734925" calcext:value-type="float">
            <text:p>340.342070734925</text:p>
          </table:table-cell>
          <table:table-cell office:value-type="float" office:value="863.365337021345" calcext:value-type="float">
            <text:p>863.365337021345</text:p>
          </table:table-cell>
          <table:table-cell office:value-type="float" office:value="207.28573706463" calcext:value-type="float">
            <text:p>207.28573706463</text:p>
          </table:table-cell>
          <table:table-cell office:value-type="float" office:value="4.06518678428842" calcext:value-type="float">
            <text:p>4.06518678428842</text:p>
          </table:table-cell>
          <table:table-cell office:value-type="float" office:value="0.518579771949869" calcext:value-type="float">
            <text:p>0.518579771949869</text:p>
          </table:table-cell>
          <table:table-cell office:value-type="float" office:value="0.136021786423829" calcext:value-type="float">
            <text:p>0.136021786423829</text:p>
          </table:table-cell>
          <table:table-cell office:value-type="float" office:value="0.204426221274506" calcext:value-type="float">
            <text:p>0.204426221274506</text:p>
          </table:table-cell>
          <table:table-cell office:value-type="float" office:value="0.124506029656341" calcext:value-type="float">
            <text:p>0.124506029656341</text:p>
          </table:table-cell>
          <table:table-cell office:value-type="float" office:value="0.518579771949869" calcext:value-type="float">
            <text:p>0.518579771949869</text:p>
          </table:table-cell>
          <table:table-cell office:value-type="float" office:value="1700.590826686" calcext:value-type="float">
            <text:p>1700.590826686</text:p>
          </table:table-cell>
          <table:table-cell office:value-type="float" office:value="548.450688258542" calcext:value-type="float">
            <text:p>548.450688258542</text:p>
          </table:table-cell>
          <table:table-cell office:value-type="float" office:value="191.293615142772" calcext:value-type="float">
            <text:p>191.293615142772</text:p>
          </table:table-cell>
          <table:table-cell office:value-type="float" office:value="70.6736547397516" calcext:value-type="float">
            <text:p>70.6736547397516</text:p>
          </table:table-cell>
          <table:table-cell office:value-type="float" office:value="807.923336854624" calcext:value-type="float">
            <text:p>807.923336854624</text:p>
          </table:table-cell>
          <table:table-cell office:value-type="float" office:value="8.20511700002561" calcext:value-type="float">
            <text:p>8.20511700002561</text:p>
          </table:table-cell>
          <table:table-cell office:value-type="float" office:value="0.49671090286525" calcext:value-type="float">
            <text:p>0.49671090286525</text:p>
          </table:table-cell>
          <table:table-cell office:value-type="float" office:value="0.337187235613899" calcext:value-type="float">
            <text:p>0.337187235613899</text:p>
          </table:table-cell>
          <table:table-cell office:value-type="float" office:value="0.117607228254902" calcext:value-type="float">
            <text:p>0.117607228254902</text:p>
          </table:table-cell>
          <table:table-cell office:value-type="float" office:value="0.043450131037477" calcext:value-type="float">
            <text:p>0.043450131037477</text:p>
          </table:table-cell>
          <table:table-cell office:value-type="float" office:value="0.49671090286525" calcext:value-type="float">
            <text:p>0.49671090286525</text:p>
          </table:table-cell>
          <table:table-cell table:number-columns-repeated="13"/>
          <table:table-cell office:value-type="float" office:value="0.031118256941793" calcext:value-type="float">
            <text:p>0.031118256941793</text:p>
          </table:table-cell>
          <table:table-cell/>
          <table:table-cell office:value-type="string" calcext:value-type="string">
            <text:p>NW Arctic</text:p>
          </table:table-cell>
          <table:table-cell office:value-type="float" office:value="40" calcext:value-type="float">
            <text:p>40</text:p>
          </table:table-cell>
          <table:table-cell office:value-type="float" office:value="4455" calcext:value-type="float">
            <text:p>4455</text:p>
          </table:table-cell>
          <table:table-cell office:value-type="float" office:value="1749" calcext:value-type="float">
            <text:p>1749</text:p>
          </table:table-cell>
          <table:table-cell office:value-type="float" office:value="117" calcext:value-type="float">
            <text:p>117</text:p>
          </table:table-cell>
          <table:table-cell office:value-type="float" office:value="920" calcext:value-type="float">
            <text:p>920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422" calcext:value-type="float">
            <text:p>422</text:p>
          </table:table-cell>
          <table:table-cell office:value-type="float" office:value="115" calcext:value-type="float">
            <text:p>115</text:p>
          </table:table-cell>
          <table:table-cell office:value-type="float" office:value="1720" calcext:value-type="float">
            <text:p>1720</text:p>
          </table:table-cell>
          <table:table-cell office:value-type="float" office:value="0.466124661246613" calcext:value-type="float">
            <text:p>0.466124661246613</text:p>
          </table:table-cell>
          <table:table-cell office:value-type="float" office:value="248.910569105691" calcext:value-type="float">
            <text:p>248.910569105691</text:p>
          </table:table-cell>
          <table:table-cell office:value-type="float" office:value="4.66124661246612" calcext:value-type="float">
            <text:p>4.66124661246612</text:p>
          </table:table-cell>
          <table:table-cell office:value-type="float" office:value="133.777777777778" calcext:value-type="float">
            <text:p>133.777777777778</text:p>
          </table:table-cell>
          <table:table-cell office:value-type="float" office:value="1.86449864498645" calcext:value-type="float">
            <text:p>1.86449864498645</text:p>
          </table:table-cell>
          <table:table-cell office:value-type="float" office:value="9.78861788617886" calcext:value-type="float">
            <text:p>9.78861788617886</text:p>
          </table:table-cell>
          <table:table-cell office:value-type="float" office:value="1.86449864498645" calcext:value-type="float">
            <text:p>1.86449864498645</text:p>
          </table:table-cell>
          <table:table-cell office:value-type="float" office:value="84.8346883468835" calcext:value-type="float">
            <text:p>84.8346883468835</text:p>
          </table:table-cell>
          <table:table-cell office:value-type="float" office:value="10.2547425474255" calcext:value-type="float">
            <text:p>10.2547425474255</text:p>
          </table:table-cell>
          <table:table-cell office:value-type="float" office:value="157.550135501355" calcext:value-type="float">
            <text:p>157.550135501355</text:p>
          </table:table-cell>
          <table:table-cell office:value-type="float" office:value="11.1869918699187" calcext:value-type="float">
            <text:p>11.1869918699187</text:p>
          </table:table-cell>
          <table:table-cell office:value-type="float" office:value="68.520325203252" calcext:value-type="float">
            <text:p>68.520325203252</text:p>
          </table:table-cell>
          <table:table-cell office:value-type="float" office:value="1.86449864498645" calcext:value-type="float">
            <text:p>1.86449864498645</text:p>
          </table:table-cell>
          <table:table-cell office:value-type="float" office:value="6.52574525745257" calcext:value-type="float">
            <text:p>6.52574525745257</text:p>
          </table:table-cell>
          <table:table-cell office:value-type="float" office:value="2.79674796747967" calcext:value-type="float">
            <text:p>2.79674796747967</text:p>
          </table:table-cell>
          <table:table-cell office:value-type="float" office:value="53.1382113821138" calcext:value-type="float">
            <text:p>53.1382113821138</text:p>
          </table:table-cell>
          <table:table-cell office:value-type="float" office:value="9.78861788617886" calcext:value-type="float">
            <text:p>9.78861788617886</text:p>
          </table:table-cell>
          <table:table-cell office:value-type="float" office:value="27.9674796747967" calcext:value-type="float">
            <text:p>27.9674796747967</text:p>
          </table:table-cell>
          <table:table-cell office:value-type="float" office:value="0.932249322493225" calcext:value-type="float">
            <text:p>0.932249322493225</text:p>
          </table:table-cell>
          <table:table-cell office:value-type="float" office:value="12.1192411924119" calcext:value-type="float">
            <text:p>12.119241192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2249322493225" calcext:value-type="float">
            <text:p>0.932249322493225</text:p>
          </table:table-cell>
          <table:table-cell office:value-type="float" office:value="12.1192411924119" calcext:value-type="float">
            <text:p>12.1192411924119</text:p>
          </table:table-cell>
          <table:table-cell office:value-type="float" office:value="0.932249322493225" calcext:value-type="float">
            <text:p>0.932249322493225</text:p>
          </table:table-cell>
          <table:table-cell office:value-type="float" office:value="2183.42818428184" calcext:value-type="float">
            <text:p>2183.42818428184</text:p>
          </table:table-cell>
          <table:table-cell office:value-type="float" office:value="133.780487804878" calcext:value-type="float">
            <text:p>133.780487804878</text:p>
          </table:table-cell>
          <table:table-cell office:value-type="float" office:value="1134.41734417344" calcext:value-type="float">
            <text:p>1134.41734417344</text:p>
          </table:table-cell>
          <table:table-cell office:value-type="float" office:value="21.7289972899729" calcext:value-type="float">
            <text:p>21.7289972899729</text:p>
          </table:table-cell>
          <table:table-cell office:value-type="float" office:value="109.246612466125" calcext:value-type="float">
            <text:p>109.246612466125</text:p>
          </table:table-cell>
          <table:table-cell office:value-type="float" office:value="41.5934959349594" calcext:value-type="float">
            <text:p>41.5934959349594</text:p>
          </table:table-cell>
          <table:table-cell office:value-type="float" office:value="572.092140921409" calcext:value-type="float">
            <text:p>572.092140921409</text:p>
          </table:table-cell>
          <table:table-cell office:value-type="float" office:value="135.975609756098" calcext:value-type="float">
            <text:p>135.975609756098</text:p>
          </table:table-cell>
          <table:table-cell table:number-columns-repeated="3"/>
          <table:table-cell office:value-type="float" office:value="4455" calcext:value-type="float">
            <text:p>4455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423" calcext:value-type="float">
            <text:p>423</text:p>
          </table:table-cell>
          <table:table-cell office:value-type="float" office:value="987" calcext:value-type="float">
            <text:p>987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734" calcext:value-type="float">
            <text:p>1734</text:p>
          </table:table-cell>
          <table:table-cell office:value-type="float" office:value="0.467889908256881" calcext:value-type="float">
            <text:p>0.467889908256881</text:p>
          </table:table-cell>
          <table:table-cell office:value-type="float" office:value="241.43119266055" calcext:value-type="float">
            <text:p>241.43119266055</text:p>
          </table:table-cell>
          <table:table-cell office:value-type="float" office:value="2.3394495412844" calcext:value-type="float">
            <text:p>2.3394495412844</text:p>
          </table:table-cell>
          <table:table-cell office:value-type="float" office:value="0.467889908256881" calcext:value-type="float">
            <text:p>0.467889908256881</text:p>
          </table:table-cell>
          <table:table-cell office:value-type="float" office:value="44.4495412844037" calcext:value-type="float">
            <text:p>44.4495412844037</text:p>
          </table:table-cell>
          <table:table-cell office:value-type="float" office:value="38.3669724770642" calcext:value-type="float">
            <text:p>38.3669724770642</text:p>
          </table:table-cell>
          <table:table-cell office:value-type="float" office:value="124.45871559633" calcext:value-type="float">
            <text:p>124.45871559633</text:p>
          </table:table-cell>
          <table:table-cell office:value-type="float" office:value="25.7339449541284" calcext:value-type="float">
            <text:p>25.7339449541284</text:p>
          </table:table-cell>
          <table:table-cell office:value-type="float" office:value="1.40366972477064" calcext:value-type="float">
            <text:p>1.40366972477064</text:p>
          </table:table-cell>
          <table:table-cell office:value-type="float" office:value="115.100917431193" calcext:value-type="float">
            <text:p>115.100917431193</text:p>
          </table:table-cell>
          <table:table-cell office:value-type="float" office:value="1.40366972477064" calcext:value-type="float">
            <text:p>1.40366972477064</text:p>
          </table:table-cell>
          <table:table-cell office:value-type="float" office:value="0" calcext:value-type="float">
            <text:p>0</text:p>
          </table:table-cell>
          <table:table-cell office:value-type="float" office:value="10.2935779816514" calcext:value-type="float">
            <text:p>10.2935779816514</text:p>
          </table:table-cell>
          <table:table-cell office:value-type="float" office:value="29.9449541284404" calcext:value-type="float">
            <text:p>29.9449541284404</text:p>
          </table:table-cell>
          <table:table-cell office:value-type="float" office:value="65.0366972477064" calcext:value-type="float">
            <text:p>65.0366972477064</text:p>
          </table:table-cell>
          <table:table-cell office:value-type="float" office:value="5.14678899082569" calcext:value-type="float">
            <text:p>5.14678899082569</text:p>
          </table:table-cell>
          <table:table-cell office:value-type="float" office:value="0.467889908256881" calcext:value-type="float">
            <text:p>0.467889908256881</text:p>
          </table:table-cell>
          <table:table-cell office:value-type="float" office:value="28.0733944954128" calcext:value-type="float">
            <text:p>28.0733944954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7889908256881" calcext:value-type="float">
            <text:p>0.467889908256881</text:p>
          </table:table-cell>
          <table:table-cell office:value-type="float" office:value="4.67889908256881" calcext:value-type="float">
            <text:p>4.67889908256881</text:p>
          </table:table-cell>
          <table:table-cell office:value-type="float" office:value="20.1192660550459" calcext:value-type="float">
            <text:p>20.1192660550459</text:p>
          </table:table-cell>
          <table:table-cell office:value-type="float" office:value="2.3394495412844" calcext:value-type="float">
            <text:p>2.3394495412844</text:p>
          </table:table-cell>
          <table:table-cell office:value-type="float" office:value="0" calcext:value-type="float">
            <text:p>0</text:p>
          </table:table-cell>
          <table:table-cell office:value-type="float" office:value="2133.60550458716" calcext:value-type="float">
            <text:p>2133.60550458716</text:p>
          </table:table-cell>
          <table:table-cell office:value-type="float" office:value="23.743119266055" calcext:value-type="float">
            <text:p>23.743119266055</text:p>
          </table:table-cell>
          <table:table-cell office:value-type="float" office:value="8.46788990825688" calcext:value-type="float">
            <text:p>8.46788990825688</text:p>
          </table:table-cell>
          <table:table-cell office:value-type="float" office:value="227.211009174312" calcext:value-type="float">
            <text:p>227.211009174312</text:p>
          </table:table-cell>
          <table:table-cell office:value-type="float" office:value="495.990825688073" calcext:value-type="float">
            <text:p>495.990825688073</text:p>
          </table:table-cell>
          <table:table-cell office:value-type="float" office:value="1196.61467889908" calcext:value-type="float">
            <text:p>1196.61467889908</text:p>
          </table:table-cell>
          <table:table-cell office:value-type="float" office:value="154.220183486239" calcext:value-type="float">
            <text:p>154.220183486239</text:p>
          </table:table-cell>
          <table:table-cell office:value-type="float" office:value="4.87155963302752" calcext:value-type="float">
            <text:p>4.87155963302752</text:p>
          </table:table-cell>
          <table:table-cell table:number-columns-repeated="9"/>
          <table:table-cell office:value-type="float" office:value="4455" calcext:value-type="float">
            <text:p>4455</text:p>
          </table:table-cell>
          <table:table-cell office:value-type="float" office:value="1749" calcext:value-type="float">
            <text:p>1749</text:p>
          </table:table-cell>
          <table:table-cell office:value-type="float" office:value="568" calcext:value-type="float">
            <text:p>56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032" calcext:value-type="float">
            <text:p>10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0.469088937093275" calcext:value-type="float">
            <text:p>0.469088937093275</text:p>
          </table:table-cell>
          <table:table-cell office:value-type="float" office:value="242.04989154013" calcext:value-type="float">
            <text:p>242.04989154013</text:p>
          </table:table-cell>
          <table:table-cell office:value-type="float" office:value="99.4468546637744" calcext:value-type="float">
            <text:p>99.4468546637744</text:p>
          </table:table-cell>
          <table:table-cell office:value-type="float" office:value="11.7272234273319" calcext:value-type="float">
            <text:p>11.7272234273319</text:p>
          </table:table-cell>
          <table:table-cell office:value-type="float" office:value="5.15997830802603" calcext:value-type="float">
            <text:p>5.15997830802603</text:p>
          </table:table-cell>
          <table:table-cell office:value-type="float" office:value="120.555856832972" calcext:value-type="float">
            <text:p>120.555856832972</text:p>
          </table:table-cell>
          <table:table-cell office:value-type="float" office:value="1.40726681127983" calcext:value-type="float">
            <text:p>1.40726681127983</text:p>
          </table:table-cell>
          <table:table-cell table:number-columns-repeated="2"/>
          <table:table-cell office:value-type="float" office:value="115.395878524946" calcext:value-type="float">
            <text:p>115.395878524946</text:p>
          </table:table-cell>
          <table:table-cell office:value-type="float" office:value="28.1453362255965" calcext:value-type="float">
            <text:p>28.1453362255965</text:p>
          </table:table-cell>
          <table:table-cell office:value-type="float" office:value="9.38177874186551" calcext:value-type="float">
            <text:p>9.38177874186551</text:p>
          </table:table-cell>
          <table:table-cell office:value-type="float" office:value="1.8763557483731" calcext:value-type="float">
            <text:p>1.8763557483731</text:p>
          </table:table-cell>
          <table:table-cell office:value-type="float" office:value="71.3015184381779" calcext:value-type="float">
            <text:p>71.3015184381779</text:p>
          </table:table-cell>
          <table:table-cell office:value-type="float" office:value="0.938177874186551" calcext:value-type="float">
            <text:p>0.938177874186551</text:p>
          </table:table-cell>
          <table:table-cell table:number-columns-repeated="2"/>
          <table:table-cell office:value-type="float" office:value="28.1453362255965" calcext:value-type="float">
            <text:p>28.1453362255965</text:p>
          </table:table-cell>
          <table:table-cell office:value-type="float" office:value="8.44360086767896" calcext:value-type="float">
            <text:p>8.44360086767896</text:p>
          </table:table-cell>
          <table:table-cell office:value-type="float" office:value="1.40726681127983" calcext:value-type="float">
            <text:p>1.40726681127983</text:p>
          </table:table-cell>
          <table:table-cell office:value-type="float" office:value="0" calcext:value-type="float">
            <text:p>0</text:p>
          </table:table-cell>
          <table:table-cell office:value-type="float" office:value="18.2944685466377" calcext:value-type="float">
            <text:p>18.29446854663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34.59110629067" calcext:value-type="float">
            <text:p>2134.59110629067</text:p>
          </table:table-cell>
          <table:table-cell office:value-type="float" office:value="704.03579175705" calcext:value-type="float">
            <text:p>704.03579175705</text:p>
          </table:table-cell>
          <table:table-cell office:value-type="float" office:value="118.516268980477" calcext:value-type="float">
            <text:p>118.516268980477</text:p>
          </table:table-cell>
          <table:table-cell office:value-type="float" office:value="39.0363340563991" calcext:value-type="float">
            <text:p>39.0363340563991</text:p>
          </table:table-cell>
          <table:table-cell office:value-type="float" office:value="1242.15184381779" calcext:value-type="float">
            <text:p>1242.15184381779</text:p>
          </table:table-cell>
          <table:table-cell office:value-type="float" office:value="4.34544468546638" calcext:value-type="float">
            <text:p>4.345444685466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2275</text:p>
          </table:table-cell>
          <table:table-cell table:number-columns-repeated="2" office:value-type="string" calcext:value-type="string">
            <text:p>Wrangell</text:p>
          </table:table-cell>
          <table:table-cell office:value-type="float" office:value="1731" calcext:value-type="float">
            <text:p>1731</text:p>
          </table:table-cell>
          <table:table-cell office:value-type="float" office:value="1132.36942903168" calcext:value-type="float">
            <text:p>1132.36942903168</text:p>
          </table:table-cell>
          <table:table-cell office:value-type="float" office:value="8.61702931089646" calcext:value-type="float">
            <text:p>8.61702931089646</text:p>
          </table:table-cell>
          <table:table-cell office:value-type="float" office:value="270.992897451187" calcext:value-type="float">
            <text:p>270.992897451187</text:p>
          </table:table-cell>
          <table:table-cell office:value-type="float" office:value="4.03792421417063" calcext:value-type="float">
            <text:p>4.03792421417063</text:p>
          </table:table-cell>
          <table:table-cell office:value-type="float" office:value="50.0594936934737" calcext:value-type="float">
            <text:p>50.0594936934737</text:p>
          </table:table-cell>
          <table:table-cell office:value-type="float" office:value="19.4219277543124" calcext:value-type="float">
            <text:p>19.4219277543124</text:p>
          </table:table-cell>
          <table:table-cell office:value-type="float" office:value="751.941310994876" calcext:value-type="float">
            <text:p>751.941310994876</text:p>
          </table:table-cell>
          <table:table-cell office:value-type="float" office:value="19.081913448813" calcext:value-type="float">
            <text:p>19.081913448813</text:p>
          </table:table-cell>
          <table:table-cell office:value-type="float" office:value="1124.15249686773" calcext:value-type="float">
            <text:p>1124.15249686773</text:p>
          </table:table-cell>
          <table:table-cell office:value-type="float" office:value="0.66889618009126" calcext:value-type="float">
            <text:p>0.66889618009126</text:p>
          </table:table-cell>
          <table:table-cell office:value-type="float" office:value="0.241064177864005" calcext:value-type="float">
            <text:p>0.241064177864005</text:p>
          </table:table-cell>
          <table:table-cell office:value-type="float" office:value="0.044530874443598" calcext:value-type="float">
            <text:p>0.044530874443598</text:p>
          </table:table-cell>
          <table:table-cell office:value-type="float" office:value="0.007665356199365" calcext:value-type="float">
            <text:p>0.007665356199365</text:p>
          </table:table-cell>
          <table:table-cell office:value-type="float" office:value="0.017276951132901" calcext:value-type="float">
            <text:p>0.017276951132901</text:p>
          </table:table-cell>
          <table:table-cell office:value-type="float" office:value="0.66889618009126" calcext:value-type="float">
            <text:p>0.66889618009126</text:p>
          </table:table-cell>
          <table:table-cell office:value-type="float" office:value="1119.43187150334" calcext:value-type="float">
            <text:p>1119.43187150334</text:p>
          </table:table-cell>
          <table:table-cell office:value-type="float" office:value="8.51775800947155" calcext:value-type="float">
            <text:p>8.51775800947155</text:p>
          </table:table-cell>
          <table:table-cell office:value-type="float" office:value="5.16269836500597" calcext:value-type="float">
            <text:p>5.16269836500597</text:p>
          </table:table-cell>
          <table:table-cell office:value-type="float" office:value="94.4515631713074" calcext:value-type="float">
            <text:p>94.4515631713074</text:p>
          </table:table-cell>
          <table:table-cell office:value-type="float" office:value="266.152515280343" calcext:value-type="float">
            <text:p>266.152515280343</text:p>
          </table:table-cell>
          <table:table-cell office:value-type="float" office:value="629.373903178032" calcext:value-type="float">
            <text:p>629.373903178032</text:p>
          </table:table-cell>
          <table:table-cell office:value-type="float" office:value="88.9880945576056" calcext:value-type="float">
            <text:p>88.9880945576056</text:p>
          </table:table-cell>
          <table:table-cell office:value-type="float" office:value="1.27261560643515" calcext:value-type="float">
            <text:p>1.27261560643515</text:p>
          </table:table-cell>
          <table:table-cell office:value-type="float" office:value="0.57533859264822" calcext:value-type="float">
            <text:p>0.57533859264822</text:p>
          </table:table-cell>
          <table:table-cell office:value-type="float" office:value="0.086342362074445" calcext:value-type="float">
            <text:p>0.086342362074445</text:p>
          </table:table-cell>
          <table:table-cell office:value-type="float" office:value="0.243301815976092" calcext:value-type="float">
            <text:p>0.243301815976092</text:p>
          </table:table-cell>
          <table:table-cell office:value-type="float" office:value="0.081347963153053" calcext:value-type="float">
            <text:p>0.081347963153053</text:p>
          </table:table-cell>
          <table:table-cell office:value-type="float" office:value="0.57533859264822" calcext:value-type="float">
            <text:p>0.57533859264822</text:p>
          </table:table-cell>
          <table:table-cell office:value-type="float" office:value="1122.59417902252" calcext:value-type="float">
            <text:p>1122.59417902252</text:p>
          </table:table-cell>
          <table:table-cell office:value-type="float" office:value="260.99268592189" calcext:value-type="float">
            <text:p>260.99268592189</text:p>
          </table:table-cell>
          <table:table-cell office:value-type="float" office:value="96.8629912746487" calcext:value-type="float">
            <text:p>96.8629912746487</text:p>
          </table:table-cell>
          <table:table-cell office:value-type="float" office:value="24.7955998387518" calcext:value-type="float">
            <text:p>24.7955998387518</text:p>
          </table:table-cell>
          <table:table-cell office:value-type="float" office:value="696.66376839481" calcext:value-type="float">
            <text:p>696.66376839481</text:p>
          </table:table-cell>
          <table:table-cell office:value-type="float" office:value="5.43319495972102" calcext:value-type="float">
            <text:p>5.43319495972102</text:p>
          </table:table-cell>
          <table:table-cell office:value-type="float" office:value="0.642235444552971" calcext:value-type="float">
            <text:p>0.642235444552971</text:p>
          </table:table-cell>
          <table:table-cell office:value-type="float" office:value="0.240602082772771" calcext:value-type="float">
            <text:p>0.240602082772771</text:p>
          </table:table-cell>
          <table:table-cell office:value-type="float" office:value="0.089295366120935" calcext:value-type="float">
            <text:p>0.089295366120935</text:p>
          </table:table-cell>
          <table:table-cell office:value-type="float" office:value="0.022858391390284" calcext:value-type="float">
            <text:p>0.022858391390284</text:p>
          </table:table-cell>
          <table:table-cell office:value-type="float" office:value="0.642235444552971" calcext:value-type="float">
            <text:p>0.642235444552971</text:p>
          </table:table-cell>
          <table:table-cell table:number-columns-repeated="13"/>
          <table:table-cell office:value-type="float" office:value="0.041854349959299" calcext:value-type="float">
            <text:p>0.041854349959299</text:p>
          </table:table-cell>
          <table:table-cell/>
          <table:table-cell office:value-type="string" calcext:value-type="string">
            <text:p>North Slope</text:p>
          </table:table-cell>
          <table:table-cell office:value-type="float" office:value="40" calcext:value-type="float">
            <text:p>40</text:p>
          </table:table-cell>
          <table:table-cell office:value-type="float" office:value="4660" calcext:value-type="float">
            <text:p>4660</text:p>
          </table:table-cell>
          <table:table-cell office:value-type="float" office:value="1854" calcext:value-type="float">
            <text:p>1854</text:p>
          </table:table-cell>
          <table:table-cell office:value-type="float" office:value="104" calcext:value-type="float">
            <text:p>104</text:p>
          </table:table-cell>
          <table:table-cell office:value-type="float" office:value="869" calcext:value-type="float">
            <text:p>869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615" calcext:value-type="float">
            <text:p>615</text:p>
          </table:table-cell>
          <table:table-cell office:value-type="float" office:value="119" calcext:value-type="float">
            <text:p>119</text:p>
          </table:table-cell>
          <table:table-cell office:value-type="float" office:value="1843" calcext:value-type="float">
            <text:p>1843</text:p>
          </table:table-cell>
          <table:table-cell office:value-type="float" office:value="0.499457994579946" calcext:value-type="float">
            <text:p>0.499457994579946</text:p>
          </table:table-cell>
          <table:table-cell office:value-type="float" office:value="266.710569105691" calcext:value-type="float">
            <text:p>266.710569105691</text:p>
          </table:table-cell>
          <table:table-cell office:value-type="float" office:value="4.99457994579946" calcext:value-type="float">
            <text:p>4.99457994579946</text:p>
          </table:table-cell>
          <table:table-cell office:value-type="float" office:value="143.344444444444" calcext:value-type="float">
            <text:p>143.344444444444</text:p>
          </table:table-cell>
          <table:table-cell office:value-type="float" office:value="1.99783197831978" calcext:value-type="float">
            <text:p>1.99783197831978</text:p>
          </table:table-cell>
          <table:table-cell office:value-type="float" office:value="10.4886178861789" calcext:value-type="float">
            <text:p>10.4886178861789</text:p>
          </table:table-cell>
          <table:table-cell office:value-type="float" office:value="1.99783197831978" calcext:value-type="float">
            <text:p>1.99783197831978</text:p>
          </table:table-cell>
          <table:table-cell office:value-type="float" office:value="90.9013550135501" calcext:value-type="float">
            <text:p>90.9013550135501</text:p>
          </table:table-cell>
          <table:table-cell office:value-type="float" office:value="10.9880758807588" calcext:value-type="float">
            <text:p>10.9880758807588</text:p>
          </table:table-cell>
          <table:table-cell office:value-type="float" office:value="168.816802168022" calcext:value-type="float">
            <text:p>168.816802168022</text:p>
          </table:table-cell>
          <table:table-cell office:value-type="float" office:value="11.9869918699187" calcext:value-type="float">
            <text:p>11.9869918699187</text:p>
          </table:table-cell>
          <table:table-cell office:value-type="float" office:value="73.420325203252" calcext:value-type="float">
            <text:p>73.420325203252</text:p>
          </table:table-cell>
          <table:table-cell office:value-type="float" office:value="1.99783197831978" calcext:value-type="float">
            <text:p>1.99783197831978</text:p>
          </table:table-cell>
          <table:table-cell office:value-type="float" office:value="6.99241192411924" calcext:value-type="float">
            <text:p>6.99241192411924</text:p>
          </table:table-cell>
          <table:table-cell office:value-type="float" office:value="2.99674796747967" calcext:value-type="float">
            <text:p>2.99674796747967</text:p>
          </table:table-cell>
          <table:table-cell office:value-type="float" office:value="56.9382113821138" calcext:value-type="float">
            <text:p>56.9382113821138</text:p>
          </table:table-cell>
          <table:table-cell office:value-type="float" office:value="10.4886178861789" calcext:value-type="float">
            <text:p>10.4886178861789</text:p>
          </table:table-cell>
          <table:table-cell office:value-type="float" office:value="29.9674796747967" calcext:value-type="float">
            <text:p>29.9674796747967</text:p>
          </table:table-cell>
          <table:table-cell office:value-type="float" office:value="0.998915989159891" calcext:value-type="float">
            <text:p>0.998915989159891</text:p>
          </table:table-cell>
          <table:table-cell office:value-type="float" office:value="12.9859078590786" calcext:value-type="float">
            <text:p>12.98590785907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98915989159891" calcext:value-type="float">
            <text:p>0.998915989159891</text:p>
          </table:table-cell>
          <table:table-cell office:value-type="float" office:value="12.9859078590786" calcext:value-type="float">
            <text:p>12.9859078590786</text:p>
          </table:table-cell>
          <table:table-cell office:value-type="float" office:value="0.998915989159891" calcext:value-type="float">
            <text:p>0.998915989159891</text:p>
          </table:table-cell>
          <table:table-cell office:value-type="float" office:value="2319.49485094851" calcext:value-type="float">
            <text:p>2319.49485094851</text:p>
          </table:table-cell>
          <table:table-cell office:value-type="float" office:value="121.980487804878" calcext:value-type="float">
            <text:p>121.980487804878</text:p>
          </table:table-cell>
          <table:table-cell office:value-type="float" office:value="1098.75067750678" calcext:value-type="float">
            <text:p>1098.75067750678</text:p>
          </table:table-cell>
          <table:table-cell office:value-type="float" office:value="18.9956639566396" calcext:value-type="float">
            <text:p>18.9956639566396</text:p>
          </table:table-cell>
          <table:table-cell office:value-type="float" office:value="94.479945799458" calcext:value-type="float">
            <text:p>94.479945799458</text:p>
          </table:table-cell>
          <table:table-cell office:value-type="float" office:value="50.9934959349594" calcext:value-type="float">
            <text:p>50.9934959349594</text:p>
          </table:table-cell>
          <table:table-cell office:value-type="float" office:value="775.825474254743" calcext:value-type="float">
            <text:p>775.825474254743</text:p>
          </table:table-cell>
          <table:table-cell office:value-type="float" office:value="141.475609756098" calcext:value-type="float">
            <text:p>141.475609756098</text:p>
          </table:table-cell>
          <table:table-cell table:number-columns-repeated="3"/>
          <table:table-cell office:value-type="float" office:value="4660" calcext:value-type="float">
            <text:p>4660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389" calcext:value-type="float">
            <text:p>389</text:p>
          </table:table-cell>
          <table:table-cell office:value-type="float" office:value="1066" calcext:value-type="float">
            <text:p>1066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1841" calcext:value-type="float">
            <text:p>1841</text:p>
          </table:table-cell>
          <table:table-cell office:value-type="float" office:value="0.496762007555316" calcext:value-type="float">
            <text:p>0.496762007555316</text:p>
          </table:table-cell>
          <table:table-cell office:value-type="float" office:value="256.329195898543" calcext:value-type="float">
            <text:p>256.329195898543</text:p>
          </table:table-cell>
          <table:table-cell office:value-type="float" office:value="2.48381003777658" calcext:value-type="float">
            <text:p>2.48381003777658</text:p>
          </table:table-cell>
          <table:table-cell office:value-type="float" office:value="0.496762007555316" calcext:value-type="float">
            <text:p>0.496762007555316</text:p>
          </table:table-cell>
          <table:table-cell office:value-type="float" office:value="47.192390717755" calcext:value-type="float">
            <text:p>47.192390717755</text:p>
          </table:table-cell>
          <table:table-cell office:value-type="float" office:value="40.7344846195359" calcext:value-type="float">
            <text:p>40.7344846195359</text:p>
          </table:table-cell>
          <table:table-cell office:value-type="float" office:value="132.138694009714" calcext:value-type="float">
            <text:p>132.138694009714</text:p>
          </table:table-cell>
          <table:table-cell office:value-type="float" office:value="27.3219104155424" calcext:value-type="float">
            <text:p>27.3219104155424</text:p>
          </table:table-cell>
          <table:table-cell office:value-type="float" office:value="1.49028602266595" calcext:value-type="float">
            <text:p>1.49028602266595</text:p>
          </table:table-cell>
          <table:table-cell office:value-type="float" office:value="122.203453858608" calcext:value-type="float">
            <text:p>122.203453858608</text:p>
          </table:table-cell>
          <table:table-cell office:value-type="float" office:value="1.49028602266595" calcext:value-type="float">
            <text:p>1.49028602266595</text:p>
          </table:table-cell>
          <table:table-cell office:value-type="float" office:value="0" calcext:value-type="float">
            <text:p>0</text:p>
          </table:table-cell>
          <table:table-cell office:value-type="float" office:value="10.9287641662169" calcext:value-type="float">
            <text:p>10.9287641662169</text:p>
          </table:table-cell>
          <table:table-cell office:value-type="float" office:value="31.7927684835402" calcext:value-type="float">
            <text:p>31.7927684835402</text:p>
          </table:table-cell>
          <table:table-cell office:value-type="float" office:value="69.0499190501889" calcext:value-type="float">
            <text:p>69.0499190501889</text:p>
          </table:table-cell>
          <table:table-cell office:value-type="float" office:value="5.46438208310847" calcext:value-type="float">
            <text:p>5.46438208310847</text:p>
          </table:table-cell>
          <table:table-cell office:value-type="float" office:value="0.496762007555316" calcext:value-type="float">
            <text:p>0.496762007555316</text:p>
          </table:table-cell>
          <table:table-cell office:value-type="float" office:value="29.8057204533189" calcext:value-type="float">
            <text:p>29.8057204533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6762007555316" calcext:value-type="float">
            <text:p>0.496762007555316</text:p>
          </table:table-cell>
          <table:table-cell office:value-type="float" office:value="4.96762007555316" calcext:value-type="float">
            <text:p>4.96762007555316</text:p>
          </table:table-cell>
          <table:table-cell office:value-type="float" office:value="21.3607663248786" calcext:value-type="float">
            <text:p>21.3607663248786</text:p>
          </table:table-cell>
          <table:table-cell office:value-type="float" office:value="2.48381003777658" calcext:value-type="float">
            <text:p>2.48381003777658</text:p>
          </table:table-cell>
          <table:table-cell office:value-type="float" office:value="0" calcext:value-type="float">
            <text:p>0</text:p>
          </table:table-cell>
          <table:table-cell office:value-type="float" office:value="2262.33837021047" calcext:value-type="float">
            <text:p>2262.33837021047</text:p>
          </table:table-cell>
          <table:table-cell office:value-type="float" office:value="23.9740960604425" calcext:value-type="float">
            <text:p>23.9740960604425</text:p>
          </table:table-cell>
          <table:table-cell office:value-type="float" office:value="7.49676200755532" calcext:value-type="float">
            <text:p>7.49676200755532</text:p>
          </table:table-cell>
          <table:table-cell office:value-type="float" office:value="218.617916891527" calcext:value-type="float">
            <text:p>218.617916891527</text:p>
          </table:table-cell>
          <table:table-cell office:value-type="float" office:value="466.494873178629" calcext:value-type="float">
            <text:p>466.494873178629</text:p>
          </table:table-cell>
          <table:table-cell office:value-type="float" office:value="1288.54937938478" calcext:value-type="float">
            <text:p>1288.54937938478</text:p>
          </table:table-cell>
          <table:table-cell office:value-type="float" office:value="230.270102536427" calcext:value-type="float">
            <text:p>230.270102536427</text:p>
          </table:table-cell>
          <table:table-cell office:value-type="float" office:value="5.98704803022126" calcext:value-type="float">
            <text:p>5.98704803022126</text:p>
          </table:table-cell>
          <table:table-cell table:number-columns-repeated="9"/>
          <table:table-cell office:value-type="float" office:value="4660" calcext:value-type="float">
            <text:p>4660</text:p>
          </table:table-cell>
          <table:table-cell office:value-type="float" office:value="1854" calcext:value-type="float">
            <text:p>1854</text:p>
          </table:table-cell>
          <table:table-cell office:value-type="float" office:value="553" calcext:value-type="float">
            <text:p>553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1085" calcext:value-type="float">
            <text:p>10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34" calcext:value-type="float">
            <text:p>1834</text:p>
          </table:table-cell>
          <table:table-cell office:value-type="float" office:value="0.497288503253796" calcext:value-type="float">
            <text:p>0.497288503253796</text:p>
          </table:table-cell>
          <table:table-cell office:value-type="float" office:value="256.600867678959" calcext:value-type="float">
            <text:p>256.600867678959</text:p>
          </table:table-cell>
          <table:table-cell office:value-type="float" office:value="105.425162689805" calcext:value-type="float">
            <text:p>105.425162689805</text:p>
          </table:table-cell>
          <table:table-cell office:value-type="float" office:value="12.4322125813449" calcext:value-type="float">
            <text:p>12.4322125813449</text:p>
          </table:table-cell>
          <table:table-cell office:value-type="float" office:value="5.47017353579176" calcext:value-type="float">
            <text:p>5.47017353579176</text:p>
          </table:table-cell>
          <table:table-cell office:value-type="float" office:value="127.803145336226" calcext:value-type="float">
            <text:p>127.803145336226</text:p>
          </table:table-cell>
          <table:table-cell office:value-type="float" office:value="1.49186550976139" calcext:value-type="float">
            <text:p>1.49186550976139</text:p>
          </table:table-cell>
          <table:table-cell table:number-columns-repeated="2"/>
          <table:table-cell office:value-type="float" office:value="122.332971800434" calcext:value-type="float">
            <text:p>122.332971800434</text:p>
          </table:table-cell>
          <table:table-cell office:value-type="float" office:value="29.8373101952278" calcext:value-type="float">
            <text:p>29.8373101952278</text:p>
          </table:table-cell>
          <table:table-cell office:value-type="float" office:value="9.94577006507592" calcext:value-type="float">
            <text:p>9.94577006507592</text:p>
          </table:table-cell>
          <table:table-cell office:value-type="float" office:value="1.98915401301518" calcext:value-type="float">
            <text:p>1.98915401301518</text:p>
          </table:table-cell>
          <table:table-cell office:value-type="float" office:value="75.587852494577" calcext:value-type="float">
            <text:p>75.587852494577</text:p>
          </table:table-cell>
          <table:table-cell office:value-type="float" office:value="0.994577006507592" calcext:value-type="float">
            <text:p>0.994577006507592</text:p>
          </table:table-cell>
          <table:table-cell table:number-columns-repeated="2"/>
          <table:table-cell office:value-type="float" office:value="29.8373101952278" calcext:value-type="float">
            <text:p>29.8373101952278</text:p>
          </table:table-cell>
          <table:table-cell office:value-type="float" office:value="8.95119305856833" calcext:value-type="float">
            <text:p>8.95119305856833</text:p>
          </table:table-cell>
          <table:table-cell office:value-type="float" office:value="1.49186550976139" calcext:value-type="float">
            <text:p>1.49186550976139</text:p>
          </table:table-cell>
          <table:table-cell office:value-type="float" office:value="0" calcext:value-type="float">
            <text:p>0</text:p>
          </table:table-cell>
          <table:table-cell office:value-type="float" office:value="19.394251626898" calcext:value-type="float">
            <text:p>19.3942516268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62.77114967462" calcext:value-type="float">
            <text:p>2262.77114967462</text:p>
          </table:table-cell>
          <table:table-cell office:value-type="float" office:value="697.213665943601" calcext:value-type="float">
            <text:p>697.213665943601</text:p>
          </table:table-cell>
          <table:table-cell office:value-type="float" office:value="149.869848156182" calcext:value-type="float">
            <text:p>149.869848156182</text:p>
          </table:table-cell>
          <table:table-cell office:value-type="float" office:value="60.4593275488069" calcext:value-type="float">
            <text:p>60.4593275488069</text:p>
          </table:table-cell>
          <table:table-cell office:value-type="float" office:value="1307.7852494577" calcext:value-type="float">
            <text:p>1307.7852494577</text:p>
          </table:table-cell>
          <table:table-cell office:value-type="float" office:value="19.486442516269" calcext:value-type="float">
            <text:p>19.4864425162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2105</text:p>
          </table:table-cell>
          <table:table-cell table:number-columns-repeated="2" office:value-type="string" calcext:value-type="string">
            <text:p>Hoonah-Angoon</text:p>
          </table:table-cell>
          <table:table-cell office:value-type="float" office:value="1939" calcext:value-type="float">
            <text:p>1939</text:p>
          </table:table-cell>
          <table:table-cell office:value-type="float" office:value="1430.83633323347" calcext:value-type="float">
            <text:p>1430.83633323347</text:p>
          </table:table-cell>
          <table:table-cell office:value-type="float" office:value="45.479679884012" calcext:value-type="float">
            <text:p>45.479679884012</text:p>
          </table:table-cell>
          <table:table-cell office:value-type="float" office:value="743.202006147829" calcext:value-type="float">
            <text:p>743.202006147829</text:p>
          </table:table-cell>
          <table:table-cell office:value-type="float" office:value="18.4577444249523" calcext:value-type="float">
            <text:p>18.4577444249523</text:p>
          </table:table-cell>
          <table:table-cell office:value-type="float" office:value="82.7497428960907" calcext:value-type="float">
            <text:p>82.7497428960907</text:p>
          </table:table-cell>
          <table:table-cell office:value-type="float" office:value="44.0484230155959" calcext:value-type="float">
            <text:p>44.0484230155959</text:p>
          </table:table-cell>
          <table:table-cell office:value-type="float" office:value="446.481335352523" calcext:value-type="float">
            <text:p>446.481335352523</text:p>
          </table:table-cell>
          <table:table-cell office:value-type="float" office:value="31.4258079654889" calcext:value-type="float">
            <text:p>31.4258079654889</text:p>
          </table:table-cell>
          <table:table-cell office:value-type="float" office:value="1411.84473968649" calcext:value-type="float">
            <text:p>1411.84473968649</text:p>
          </table:table-cell>
          <table:table-cell office:value-type="float" office:value="0.316239684720337" calcext:value-type="float">
            <text:p>0.316239684720337</text:p>
          </table:table-cell>
          <table:table-cell office:value-type="float" office:value="0.52640491213847" calcext:value-type="float">
            <text:p>0.52640491213847</text:p>
          </table:table-cell>
          <table:table-cell office:value-type="float" office:value="0.058611078520196" calcext:value-type="float">
            <text:p>0.058611078520196</text:p>
          </table:table-cell>
          <table:table-cell office:value-type="float" office:value="0.032212947079515" calcext:value-type="float">
            <text:p>0.032212947079515</text:p>
          </table:table-cell>
          <table:table-cell office:value-type="float" office:value="0.031199197601131" calcext:value-type="float">
            <text:p>0.031199197601131</text:p>
          </table:table-cell>
          <table:table-cell office:value-type="float" office:value="2.52640491213847" calcext:value-type="float">
            <text:p>2.52640491213847</text:p>
          </table:table-cell>
          <table:table-cell office:value-type="float" office:value="1418.42841317671" calcext:value-type="float">
            <text:p>1418.42841317671</text:p>
          </table:table-cell>
          <table:table-cell office:value-type="float" office:value="12.5802055836553" calcext:value-type="float">
            <text:p>12.5802055836553</text:p>
          </table:table-cell>
          <table:table-cell office:value-type="float" office:value="6.11050625107592" calcext:value-type="float">
            <text:p>6.11050625107592</text:p>
          </table:table-cell>
          <table:table-cell office:value-type="float" office:value="270.794330128972" calcext:value-type="float">
            <text:p>270.794330128972</text:p>
          </table:table-cell>
          <table:table-cell office:value-type="float" office:value="271.446761269255" calcext:value-type="float">
            <text:p>271.446761269255</text:p>
          </table:table-cell>
          <table:table-cell office:value-type="float" office:value="609.503529190136" calcext:value-type="float">
            <text:p>609.503529190136</text:p>
          </table:table-cell>
          <table:table-cell office:value-type="float" office:value="216.725410682394" calcext:value-type="float">
            <text:p>216.725410682394</text:p>
          </table:table-cell>
          <table:table-cell office:value-type="float" office:value="2.34656898450169" calcext:value-type="float">
            <text:p>2.34656898450169</text:p>
          </table:table-cell>
          <table:table-cell office:value-type="float" office:value="0.438647226888909" calcext:value-type="float">
            <text:p>0.438647226888909</text:p>
          </table:table-cell>
          <table:table-cell office:value-type="float" office:value="0.194885142217542" calcext:value-type="float">
            <text:p>0.194885142217542</text:p>
          </table:table-cell>
          <table:table-cell office:value-type="float" office:value="0.195354683568355" calcext:value-type="float">
            <text:p>0.195354683568355</text:p>
          </table:table-cell>
          <table:table-cell office:value-type="float" office:value="0.155972846487876" calcext:value-type="float">
            <text:p>0.155972846487876</text:p>
          </table:table-cell>
          <table:table-cell office:value-type="float" office:value="0.438647226888909" calcext:value-type="float">
            <text:p>0.438647226888909</text:p>
          </table:table-cell>
          <table:table-cell office:value-type="float" office:value="1421.85565666045" calcext:value-type="float">
            <text:p>1421.85565666045</text:p>
          </table:table-cell>
          <table:table-cell office:value-type="float" office:value="619.053380489222" calcext:value-type="float">
            <text:p>619.053380489222</text:p>
          </table:table-cell>
          <table:table-cell office:value-type="float" office:value="138.270886608797" calcext:value-type="float">
            <text:p>138.270886608797</text:p>
          </table:table-cell>
          <table:table-cell office:value-type="float" office:value="48.1914424392332" calcext:value-type="float">
            <text:p>48.1914424392332</text:p>
          </table:table-cell>
          <table:table-cell office:value-type="float" office:value="565.885548486189" calcext:value-type="float">
            <text:p>565.885548486189</text:p>
          </table:table-cell>
          <table:table-cell office:value-type="float" office:value="2.65266877893016" calcext:value-type="float">
            <text:p>2.65266877893016</text:p>
          </table:table-cell>
          <table:table-cell office:value-type="float" office:value="0.411836491601963" calcext:value-type="float">
            <text:p>0.411836491601963</text:p>
          </table:table-cell>
          <table:table-cell office:value-type="float" office:value="0.450530629412669" calcext:value-type="float">
            <text:p>0.450530629412669</text:p>
          </table:table-cell>
          <table:table-cell office:value-type="float" office:value="0.100629883523257" calcext:value-type="float">
            <text:p>0.100629883523257</text:p>
          </table:table-cell>
          <table:table-cell office:value-type="float" office:value="0.035072453489058" calcext:value-type="float">
            <text:p>0.035072453489058</text:p>
          </table:table-cell>
          <table:table-cell office:value-type="float" office:value="2.45053062941267" calcext:value-type="float">
            <text:p>2.45053062941267</text:p>
          </table:table-cell>
          <table:table-cell table:number-columns-repeated="13"/>
          <table:table-cell office:value-type="float" office:value="0.020138281893149" calcext:value-type="float">
            <text:p>0.020138281893149</text:p>
          </table:table-cell>
          <table:table-cell/>
          <table:table-cell office:value-type="string" calcext:value-type="string">
            <text:p>YK</text:p>
          </table:table-cell>
          <table:table-cell office:value-type="float" office:value="40" calcext:value-type="float">
            <text:p>40</text:p>
          </table:table-cell>
          <table:table-cell office:value-type="float" office:value="297" calcext:value-type="float">
            <text:p>297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0.034417344173442" calcext:value-type="float">
            <text:p>0.034417344173442</text:p>
          </table:table-cell>
          <table:table-cell office:value-type="float" office:value="18.3788617886179" calcext:value-type="float">
            <text:p>18.3788617886179</text:p>
          </table:table-cell>
          <table:table-cell office:value-type="float" office:value="0.344173441734417" calcext:value-type="float">
            <text:p>0.344173441734417</text:p>
          </table:table-cell>
          <table:table-cell office:value-type="float" office:value="9.87777777777778" calcext:value-type="float">
            <text:p>9.87777777777778</text:p>
          </table:table-cell>
          <table:table-cell office:value-type="float" office:value="0.137669376693767" calcext:value-type="float">
            <text:p>0.137669376693767</text:p>
          </table:table-cell>
          <table:table-cell office:value-type="float" office:value="0.722764227642277" calcext:value-type="float">
            <text:p>0.722764227642277</text:p>
          </table:table-cell>
          <table:table-cell office:value-type="float" office:value="0.137669376693767" calcext:value-type="float">
            <text:p>0.137669376693767</text:p>
          </table:table-cell>
          <table:table-cell office:value-type="float" office:value="6.2639566395664" calcext:value-type="float">
            <text:p>6.2639566395664</text:p>
          </table:table-cell>
          <table:table-cell office:value-type="float" office:value="0.757181571815718" calcext:value-type="float">
            <text:p>0.757181571815718</text:p>
          </table:table-cell>
          <table:table-cell office:value-type="float" office:value="11.6330623306233" calcext:value-type="float">
            <text:p>11.6330623306233</text:p>
          </table:table-cell>
          <table:table-cell office:value-type="float" office:value="0.826016260162602" calcext:value-type="float">
            <text:p>0.826016260162602</text:p>
          </table:table-cell>
          <table:table-cell office:value-type="float" office:value="5.05934959349594" calcext:value-type="float">
            <text:p>5.05934959349594</text:p>
          </table:table-cell>
          <table:table-cell office:value-type="float" office:value="0.137669376693767" calcext:value-type="float">
            <text:p>0.137669376693767</text:p>
          </table:table-cell>
          <table:table-cell office:value-type="float" office:value="0.481842818428184" calcext:value-type="float">
            <text:p>0.481842818428184</text:p>
          </table:table-cell>
          <table:table-cell office:value-type="float" office:value="0.20650406504065" calcext:value-type="float">
            <text:p>0.20650406504065</text:p>
          </table:table-cell>
          <table:table-cell office:value-type="float" office:value="3.92357723577236" calcext:value-type="float">
            <text:p>3.92357723577236</text:p>
          </table:table-cell>
          <table:table-cell office:value-type="float" office:value="0.722764227642277" calcext:value-type="float">
            <text:p>0.722764227642277</text:p>
          </table:table-cell>
          <table:table-cell office:value-type="float" office:value="2.0650406504065" calcext:value-type="float">
            <text:p>2.0650406504065</text:p>
          </table:table-cell>
          <table:table-cell office:value-type="float" office:value="0.068834688346884" calcext:value-type="float">
            <text:p>0.068834688346884</text:p>
          </table:table-cell>
          <table:table-cell office:value-type="float" office:value="0.894850948509485" calcext:value-type="float">
            <text:p>0.8948509485094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8834688346884" calcext:value-type="float">
            <text:p>0.068834688346884</text:p>
          </table:table-cell>
          <table:table-cell office:value-type="float" office:value="0.894850948509485" calcext:value-type="float">
            <text:p>0.894850948509485</text:p>
          </table:table-cell>
          <table:table-cell office:value-type="float" office:value="0.068834688346884" calcext:value-type="float">
            <text:p>0.068834688346884</text:p>
          </table:table-cell>
          <table:table-cell office:value-type="float" office:value="163.076964769648" calcext:value-type="float">
            <text:p>163.076964769648</text:p>
          </table:table-cell>
          <table:table-cell office:value-type="float" office:value="9.2390243902439" calcext:value-type="float">
            <text:p>9.2390243902439</text:p>
          </table:table-cell>
          <table:table-cell office:value-type="float" office:value="104.831978319783" calcext:value-type="float">
            <text:p>104.831978319783</text:p>
          </table:table-cell>
          <table:table-cell office:value-type="float" office:value="1.27533875338753" calcext:value-type="float">
            <text:p>1.27533875338753</text:p>
          </table:table-cell>
          <table:table-cell office:value-type="float" office:value="9.27344173441735" calcext:value-type="float">
            <text:p>9.27344173441735</text:p>
          </table:table-cell>
          <table:table-cell office:value-type="float" office:value="0.413008130081301" calcext:value-type="float">
            <text:p>0.413008130081301</text:p>
          </table:table-cell>
          <table:table-cell office:value-type="float" office:value="29.0823848238482" calcext:value-type="float">
            <text:p>29.0823848238482</text:p>
          </table:table-cell>
          <table:table-cell office:value-type="float" office:value="4.54878048780488" calcext:value-type="float">
            <text:p>4.54878048780488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.035348084187804" calcext:value-type="float">
            <text:p>0.035348084187804</text:p>
          </table:table-cell>
          <table:table-cell office:value-type="float" office:value="18.2396114409066" calcext:value-type="float">
            <text:p>18.2396114409066</text:p>
          </table:table-cell>
          <table:table-cell office:value-type="float" office:value="0.176740420939018" calcext:value-type="float">
            <text:p>0.176740420939018</text:p>
          </table:table-cell>
          <table:table-cell office:value-type="float" office:value="0.035348084187804" calcext:value-type="float">
            <text:p>0.035348084187804</text:p>
          </table:table-cell>
          <table:table-cell office:value-type="float" office:value="3.35806799784134" calcext:value-type="float">
            <text:p>3.35806799784134</text:p>
          </table:table-cell>
          <table:table-cell office:value-type="float" office:value="2.89854290339989" calcext:value-type="float">
            <text:p>2.89854290339989</text:p>
          </table:table-cell>
          <table:table-cell office:value-type="float" office:value="9.40259039395575" calcext:value-type="float">
            <text:p>9.40259039395575</text:p>
          </table:table-cell>
          <table:table-cell office:value-type="float" office:value="1.9441446303292" calcext:value-type="float">
            <text:p>1.9441446303292</text:p>
          </table:table-cell>
          <table:table-cell office:value-type="float" office:value="0.106044252563411" calcext:value-type="float">
            <text:p>0.106044252563411</text:p>
          </table:table-cell>
          <table:table-cell office:value-type="float" office:value="8.69562871019968" calcext:value-type="float">
            <text:p>8.69562871019968</text:p>
          </table:table-cell>
          <table:table-cell office:value-type="float" office:value="0.106044252563411" calcext:value-type="float">
            <text:p>0.106044252563411</text:p>
          </table:table-cell>
          <table:table-cell office:value-type="float" office:value="0" calcext:value-type="float">
            <text:p>0</text:p>
          </table:table-cell>
          <table:table-cell office:value-type="float" office:value="0.777657852131678" calcext:value-type="float">
            <text:p>0.777657852131678</text:p>
          </table:table-cell>
          <table:table-cell office:value-type="float" office:value="2.26227738801943" calcext:value-type="float">
            <text:p>2.26227738801943</text:p>
          </table:table-cell>
          <table:table-cell office:value-type="float" office:value="4.9133837021047" calcext:value-type="float">
            <text:p>4.9133837021047</text:p>
          </table:table-cell>
          <table:table-cell office:value-type="float" office:value="0.388828926065839" calcext:value-type="float">
            <text:p>0.388828926065839</text:p>
          </table:table-cell>
          <table:table-cell office:value-type="float" office:value="0.035348084187804" calcext:value-type="float">
            <text:p>0.035348084187804</text:p>
          </table:table-cell>
          <table:table-cell office:value-type="float" office:value="2.12088505126821" calcext:value-type="float">
            <text:p>2.12088505126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348084187804" calcext:value-type="float">
            <text:p>0.035348084187804</text:p>
          </table:table-cell>
          <table:table-cell office:value-type="float" office:value="0.353480841878036" calcext:value-type="float">
            <text:p>0.353480841878036</text:p>
          </table:table-cell>
          <table:table-cell office:value-type="float" office:value="1.51996762007555" calcext:value-type="float">
            <text:p>1.51996762007555</text:p>
          </table:table-cell>
          <table:table-cell office:value-type="float" office:value="0.176740420939018" calcext:value-type="float">
            <text:p>0.176740420939018</text:p>
          </table:table-cell>
          <table:table-cell office:value-type="float" office:value="0" calcext:value-type="float">
            <text:p>0</text:p>
          </table:table-cell>
          <table:table-cell office:value-type="float" office:value="160.056125202375" calcext:value-type="float">
            <text:p>160.056125202375</text:p>
          </table:table-cell>
          <table:table-cell office:value-type="float" office:value="0.282784673502428" calcext:value-type="float">
            <text:p>0.282784673502428</text:p>
          </table:table-cell>
          <table:table-cell office:value-type="float" office:value="0.035348084187804" calcext:value-type="float">
            <text:p>0.035348084187804</text:p>
          </table:table-cell>
          <table:table-cell office:value-type="float" office:value="20.1710739341608" calcext:value-type="float">
            <text:p>20.1710739341608</text:p>
          </table:table-cell>
          <table:table-cell office:value-type="float" office:value="33.5143011332974" calcext:value-type="float">
            <text:p>33.5143011332974</text:p>
          </table:table-cell>
          <table:table-cell office:value-type="float" office:value="97.835941716136" calcext:value-type="float">
            <text:p>97.835941716136</text:p>
          </table:table-cell>
          <table:table-cell office:value-type="float" office:value="7.50971397733405" calcext:value-type="float">
            <text:p>7.50971397733405</text:p>
          </table:table-cell>
          <table:table-cell office:value-type="float" office:value="0.141392336751214" calcext:value-type="float">
            <text:p>0.141392336751214</text:p>
          </table:table-cell>
          <table:table-cell table:number-columns-repeated="9"/>
          <table:table-cell office:value-type="float" office:value="297" calcext:value-type="float">
            <text:p>297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033622559652929" calcext:value-type="float">
            <text:p>0.033622559652929</text:p>
          </table:table-cell>
          <table:table-cell office:value-type="float" office:value="17.3492407809111" calcext:value-type="float">
            <text:p>17.3492407809111</text:p>
          </table:table-cell>
          <table:table-cell office:value-type="float" office:value="7.12798264642082" calcext:value-type="float">
            <text:p>7.12798264642082</text:p>
          </table:table-cell>
          <table:table-cell office:value-type="float" office:value="0.84056399132321" calcext:value-type="float">
            <text:p>0.84056399132321</text:p>
          </table:table-cell>
          <table:table-cell office:value-type="float" office:value="0.369848156182213" calcext:value-type="float">
            <text:p>0.369848156182213</text:p>
          </table:table-cell>
          <table:table-cell office:value-type="float" office:value="8.6409978308026" calcext:value-type="float">
            <text:p>8.6409978308026</text:p>
          </table:table-cell>
          <table:table-cell office:value-type="float" office:value="0.100867678958785" calcext:value-type="float">
            <text:p>0.100867678958785</text:p>
          </table:table-cell>
          <table:table-cell table:number-columns-repeated="2"/>
          <table:table-cell office:value-type="float" office:value="8.27114967462039" calcext:value-type="float">
            <text:p>8.27114967462039</text:p>
          </table:table-cell>
          <table:table-cell office:value-type="float" office:value="2.01735357917571" calcext:value-type="float">
            <text:p>2.01735357917571</text:p>
          </table:table-cell>
          <table:table-cell office:value-type="float" office:value="0.672451193058568" calcext:value-type="float">
            <text:p>0.672451193058568</text:p>
          </table:table-cell>
          <table:table-cell office:value-type="float" office:value="0.134490238611714" calcext:value-type="float">
            <text:p>0.134490238611714</text:p>
          </table:table-cell>
          <table:table-cell office:value-type="float" office:value="5.11062906724512" calcext:value-type="float">
            <text:p>5.11062906724512</text:p>
          </table:table-cell>
          <table:table-cell office:value-type="float" office:value="0.067245119305857" calcext:value-type="float">
            <text:p>0.067245119305857</text:p>
          </table:table-cell>
          <table:table-cell table:number-columns-repeated="2"/>
          <table:table-cell office:value-type="float" office:value="2.01735357917571" calcext:value-type="float">
            <text:p>2.01735357917571</text:p>
          </table:table-cell>
          <table:table-cell office:value-type="float" office:value="0.605206073752712" calcext:value-type="float">
            <text:p>0.605206073752712</text:p>
          </table:table-cell>
          <table:table-cell office:value-type="float" office:value="0.100867678958785" calcext:value-type="float">
            <text:p>0.100867678958785</text:p>
          </table:table-cell>
          <table:table-cell office:value-type="float" office:value="0" calcext:value-type="float">
            <text:p>0</text:p>
          </table:table-cell>
          <table:table-cell office:value-type="float" office:value="1.31127982646421" calcext:value-type="float">
            <text:p>1.311279826464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.637744034707" calcext:value-type="float">
            <text:p>158.637744034707</text:p>
          </table:table-cell>
          <table:table-cell office:value-type="float" office:value="51.7505422993492" calcext:value-type="float">
            <text:p>51.7505422993492</text:p>
          </table:table-cell>
          <table:table-cell office:value-type="float" office:value="6.61388286334056" calcext:value-type="float">
            <text:p>6.61388286334056</text:p>
          </table:table-cell>
          <table:table-cell office:value-type="float" office:value="4.50433839479393" calcext:value-type="float">
            <text:p>4.50433839479393</text:p>
          </table:table-cell>
          <table:table-cell office:value-type="float" office:value="88.0629067245119" calcext:value-type="float">
            <text:p>88.0629067245119</text:p>
          </table:table-cell>
          <table:table-cell office:value-type="float" office:value="0.168112798264642" calcext:value-type="float">
            <text:p>0.1681127982646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2110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JNU</text:p>
          </table:table-cell>
          <table:table-cell office:value-type="float" office:value="25481" calcext:value-type="float">
            <text:p>25481</text:p>
          </table:table-cell>
          <table:table-cell office:value-type="float" office:value="16573.2340862423" calcext:value-type="float">
            <text:p>16573.2340862423</text:p>
          </table:table-cell>
          <table:table-cell office:value-type="float" office:value="148.501254414635" calcext:value-type="float">
            <text:p>148.501254414635</text:p>
          </table:table-cell>
          <table:table-cell office:value-type="float" office:value="8728.25346810443" calcext:value-type="float">
            <text:p>8728.25346810443</text:p>
          </table:table-cell>
          <table:table-cell office:value-type="float" office:value="57.2469347362548" calcext:value-type="float">
            <text:p>57.2469347362548</text:p>
          </table:table-cell>
          <table:table-cell office:value-type="float" office:value="990.886738434486" calcext:value-type="float">
            <text:p>990.886738434486</text:p>
          </table:table-cell>
          <table:table-cell office:value-type="float" office:value="386.993095623238" calcext:value-type="float">
            <text:p>386.993095623238</text:p>
          </table:table-cell>
          <table:table-cell office:value-type="float" office:value="5685.01994818424" calcext:value-type="float">
            <text:p>5685.01994818424</text:p>
          </table:table-cell>
          <table:table-cell office:value-type="float" office:value="440.007091396869" calcext:value-type="float">
            <text:p>440.007091396869</text:p>
          </table:table-cell>
          <table:table-cell office:value-type="float" office:value="16436.9085308942" calcext:value-type="float">
            <text:p>16436.9085308942</text:p>
          </table:table-cell>
          <table:table-cell office:value-type="float" office:value="0.345869172265509" calcext:value-type="float">
            <text:p>0.345869172265509</text:p>
          </table:table-cell>
          <table:table-cell office:value-type="float" office:value="0.531015516190234" calcext:value-type="float">
            <text:p>0.531015516190234</text:p>
          </table:table-cell>
          <table:table-cell office:value-type="float" office:value="0.060284252149488" calcext:value-type="float">
            <text:p>0.060284252149488</text:p>
          </table:table-cell>
          <table:table-cell office:value-type="float" office:value="0.009034621938518" calcext:value-type="float">
            <text:p>0.009034621938518</text:p>
          </table:table-cell>
          <table:table-cell office:value-type="float" office:value="0.023544153384796" calcext:value-type="float">
            <text:p>0.023544153384796</text:p>
          </table:table-cell>
          <table:table-cell office:value-type="float" office:value="2.53101551619023" calcext:value-type="float">
            <text:p>2.53101551619023</text:p>
          </table:table-cell>
          <table:table-cell office:value-type="float" office:value="16378.5861744208" calcext:value-type="float">
            <text:p>16378.5861744208</text:p>
          </table:table-cell>
          <table:table-cell office:value-type="float" office:value="85.1346957676543" calcext:value-type="float">
            <text:p>85.1346957676543</text:p>
          </table:table-cell>
          <table:table-cell office:value-type="float" office:value="57.9550555479255" calcext:value-type="float">
            <text:p>57.9550555479255</text:p>
          </table:table-cell>
          <table:table-cell office:value-type="float" office:value="3039.99769714769" calcext:value-type="float">
            <text:p>3039.99769714769</text:p>
          </table:table-cell>
          <table:table-cell office:value-type="float" office:value="3044.11825301119" calcext:value-type="float">
            <text:p>3044.11825301119</text:p>
          </table:table-cell>
          <table:table-cell office:value-type="float" office:value="6895.57271018366" calcext:value-type="float">
            <text:p>6895.57271018366</text:p>
          </table:table-cell>
          <table:table-cell office:value-type="float" office:value="2994.21091025553" calcext:value-type="float">
            <text:p>2994.21091025553</text:p>
          </table:table-cell>
          <table:table-cell office:value-type="float" office:value="15.8134658053201" calcext:value-type="float">
            <text:p>15.8134658053201</text:p>
          </table:table-cell>
          <table:table-cell office:value-type="float" office:value="0.427425587538508" calcext:value-type="float">
            <text:p>0.427425587538508</text:p>
          </table:table-cell>
          <table:table-cell office:value-type="float" office:value="0.188435806049887" calcext:value-type="float">
            <text:p>0.188435806049887</text:p>
          </table:table-cell>
          <table:table-cell office:value-type="float" office:value="0.188691220804392" calcext:value-type="float">
            <text:p>0.188691220804392</text:p>
          </table:table-cell>
          <table:table-cell office:value-type="float" office:value="0.185597688737314" calcext:value-type="float">
            <text:p>0.185597688737314</text:p>
          </table:table-cell>
          <table:table-cell office:value-type="float" office:value="0.427425587538508" calcext:value-type="float">
            <text:p>0.427425587538508</text:p>
          </table:table-cell>
          <table:table-cell office:value-type="float" office:value="16384.0681818182" calcext:value-type="float">
            <text:p>16384.0681818182</text:p>
          </table:table-cell>
          <table:table-cell office:value-type="float" office:value="8128.01262056476" calcext:value-type="float">
            <text:p>8128.01262056476</text:p>
          </table:table-cell>
          <table:table-cell office:value-type="float" office:value="1416.61896802977" calcext:value-type="float">
            <text:p>1416.61896802977</text:p>
          </table:table-cell>
          <table:table-cell office:value-type="float" office:value="368.0445294404" calcext:value-type="float">
            <text:p>368.0445294404</text:p>
          </table:table-cell>
          <table:table-cell office:value-type="float" office:value="5941.65613041823" calcext:value-type="float">
            <text:p>5941.65613041823</text:p>
          </table:table-cell>
          <table:table-cell office:value-type="float" office:value="50.3805034775259" calcext:value-type="float">
            <text:p>50.3805034775259</text:p>
          </table:table-cell>
          <table:table-cell office:value-type="float" office:value="0.373578336376868" calcext:value-type="float">
            <text:p>0.373578336376868</text:p>
          </table:table-cell>
          <table:table-cell office:value-type="float" office:value="0.511044289031758" calcext:value-type="float">
            <text:p>0.511044289031758</text:p>
          </table:table-cell>
          <table:table-cell office:value-type="float" office:value="0.089069132534808" calcext:value-type="float">
            <text:p>0.089069132534808</text:p>
          </table:table-cell>
          <table:table-cell office:value-type="float" office:value="0.023140595820929" calcext:value-type="float">
            <text:p>0.023140595820929</text:p>
          </table:table-cell>
          <table:table-cell office:value-type="float" office:value="2.51104428903176" calcext:value-type="float">
            <text:p>2.51104428903176</text:p>
          </table:table-cell>
          <table:table-cell table:number-columns-repeated="13"/>
          <table:table-cell office:value-type="float" office:value="0.008193312773203" calcext:value-type="float">
            <text:p>0.008193312773203</text:p>
          </table:table-cell>
          <table:table-cell/>
          <table:table-cell table:number-columns-repeated="2" office:value-type="string" calcext:value-type="string">
            <text:p>Total</text:p>
          </table:table-cell>
          <table:table-cell office:value-type="float" office:value="528166" calcext:value-type="float">
            <text:p>528166</text:p>
          </table:table-cell>
          <table:table-cell office:value-type="float" office:value="199546" calcext:value-type="float">
            <text:p>199546</text:p>
          </table:table-cell>
          <table:table-cell office:value-type="float" office:value="2879" calcext:value-type="float">
            <text:p>2879</text:p>
          </table:table-cell>
          <table:table-cell office:value-type="float" office:value="69097" calcext:value-type="float">
            <text:p>69097</text:p>
          </table:table-cell>
          <table:table-cell office:value-type="float" office:value="835" calcext:value-type="float">
            <text:p>835</text:p>
          </table:table-cell>
          <table:table-cell office:value-type="float" office:value="12004" calcext:value-type="float">
            <text:p>12004</text:p>
          </table:table-cell>
          <table:table-cell office:value-type="float" office:value="3782" calcext:value-type="float">
            <text:p>3782</text:p>
          </table:table-cell>
          <table:table-cell office:value-type="float" office:value="103457" calcext:value-type="float">
            <text:p>103457</text:p>
          </table:table-cell>
          <table:table-cell office:value-type="float" office:value="5870" calcext:value-type="float">
            <text:p>5870</text:p>
          </table:table-cell>
          <table:table-cell office:value-type="float" office:value="197924" calcext:value-type="float">
            <text:p>197924</text:p>
          </table:table-cell>
          <table:table-cell office:value-type="float" office:value="40" calcext:value-type="float">
            <text:p>40</text:p>
          </table:table-cell>
          <table:table-cell office:value-type="float" office:value="62606" calcext:value-type="float">
            <text:p>62606</text:p>
          </table:table-cell>
          <table:table-cell office:value-type="float" office:value="469" calcext:value-type="float">
            <text:p>469</text:p>
          </table:table-cell>
          <table:table-cell office:value-type="float" office:value="22711" calcext:value-type="float">
            <text:p>22711</text:p>
          </table:table-cell>
          <table:table-cell office:value-type="float" office:value="181" calcext:value-type="float">
            <text:p>181</text:p>
          </table:table-cell>
          <table:table-cell office:value-type="float" office:value="3449" calcext:value-type="float">
            <text:p>3449</text:p>
          </table:table-cell>
          <table:table-cell office:value-type="float" office:value="985" calcext:value-type="float">
            <text:p>985</text:p>
          </table:table-cell>
          <table:table-cell office:value-type="float" office:value="32489" calcext:value-type="float">
            <text:p>32489</text:p>
          </table:table-cell>
          <table:table-cell office:value-type="float" office:value="1786" calcext:value-type="float">
            <text:p>1786</text:p>
          </table:table-cell>
          <table:table-cell office:value-type="float" office:value="19549" calcext:value-type="float">
            <text:p>19549</text:p>
          </table:table-cell>
          <table:table-cell office:value-type="float" office:value="298" calcext:value-type="float">
            <text:p>298</text:p>
          </table:table-cell>
          <table:table-cell office:value-type="float" office:value="5989" calcext:value-type="float">
            <text:p>5989</text:p>
          </table:table-cell>
          <table:table-cell office:value-type="float" office:value="121" calcext:value-type="float">
            <text:p>121</text:p>
          </table:table-cell>
          <table:table-cell office:value-type="float" office:value="1426" calcext:value-type="float">
            <text:p>1426</text:p>
          </table:table-cell>
          <table:table-cell office:value-type="float" office:value="448" calcext:value-type="float">
            <text:p>448</text:p>
          </table:table-cell>
          <table:table-cell office:value-type="float" office:value="10373" calcext:value-type="float">
            <text:p>10373</text:p>
          </table:table-cell>
          <table:table-cell office:value-type="float" office:value="654" calcext:value-type="float">
            <text:p>654</text:p>
          </table:table-cell>
          <table:table-cell office:value-type="float" office:value="39230" calcext:value-type="float">
            <text:p>39230</text:p>
          </table:table-cell>
          <table:table-cell office:value-type="float" office:value="220" calcext:value-type="float">
            <text:p>220</text:p>
          </table:table-cell>
          <table:table-cell office:value-type="float" office:value="18383" calcext:value-type="float">
            <text:p>18383</text:p>
          </table:table-cell>
          <table:table-cell office:value-type="float" office:value="102" calcext:value-type="float">
            <text:p>102</text:p>
          </table:table-cell>
          <table:table-cell office:value-type="float" office:value="1839" calcext:value-type="float">
            <text:p>1839</text:p>
          </table:table-cell>
          <table:table-cell office:value-type="float" office:value="509" calcext:value-type="float">
            <text:p>509</text:p>
          </table:table-cell>
          <table:table-cell office:value-type="float" office:value="17028" calcext:value-type="float">
            <text:p>17028</text:p>
          </table:table-cell>
          <table:table-cell office:value-type="float" office:value="882" calcext:value-type="float">
            <text:p>882</text:p>
          </table:table-cell>
          <table:table-cell office:value-type="float" office:value="320931" calcext:value-type="float">
            <text:p>320931</text:p>
          </table:table-cell>
          <table:table-cell office:value-type="float" office:value="3866" calcext:value-type="float">
            <text:p>3866</text:p>
          </table:table-cell>
          <table:table-cell office:value-type="float" office:value="116180" calcext:value-type="float">
            <text:p>116180</text:p>
          </table:table-cell>
          <table:table-cell office:value-type="float" office:value="1239" calcext:value-type="float">
            <text:p>1239</text:p>
          </table:table-cell>
          <table:table-cell office:value-type="float" office:value="18718" calcext:value-type="float">
            <text:p>18718</text:p>
          </table:table-cell>
          <table:table-cell office:value-type="float" office:value="5724" calcext:value-type="float">
            <text:p>5724</text:p>
          </table:table-cell>
          <table:table-cell office:value-type="float" office:value="163347" calcext:value-type="float">
            <text:p>163347</text:p>
          </table:table-cell>
          <table:table-cell office:value-type="float" office:value="9192" calcext:value-type="float">
            <text:p>9192</text:p>
          </table:table-cell>
          <table:table-cell table:number-columns-repeated="3"/>
          <table:table-cell office:value-type="float" office:value="528166" calcext:value-type="float">
            <text:p>528166</text:p>
          </table:table-cell>
          <table:table-cell office:value-type="float" office:value="199546" calcext:value-type="float">
            <text:p>199546</text:p>
          </table:table-cell>
          <table:table-cell office:value-type="float" office:value="1717" calcext:value-type="float">
            <text:p>1717</text:p>
          </table:table-cell>
          <table:table-cell office:value-type="float" office:value="1133" calcext:value-type="float">
            <text:p>1133</text:p>
          </table:table-cell>
          <table:table-cell office:value-type="float" office:value="19602" calcext:value-type="float">
            <text:p>19602</text:p>
          </table:table-cell>
          <table:table-cell office:value-type="float" office:value="60768" calcext:value-type="float">
            <text:p>60768</text:p>
          </table:table-cell>
          <table:table-cell office:value-type="float" office:value="87854" calcext:value-type="float">
            <text:p>87854</text:p>
          </table:table-cell>
          <table:table-cell office:value-type="float" office:value="25359" calcext:value-type="float">
            <text:p>25359</text:p>
          </table:table-cell>
          <table:table-cell office:value-type="float" office:value="422" calcext:value-type="float">
            <text:p>422</text:p>
          </table:table-cell>
          <table:table-cell office:value-type="float" office:value="196855" calcext:value-type="float">
            <text:p>196855</text:p>
          </table:table-cell>
          <table:table-cell office:value-type="float" office:value="40" calcext:value-type="float">
            <text:p>40</text:p>
          </table:table-cell>
          <table:table-cell office:value-type="float" office:value="61464" calcext:value-type="float">
            <text:p>61464</text:p>
          </table:table-cell>
          <table:table-cell office:value-type="float" office:value="446" calcext:value-type="float">
            <text:p>446</text:p>
          </table:table-cell>
          <table:table-cell office:value-type="float" office:value="305" calcext:value-type="float">
            <text:p>305</text:p>
          </table:table-cell>
          <table:table-cell office:value-type="float" office:value="8815" calcext:value-type="float">
            <text:p>8815</text:p>
          </table:table-cell>
          <table:table-cell office:value-type="float" office:value="15898" calcext:value-type="float">
            <text:p>15898</text:p>
          </table:table-cell>
          <table:table-cell office:value-type="float" office:value="27389" calcext:value-type="float">
            <text:p>27389</text:p>
          </table:table-cell>
          <table:table-cell office:value-type="float" office:value="7178" calcext:value-type="float">
            <text:p>7178</text:p>
          </table:table-cell>
          <table:table-cell office:value-type="float" office:value="140" calcext:value-type="float">
            <text:p>140</text:p>
          </table:table-cell>
          <table:table-cell office:value-type="float" office:value="16221" calcext:value-type="float">
            <text:p>16221</text:p>
          </table:table-cell>
          <table:table-cell office:value-type="float" office:value="205" calcext:value-type="float">
            <text:p>205</text:p>
          </table:table-cell>
          <table:table-cell office:value-type="float" office:value="156" calcext:value-type="float">
            <text:p>156</text:p>
          </table:table-cell>
          <table:table-cell office:value-type="float" office:value="1714" calcext:value-type="float">
            <text:p>1714</text:p>
          </table:table-cell>
          <table:table-cell office:value-type="float" office:value="4973" calcext:value-type="float">
            <text:p>4973</text:p>
          </table:table-cell>
          <table:table-cell office:value-type="float" office:value="7142" calcext:value-type="float">
            <text:p>7142</text:p>
          </table:table-cell>
          <table:table-cell office:value-type="float" office:value="1090" calcext:value-type="float">
            <text:p>1090</text:p>
          </table:table-cell>
          <table:table-cell office:value-type="float" office:value="66" calcext:value-type="float">
            <text:p>66</text:p>
          </table:table-cell>
          <table:table-cell office:value-type="float" office:value="39230" calcext:value-type="float">
            <text:p>39230</text:p>
          </table:table-cell>
          <table:table-cell office:value-type="float" office:value="240" calcext:value-type="float">
            <text:p>240</text:p>
          </table:table-cell>
          <table:table-cell office:value-type="float" office:value="163" calcext:value-type="float">
            <text:p>163</text:p>
          </table:table-cell>
          <table:table-cell office:value-type="float" office:value="5876" calcext:value-type="float">
            <text:p>5876</text:p>
          </table:table-cell>
          <table:table-cell office:value-type="float" office:value="9172" calcext:value-type="float">
            <text:p>9172</text:p>
          </table:table-cell>
          <table:table-cell office:value-type="float" office:value="15693" calcext:value-type="float">
            <text:p>15693</text:p>
          </table:table-cell>
          <table:table-cell office:value-type="float" office:value="7550" calcext:value-type="float">
            <text:p>7550</text:p>
          </table:table-cell>
          <table:table-cell office:value-type="float" office:value="77" calcext:value-type="float">
            <text:p>77</text:p>
          </table:table-cell>
          <table:table-cell office:value-type="float" office:value="316461" calcext:value-type="float">
            <text:p>316461</text:p>
          </table:table-cell>
          <table:table-cell office:value-type="float" office:value="2608" calcext:value-type="float">
            <text:p>2608</text:p>
          </table:table-cell>
          <table:table-cell office:value-type="float" office:value="1757" calcext:value-type="float">
            <text:p>1757</text:p>
          </table:table-cell>
          <table:table-cell office:value-type="float" office:value="36007" calcext:value-type="float">
            <text:p>36007</text:p>
          </table:table-cell>
          <table:table-cell office:value-type="float" office:value="90811" calcext:value-type="float">
            <text:p>90811</text:p>
          </table:table-cell>
          <table:table-cell office:value-type="float" office:value="138078" calcext:value-type="float">
            <text:p>138078</text:p>
          </table:table-cell>
          <table:table-cell office:value-type="float" office:value="41177" calcext:value-type="float">
            <text:p>41177</text:p>
          </table:table-cell>
          <table:table-cell office:value-type="float" office:value="705" calcext:value-type="float">
            <text:p>705</text:p>
          </table:table-cell>
          <table:table-cell table:number-columns-repeated="9"/>
          <table:table-cell office:value-type="float" office:value="528166" calcext:value-type="float">
            <text:p>528166</text:p>
          </table:table-cell>
          <table:table-cell office:value-type="float" office:value="199546" calcext:value-type="float">
            <text:p>199546</text:p>
          </table:table-cell>
          <table:table-cell office:value-type="float" office:value="67274" calcext:value-type="float">
            <text:p>67274</text:p>
          </table:table-cell>
          <table:table-cell office:value-type="float" office:value="20100" calcext:value-type="float">
            <text:p>20100</text:p>
          </table:table-cell>
          <table:table-cell office:value-type="float" office:value="5954" calcext:value-type="float">
            <text:p>5954</text:p>
          </table:table-cell>
          <table:table-cell office:value-type="float" office:value="100702" calcext:value-type="float">
            <text:p>100702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800" calcext:value-type="float">
            <text:p>194800</text:p>
          </table:table-cell>
          <table:table-cell office:value-type="float" office:value="40" calcext:value-type="float">
            <text:p>40</text:p>
          </table:table-cell>
          <table:table-cell office:value-type="float" office:value="61464" calcext:value-type="float">
            <text:p>61464</text:p>
          </table:table-cell>
          <table:table-cell office:value-type="float" office:value="20910" calcext:value-type="float">
            <text:p>20910</text:p>
          </table:table-cell>
          <table:table-cell office:value-type="float" office:value="6341" calcext:value-type="float">
            <text:p>6341</text:p>
          </table:table-cell>
          <table:table-cell office:value-type="float" office:value="1546" calcext:value-type="float">
            <text:p>1546</text:p>
          </table:table-cell>
          <table:table-cell office:value-type="float" office:value="30474" calcext:value-type="float">
            <text:p>30474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21" calcext:value-type="float">
            <text:p>16221</text:p>
          </table:table-cell>
          <table:table-cell office:value-type="float" office:value="4407" calcext:value-type="float">
            <text:p>4407</text:p>
          </table:table-cell>
          <table:table-cell office:value-type="float" office:value="1976" calcext:value-type="float">
            <text:p>1976</text:p>
          </table:table-cell>
          <table:table-cell office:value-type="float" office:value="708" calcext:value-type="float">
            <text:p>708</text:p>
          </table:table-cell>
          <table:table-cell office:value-type="float" office:value="7945" calcext:value-type="float">
            <text:p>794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30" calcext:value-type="float">
            <text:p>39230</text:p>
          </table:table-cell>
          <table:table-cell office:value-type="float" office:value="18195" calcext:value-type="float">
            <text:p>18195</text:p>
          </table:table-cell>
          <table:table-cell office:value-type="float" office:value="3344" calcext:value-type="float">
            <text:p>3344</text:p>
          </table:table-cell>
          <table:table-cell office:value-type="float" office:value="882" calcext:value-type="float">
            <text:p>882</text:p>
          </table:table-cell>
          <table:table-cell office:value-type="float" office:value="15914" calcext:value-type="float">
            <text:p>159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461" calcext:value-type="float">
            <text:p>316461</text:p>
          </table:table-cell>
          <table:table-cell office:value-type="float" office:value="110786" calcext:value-type="float">
            <text:p>110786</text:p>
          </table:table-cell>
          <table:table-cell office:value-type="float" office:value="31761" calcext:value-type="float">
            <text:p>31761</text:p>
          </table:table-cell>
          <table:table-cell office:value-type="float" office:value="9090" calcext:value-type="float">
            <text:p>9090</text:p>
          </table:table-cell>
          <table:table-cell office:value-type="float" office:value="155035" calcext:value-type="float">
            <text:p>155035</text:p>
          </table:table-cell>
          <table:table-cell office:value-type="float" office:value="1226" calcext:value-type="float">
            <text:p>12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2261</text:p>
          </table:table-cell>
          <table:table-cell office:value-type="string" calcext:value-type="string">
            <text:p>Valdez-Cordova</text:p>
          </table:table-cell>
          <table:table-cell office:value-type="string" calcext:value-type="string">
            <text:p>VC</text:p>
          </table:table-cell>
          <table:table-cell office:value-type="float" office:value="8087" calcext:value-type="float">
            <text:p>8087</text:p>
          </table:table-cell>
          <table:table-cell office:value-type="float" office:value="4484.14352330049" calcext:value-type="float">
            <text:p>4484.14352330049</text:p>
          </table:table-cell>
          <table:table-cell office:value-type="float" office:value="80.7822851164229" calcext:value-type="float">
            <text:p>80.7822851164229</text:p>
          </table:table-cell>
          <table:table-cell office:value-type="float" office:value="1258.29695609732" calcext:value-type="float">
            <text:p>1258.29695609732</text:p>
          </table:table-cell>
          <table:table-cell office:value-type="float" office:value="11.0116398120366" calcext:value-type="float">
            <text:p>11.0116398120366</text:p>
          </table:table-cell>
          <table:table-cell office:value-type="float" office:value="316.661194374775" calcext:value-type="float">
            <text:p>316.661194374775</text:p>
          </table:table-cell>
          <table:table-cell office:value-type="float" office:value="104.230920027485" calcext:value-type="float">
            <text:p>104.230920027485</text:p>
          </table:table-cell>
          <table:table-cell office:value-type="float" office:value="2541.18201316059" calcext:value-type="float">
            <text:p>2541.18201316059</text:p>
          </table:table-cell>
          <table:table-cell office:value-type="float" office:value="137.088446948327" calcext:value-type="float">
            <text:p>137.088446948327</text:p>
          </table:table-cell>
          <table:table-cell office:value-type="float" office:value="4449.25345553696" calcext:value-type="float">
            <text:p>4449.25345553696</text:p>
          </table:table-cell>
          <table:table-cell office:value-type="float" office:value="0.571147955169461" calcext:value-type="float">
            <text:p>0.571147955169461</text:p>
          </table:table-cell>
          <table:table-cell office:value-type="float" office:value="0.282810806053633" calcext:value-type="float">
            <text:p>0.282810806053633</text:p>
          </table:table-cell>
          <table:table-cell office:value-type="float" office:value="0.071171758934232" calcext:value-type="float">
            <text:p>0.071171758934232</text:p>
          </table:table-cell>
          <table:table-cell office:value-type="float" office:value="0.018156368461296" calcext:value-type="float">
            <text:p>0.018156368461296</text:p>
          </table:table-cell>
          <table:table-cell office:value-type="float" office:value="0.02342660877136" calcext:value-type="float">
            <text:p>0.02342660877136</text:p>
          </table:table-cell>
          <table:table-cell office:value-type="float" office:value="0.571147955169461" calcext:value-type="float">
            <text:p>0.571147955169461</text:p>
          </table:table-cell>
          <table:table-cell office:value-type="float" office:value="4432.79544359802" calcext:value-type="float">
            <text:p>4432.79544359802</text:p>
          </table:table-cell>
          <table:table-cell office:value-type="float" office:value="26.5940791633607" calcext:value-type="float">
            <text:p>26.5940791633607</text:p>
          </table:table-cell>
          <table:table-cell office:value-type="float" office:value="20.5187620050124" calcext:value-type="float">
            <text:p>20.5187620050124</text:p>
          </table:table-cell>
          <table:table-cell office:value-type="float" office:value="421.606150737798" calcext:value-type="float">
            <text:p>421.606150737798</text:p>
          </table:table-cell>
          <table:table-cell office:value-type="float" office:value="1444.93783947399" calcext:value-type="float">
            <text:p>1444.93783947399</text:p>
          </table:table-cell>
          <table:table-cell office:value-type="float" office:value="1924.530368214" calcext:value-type="float">
            <text:p>1924.530368214</text:p>
          </table:table-cell>
          <table:table-cell office:value-type="float" office:value="477.490203435106" calcext:value-type="float">
            <text:p>477.490203435106</text:p>
          </table:table-cell>
          <table:table-cell office:value-type="float" office:value="5.97079458499903" calcext:value-type="float">
            <text:p>5.97079458499903</text:p>
          </table:table-cell>
          <table:table-cell office:value-type="float" office:value="0.445323237850879" calcext:value-type="float">
            <text:p>0.445323237850879</text:p>
          </table:table-cell>
          <table:table-cell office:value-type="float" office:value="0.097556795800857" calcext:value-type="float">
            <text:p>0.097556795800857</text:p>
          </table:table-cell>
          <table:table-cell office:value-type="float" office:value="0.334348788564432" calcext:value-type="float">
            <text:p>0.334348788564432</text:p>
          </table:table-cell>
          <table:table-cell office:value-type="float" office:value="0.110487985509487" calcext:value-type="float">
            <text:p>0.110487985509487</text:p>
          </table:table-cell>
          <table:table-cell office:value-type="float" office:value="0.445323237850879" calcext:value-type="float">
            <text:p>0.445323237850879</text:p>
          </table:table-cell>
          <table:table-cell office:value-type="float" office:value="4437.67188036901" calcext:value-type="float">
            <text:p>4437.67188036901</text:p>
          </table:table-cell>
          <table:table-cell office:value-type="float" office:value="1277.27405821716" calcext:value-type="float">
            <text:p>1277.27405821716</text:p>
          </table:table-cell>
          <table:table-cell office:value-type="float" office:value="599.852636275527" calcext:value-type="float">
            <text:p>599.852636275527</text:p>
          </table:table-cell>
          <table:table-cell office:value-type="float" office:value="125.462761278001" calcext:value-type="float">
            <text:p>125.462761278001</text:p>
          </table:table-cell>
          <table:table-cell office:value-type="float" office:value="2244.90426657762" calcext:value-type="float">
            <text:p>2244.90426657762</text:p>
          </table:table-cell>
          <table:table-cell office:value-type="float" office:value="23.1535743472272" calcext:value-type="float">
            <text:p>23.1535743472272</text:p>
          </table:table-cell>
          <table:table-cell office:value-type="float" office:value="0.525659018555487" calcext:value-type="float">
            <text:p>0.525659018555487</text:p>
          </table:table-cell>
          <table:table-cell office:value-type="float" office:value="0.299082075732516" calcext:value-type="float">
            <text:p>0.299082075732516</text:p>
          </table:table-cell>
          <table:table-cell office:value-type="float" office:value="0.140459418585017" calcext:value-type="float">
            <text:p>0.140459418585017</text:p>
          </table:table-cell>
          <table:table-cell office:value-type="float" office:value="0.029377926239678" calcext:value-type="float">
            <text:p>0.029377926239678</text:p>
          </table:table-cell>
          <table:table-cell office:value-type="float" office:value="0.525659018555487" calcext:value-type="float">
            <text:p>0.525659018555487</text:p>
          </table:table-cell>
          <table:table-cell table:number-columns-repeated="13"/>
          <table:table-cell office:value-type="float" office:value="-0.017296999977628" calcext:value-type="float">
            <text:p>-0.017296999977628</text:p>
          </table:table-cell>
          <table:table-cell table:number-columns-repeated="15"/>
          <table:table-cell office:value-type="float" office:value="62070" calcext:value-type="float">
            <text:p>62070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02100</text:p>
          </table:table-cell>
          <table:table-cell table:number-columns-repeated="2" office:value-type="string" calcext:value-type="string">
            <text:p>Haines</text:p>
          </table:table-cell>
          <table:table-cell office:value-type="float" office:value="2297" calcext:value-type="float">
            <text:p>2297</text:p>
          </table:table-cell>
          <table:table-cell office:value-type="float" office:value="1654.51950718686" calcext:value-type="float">
            <text:p>1654.51950718686</text:p>
          </table:table-cell>
          <table:table-cell office:value-type="float" office:value="36.3299681794016" calcext:value-type="float">
            <text:p>36.3299681794016</text:p>
          </table:table-cell>
          <table:table-cell office:value-type="float" office:value="730.434798019852" calcext:value-type="float">
            <text:p>730.434798019852</text:p>
          </table:table-cell>
          <table:table-cell office:value-type="float" office:value="6.57893682466341" calcext:value-type="float">
            <text:p>6.57893682466341</text:p>
          </table:table-cell>
          <table:table-cell office:value-type="float" office:value="52.8117103021945" calcext:value-type="float">
            <text:p>52.8117103021945</text:p>
          </table:table-cell>
          <table:table-cell office:value-type="float" office:value="88.1593598092987" calcext:value-type="float">
            <text:p>88.1593598092987</text:p>
          </table:table-cell>
          <table:table-cell office:value-type="float" office:value="665.725419426654" calcext:value-type="float">
            <text:p>665.725419426654</text:p>
          </table:table-cell>
          <table:table-cell office:value-type="float" office:value="57.3915789518434" calcext:value-type="float">
            <text:p>57.3915789518434</text:p>
          </table:table-cell>
          <table:table-cell office:value-type="float" office:value="1637.43177151391" calcext:value-type="float">
            <text:p>1637.43177151391</text:p>
          </table:table-cell>
          <table:table-cell office:value-type="float" office:value="0.406566814573989" calcext:value-type="float">
            <text:p>0.406566814573989</text:p>
          </table:table-cell>
          <table:table-cell office:value-type="float" office:value="0.446085638942085" calcext:value-type="float">
            <text:p>0.446085638942085</text:p>
          </table:table-cell>
          <table:table-cell office:value-type="float" office:value="0.032252769990756" calcext:value-type="float">
            <text:p>0.032252769990756</text:p>
          </table:table-cell>
          <table:table-cell office:value-type="float" office:value="0.022187164565527" calcext:value-type="float">
            <text:p>0.022187164565527</text:p>
          </table:table-cell>
          <table:table-cell office:value-type="float" office:value="0.05384002029458" calcext:value-type="float">
            <text:p>0.05384002029458</text:p>
          </table:table-cell>
          <table:table-cell office:value-type="float" office:value="2.44608563894208" calcext:value-type="float">
            <text:p>2.44608563894208</text:p>
          </table:table-cell>
          <table:table-cell office:value-type="float" office:value="1648.16104727821" calcext:value-type="float">
            <text:p>1648.16104727821</text:p>
          </table:table-cell>
          <table:table-cell office:value-type="float" office:value="12.1779884473144" calcext:value-type="float">
            <text:p>12.1779884473144</text:p>
          </table:table-cell>
          <table:table-cell office:value-type="float" office:value="7.84073580294763" calcext:value-type="float">
            <text:p>7.84073580294763</text:p>
          </table:table-cell>
          <table:table-cell office:value-type="float" office:value="302.816529474874" calcext:value-type="float">
            <text:p>302.816529474874</text:p>
          </table:table-cell>
          <table:table-cell office:value-type="float" office:value="274.857003717623" calcext:value-type="float">
            <text:p>274.857003717623</text:p>
          </table:table-cell>
          <table:table-cell office:value-type="float" office:value="630.211984886829" calcext:value-type="float">
            <text:p>630.211984886829</text:p>
          </table:table-cell>
          <table:table-cell office:value-type="float" office:value="396.402503544289" calcext:value-type="float">
            <text:p>396.402503544289</text:p>
          </table:table-cell>
          <table:table-cell office:value-type="float" office:value="2.66895576484929" calcext:value-type="float">
            <text:p>2.66895576484929</text:p>
          </table:table-cell>
          <table:table-cell office:value-type="float" office:value="0.387351811248358" calcext:value-type="float">
            <text:p>0.387351811248358</text:p>
          </table:table-cell>
          <table:table-cell office:value-type="float" office:value="0.186122342927353" calcext:value-type="float">
            <text:p>0.186122342927353</text:p>
          </table:table-cell>
          <table:table-cell office:value-type="float" office:value="0.16893737468899" calcext:value-type="float">
            <text:p>0.16893737468899</text:p>
          </table:table-cell>
          <table:table-cell office:value-type="float" office:value="0.24364377608407" calcext:value-type="float">
            <text:p>0.24364377608407</text:p>
          </table:table-cell>
          <table:table-cell office:value-type="float" office:value="0.387351811248358" calcext:value-type="float">
            <text:p>0.387351811248358</text:p>
          </table:table-cell>
          <table:table-cell office:value-type="float" office:value="1641.40527119939" calcext:value-type="float">
            <text:p>1641.40527119939</text:p>
          </table:table-cell>
          <table:table-cell office:value-type="float" office:value="745.801341697497" calcext:value-type="float">
            <text:p>745.801341697497</text:p>
          </table:table-cell>
          <table:table-cell office:value-type="float" office:value="143.938911208778" calcext:value-type="float">
            <text:p>143.938911208778</text:p>
          </table:table-cell>
          <table:table-cell office:value-type="float" office:value="56.5208890691371" calcext:value-type="float">
            <text:p>56.5208890691371</text:p>
          </table:table-cell>
          <table:table-cell office:value-type="float" office:value="649.023733443626" calcext:value-type="float">
            <text:p>649.023733443626</text:p>
          </table:table-cell>
          <table:table-cell office:value-type="float" office:value="2.17830032027215" calcext:value-type="float">
            <text:p>2.17830032027215</text:p>
          </table:table-cell>
          <table:table-cell office:value-type="float" office:value="0.40628400284924" calcext:value-type="float">
            <text:p>0.40628400284924</text:p>
          </table:table-cell>
          <table:table-cell office:value-type="float" office:value="0.466866061780947" calcext:value-type="float">
            <text:p>0.466866061780947</text:p>
          </table:table-cell>
          <table:table-cell office:value-type="float" office:value="0.090104681844803" calcext:value-type="float">
            <text:p>0.090104681844803</text:p>
          </table:table-cell>
          <table:table-cell office:value-type="float" office:value="0.035381653816827" calcext:value-type="float">
            <text:p>0.035381653816827</text:p>
          </table:table-cell>
          <table:table-cell office:value-type="float" office:value="2.46686606178095" calcext:value-type="float">
            <text:p>2.46686606178095</text:p>
          </table:table-cell>
          <table:table-cell table:number-columns-repeated="13"/>
          <table:table-cell office:value-type="float" office:value="-0.071730931168094" calcext:value-type="float">
            <text:p>-0.071730931168094</text:p>
          </table:table-cell>
          <table:table-cell table:number-columns-repeated="199"/>
        </table:table-row>
        <table:table-row table:style-name="ro1">
          <table:table-cell office:value-type="string" calcext:value-type="string">
            <text:p>02230</text:p>
          </table:table-cell>
          <table:table-cell table:number-columns-repeated="2" office:value-type="string" calcext:value-type="string">
            <text:p>Skagway</text:p>
          </table:table-cell>
          <table:table-cell office:value-type="float" office:value="1119" calcext:value-type="float">
            <text:p>1119</text:p>
          </table:table-cell>
          <table:table-cell office:value-type="float" office:value="838.503080082135" calcext:value-type="float">
            <text:p>838.503080082135</text:p>
          </table:table-cell>
          <table:table-cell office:value-type="float" office:value="7.01078507012941" calcext:value-type="float">
            <text:p>7.01078507012941</text:p>
          </table:table-cell>
          <table:table-cell office:value-type="float" office:value="443.331819145318" calcext:value-type="float">
            <text:p>443.331819145318</text:p>
          </table:table-cell>
          <table:table-cell office:value-type="float" office:value="5.13864078998799" calcext:value-type="float">
            <text:p>5.13864078998799</text:p>
          </table:table-cell>
          <table:table-cell office:value-type="float" office:value="61.5987139832534" calcext:value-type="float">
            <text:p>61.5987139832534</text:p>
          </table:table-cell>
          <table:table-cell office:value-type="float" office:value="39.4037330635207" calcext:value-type="float">
            <text:p>39.4037330635207</text:p>
          </table:table-cell>
          <table:table-cell office:value-type="float" office:value="228.889453205405" calcext:value-type="float">
            <text:p>228.889453205405</text:p>
          </table:table-cell>
          <table:table-cell office:value-type="float" office:value="43.5419191441023" calcext:value-type="float">
            <text:p>43.5419191441023</text:p>
          </table:table-cell>
          <table:table-cell office:value-type="float" office:value="828.915064401717" calcext:value-type="float">
            <text:p>828.915064401717</text:p>
          </table:table-cell>
          <table:table-cell office:value-type="float" office:value="0.276131371035716" calcext:value-type="float">
            <text:p>0.276131371035716</text:p>
          </table:table-cell>
          <table:table-cell office:value-type="float" office:value="0.534833830611222" calcext:value-type="float">
            <text:p>0.534833830611222</text:p>
          </table:table-cell>
          <table:table-cell office:value-type="float" office:value="0.074312455676883" calcext:value-type="float">
            <text:p>0.074312455676883</text:p>
          </table:table-cell>
          <table:table-cell office:value-type="float" office:value="0.008457784604493" calcext:value-type="float">
            <text:p>0.008457784604493</text:p>
          </table:table-cell>
          <table:table-cell office:value-type="float" office:value="0.04753651460293" calcext:value-type="float">
            <text:p>0.04753651460293</text:p>
          </table:table-cell>
          <table:table-cell office:value-type="float" office:value="2.53483383061122" calcext:value-type="float">
            <text:p>2.53483383061122</text:p>
          </table:table-cell>
          <table:table-cell office:value-type="float" office:value="830.580523639103" calcext:value-type="float">
            <text:p>830.580523639103</text:p>
          </table:table-cell>
          <table:table-cell office:value-type="float" office:value="4.08560375464233" calcext:value-type="float">
            <text:p>4.08560375464233</text:p>
          </table:table-cell>
          <table:table-cell office:value-type="float" office:value="2.41782504971265" calcext:value-type="float">
            <text:p>2.41782504971265</text:p>
          </table:table-cell>
          <table:table-cell office:value-type="float" office:value="194.982007438511" calcext:value-type="float">
            <text:p>194.982007438511</text:p>
          </table:table-cell>
          <table:table-cell office:value-type="float" office:value="107.878492440842" calcext:value-type="float">
            <text:p>107.878492440842</text:p>
          </table:table-cell>
          <table:table-cell office:value-type="float" office:value="311.600059122638" calcext:value-type="float">
            <text:p>311.600059122638</text:p>
          </table:table-cell>
          <table:table-cell office:value-type="float" office:value="192.1910803651" calcext:value-type="float">
            <text:p>192.1910803651</text:p>
          </table:table-cell>
          <table:table-cell office:value-type="float" office:value="0.332782647917203" calcext:value-type="float">
            <text:p>0.332782647917203</text:p>
          </table:table-cell>
          <table:table-cell office:value-type="float" office:value="0.38304205626278" calcext:value-type="float">
            <text:p>0.38304205626278</text:p>
          </table:table-cell>
          <table:table-cell office:value-type="float" office:value="0.239686440605253" calcext:value-type="float">
            <text:p>0.239686440605253</text:p>
          </table:table-cell>
          <table:table-cell office:value-type="float" office:value="0.132612296953402" calcext:value-type="float">
            <text:p>0.132612296953402</text:p>
          </table:table-cell>
          <table:table-cell office:value-type="float" office:value="0.236255624680222" calcext:value-type="float">
            <text:p>0.236255624680222</text:p>
          </table:table-cell>
          <table:table-cell office:value-type="float" office:value="0.38304205626278" calcext:value-type="float">
            <text:p>0.38304205626278</text:p>
          </table:table-cell>
          <table:table-cell office:value-type="float" office:value="831.523682200153" calcext:value-type="float">
            <text:p>831.523682200153</text:p>
          </table:table-cell>
          <table:table-cell office:value-type="float" office:value="423.983838607831" calcext:value-type="float">
            <text:p>423.983838607831</text:p>
          </table:table-cell>
          <table:table-cell office:value-type="float" office:value="98.0988013266353" calcext:value-type="float">
            <text:p>98.0988013266353</text:p>
          </table:table-cell>
          <table:table-cell office:value-type="float" office:value="23.3773196268514" calcext:value-type="float">
            <text:p>23.3773196268514</text:p>
          </table:table-cell>
          <table:table-cell office:value-type="float" office:value="257.988137176519" calcext:value-type="float">
            <text:p>257.988137176519</text:p>
          </table:table-cell>
          <table:table-cell office:value-type="float" office:value="0.283491131818865" calcext:value-type="float">
            <text:p>0.283491131818865</text:p>
          </table:table-cell>
          <table:table-cell office:value-type="float" office:value="0.320987928146925" calcext:value-type="float">
            <text:p>0.320987928146925</text:p>
          </table:table-cell>
          <table:table-cell office:value-type="float" office:value="0.527519192982857" calcext:value-type="float">
            <text:p>0.527519192982857</text:p>
          </table:table-cell>
          <table:table-cell office:value-type="float" office:value="0.122054181778089" calcext:value-type="float">
            <text:p>0.122054181778089</text:p>
          </table:table-cell>
          <table:table-cell office:value-type="float" office:value="0.029085978428215" calcext:value-type="float">
            <text:p>0.029085978428215</text:p>
          </table:table-cell>
          <table:table-cell office:value-type="float" office:value="2.52751919298286" calcext:value-type="float">
            <text:p>2.52751919298286</text:p>
          </table:table-cell>
          <table:table-cell table:number-columns-repeated="13"/>
          <table:table-cell office:value-type="float" office:value="-0.030841010363822" calcext:value-type="float">
            <text:p>-0.030841010363822</text:p>
          </table:table-cell>
          <table:table-cell/>
          <table:table-cell office:value-type="string" calcext:value-type="string">
            <text:p>County Subdivision</text:p>
          </table:table-cell>
          <table:table-cell office:value-type="string" calcext:value-type="string">
            <text:p>Precinct</text:p>
          </table:table-cell>
          <table:table-cell table:number-columns-repeated="10" office:value-type="string" calcext:value-type="string">
            <text:p>ED</text:p>
          </table:table-cell>
          <table:table-cell office:value-type="string" calcext:value-type="string">
            <text:p>Fraction</text:p>
          </table:table-cell>
          <table:table-cell table:number-columns-repeated="8" office:value-type="string" calcext:value-type="string">
            <text:p>ABS</text:p>
          </table:table-cell>
          <table:table-cell table:number-columns-repeated="8" office:value-type="string" calcext:value-type="string">
            <text:p>Q</text:p>
          </table:table-cell>
          <table:table-cell table:number-columns-repeated="8" office:value-type="string" calcext:value-type="string">
            <text:p>EV</text:p>
          </table:table-cell>
          <table:table-cell table:number-columns-repeated="8" office:value-type="string" calcext:value-type="string">
            <text:p>TOTAL</text:p>
          </table:table-cell>
          <table:table-cell table:number-columns-repeated="3"/>
          <table:table-cell table:number-columns-repeated="10" office:value-type="string" calcext:value-type="string">
            <text:p>ED</text:p>
          </table:table-cell>
          <table:table-cell office:value-type="string" calcext:value-type="string">
            <text:p>Fraction</text:p>
          </table:table-cell>
          <table:table-cell table:number-columns-repeated="8" office:value-type="string" calcext:value-type="string">
            <text:p>ABS</text:p>
          </table:table-cell>
          <table:table-cell table:number-columns-repeated="8" office:value-type="string" calcext:value-type="string">
            <text:p>Q</text:p>
          </table:table-cell>
          <table:table-cell table:number-columns-repeated="8" office:value-type="string" calcext:value-type="string">
            <text:p>EV</text:p>
          </table:table-cell>
          <table:table-cell table:number-columns-repeated="8" office:value-type="string" calcext:value-type="string">
            <text:p>TOTAL</text:p>
          </table:table-cell>
          <table:table-cell table:number-columns-repeated="9"/>
          <table:table-cell table:number-columns-repeated="10" office:value-type="string" calcext:value-type="string">
            <text:p>ED</text:p>
          </table:table-cell>
          <table:table-cell office:value-type="string" calcext:value-type="string">
            <text:p>Fraction</text:p>
          </table:table-cell>
          <table:table-cell table:number-columns-repeated="8" office:value-type="string" calcext:value-type="string">
            <text:p>ABS</text:p>
          </table:table-cell>
          <table:table-cell table:number-columns-repeated="8" office:value-type="string" calcext:value-type="string">
            <text:p>Q</text:p>
          </table:table-cell>
          <table:table-cell table:number-columns-repeated="8" office:value-type="string" calcext:value-type="string">
            <text:p>EV</text:p>
          </table:table-cell>
          <table:table-cell table:number-columns-repeated="8" office:value-type="string" calcext:value-type="string">
            <text:p>TOTAL</text:p>
          </table:table-cell>
          <table:table-cell/>
          <table:table-cell table:number-columns-repeated="7" office:value-type="string" calcext:value-type="string">
            <text:p>ED</text:p>
          </table:table-cell>
          <table:table-cell table:number-columns-repeated="27"/>
          <table:table-cell table:number-columns-repeated="7" office:value-type="string" calcext:value-type="string">
            <text:p>AB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282</text:p>
          </table:table-cell>
          <table:table-cell table:number-columns-repeated="2" office:value-type="string" calcext:value-type="string">
            <text:p>Yakutat</text:p>
          </table:table-cell>
          <table:table-cell office:value-type="float" office:value="458" calcext:value-type="float">
            <text:p>458</text:p>
          </table:table-cell>
          <table:table-cell office:value-type="float" office:value="346.23381294964" calcext:value-type="float">
            <text:p>346.23381294964</text:p>
          </table:table-cell>
          <table:table-cell office:value-type="float" office:value="-0.036511449524506" calcext:value-type="float">
            <text:p>-0.036511449524506</text:p>
          </table:table-cell>
          <table:table-cell office:value-type="float" office:value="161.583286754878" calcext:value-type="float">
            <text:p>161.583286754878</text:p>
          </table:table-cell>
          <table:table-cell office:value-type="float" office:value="0.411419329846919" calcext:value-type="float">
            <text:p>0.411419329846919</text:p>
          </table:table-cell>
          <table:table-cell office:value-type="float" office:value="24.0817523969921" calcext:value-type="float">
            <text:p>24.0817523969921</text:p>
          </table:table-cell>
          <table:table-cell office:value-type="float" office:value="8.19206981879086" calcext:value-type="float">
            <text:p>8.19206981879086</text:p>
          </table:table-cell>
          <table:table-cell office:value-type="float" office:value="135.875871297684" calcext:value-type="float">
            <text:p>135.875871297684</text:p>
          </table:table-cell>
          <table:table-cell office:value-type="float" office:value="12.9780195957247" calcext:value-type="float">
            <text:p>12.9780195957247</text:p>
          </table:table-cell>
          <table:table-cell office:value-type="float" office:value="343.085907744393" calcext:value-type="float">
            <text:p>343.085907744393</text:p>
          </table:table-cell>
          <table:table-cell office:value-type="float" office:value="0.396040374234535" calcext:value-type="float">
            <text:p>0.396040374234535</text:p>
          </table:table-cell>
          <table:table-cell office:value-type="float" office:value="0.470970340394342" calcext:value-type="float">
            <text:p>0.470970340394342</text:p>
          </table:table-cell>
          <table:table-cell office:value-type="float" office:value="0.070191610478311" calcext:value-type="float">
            <text:p>0.070191610478311</text:p>
          </table:table-cell>
          <table:table-cell office:value-type="float" office:value="-0.000106420720584" calcext:value-type="float">
            <text:p>-0.000106420720584</text:p>
          </table:table-cell>
          <table:table-cell office:value-type="float" office:value="0.023877605095031" calcext:value-type="float">
            <text:p>0.023877605095031</text:p>
          </table:table-cell>
          <table:table-cell office:value-type="float" office:value="2.47097034039434" calcext:value-type="float">
            <text:p>2.47097034039434</text:p>
          </table:table-cell>
          <table:table-cell office:value-type="float" office:value="341.258036862409" calcext:value-type="float">
            <text:p>341.258036862409</text:p>
          </table:table-cell>
          <table:table-cell office:value-type="float" office:value="2.82959656167892" calcext:value-type="float">
            <text:p>2.82959656167892</text:p>
          </table:table-cell>
          <table:table-cell office:value-type="float" office:value="1.68713526952323" calcext:value-type="float">
            <text:p>1.68713526952323</text:p>
          </table:table-cell>
          <table:table-cell office:value-type="float" office:value="43.8260012283918" calcext:value-type="float">
            <text:p>43.8260012283918</text:p>
          </table:table-cell>
          <table:table-cell office:value-type="float" office:value="79.8095052094577" calcext:value-type="float">
            <text:p>79.8095052094577</text:p>
          </table:table-cell>
          <table:table-cell office:value-type="float" office:value="156.832887828504" calcext:value-type="float">
            <text:p>156.832887828504</text:p>
          </table:table-cell>
          <table:table-cell office:value-type="float" office:value="49.8493619840493" calcext:value-type="float">
            <text:p>49.8493619840493</text:p>
          </table:table-cell>
          <table:table-cell office:value-type="float" office:value="0.18308585752897" calcext:value-type="float">
            <text:p>0.18308585752897</text:p>
          </table:table-cell>
          <table:table-cell office:value-type="float" office:value="0.468133316065974" calcext:value-type="float">
            <text:p>0.468133316065974</text:p>
          </table:table-cell>
          <table:table-cell office:value-type="float" office:value="0.130817021665717" calcext:value-type="float">
            <text:p>0.130817021665717</text:p>
          </table:table-cell>
          <table:table-cell office:value-type="float" office:value="0.238224831823173" calcext:value-type="float">
            <text:p>0.238224831823173</text:p>
          </table:table-cell>
          <table:table-cell office:value-type="float" office:value="0.148796259843688" calcext:value-type="float">
            <text:p>0.148796259843688</text:p>
          </table:table-cell>
          <table:table-cell office:value-type="float" office:value="0.468133316065974" calcext:value-type="float">
            <text:p>0.468133316065974</text:p>
          </table:table-cell>
          <table:table-cell office:value-type="float" office:value="343.58091286307" calcext:value-type="float">
            <text:p>343.58091286307</text:p>
          </table:table-cell>
          <table:table-cell office:value-type="float" office:value="139.682355480347" calcext:value-type="float">
            <text:p>139.682355480347</text:p>
          </table:table-cell>
          <table:table-cell office:value-type="float" office:value="19.4911248750346" calcext:value-type="float">
            <text:p>19.4911248750346</text:p>
          </table:table-cell>
          <table:table-cell office:value-type="float" office:value="9.20247840955197" calcext:value-type="float">
            <text:p>9.20247840955197</text:p>
          </table:table-cell>
          <table:table-cell office:value-type="float" office:value="165.119373146026" calcext:value-type="float">
            <text:p>165.119373146026</text:p>
          </table:table-cell>
          <table:table-cell office:value-type="float" office:value="0.040887548963323" calcext:value-type="float">
            <text:p>0.040887548963323</text:p>
          </table:table-cell>
          <table:table-cell office:value-type="float" office:value="0.495056798968923" calcext:value-type="float">
            <text:p>0.495056798968923</text:p>
          </table:table-cell>
          <table:table-cell office:value-type="float" office:value="0.418792165080385" calcext:value-type="float">
            <text:p>0.418792165080385</text:p>
          </table:table-cell>
          <table:table-cell office:value-type="float" office:value="0.058437805964808" calcext:value-type="float">
            <text:p>0.058437805964808</text:p>
          </table:table-cell>
          <table:table-cell office:value-type="float" office:value="0.027590641953228" calcext:value-type="float">
            <text:p>0.027590641953228</text:p>
          </table:table-cell>
          <table:table-cell office:value-type="float" office:value="0.495056798968923" calcext:value-type="float">
            <text:p>0.495056798968923</text:p>
          </table:table-cell>
          <table:table-cell table:number-columns-repeated="13"/>
          <table:table-cell office:value-type="float" office:value="2.03534708577371" calcext:value-type="float">
            <text:p>2.03534708577371</text:p>
          </table:table-cell>
          <table:table-cell/>
          <table:table-cell office:value-type="string" calcext:value-type="string">
            <text:p>County Subdivision</text:p>
          </table:table-cell>
          <table:table-cell office:value-type="string" calcext:value-type="string">
            <text:p>Precinct</text:p>
          </table:table-cell>
          <table:table-cell office:value-type="string" calcext:value-type="string">
            <text:p>Registered Voters 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Castle, Darrell L. </text:p>
          </table:table-cell>
          <table:table-cell office:value-type="string" calcext:value-type="string">
            <text:p>Clinton, Hillary </text:p>
          </table:table-cell>
          <table:table-cell office:value-type="string" calcext:value-type="string">
            <text:p>De La Fuente, Roque </text:p>
          </table:table-cell>
          <table:table-cell office:value-type="string" calcext:value-type="string">
            <text:p>Johnson, Gary </text:p>
          </table:table-cell>
          <table:table-cell office:value-type="string" calcext:value-type="string">
            <text:p>Stein, Jill </text:p>
          </table:table-cell>
          <table:table-cell office:value-type="string" calcext:value-type="string">
            <text:p>Trump, Donald J. </text:p>
          </table:table-cell>
          <table:table-cell office:value-type="string" calcext:value-type="string">
            <text:p>Write-in 60 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CT Type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Castle, Darrell L. </text:p>
          </table:table-cell>
          <table:table-cell office:value-type="string" calcext:value-type="string">
            <text:p>Clinton, Hillary </text:p>
          </table:table-cell>
          <table:table-cell office:value-type="string" calcext:value-type="string">
            <text:p>De La Fuente, Roque </text:p>
          </table:table-cell>
          <table:table-cell office:value-type="string" calcext:value-type="string">
            <text:p>Johnson, Gary </text:p>
          </table:table-cell>
          <table:table-cell office:value-type="string" calcext:value-type="string">
            <text:p>Stein, Jill </text:p>
          </table:table-cell>
          <table:table-cell office:value-type="string" calcext:value-type="string">
            <text:p>Trump, Donald J. </text:p>
          </table:table-cell>
          <table:table-cell office:value-type="string" calcext:value-type="string">
            <text:p>Write-in 60 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Castle, Darrell L. </text:p>
          </table:table-cell>
          <table:table-cell office:value-type="string" calcext:value-type="string">
            <text:p>Clinton, Hillary </text:p>
          </table:table-cell>
          <table:table-cell office:value-type="string" calcext:value-type="string">
            <text:p>De La Fuente, Roque </text:p>
          </table:table-cell>
          <table:table-cell office:value-type="string" calcext:value-type="string">
            <text:p>Johnson, Gary </text:p>
          </table:table-cell>
          <table:table-cell office:value-type="string" calcext:value-type="string">
            <text:p>Stein, Jill </text:p>
          </table:table-cell>
          <table:table-cell office:value-type="string" calcext:value-type="string">
            <text:p>Trump, Donald J. </text:p>
          </table:table-cell>
          <table:table-cell office:value-type="string" calcext:value-type="string">
            <text:p>Write-in 60 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Castle, Darrell L. </text:p>
          </table:table-cell>
          <table:table-cell office:value-type="string" calcext:value-type="string">
            <text:p>Clinton, Hillary </text:p>
          </table:table-cell>
          <table:table-cell office:value-type="string" calcext:value-type="string">
            <text:p>De La Fuente, Roque </text:p>
          </table:table-cell>
          <table:table-cell office:value-type="string" calcext:value-type="string">
            <text:p>Johnson, Gary </text:p>
          </table:table-cell>
          <table:table-cell office:value-type="string" calcext:value-type="string">
            <text:p>Stein, Jill </text:p>
          </table:table-cell>
          <table:table-cell office:value-type="string" calcext:value-type="string">
            <text:p>Trump, Donald J. </text:p>
          </table:table-cell>
          <table:table-cell office:value-type="string" calcext:value-type="string">
            <text:p>Write-in 60 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Castle, Darrell L. </text:p>
          </table:table-cell>
          <table:table-cell office:value-type="string" calcext:value-type="string">
            <text:p>Clinton, Hillary </text:p>
          </table:table-cell>
          <table:table-cell office:value-type="string" calcext:value-type="string">
            <text:p>De La Fuente, Roque </text:p>
          </table:table-cell>
          <table:table-cell office:value-type="string" calcext:value-type="string">
            <text:p>Johnson, Gary </text:p>
          </table:table-cell>
          <table:table-cell office:value-type="string" calcext:value-type="string">
            <text:p>Stein, Jill </text:p>
          </table:table-cell>
          <table:table-cell office:value-type="string" calcext:value-type="string">
            <text:p>Trump, Donald J. </text:p>
          </table:table-cell>
          <table:table-cell office:value-type="string" calcext:value-type="string">
            <text:p>Write-in 60 </text:p>
          </table:table-cell>
          <table:table-cell table:number-columns-repeated="3"/>
          <table:table-cell office:value-type="string" calcext:value-type="string">
            <text:p>Registered Voters 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Craig, Breck A. <text:s/></text:p>
          </table:table-cell>
          <table:table-cell office:value-type="string" calcext:value-type="string">
            <text:p>Gianoutsos, Ted </text:p>
          </table:table-cell>
          <table:table-cell office:value-type="string" calcext:value-type="string">
            <text:p>Metcalfe, Ray </text:p>
          </table:table-cell>
          <table:table-cell office:value-type="string" calcext:value-type="string">
            <text:p>Miller, Joe </text:p>
          </table:table-cell>
          <table:table-cell office:value-type="string" calcext:value-type="string">
            <text:p>Murkowski, Lisa </text:p>
          </table:table-cell>
          <table:table-cell office:value-type="string" calcext:value-type="string">
            <text:p>Stock, Margaret </text:p>
          </table:table-cell>
          <table:table-cell office:value-type="string" calcext:value-type="string">
            <text:p>Write-in 70 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CT Type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Craig, Breck A. <text:s/></text:p>
          </table:table-cell>
          <table:table-cell office:value-type="string" calcext:value-type="string">
            <text:p>Gianoutsos, Ted </text:p>
          </table:table-cell>
          <table:table-cell office:value-type="string" calcext:value-type="string">
            <text:p>Metcalfe, Ray </text:p>
          </table:table-cell>
          <table:table-cell office:value-type="string" calcext:value-type="string">
            <text:p>Miller, Joe </text:p>
          </table:table-cell>
          <table:table-cell office:value-type="string" calcext:value-type="string">
            <text:p>Murkowski, Lisa </text:p>
          </table:table-cell>
          <table:table-cell office:value-type="string" calcext:value-type="string">
            <text:p>Stock, Margaret </text:p>
          </table:table-cell>
          <table:table-cell office:value-type="string" calcext:value-type="string">
            <text:p>Write-in 70 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Craig, Breck A. <text:s/></text:p>
          </table:table-cell>
          <table:table-cell office:value-type="string" calcext:value-type="string">
            <text:p>Gianoutsos, Ted </text:p>
          </table:table-cell>
          <table:table-cell office:value-type="string" calcext:value-type="string">
            <text:p>Metcalfe, Ray </text:p>
          </table:table-cell>
          <table:table-cell office:value-type="string" calcext:value-type="string">
            <text:p>Miller, Joe </text:p>
          </table:table-cell>
          <table:table-cell office:value-type="string" calcext:value-type="string">
            <text:p>Murkowski, Lisa </text:p>
          </table:table-cell>
          <table:table-cell office:value-type="string" calcext:value-type="string">
            <text:p>Stock, Margaret </text:p>
          </table:table-cell>
          <table:table-cell office:value-type="string" calcext:value-type="string">
            <text:p>Write-in 70 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Craig, Breck A. <text:s/></text:p>
          </table:table-cell>
          <table:table-cell office:value-type="string" calcext:value-type="string">
            <text:p>Gianoutsos, Ted </text:p>
          </table:table-cell>
          <table:table-cell office:value-type="string" calcext:value-type="string">
            <text:p>Metcalfe, Ray </text:p>
          </table:table-cell>
          <table:table-cell office:value-type="string" calcext:value-type="string">
            <text:p>Miller, Joe </text:p>
          </table:table-cell>
          <table:table-cell office:value-type="string" calcext:value-type="string">
            <text:p>Murkowski, Lisa </text:p>
          </table:table-cell>
          <table:table-cell office:value-type="string" calcext:value-type="string">
            <text:p>Stock, Margaret </text:p>
          </table:table-cell>
          <table:table-cell office:value-type="string" calcext:value-type="string">
            <text:p>Write-in 70 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Craig, Breck A. <text:s/></text:p>
          </table:table-cell>
          <table:table-cell office:value-type="string" calcext:value-type="string">
            <text:p>Gianoutsos, Ted </text:p>
          </table:table-cell>
          <table:table-cell office:value-type="string" calcext:value-type="string">
            <text:p>Metcalfe, Ray </text:p>
          </table:table-cell>
          <table:table-cell office:value-type="string" calcext:value-type="string">
            <text:p>Miller, Joe </text:p>
          </table:table-cell>
          <table:table-cell office:value-type="string" calcext:value-type="string">
            <text:p>Murkowski, Lisa </text:p>
          </table:table-cell>
          <table:table-cell office:value-type="string" calcext:value-type="string">
            <text:p>Stock, Margaret </text:p>
          </table:table-cell>
          <table:table-cell office:value-type="string" calcext:value-type="string">
            <text:p>Write-in 70 </text:p>
          </table:table-cell>
          <table:table-cell table:number-columns-repeated="9"/>
          <table:table-cell office:value-type="string" calcext:value-type="string">
            <text:p>Registered Voters 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Lindbeck, Steve </text:p>
          </table:table-cell>
          <table:table-cell office:value-type="string" calcext:value-type="string">
            <text:p>McDermott, Jim C. <text:s/></text:p>
          </table:table-cell>
          <table:table-cell office:value-type="string" calcext:value-type="string">
            <text:p>Souphanavong, Bernie </text:p>
          </table:table-cell>
          <table:table-cell office:value-type="string" calcext:value-type="string">
            <text:p>Young, Don </text:p>
          </table:table-cell>
          <table:table-cell office:value-type="string" calcext:value-type="string">
            <text:p>Write-in 50 </text:p>
          </table:table-cell>
          <table:table-cell table:number-columns-repeated="2"/>
          <table:table-cell office:value-type="string" calcext:value-type="string">
            <text:p>Total ED</text:p>
          </table:table-cell>
          <table:table-cell office:value-type="string" calcext:value-type="string">
            <text:p>PCT Type</text:p>
          </table:table-cell>
          <table:table-cell office:value-type="string" calcext:value-type="string">
            <text:p>Times Counted </text:p>
          </table:table-cell>
          <table:table-cell office:value-type="string" calcext:value-type="string">
            <text:p>Lindbeck, Steve </text:p>
          </table:table-cell>
          <table:table-cell office:value-type="string" calcext:value-type="string">
            <text:p>McDermott, Jim C. <text:s/></text:p>
          </table:table-cell>
          <table:table-cell office:value-type="string" calcext:value-type="string">
            <text:p>Souphanavong, Bernie </text:p>
          </table:table-cell>
          <table:table-cell office:value-type="string" calcext:value-type="string">
            <text:p>Young, Don </text:p>
          </table:table-cell>
          <table:table-cell office:value-type="string" calcext:value-type="string">
            <text:p>Write-in 50 </text:p>
          </table:table-cell>
          <table:table-cell table:number-columns-repeated="2"/>
          <table:table-cell office:value-type="string" calcext:value-type="string">
            <text:p>Times Counted </text:p>
          </table:table-cell>
          <table:table-cell office:value-type="string" calcext:value-type="string">
            <text:p>Lindbeck, Steve </text:p>
          </table:table-cell>
          <table:table-cell office:value-type="string" calcext:value-type="string">
            <text:p>McDermott, Jim C. <text:s/></text:p>
          </table:table-cell>
          <table:table-cell office:value-type="string" calcext:value-type="string">
            <text:p>Souphanavong, Bernie </text:p>
          </table:table-cell>
          <table:table-cell office:value-type="string" calcext:value-type="string">
            <text:p>Young, Don </text:p>
          </table:table-cell>
          <table:table-cell office:value-type="string" calcext:value-type="string">
            <text:p>Write-in 50 </text:p>
          </table:table-cell>
          <table:table-cell table:number-columns-repeated="2"/>
          <table:table-cell office:value-type="string" calcext:value-type="string">
            <text:p>Times Counted </text:p>
          </table:table-cell>
          <table:table-cell office:value-type="string" calcext:value-type="string">
            <text:p>Lindbeck, Steve </text:p>
          </table:table-cell>
          <table:table-cell office:value-type="string" calcext:value-type="string">
            <text:p>McDermott, Jim C. <text:s/></text:p>
          </table:table-cell>
          <table:table-cell office:value-type="string" calcext:value-type="string">
            <text:p>Souphanavong, Bernie </text:p>
          </table:table-cell>
          <table:table-cell office:value-type="string" calcext:value-type="string">
            <text:p>Young, Don </text:p>
          </table:table-cell>
          <table:table-cell office:value-type="string" calcext:value-type="string">
            <text:p>Write-in 50 </text:p>
          </table:table-cell>
          <table:table-cell table:number-columns-repeated="2"/>
          <table:table-cell office:value-type="string" calcext:value-type="string">
            <text:p>Times Counted </text:p>
          </table:table-cell>
          <table:table-cell office:value-type="string" calcext:value-type="string">
            <text:p>Lindbeck, Steve </text:p>
          </table:table-cell>
          <table:table-cell office:value-type="string" calcext:value-type="string">
            <text:p>McDermott, Jim C. <text:s/></text:p>
          </table:table-cell>
          <table:table-cell office:value-type="string" calcext:value-type="string">
            <text:p>Souphanavong, Bernie </text:p>
          </table:table-cell>
          <table:table-cell office:value-type="string" calcext:value-type="string">
            <text:p>Young, Don </text:p>
          </table:table-cell>
          <table:table-cell office:value-type="string" calcext:value-type="string">
            <text:p>Write-in 50 </text:p>
          </table:table-cell>
          <table:table-cell table:number-columns-repeated="3"/>
          <table:table-cell office:value-type="string" calcext:value-type="string">
            <text:p>PCT Castle</text:p>
          </table:table-cell>
          <table:table-cell office:value-type="string" calcext:value-type="string">
            <text:p>PCT Clinton</text:p>
          </table:table-cell>
          <table:table-cell office:value-type="string" calcext:value-type="string">
            <text:p>PCT De La Fuente</text:p>
          </table:table-cell>
          <table:table-cell office:value-type="string" calcext:value-type="string">
            <text:p>PCT Johnson</text:p>
          </table:table-cell>
          <table:table-cell office:value-type="string" calcext:value-type="string">
            <text:p>PCT Stein</text:p>
          </table:table-cell>
          <table:table-cell office:value-type="string" calcext:value-type="string">
            <text:p>PCT Trump</text:p>
          </table:table-cell>
          <table:table-cell office:value-type="string" calcext:value-type="string">
            <text:p>PCT Write-in</text:p>
          </table:table-cell>
          <table:table-cell office:value-type="string" calcext:value-type="string">
            <text:p>PCT Craig</text:p>
          </table:table-cell>
          <table:table-cell office:value-type="string" calcext:value-type="string">
            <text:p>PCT Gianoutsos </text:p>
          </table:table-cell>
          <table:table-cell office:value-type="string" calcext:value-type="string">
            <text:p>PCT Metcalfe</text:p>
          </table:table-cell>
          <table:table-cell office:value-type="string" calcext:value-type="string">
            <text:p>PCT Miller</text:p>
          </table:table-cell>
          <table:table-cell office:value-type="string" calcext:value-type="string">
            <text:p>PCT Murkowski</text:p>
          </table:table-cell>
          <table:table-cell office:value-type="string" calcext:value-type="string">
            <text:p>PCT Stock</text:p>
          </table:table-cell>
          <table:table-cell office:value-type="string" calcext:value-type="string">
            <text:p>PCT Write-in</text:p>
          </table:table-cell>
          <table:table-cell office:value-type="string" calcext:value-type="string">
            <text:p>PCT Lindbeck</text:p>
          </table:table-cell>
          <table:table-cell office:value-type="string" calcext:value-type="string">
            <text:p>PCT McDermott</text:p>
          </table:table-cell>
          <table:table-cell office:value-type="string" calcext:value-type="string">
            <text:p>PCT Souphanavong</text:p>
          </table:table-cell>
          <table:table-cell office:value-type="string" calcext:value-type="string">
            <text:p>PCT Young</text:p>
          </table:table-cell>
          <table:table-cell office:value-type="string" calcext:value-type="string">
            <text:p>PCT Write-in 50 </text:p>
          </table:table-cell>
          <table:table-cell table:number-columns-repeated="15"/>
          <table:table-cell office:value-type="string" calcext:value-type="string">
            <text:p>Castle, Darrell L. </text:p>
          </table:table-cell>
          <table:table-cell office:value-type="string" calcext:value-type="string">
            <text:p>Clinton, Hillary </text:p>
          </table:table-cell>
          <table:table-cell office:value-type="string" calcext:value-type="string">
            <text:p>De La Fuente, Roque </text:p>
          </table:table-cell>
          <table:table-cell office:value-type="string" calcext:value-type="string">
            <text:p>Johnson, Gary </text:p>
          </table:table-cell>
          <table:table-cell office:value-type="string" calcext:value-type="string">
            <text:p>Stein, Jill </text:p>
          </table:table-cell>
          <table:table-cell office:value-type="string" calcext:value-type="string">
            <text:p>Trump, Donald J. </text:p>
          </table:table-cell>
          <table:table-cell office:value-type="string" calcext:value-type="string">
            <text:p>Write-in 60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290</text:p>
          </table:table-cell>
          <table:table-cell office:value-type="string" calcext:value-type="string">
            <text:p>Yukon-Koyukuk</text:p>
          </table:table-cell>
          <table:table-cell office:value-type="string" calcext:value-type="string">
            <text:p>YK</text:p>
          </table:table-cell>
          <table:table-cell office:value-type="float" office:value="4128" calcext:value-type="float">
            <text:p>4128</text:p>
          </table:table-cell>
          <table:table-cell office:value-type="float" office:value="2727.05834539212" calcext:value-type="float">
            <text:p>2727.05834539212</text:p>
          </table:table-cell>
          <table:table-cell office:value-type="float" office:value="81.1666620588412" calcext:value-type="float">
            <text:p>81.1666620588412</text:p>
          </table:table-cell>
          <table:table-cell office:value-type="float" office:value="1526.95153072977" calcext:value-type="float">
            <text:p>1526.95153072977</text:p>
          </table:table-cell>
          <table:table-cell office:value-type="float" office:value="15.1401132093317" calcext:value-type="float">
            <text:p>15.1401132093317</text:p>
          </table:table-cell>
          <table:table-cell office:value-type="float" office:value="140.935175754906" calcext:value-type="float">
            <text:p>140.935175754906</text:p>
          </table:table-cell>
          <table:table-cell office:value-type="float" office:value="33.8473778318559" calcext:value-type="float">
            <text:p>33.8473778318559</text:p>
          </table:table-cell>
          <table:table-cell office:value-type="float" office:value="796.34336329818" calcext:value-type="float">
            <text:p>796.34336329818</text:p>
          </table:table-cell>
          <table:table-cell office:value-type="float" office:value="82.0131572876782" calcext:value-type="float">
            <text:p>82.0131572876782</text:p>
          </table:table-cell>
          <table:table-cell office:value-type="float" office:value="2676.39738017056" calcext:value-type="float">
            <text:p>2676.39738017056</text:p>
          </table:table-cell>
          <table:table-cell office:value-type="float" office:value="0.297543021525238" calcext:value-type="float">
            <text:p>0.297543021525238</text:p>
          </table:table-cell>
          <table:table-cell office:value-type="float" office:value="0.570524968393318" calcext:value-type="float">
            <text:p>0.570524968393318</text:p>
          </table:table-cell>
          <table:table-cell office:value-type="float" office:value="0.052658538974479" calcext:value-type="float">
            <text:p>0.052658538974479</text:p>
          </table:table-cell>
          <table:table-cell office:value-type="float" office:value="0.03032683511806" calcext:value-type="float">
            <text:p>0.03032683511806</text:p>
          </table:table-cell>
          <table:table-cell office:value-type="float" office:value="0.012646618952265" calcext:value-type="float">
            <text:p>0.012646618952265</text:p>
          </table:table-cell>
          <table:table-cell office:value-type="float" office:value="2.57052496839332" calcext:value-type="float">
            <text:p>2.57052496839332</text:p>
          </table:table-cell>
          <table:table-cell office:value-type="float" office:value="2704.95639111639" calcext:value-type="float">
            <text:p>2704.95639111639</text:p>
          </table:table-cell>
          <table:table-cell office:value-type="float" office:value="18.1690807061911" calcext:value-type="float">
            <text:p>18.1690807061911</text:p>
          </table:table-cell>
          <table:table-cell office:value-type="float" office:value="14.0977864368132" calcext:value-type="float">
            <text:p>14.0977864368132</text:p>
          </table:table-cell>
          <table:table-cell office:value-type="float" office:value="277.706078759891" calcext:value-type="float">
            <text:p>277.706078759891</text:p>
          </table:table-cell>
          <table:table-cell office:value-type="float" office:value="595.709085085349" calcext:value-type="float">
            <text:p>595.709085085349</text:p>
          </table:table-cell>
          <table:table-cell office:value-type="float" office:value="1448.40024512037" calcext:value-type="float">
            <text:p>1448.40024512037</text:p>
          </table:table-cell>
          <table:table-cell office:value-type="float" office:value="271.645146093265" calcext:value-type="float">
            <text:p>271.645146093265</text:p>
          </table:table-cell>
          <table:table-cell office:value-type="float" office:value="5.71940136751839" calcext:value-type="float">
            <text:p>5.71940136751839</text:p>
          </table:table-cell>
          <table:table-cell office:value-type="float" office:value="0.550419728093044" calcext:value-type="float">
            <text:p>0.550419728093044</text:p>
          </table:table-cell>
          <table:table-cell office:value-type="float" office:value="0.105533608459243" calcext:value-type="float">
            <text:p>0.105533608459243</text:p>
          </table:table-cell>
          <table:table-cell office:value-type="float" office:value="0.226380818244051" calcext:value-type="float">
            <text:p>0.226380818244051</text:p>
          </table:table-cell>
          <table:table-cell office:value-type="float" office:value="0.103230338405545" calcext:value-type="float">
            <text:p>0.103230338405545</text:p>
          </table:table-cell>
          <table:table-cell office:value-type="float" office:value="0.550419728093044" calcext:value-type="float">
            <text:p>0.550419728093044</text:p>
          </table:table-cell>
          <table:table-cell office:value-type="float" office:value="2705.28846719073" calcext:value-type="float">
            <text:p>2705.28846719073</text:p>
          </table:table-cell>
          <table:table-cell office:value-type="float" office:value="871.973580857092" calcext:value-type="float">
            <text:p>871.973580857092</text:p>
          </table:table-cell>
          <table:table-cell office:value-type="float" office:value="203.640766514479" calcext:value-type="float">
            <text:p>203.640766514479</text:p>
          </table:table-cell>
          <table:table-cell office:value-type="float" office:value="74.2157006065061" calcext:value-type="float">
            <text:p>74.2157006065061</text:p>
          </table:table-cell>
          <table:table-cell office:value-type="float" office:value="1444.18636735896" calcext:value-type="float">
            <text:p>1444.18636735896</text:p>
          </table:table-cell>
          <table:table-cell office:value-type="float" office:value="8.73102469180327" calcext:value-type="float">
            <text:p>8.73102469180327</text:p>
          </table:table-cell>
          <table:table-cell office:value-type="float" office:value="0.55486995977718" calcext:value-type="float">
            <text:p>0.55486995977718</text:p>
          </table:table-cell>
          <table:table-cell office:value-type="float" office:value="0.335020435500814" calcext:value-type="float">
            <text:p>0.335020435500814</text:p>
          </table:table-cell>
          <table:table-cell office:value-type="float" office:value="0.078240694192066" calcext:value-type="float">
            <text:p>0.078240694192066</text:p>
          </table:table-cell>
          <table:table-cell office:value-type="float" office:value="0.028514368880019" calcext:value-type="float">
            <text:p>0.028514368880019</text:p>
          </table:table-cell>
          <table:table-cell office:value-type="float" office:value="0.55486995977718" calcext:value-type="float">
            <text:p>0.55486995977718</text:p>
          </table:table-cell>
          <table:table-cell table:number-columns-repeated="13"/>
          <table:table-cell office:value-type="float" office:value="0.056848016725364" calcext:value-type="float">
            <text:p>0.05684801672536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2558" calcext:value-type="float">
            <text:p>12558</text:p>
          </table:table-cell>
          <table:table-cell office:value-type="float" office:value="3958" calcext:value-type="float">
            <text:p>3958</text:p>
          </table:table-cell>
          <table:table-cell office:value-type="float" office:value="46" calcext:value-type="float">
            <text:p>46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94" calcext:value-type="float">
            <text:p>94</text:p>
          </table:table-cell>
          <table:table-cell office:value-type="float" office:value="1965" calcext:value-type="float">
            <text:p>1965</text:p>
          </table:table-cell>
          <table:table-cell office:value-type="float" office:value="148" calcext:value-type="float">
            <text:p>148</text:p>
          </table:table-cell>
          <table:table-cell office:value-type="float" office:value="3935" calcext:value-type="float">
            <text:p>3935</text:p>
          </table:table-cell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34" calcext:value-type="float">
            <text:p>34</text:p>
          </table:table-cell>
          <table:table-cell office:value-type="float" office:value="473" calcext:value-type="float">
            <text:p>473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office:value-type="float" office:value="1191" calcext:value-type="float">
            <text:p>1191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94" calcext:value-type="float">
            <text:p>494</text:p>
          </table:table-cell>
          <table:table-cell office:value-type="float" office:value="27" calcext:value-type="float">
            <text:p>27</text:p>
          </table:table-cell>
          <table:table-cell office:value-type="float" office:value="6703" calcext:value-type="float">
            <text:p>6703</text:p>
          </table:table-cell>
          <table:table-cell office:value-type="float" office:value="73" calcext:value-type="float">
            <text:p>73</text:p>
          </table:table-cell>
          <table:table-cell office:value-type="float" office:value="2573" calcext:value-type="float">
            <text:p>2573</text:p>
          </table:table-cell>
          <table:table-cell office:value-type="float" office:value="28" calcext:value-type="float">
            <text:p>28</text:p>
          </table:table-cell>
          <table:table-cell office:value-type="float" office:value="416" calcext:value-type="float">
            <text:p>416</text:p>
          </table:table-cell>
          <table:table-cell office:value-type="float" office:value="143" calcext:value-type="float">
            <text:p>143</text:p>
          </table:table-cell>
          <table:table-cell office:value-type="float" office:value="3180" calcext:value-type="float">
            <text:p>3180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12558" calcext:value-type="float">
            <text:p>12558</text:p>
          </table:table-cell>
          <table:table-cell office:value-type="float" office:value="3958" calcext:value-type="float">
            <text:p>395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17" calcext:value-type="float">
            <text:p>417</text:p>
          </table:table-cell>
          <table:table-cell office:value-type="float" office:value="1195" calcext:value-type="float">
            <text:p>1195</text:p>
          </table:table-cell>
          <table:table-cell office:value-type="float" office:value="1810" calcext:value-type="float">
            <text:p>181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float" office:value="3912" calcext:value-type="float">
            <text:p>3912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242" calcext:value-type="float">
            <text:p>242</text:p>
          </table:table-cell>
          <table:table-cell office:value-type="float" office:value="450" calcext:value-type="float">
            <text:p>45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91" calcext:value-type="float">
            <text:p>119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296" calcext:value-type="float">
            <text:p>296</text:p>
          </table:table-cell>
          <table:table-cell office:value-type="float" office:value="498" calcext:value-type="float">
            <text:p>498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6520" calcext:value-type="float">
            <text:p>652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02" calcext:value-type="float">
            <text:p>802</text:p>
          </table:table-cell>
          <table:table-cell office:value-type="float" office:value="1830" calcext:value-type="float">
            <text:p>1830</text:p>
          </table:table-cell>
          <table:table-cell office:value-type="float" office:value="2950" calcext:value-type="float">
            <text:p>2950</text:p>
          </table:table-cell>
          <table:table-cell office:value-type="float" office:value="722" calcext:value-type="float">
            <text:p>722</text:p>
          </table:table-cell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12558" calcext:value-type="float">
            <text:p>12558</text:p>
          </table:table-cell>
          <table:table-cell office:value-type="float" office:value="3958" calcext:value-type="float">
            <text:p>3958</text:p>
          </table:table-cell>
          <table:table-cell office:value-type="float" office:value="1421" calcext:value-type="float">
            <text:p>1421</text:p>
          </table:table-cell>
          <table:table-cell office:value-type="float" office:value="461" calcext:value-type="float">
            <text:p>461</text:p>
          </table:table-cell>
          <table:table-cell office:value-type="float" office:value="110" calcext:value-type="float">
            <text:p>110</text:p>
          </table:table-cell>
          <table:table-cell office:value-type="float" office:value="1867" calcext:value-type="float">
            <text:p>186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870" calcext:value-type="float">
            <text:p>3870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314" calcext:value-type="float">
            <text:p>314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465" calcext:value-type="float">
            <text:p>46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91" calcext:value-type="float">
            <text:p>1191</text:p>
          </table:table-cell>
          <table:table-cell office:value-type="float" office:value="542" calcext:value-type="float">
            <text:p>542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520" calcext:value-type="float">
            <text:p>6520</text:p>
          </table:table-cell>
          <table:table-cell office:value-type="float" office:value="2405" calcext:value-type="float">
            <text:p>2405</text:p>
          </table:table-cell>
          <table:table-cell office:value-type="float" office:value="738" calcext:value-type="float">
            <text:p>738</text:p>
          </table:table-cell>
          <table:table-cell office:value-type="float" office:value="188" calcext:value-type="float">
            <text:p>188</text:p>
          </table:table-cell>
          <table:table-cell office:value-type="float" office:value="2989" calcext:value-type="float">
            <text:p>298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0.011689961880559" calcext:value-type="float">
            <text:p>0.011689961880559</text:p>
          </table:table-cell>
          <table:table-cell office:value-type="float" office:value="0.353748411689962" calcext:value-type="float">
            <text:p>0.353748411689962</text:p>
          </table:table-cell>
          <table:table-cell office:value-type="float" office:value="0.005082592121982" calcext:value-type="float">
            <text:p>0.005082592121982</text:p>
          </table:table-cell>
          <table:table-cell office:value-type="float" office:value="0.06861499364676" calcext:value-type="float">
            <text:p>0.06861499364676</text:p>
          </table:table-cell>
          <table:table-cell office:value-type="float" office:value="0.023888182973316" calcext:value-type="float">
            <text:p>0.023888182973316</text:p>
          </table:table-cell>
          <table:table-cell office:value-type="float" office:value="0.499364675984752" calcext:value-type="float">
            <text:p>0.499364675984752</text:p>
          </table:table-cell>
          <table:table-cell office:value-type="float" office:value="0.037611181702668" calcext:value-type="float">
            <text:p>0.037611181702668</text:p>
          </table:table-cell>
          <table:table-cell office:value-type="float" office:value="0.006901840490798" calcext:value-type="float">
            <text:p>0.006901840490798</text:p>
          </table:table-cell>
          <table:table-cell office:value-type="float" office:value="0.005879345603272" calcext:value-type="float">
            <text:p>0.005879345603272</text:p>
          </table:table-cell>
          <table:table-cell office:value-type="float" office:value="0.10659509202454" calcext:value-type="float">
            <text:p>0.10659509202454</text:p>
          </table:table-cell>
          <table:table-cell office:value-type="float" office:value="0.305470347648262" calcext:value-type="float">
            <text:p>0.305470347648262</text:p>
          </table:table-cell>
          <table:table-cell office:value-type="float" office:value="0.462678936605317" calcext:value-type="float">
            <text:p>0.462678936605317</text:p>
          </table:table-cell>
          <table:table-cell office:value-type="float" office:value="0.109406952965235" calcext:value-type="float">
            <text:p>0.109406952965235</text:p>
          </table:table-cell>
          <table:table-cell office:value-type="float" office:value="0.003067484662577" calcext:value-type="float">
            <text:p>0.003067484662577</text:p>
          </table:table-cell>
          <table:table-cell office:value-type="float" office:value="0.3671834625323" calcext:value-type="float">
            <text:p>0.3671834625323</text:p>
          </table:table-cell>
          <table:table-cell office:value-type="float" office:value="0.119121447028424" calcext:value-type="float">
            <text:p>0.119121447028424</text:p>
          </table:table-cell>
          <table:table-cell office:value-type="float" office:value="0.028423772609819" calcext:value-type="float">
            <text:p>0.028423772609819</text:p>
          </table:table-cell>
          <table:table-cell office:value-type="float" office:value="0.482428940568475" calcext:value-type="float">
            <text:p>0.482428940568475</text:p>
          </table:table-cell>
          <table:table-cell office:value-type="float" office:value="0.002842377260982" calcext:value-type="float">
            <text:p>0.002842377260982</text:p>
          </table:table-cell>
          <table:table-cell table:number-columns-repeated="15"/>
          <table:table-cell table:number-columns-repeated="7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050</text:p>
          </table:table-cell>
          <table:table-cell table:number-columns-repeated="2" office:value-type="string" calcext:value-type="string">
            <text:p>Bethel</text:p>
          </table:table-cell>
          <table:table-cell office:value-type="float" office:value="10216" calcext:value-type="float">
            <text:p>10216</text:p>
          </table:table-cell>
          <table:table-cell office:value-type="float" office:value="4943.81282236728" calcext:value-type="float">
            <text:p>4943.81282236728</text:p>
          </table:table-cell>
          <table:table-cell office:value-type="float" office:value="280.653848258536" calcext:value-type="float">
            <text:p>280.653848258536</text:p>
          </table:table-cell>
          <table:table-cell office:value-type="float" office:value="2689.76762538118" calcext:value-type="float">
            <text:p>2689.76762538118</text:p>
          </table:table-cell>
          <table:table-cell office:value-type="float" office:value="33.4849936260586" calcext:value-type="float">
            <text:p>33.4849936260586</text:p>
          </table:table-cell>
          <table:table-cell office:value-type="float" office:value="251.109898927911" calcext:value-type="float">
            <text:p>251.109898927911</text:p>
          </table:table-cell>
          <table:table-cell office:value-type="float" office:value="259.094079490053" calcext:value-type="float">
            <text:p>259.094079490053</text:p>
          </table:table-cell>
          <table:table-cell office:value-type="float" office:value="1093.10236402564" calcext:value-type="float">
            <text:p>1093.10236402564</text:p>
          </table:table-cell>
          <table:table-cell office:value-type="float" office:value="285.020009812482" calcext:value-type="float">
            <text:p>285.020009812482</text:p>
          </table:table-cell>
          <table:table-cell office:value-type="float" office:value="4892.23281952186" calcext:value-type="float">
            <text:p>4892.23281952186</text:p>
          </table:table-cell>
          <table:table-cell office:value-type="float" office:value="0.223436292660428" calcext:value-type="float">
            <text:p>0.223436292660428</text:p>
          </table:table-cell>
          <table:table-cell office:value-type="float" office:value="0.549803683636639" calcext:value-type="float">
            <text:p>0.549803683636639</text:p>
          </table:table-cell>
          <table:table-cell office:value-type="float" office:value="0.051328280601424" calcext:value-type="float">
            <text:p>0.051328280601424</text:p>
          </table:table-cell>
          <table:table-cell office:value-type="float" office:value="0.057367230590217" calcext:value-type="float">
            <text:p>0.057367230590217</text:p>
          </table:table-cell>
          <table:table-cell office:value-type="float" office:value="0.052960292170922" calcext:value-type="float">
            <text:p>0.052960292170922</text:p>
          </table:table-cell>
          <table:table-cell office:value-type="float" office:value="2.54980368363664" calcext:value-type="float">
            <text:p>2.54980368363664</text:p>
          </table:table-cell>
          <table:table-cell office:value-type="float" office:value="4854.82221862188" calcext:value-type="float">
            <text:p>4854.82221862188</text:p>
          </table:table-cell>
          <table:table-cell office:value-type="float" office:value="49.8654890197194" calcext:value-type="float">
            <text:p>49.8654890197194</text:p>
          </table:table-cell>
          <table:table-cell office:value-type="float" office:value="26.8544898603357" calcext:value-type="float">
            <text:p>26.8544898603357</text:p>
          </table:table-cell>
          <table:table-cell office:value-type="float" office:value="613.842707791813" calcext:value-type="float">
            <text:p>613.842707791813</text:p>
          </table:table-cell>
          <table:table-cell office:value-type="float" office:value="1096.8808664686" calcext:value-type="float">
            <text:p>1096.8808664686</text:p>
          </table:table-cell>
          <table:table-cell office:value-type="float" office:value="2543.84427785738" calcext:value-type="float">
            <text:p>2543.84427785738</text:p>
          </table:table-cell>
          <table:table-cell office:value-type="float" office:value="467.036895610785" calcext:value-type="float">
            <text:p>467.036895610785</text:p>
          </table:table-cell>
          <table:table-cell office:value-type="float" office:value="7.9275322689636" calcext:value-type="float">
            <text:p>7.9275322689636</text:p>
          </table:table-cell>
          <table:table-cell office:value-type="float" office:value="0.529278144558198" calcext:value-type="float">
            <text:p>0.529278144558198</text:p>
          </table:table-cell>
          <table:table-cell office:value-type="float" office:value="0.127717538474596" calcext:value-type="float">
            <text:p>0.127717538474596</text:p>
          </table:table-cell>
          <table:table-cell office:value-type="float" office:value="0.228219578870951" calcext:value-type="float">
            <text:p>0.228219578870951</text:p>
          </table:table-cell>
          <table:table-cell office:value-type="float" office:value="0.097172780464888" calcext:value-type="float">
            <text:p>0.097172780464888</text:p>
          </table:table-cell>
          <table:table-cell office:value-type="float" office:value="0.529278144558198" calcext:value-type="float">
            <text:p>0.529278144558198</text:p>
          </table:table-cell>
          <table:table-cell office:value-type="float" office:value="4854.49706218891" calcext:value-type="float">
            <text:p>4854.49706218891</text:p>
          </table:table-cell>
          <table:table-cell office:value-type="float" office:value="2164.59412246665" calcext:value-type="float">
            <text:p>2164.59412246665</text:p>
          </table:table-cell>
          <table:table-cell office:value-type="float" office:value="264.36566086583" calcext:value-type="float">
            <text:p>264.36566086583</text:p>
          </table:table-cell>
          <table:table-cell office:value-type="float" office:value="123.146298187883" calcext:value-type="float">
            <text:p>123.146298187883</text:p>
          </table:table-cell>
          <table:table-cell office:value-type="float" office:value="2225.83999038278" calcext:value-type="float">
            <text:p>2225.83999038278</text:p>
          </table:table-cell>
          <table:table-cell office:value-type="float" office:value="13.8434203121762" calcext:value-type="float">
            <text:p>13.8434203121762</text:p>
          </table:table-cell>
          <table:table-cell office:value-type="float" office:value="0.464511221538185" calcext:value-type="float">
            <text:p>0.464511221538185</text:p>
          </table:table-cell>
          <table:table-cell office:value-type="float" office:value="0.451729802818598" calcext:value-type="float">
            <text:p>0.451729802818598</text:p>
          </table:table-cell>
          <table:table-cell office:value-type="float" office:value="0.055170549811363" calcext:value-type="float">
            <text:p>0.055170549811363</text:p>
          </table:table-cell>
          <table:table-cell office:value-type="float" office:value="0.025699438255363" calcext:value-type="float">
            <text:p>0.025699438255363</text:p>
          </table:table-cell>
          <table:table-cell office:value-type="float" office:value="0.464511221538185" calcext:value-type="float">
            <text:p>0.464511221538185</text:p>
          </table:table-cell>
          <table:table-cell table:number-columns-repeated="13"/>
          <table:table-cell office:value-type="float" office:value="0.002045156497569" calcext:value-type="float">
            <text:p>0.00204515649756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1218" calcext:value-type="float">
            <text:p>11218</text:p>
          </table:table-cell>
          <table:table-cell office:value-type="float" office:value="3031" calcext:value-type="float">
            <text:p>3031</text:p>
          </table:table-cell>
          <table:table-cell office:value-type="float" office:value="42" calcext:value-type="float">
            <text:p>42</text:p>
          </table:table-cell>
          <table:table-cell office:value-type="float" office:value="760" calcext:value-type="float">
            <text:p>760</text:p>
          </table:table-cell>
          <table:table-cell office:value-type="float" office:value="13" calcext:value-type="float">
            <text:p>13</text:p>
          </table:table-cell>
          <table:table-cell office:value-type="float" office:value="199" calcext:value-type="float">
            <text:p>199</text:p>
          </table:table-cell>
          <table:table-cell office:value-type="float" office:value="52" calcext:value-type="float">
            <text:p>52</text:p>
          </table:table-cell>
          <table:table-cell office:value-type="float" office:value="1837" calcext:value-type="float">
            <text:p>1837</text:p>
          </table:table-cell>
          <table:table-cell office:value-type="float" office:value="107" calcext:value-type="float">
            <text:p>107</text:p>
          </table:table-cell>
          <table:table-cell office:value-type="float" office:value="3010" calcext:value-type="float">
            <text:p>3010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593" calcext:value-type="float">
            <text:p>593</text:p>
          </table:table-cell>
          <table:table-cell office:value-type="float" office:value="48" calcext:value-type="float">
            <text:p>48</text:p>
          </table:table-cell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float" office:value="12" calcext:value-type="float">
            <text:p>12</text:p>
          </table:table-cell>
          <table:table-cell office:value-type="float" office:value="749" calcext:value-type="float">
            <text:p>749</text:p>
          </table:table-cell>
          <table:table-cell office:value-type="float" office:value="7" calcext:value-type="float">
            <text:p>7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office:value-type="float" office:value="5530" calcext:value-type="float">
            <text:p>5530</text:p>
          </table:table-cell>
          <table:table-cell office:value-type="float" office:value="58" calcext:value-type="float">
            <text:p>58</text:p>
          </table:table-cell>
          <table:table-cell office:value-type="float" office:value="1585" calcext:value-type="float">
            <text:p>1585</text:p>
          </table:table-cell>
          <table:table-cell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94" calcext:value-type="float">
            <text:p>94</text:p>
          </table:table-cell>
          <table:table-cell office:value-type="float" office:value="3188" calcext:value-type="float">
            <text:p>3188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11218" calcext:value-type="float">
            <text:p>11218</text:p>
          </table:table-cell>
          <table:table-cell office:value-type="float" office:value="3031" calcext:value-type="float">
            <text:p>303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86" calcext:value-type="float">
            <text:p>286</text:p>
          </table:table-cell>
          <table:table-cell office:value-type="float" office:value="1031" calcext:value-type="float">
            <text:p>1031</text:p>
          </table:table-cell>
          <table:table-cell office:value-type="float" office:value="1390" calcext:value-type="float">
            <text:p>1390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2981" calcext:value-type="float">
            <text:p>2981</text:p>
          </table:table-cell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240" calcext:value-type="float">
            <text:p>240</text:p>
          </table:table-cell>
          <table:table-cell office:value-type="float" office:value="513" calcext:value-type="float">
            <text:p>51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94" calcext:value-type="float">
            <text:p>194</text:p>
          </table:table-cell>
          <table:table-cell office:value-type="float" office:value="335" calcext:value-type="float">
            <text:p>33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100" calcext:value-type="float">
            <text:p>510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615" calcext:value-type="float">
            <text:p>615</text:p>
          </table:table-cell>
          <table:table-cell office:value-type="float" office:value="1552" calcext:value-type="float">
            <text:p>1552</text:p>
          </table:table-cell>
          <table:table-cell office:value-type="float" office:value="2368" calcext:value-type="float">
            <text:p>2368</text:p>
          </table:table-cell>
          <table:table-cell office:value-type="float" office:value="340" calcext:value-type="float">
            <text:p>340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1218" calcext:value-type="float">
            <text:p>11218</text:p>
          </table:table-cell>
          <table:table-cell office:value-type="float" office:value="3031" calcext:value-type="float">
            <text:p>3031</text:p>
          </table:table-cell>
          <table:table-cell office:value-type="float" office:value="835" calcext:value-type="float">
            <text:p>835</text:p>
          </table:table-cell>
          <table:table-cell office:value-type="float" office:value="380" calcext:value-type="float">
            <text:p>380</text:p>
          </table:table-cell>
          <table:table-cell office:value-type="float" office:value="84" calcext:value-type="float">
            <text:p>84</text:p>
          </table:table-cell>
          <table:table-cell office:value-type="float" office:value="1622" calcext:value-type="float">
            <text:p>162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942" calcext:value-type="float">
            <text:p>2942</text:p>
          </table:table-cell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float" office:value="283" calcext:value-type="float">
            <text:p>283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float" office:value="555" calcext:value-type="float">
            <text:p>55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317" calcext:value-type="float">
            <text:p>317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100" calcext:value-type="float">
            <text:p>5100</text:p>
          </table:table-cell>
          <table:table-cell office:value-type="float" office:value="1510" calcext:value-type="float">
            <text:p>1510</text:p>
          </table:table-cell>
          <table:table-cell office:value-type="float" office:value="641" calcext:value-type="float">
            <text:p>641</text:p>
          </table:table-cell>
          <table:table-cell office:value-type="float" office:value="138" calcext:value-type="float">
            <text:p>138</text:p>
          </table:table-cell>
          <table:table-cell office:value-type="float" office:value="2630" calcext:value-type="float">
            <text:p>263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013953488372093" calcext:value-type="float">
            <text:p>0.013953488372093</text:p>
          </table:table-cell>
          <table:table-cell office:value-type="float" office:value="0.252491694352159" calcext:value-type="float">
            <text:p>0.252491694352159</text:p>
          </table:table-cell>
          <table:table-cell office:value-type="float" office:value="0.004318936877076" calcext:value-type="float">
            <text:p>0.004318936877076</text:p>
          </table:table-cell>
          <table:table-cell office:value-type="float" office:value="0.066112956810631" calcext:value-type="float">
            <text:p>0.066112956810631</text:p>
          </table:table-cell>
          <table:table-cell office:value-type="float" office:value="0.017275747508306" calcext:value-type="float">
            <text:p>0.017275747508306</text:p>
          </table:table-cell>
          <table:table-cell office:value-type="float" office:value="0.610299003322259" calcext:value-type="float">
            <text:p>0.610299003322259</text:p>
          </table:table-cell>
          <table:table-cell office:value-type="float" office:value="0.035548172757475" calcext:value-type="float">
            <text:p>0.035548172757475</text:p>
          </table:table-cell>
          <table:table-cell office:value-type="float" office:value="0.013418316001342" calcext:value-type="float">
            <text:p>0.013418316001342</text:p>
          </table:table-cell>
          <table:table-cell office:value-type="float" office:value="0.010734652801074" calcext:value-type="float">
            <text:p>0.010734652801074</text:p>
          </table:table-cell>
          <table:table-cell office:value-type="float" office:value="0.095940959409594" calcext:value-type="float">
            <text:p>0.095940959409594</text:p>
          </table:table-cell>
          <table:table-cell office:value-type="float" office:value="0.345857094934586" calcext:value-type="float">
            <text:p>0.345857094934586</text:p>
          </table:table-cell>
          <table:table-cell office:value-type="float" office:value="0.466286481046629" calcext:value-type="float">
            <text:p>0.466286481046629</text:p>
          </table:table-cell>
          <table:table-cell office:value-type="float" office:value="0.06340154310634" calcext:value-type="float">
            <text:p>0.06340154310634</text:p>
          </table:table-cell>
          <table:table-cell office:value-type="float" office:value="0.004360952700436" calcext:value-type="float">
            <text:p>0.004360952700436</text:p>
          </table:table-cell>
          <table:table-cell office:value-type="float" office:value="0.28382053025153" calcext:value-type="float">
            <text:p>0.28382053025153</text:p>
          </table:table-cell>
          <table:table-cell office:value-type="float" office:value="0.129163834126445" calcext:value-type="float">
            <text:p>0.129163834126445</text:p>
          </table:table-cell>
          <table:table-cell office:value-type="float" office:value="0.028552005438477" calcext:value-type="float">
            <text:p>0.028552005438477</text:p>
          </table:table-cell>
          <table:table-cell office:value-type="float" office:value="0.551325628823929" calcext:value-type="float">
            <text:p>0.551325628823929</text:p>
          </table:table-cell>
          <table:table-cell office:value-type="float" office:value="0.007138001359619" calcext:value-type="float">
            <text:p>0.007138001359619</text:p>
          </table:table-cell>
          <table:table-cell table:number-columns-repeated="15"/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593" calcext:value-type="float">
            <text:p>593</text:p>
          </table:table-cell>
          <table:table-cell office:value-type="float" office:value="48" calcext:value-type="float">
            <text:p>4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40</text:p>
          </table:table-cell>
          <table:table-cell office:value-type="string" calcext:value-type="string">
            <text:p>Southeast Fairbanks</text:p>
          </table:table-cell>
          <table:table-cell office:value-type="string" calcext:value-type="string">
            <text:p>SEF</text:p>
          </table:table-cell>
          <table:table-cell office:value-type="float" office:value="5341" calcext:value-type="float">
            <text:p>5341</text:p>
          </table:table-cell>
          <table:table-cell office:value-type="float" office:value="3432.76497195098" calcext:value-type="float">
            <text:p>3432.76497195098</text:p>
          </table:table-cell>
          <table:table-cell office:value-type="float" office:value="38.2598185487061" calcext:value-type="float">
            <text:p>38.2598185487061</text:p>
          </table:table-cell>
          <table:table-cell office:value-type="float" office:value="663.48431982752" calcext:value-type="float">
            <text:p>663.48431982752</text:p>
          </table:table-cell>
          <table:table-cell office:value-type="float" office:value="3.580115967944" calcext:value-type="float">
            <text:p>3.580115967944</text:p>
          </table:table-cell>
          <table:table-cell office:value-type="float" office:value="153.004729036199" calcext:value-type="float">
            <text:p>153.004729036199</text:p>
          </table:table-cell>
          <table:table-cell office:value-type="float" office:value="48.1936748173822" calcext:value-type="float">
            <text:p>48.1936748173822</text:p>
          </table:table-cell>
          <table:table-cell office:value-type="float" office:value="2422.44556666632" calcext:value-type="float">
            <text:p>2422.44556666632</text:p>
          </table:table-cell>
          <table:table-cell office:value-type="float" office:value="77.3969332821175" calcext:value-type="float">
            <text:p>77.3969332821175</text:p>
          </table:table-cell>
          <table:table-cell office:value-type="float" office:value="3406.36515814619" calcext:value-type="float">
            <text:p>3406.36515814619</text:p>
          </table:table-cell>
          <table:table-cell office:value-type="float" office:value="0.711152637547721" calcext:value-type="float">
            <text:p>0.711152637547721</text:p>
          </table:table-cell>
          <table:table-cell office:value-type="float" office:value="0.194777802444586" calcext:value-type="float">
            <text:p>0.194777802444586</text:p>
          </table:table-cell>
          <table:table-cell office:value-type="float" office:value="0.044917300974117" calcext:value-type="float">
            <text:p>0.044917300974117</text:p>
          </table:table-cell>
          <table:table-cell office:value-type="float" office:value="0.011231860582301" calcext:value-type="float">
            <text:p>0.011231860582301</text:p>
          </table:table-cell>
          <table:table-cell office:value-type="float" office:value="0.014148123462961" calcext:value-type="float">
            <text:p>0.014148123462961</text:p>
          </table:table-cell>
          <table:table-cell office:value-type="float" office:value="0.711152637547721" calcext:value-type="float">
            <text:p>0.711152637547721</text:p>
          </table:table-cell>
          <table:table-cell office:value-type="float" office:value="3404.91451649388" calcext:value-type="float">
            <text:p>3404.91451649388</text:p>
          </table:table-cell>
          <table:table-cell office:value-type="float" office:value="42.3216995537106" calcext:value-type="float">
            <text:p>42.3216995537106</text:p>
          </table:table-cell>
          <table:table-cell office:value-type="float" office:value="36.5551730279507" calcext:value-type="float">
            <text:p>36.5551730279507</text:p>
          </table:table-cell>
          <table:table-cell office:value-type="float" office:value="266.448495895492" calcext:value-type="float">
            <text:p>266.448495895492</text:p>
          </table:table-cell>
          <table:table-cell office:value-type="float" office:value="1309.45394688663" calcext:value-type="float">
            <text:p>1309.45394688663</text:p>
          </table:table-cell>
          <table:table-cell office:value-type="float" office:value="1433.9006059691" calcext:value-type="float">
            <text:p>1433.9006059691</text:p>
          </table:table-cell>
          <table:table-cell office:value-type="float" office:value="220.32312922844" calcext:value-type="float">
            <text:p>220.32312922844</text:p>
          </table:table-cell>
          <table:table-cell office:value-type="float" office:value="9.49401470369504" calcext:value-type="float">
            <text:p>9.49401470369504</text:p>
          </table:table-cell>
          <table:table-cell office:value-type="float" office:value="0.432093377745564" calcext:value-type="float">
            <text:p>0.432093377745564</text:p>
          </table:table-cell>
          <table:table-cell office:value-type="float" office:value="0.080291918496608" calcext:value-type="float">
            <text:p>0.080291918496608</text:p>
          </table:table-cell>
          <table:table-cell office:value-type="float" office:value="0.394592467955687" calcext:value-type="float">
            <text:p>0.394592467955687</text:p>
          </table:table-cell>
          <table:table-cell office:value-type="float" office:value="0.066392443595802" calcext:value-type="float">
            <text:p>0.066392443595802</text:p>
          </table:table-cell>
          <table:table-cell office:value-type="float" office:value="0.432093377745564" calcext:value-type="float">
            <text:p>0.432093377745564</text:p>
          </table:table-cell>
          <table:table-cell office:value-type="float" office:value="3406.9086741768" calcext:value-type="float">
            <text:p>3406.9086741768</text:p>
          </table:table-cell>
          <table:table-cell office:value-type="float" office:value="670.006286210904" calcext:value-type="float">
            <text:p>670.006286210904</text:p>
          </table:table-cell>
          <table:table-cell office:value-type="float" office:value="445.695921958784" calcext:value-type="float">
            <text:p>445.695921958784</text:p>
          </table:table-cell>
          <table:table-cell office:value-type="float" office:value="93.7574082229301" calcext:value-type="float">
            <text:p>93.7574082229301</text:p>
          </table:table-cell>
          <table:table-cell office:value-type="float" office:value="2050.97412421204" calcext:value-type="float">
            <text:p>2050.97412421204</text:p>
          </table:table-cell>
          <table:table-cell office:value-type="float" office:value="19.014911601615" calcext:value-type="float">
            <text:p>19.014911601615</text:p>
          </table:table-cell>
          <table:table-cell office:value-type="float" office:value="0.625402115331866" calcext:value-type="float">
            <text:p>0.625402115331866</text:p>
          </table:table-cell>
          <table:table-cell office:value-type="float" office:value="0.204304551547149" calcext:value-type="float">
            <text:p>0.204304551547149</text:p>
          </table:table-cell>
          <table:table-cell office:value-type="float" office:value="0.135905747955205" calcext:value-type="float">
            <text:p>0.135905747955205</text:p>
          </table:table-cell>
          <table:table-cell office:value-type="float" office:value="0.028589381376609" calcext:value-type="float">
            <text:p>0.028589381376609</text:p>
          </table:table-cell>
          <table:table-cell office:value-type="float" office:value="0.625402115331866" calcext:value-type="float">
            <text:p>0.625402115331866</text:p>
          </table:table-cell>
          <table:table-cell table:number-columns-repeated="13"/>
          <table:table-cell office:value-type="float" office:value="0.024164126442741" calcext:value-type="float">
            <text:p>0.02416412644274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3292" calcext:value-type="float">
            <text:p>13292</text:p>
          </table:table-cell>
          <table:table-cell office:value-type="float" office:value="5022" calcext:value-type="float">
            <text:p>5022</text:p>
          </table:table-cell>
          <table:table-cell office:value-type="float" office:value="83" calcext:value-type="float">
            <text:p>83</text:p>
          </table:table-cell>
          <table:table-cell office:value-type="float" office:value="751" calcext:value-type="float">
            <text:p>751</text:p>
          </table:table-cell>
          <table:table-cell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  <table:table-cell office:value-type="float" office:value="63" calcext:value-type="float">
            <text:p>63</text:p>
          </table:table-cell>
          <table:table-cell office:value-type="float" office:value="3620" calcext:value-type="float">
            <text:p>3620</text:p>
          </table:table-cell>
          <table:table-cell office:value-type="float" office:value="148" calcext:value-type="float">
            <text:p>148</text:p>
          </table:table-cell>
          <table:table-cell office:value-type="float" office:value="4994" calcext:value-type="float">
            <text:p>4994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float" office:value="38" calcext:value-type="float">
            <text:p>38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office:value-type="float" office:value="1083" calcext:value-type="float">
            <text:p>1083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741" calcext:value-type="float">
            <text:p>741</text:p>
          </table:table-cell>
          <table:table-cell office:value-type="float" office:value="23" calcext:value-type="float">
            <text:p>23</text:p>
          </table:table-cell>
          <table:table-cell office:value-type="float" office:value="7658" calcext:value-type="float">
            <text:p>7658</text:p>
          </table:table-cell>
          <table:table-cell office:value-type="float" office:value="109" calcext:value-type="float">
            <text:p>109</text:p>
          </table:table-cell>
          <table:table-cell office:value-type="float" office:value="1241" calcext:value-type="float">
            <text:p>1241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 office:value-type="float" office:value="98" calcext:value-type="float">
            <text:p>98</text:p>
          </table:table-cell>
          <table:table-cell office:value-type="float" office:value="5403" calcext:value-type="float">
            <text:p>5403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13292" calcext:value-type="float">
            <text:p>13292</text:p>
          </table:table-cell>
          <table:table-cell office:value-type="float" office:value="5022" calcext:value-type="float">
            <text:p>5022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23" calcext:value-type="float">
            <text:p>223</text:p>
          </table:table-cell>
          <table:table-cell office:value-type="float" office:value="2211" calcext:value-type="float">
            <text:p>2211</text:p>
          </table:table-cell>
          <table:table-cell office:value-type="float" office:value="2176" calcext:value-type="float">
            <text:p>2176</text:p>
          </table:table-cell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office:value-type="float" office:value="4957" calcext:value-type="float">
            <text:p>4957</text:p>
          </table:table-cell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343" calcext:value-type="float">
            <text:p>343</text:p>
          </table:table-cell>
          <table:table-cell office:value-type="float" office:value="546" calcext:value-type="float">
            <text:p>54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83" calcext:value-type="float">
            <text:p>108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414" calcext:value-type="float">
            <text:p>414</text:p>
          </table:table-cell>
          <table:table-cell office:value-type="float" office:value="473" calcext:value-type="float">
            <text:p>47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561" calcext:value-type="float">
            <text:p>7561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423" calcext:value-type="float">
            <text:p>423</text:p>
          </table:table-cell>
          <table:table-cell office:value-type="float" office:value="3124" calcext:value-type="float">
            <text:p>3124</text:p>
          </table:table-cell>
          <table:table-cell office:value-type="float" office:value="3360" calcext:value-type="float">
            <text:p>3360</text:p>
          </table:table-cell>
          <table:table-cell office:value-type="float" office:value="389" calcext:value-type="float">
            <text:p>389</text:p>
          </table:table-cell>
          <table:table-cell office:value-type="float" office:value="24" calcext:value-type="float">
            <text:p>24</text:p>
          </table:table-cell>
          <table:table-cell table:number-columns-repeated="9"/>
          <table:table-cell office:value-type="float" office:value="13292" calcext:value-type="float">
            <text:p>13292</text:p>
          </table:table-cell>
          <table:table-cell office:value-type="float" office:value="5022" calcext:value-type="float">
            <text:p>5022</text:p>
          </table:table-cell>
          <table:table-cell office:value-type="float" office:value="1010" calcext:value-type="float">
            <text:p>1010</text:p>
          </table:table-cell>
          <table:table-cell office:value-type="float" office:value="670" calcext:value-type="float">
            <text:p>670</text:p>
          </table:table-cell>
          <table:table-cell office:value-type="float" office:value="167" calcext:value-type="float">
            <text:p>167</text:p>
          </table:table-cell>
          <table:table-cell office:value-type="float" office:value="3033" calcext:value-type="float">
            <text:p>30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905" calcext:value-type="float">
            <text:p>4905</text:p>
          </table:table-cell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83" calcext:value-type="float">
            <text:p>1083</text:p>
          </table:table-cell>
          <table:table-cell office:value-type="float" office:value="268" calcext:value-type="float">
            <text:p>268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61" calcext:value-type="float">
            <text:p>7561</text:p>
          </table:table-cell>
          <table:table-cell office:value-type="float" office:value="1545" calcext:value-type="float">
            <text:p>1545</text:p>
          </table:table-cell>
          <table:table-cell office:value-type="float" office:value="1015" calcext:value-type="float">
            <text:p>1015</text:p>
          </table:table-cell>
          <table:table-cell office:value-type="float" office:value="241" calcext:value-type="float">
            <text:p>241</text:p>
          </table:table-cell>
          <table:table-cell office:value-type="float" office:value="4530" calcext:value-type="float">
            <text:p>453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0.016619943932719" calcext:value-type="float">
            <text:p>0.016619943932719</text:p>
          </table:table-cell>
          <table:table-cell office:value-type="float" office:value="0.150380456547857" calcext:value-type="float">
            <text:p>0.150380456547857</text:p>
          </table:table-cell>
          <table:table-cell office:value-type="float" office:value="0.003203844613536" calcext:value-type="float">
            <text:p>0.003203844613536</text:p>
          </table:table-cell>
          <table:table-cell office:value-type="float" office:value="0.062675210252303" calcext:value-type="float">
            <text:p>0.062675210252303</text:p>
          </table:table-cell>
          <table:table-cell office:value-type="float" office:value="0.012615138165799" calcext:value-type="float">
            <text:p>0.012615138165799</text:p>
          </table:table-cell>
          <table:table-cell office:value-type="float" office:value="0.724869843812575" calcext:value-type="float">
            <text:p>0.724869843812575</text:p>
          </table:table-cell>
          <table:table-cell office:value-type="float" office:value="0.02963556267521" calcext:value-type="float">
            <text:p>0.02963556267521</text:p>
          </table:table-cell>
          <table:table-cell office:value-type="float" office:value="0.011095420617309" calcext:value-type="float">
            <text:p>0.011095420617309</text:p>
          </table:table-cell>
          <table:table-cell office:value-type="float" office:value="0.006253782529756" calcext:value-type="float">
            <text:p>0.006253782529756</text:p>
          </table:table-cell>
          <table:table-cell office:value-type="float" office:value="0.04498688723018" calcext:value-type="float">
            <text:p>0.04498688723018</text:p>
          </table:table-cell>
          <table:table-cell office:value-type="float" office:value="0.446035908815816" calcext:value-type="float">
            <text:p>0.446035908815816</text:p>
          </table:table-cell>
          <table:table-cell office:value-type="float" office:value="0.438975186604801" calcext:value-type="float">
            <text:p>0.438975186604801</text:p>
          </table:table-cell>
          <table:table-cell office:value-type="float" office:value="0.049626790397418" calcext:value-type="float">
            <text:p>0.049626790397418</text:p>
          </table:table-cell>
          <table:table-cell office:value-type="float" office:value="0.003026023804721" calcext:value-type="float">
            <text:p>0.003026023804721</text:p>
          </table:table-cell>
          <table:table-cell office:value-type="float" office:value="0.205912334352701" calcext:value-type="float">
            <text:p>0.205912334352701</text:p>
          </table:table-cell>
          <table:table-cell office:value-type="float" office:value="0.136595310907237" calcext:value-type="float">
            <text:p>0.136595310907237</text:p>
          </table:table-cell>
          <table:table-cell office:value-type="float" office:value="0.034046890927625" calcext:value-type="float">
            <text:p>0.034046890927625</text:p>
          </table:table-cell>
          <table:table-cell office:value-type="float" office:value="0.618348623853211" calcext:value-type="float">
            <text:p>0.618348623853211</text:p>
          </table:table-cell>
          <table:table-cell office:value-type="float" office:value="0.005096839959225" calcext:value-type="float">
            <text:p>0.005096839959225</text:p>
          </table:table-cell>
          <table:table-cell table:number-columns-repeated="15"/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float" office:value="38" calcext:value-type="float">
            <text:p>38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70</text:p>
          </table:table-cell>
          <table:table-cell office:value-type="string" calcext:value-type="string">
            <text:p>Wade Hampton</text:p>
          </table:table-cell>
          <table:table-cell office:value-type="string" calcext:value-type="string">
            <text:p>Wade-Hampton</text:p>
          </table:table-cell>
          <table:table-cell office:value-type="float" office:value="4260" calcext:value-type="float">
            <text:p>4260</text:p>
          </table:table-cell>
          <table:table-cell office:value-type="float" office:value="2054.50970306943" calcext:value-type="float">
            <text:p>2054.50970306943</text:p>
          </table:table-cell>
          <table:table-cell office:value-type="float" office:value="155.043496594787" calcext:value-type="float">
            <text:p>155.043496594787</text:p>
          </table:table-cell>
          <table:table-cell office:value-type="float" office:value="1192.74779429033" calcext:value-type="float">
            <text:p>1192.74779429033</text:p>
          </table:table-cell>
          <table:table-cell office:value-type="float" office:value="13.3221397268074" calcext:value-type="float">
            <text:p>13.3221397268074</text:p>
          </table:table-cell>
          <table:table-cell office:value-type="float" office:value="82.1009210000248" calcext:value-type="float">
            <text:p>82.1009210000248</text:p>
          </table:table-cell>
          <table:table-cell office:value-type="float" office:value="41.0448621130687" calcext:value-type="float">
            <text:p>41.0448621130687</text:p>
          </table:table-cell>
          <table:table-cell office:value-type="float" office:value="397.652890485686" calcext:value-type="float">
            <text:p>397.652890485686</text:p>
          </table:table-cell>
          <table:table-cell office:value-type="float" office:value="136.569283048743" calcext:value-type="float">
            <text:p>136.569283048743</text:p>
          </table:table-cell>
          <table:table-cell office:value-type="float" office:value="2018.48138725945" calcext:value-type="float">
            <text:p>2018.48138725945</text:p>
          </table:table-cell>
          <table:table-cell office:value-type="float" office:value="0.197005973399433" calcext:value-type="float">
            <text:p>0.197005973399433</text:p>
          </table:table-cell>
          <table:table-cell office:value-type="float" office:value="0.590913447019574" calcext:value-type="float">
            <text:p>0.590913447019574</text:p>
          </table:table-cell>
          <table:table-cell office:value-type="float" office:value="0.040674598992214" calcext:value-type="float">
            <text:p>0.040674598992214</text:p>
          </table:table-cell>
          <table:table-cell office:value-type="float" office:value="0.076811952576533" calcext:value-type="float">
            <text:p>0.076811952576533</text:p>
          </table:table-cell>
          <table:table-cell office:value-type="float" office:value="0.020334525932288" calcext:value-type="float">
            <text:p>0.020334525932288</text:p>
          </table:table-cell>
          <table:table-cell office:value-type="float" office:value="2.59091344701957" calcext:value-type="float">
            <text:p>2.59091344701957</text:p>
          </table:table-cell>
          <table:table-cell office:value-type="float" office:value="2012.94646339068" calcext:value-type="float">
            <text:p>2012.94646339068</text:p>
          </table:table-cell>
          <table:table-cell office:value-type="float" office:value="17.4988026522099" calcext:value-type="float">
            <text:p>17.4988026522099</text:p>
          </table:table-cell>
          <table:table-cell office:value-type="float" office:value="9.3830269052589" calcext:value-type="float">
            <text:p>9.3830269052589</text:p>
          </table:table-cell>
          <table:table-cell office:value-type="float" office:value="182.935837206648" calcext:value-type="float">
            <text:p>182.935837206648</text:p>
          </table:table-cell>
          <table:table-cell office:value-type="float" office:value="401.560407847694" calcext:value-type="float">
            <text:p>401.560407847694</text:p>
          </table:table-cell>
          <table:table-cell office:value-type="float" office:value="1222.57740000429" calcext:value-type="float">
            <text:p>1222.57740000429</text:p>
          </table:table-cell>
          <table:table-cell office:value-type="float" office:value="138.908340838108" calcext:value-type="float">
            <text:p>138.908340838108</text:p>
          </table:table-cell>
          <table:table-cell office:value-type="float" office:value="3.40978613149342" calcext:value-type="float">
            <text:p>3.40978613149342</text:p>
          </table:table-cell>
          <table:table-cell office:value-type="float" office:value="0.618627602485472" calcext:value-type="float">
            <text:p>0.618627602485472</text:p>
          </table:table-cell>
          <table:table-cell office:value-type="float" office:value="0.092566048071414" calcext:value-type="float">
            <text:p>0.092566048071414</text:p>
          </table:table-cell>
          <table:table-cell office:value-type="float" office:value="0.203190695623062" calcext:value-type="float">
            <text:p>0.203190695623062</text:p>
          </table:table-cell>
          <table:table-cell office:value-type="float" office:value="0.070288011096567" calcext:value-type="float">
            <text:p>0.070288011096567</text:p>
          </table:table-cell>
          <table:table-cell office:value-type="float" office:value="0.618627602485472" calcext:value-type="float">
            <text:p>0.618627602485472</text:p>
          </table:table-cell>
          <table:table-cell office:value-type="float" office:value="2016.38644289832" calcext:value-type="float">
            <text:p>2016.38644289832</text:p>
          </table:table-cell>
          <table:table-cell office:value-type="float" office:value="668.216886405614" calcext:value-type="float">
            <text:p>668.216886405614</text:p>
          </table:table-cell>
          <table:table-cell office:value-type="float" office:value="72.5595082055576" calcext:value-type="float">
            <text:p>72.5595082055576</text:p>
          </table:table-cell>
          <table:table-cell office:value-type="float" office:value="41.5256937192383" calcext:value-type="float">
            <text:p>41.5256937192383</text:p>
          </table:table-cell>
          <table:table-cell office:value-type="float" office:value="1203.69773023337" calcext:value-type="float">
            <text:p>1203.69773023337</text:p>
          </table:table-cell>
          <table:table-cell office:value-type="float" office:value="1.18471905127463" calcext:value-type="float">
            <text:p>1.18471905127463</text:p>
          </table:table-cell>
          <table:table-cell office:value-type="float" office:value="0.605730221551543" calcext:value-type="float">
            <text:p>0.605730221551543</text:p>
          </table:table-cell>
          <table:table-cell office:value-type="float" office:value="0.336263126930116" calcext:value-type="float">
            <text:p>0.336263126930116</text:p>
          </table:table-cell>
          <table:table-cell office:value-type="float" office:value="0.036513724232497" calcext:value-type="float">
            <text:p>0.036513724232497</text:p>
          </table:table-cell>
          <table:table-cell office:value-type="float" office:value="0.020896747601044" calcext:value-type="float">
            <text:p>0.020896747601044</text:p>
          </table:table-cell>
          <table:table-cell office:value-type="float" office:value="0.605730221551543" calcext:value-type="float">
            <text:p>0.605730221551543</text:p>
          </table:table-cell>
          <table:table-cell table:number-columns-repeated="13"/>
          <table:table-cell office:value-type="float" office:value="0.006136956641603" calcext:value-type="float">
            <text:p>0.00613695664160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4025" calcext:value-type="float">
            <text:p>14025</text:p>
          </table:table-cell>
          <table:table-cell office:value-type="float" office:value="5966" calcext:value-type="float">
            <text:p>5966</text:p>
          </table:table-cell>
          <table:table-cell office:value-type="float" office:value="71" calcext:value-type="float">
            <text:p>71</text:p>
          </table:table-cell>
          <table:table-cell office:value-type="float" office:value="2382" calcext:value-type="float">
            <text:p>2382</text:p>
          </table:table-cell>
          <table:table-cell office:value-type="float" office:value="14" calcext:value-type="float">
            <text:p>14</text:p>
          </table:table-cell>
          <table:table-cell office:value-type="float" office:value="373" calcext:value-type="float">
            <text:p>373</text:p>
          </table:table-cell>
          <table:table-cell office:value-type="float" office:value="154" calcext:value-type="float">
            <text:p>154</text:p>
          </table:table-cell>
          <table:table-cell office:value-type="float" office:value="2714" calcext:value-type="float">
            <text:p>2714</text:p>
          </table:table-cell>
          <table:table-cell office:value-type="float" office:value="215" calcext:value-type="float">
            <text:p>215</text:p>
          </table:table-cell>
          <table:table-cell office:value-type="float" office:value="5923" calcext:value-type="float">
            <text:p>5923</text:p>
          </table:table-cell>
          <table:table-cell office:value-type="float" office:value="1" calcext:value-type="float">
            <text:p>1</text:p>
          </table:table-cell>
          <table:table-cell office:value-type="float" office:value="1343" calcext:value-type="float">
            <text:p>1343</text:p>
          </table:table-cell>
          <table:table-cell office:value-type="float" office:value="12" calcext:value-type="float">
            <text:p>12</text:p>
          </table:table-cell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493" calcext:value-type="float">
            <text:p>493</text:p>
          </table:table-cell>
          <table:table-cell office:value-type="float" office:value="47" calcext:value-type="float">
            <text:p>47</text:p>
          </table:table-cell>
          <table:table-cell office:value-type="float" office:value="468" calcext:value-type="float">
            <text:p>468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23" calcext:value-type="float">
            <text:p>23</text:p>
          </table:table-cell>
          <table:table-cell office:value-type="float" office:value="1815" calcext:value-type="float">
            <text:p>1815</text:p>
          </table:table-cell>
          <table:table-cell office:value-type="float" office:value="7" calcext:value-type="float">
            <text:p>7</text:p>
          </table:table-cell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641" calcext:value-type="float">
            <text:p>641</text:p>
          </table:table-cell>
          <table:table-cell office:value-type="float" office:value="59" calcext:value-type="float">
            <text:p>59</text:p>
          </table:table-cell>
          <table:table-cell office:value-type="float" office:value="9592" calcext:value-type="float">
            <text:p>9592</text:p>
          </table:table-cell>
          <table:table-cell office:value-type="float" office:value="97" calcext:value-type="float">
            <text:p>97</text:p>
          </table:table-cell>
          <table:table-cell office:value-type="float" office:value="4162" calcext:value-type="float">
            <text:p>4162</text:p>
          </table:table-cell>
          <table:table-cell office:value-type="float" office:value="26" calcext:value-type="float">
            <text:p>26</text:p>
          </table:table-cell>
          <table:table-cell office:value-type="float" office:value="585" calcext:value-type="float">
            <text:p>585</text:p>
          </table:table-cell>
          <table:table-cell office:value-type="float" office:value="237" calcext:value-type="float">
            <text:p>237</text:p>
          </table:table-cell>
          <table:table-cell office:value-type="float" office:value="4070" calcext:value-type="float">
            <text:p>4070</text:p>
          </table:table-cell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14025" calcext:value-type="float">
            <text:p>14025</text:p>
          </table:table-cell>
          <table:table-cell office:value-type="float" office:value="5966" calcext:value-type="float">
            <text:p>596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558" calcext:value-type="float">
            <text:p>558</text:p>
          </table:table-cell>
          <table:table-cell office:value-type="float" office:value="1636" calcext:value-type="float">
            <text:p>1636</text:p>
          </table:table-cell>
          <table:table-cell office:value-type="float" office:value="2509" calcext:value-type="float">
            <text:p>2509</text:p>
          </table:table-cell>
          <table:table-cell office:value-type="float" office:value="1125" calcext:value-type="float">
            <text:p>1125</text:p>
          </table:table-cell>
          <table:table-cell office:value-type="float" office:value="14" calcext:value-type="float">
            <text:p>14</text:p>
          </table:table-cell>
          <table:table-cell office:value-type="float" office:value="5902" calcext:value-type="float">
            <text:p>5902</text:p>
          </table:table-cell>
          <table:table-cell office:value-type="float" office:value="1" calcext:value-type="float">
            <text:p>1</text:p>
          </table:table-cell>
          <table:table-cell office:value-type="float" office:value="1336" calcext:value-type="float">
            <text:p>13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  <table:table-cell office:value-type="float" office:value="520" calcext:value-type="float">
            <text:p>52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office:value-type="float" office:value="356" calcext:value-type="float">
            <text:p>356</text:p>
          </table:table-cell>
          <table:table-cell office:value-type="float" office:value="745" calcext:value-type="float">
            <text:p>745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float" office:value="9517" calcext:value-type="float">
            <text:p>951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142" calcext:value-type="float">
            <text:p>1142</text:p>
          </table:table-cell>
          <table:table-cell office:value-type="float" office:value="2444" calcext:value-type="float">
            <text:p>2444</text:p>
          </table:table-cell>
          <table:table-cell office:value-type="float" office:value="3924" calcext:value-type="float">
            <text:p>3924</text:p>
          </table:table-cell>
          <table:table-cell office:value-type="float" office:value="1778" calcext:value-type="float">
            <text:p>1778</text:p>
          </table:table-cell>
          <table:table-cell office:value-type="float" office:value="29" calcext:value-type="float">
            <text:p>29</text:p>
          </table:table-cell>
          <table:table-cell table:number-columns-repeated="9"/>
          <table:table-cell office:value-type="float" office:value="14025" calcext:value-type="float">
            <text:p>14025</text:p>
          </table:table-cell>
          <table:table-cell office:value-type="float" office:value="5966" calcext:value-type="float">
            <text:p>5966</text:p>
          </table:table-cell>
          <table:table-cell office:value-type="float" office:value="2557" calcext:value-type="float">
            <text:p>2557</text:p>
          </table:table-cell>
          <table:table-cell office:value-type="float" office:value="584" calcext:value-type="float">
            <text:p>584</text:p>
          </table:table-cell>
          <table:table-cell office:value-type="float" office:value="153" calcext:value-type="float">
            <text:p>153</text:p>
          </table:table-cell>
          <table:table-cell office:value-type="float" office:value="2526" calcext:value-type="float">
            <text:p>252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1" calcext:value-type="float">
            <text:p>1</text:p>
          </table:table-cell>
          <table:table-cell office:value-type="float" office:value="1336" calcext:value-type="float">
            <text:p>1336</text:p>
          </table:table-cell>
          <table:table-cell office:value-type="float" office:value="625" calcext:value-type="float">
            <text:p>625</text:p>
          </table:table-cell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1016" calcext:value-type="float">
            <text:p>1016</text:p>
          </table:table-cell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float" office:value="574" calcext:value-type="float">
            <text:p>5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517" calcext:value-type="float">
            <text:p>9517</text:p>
          </table:table-cell>
          <table:table-cell office:value-type="float" office:value="4316" calcext:value-type="float">
            <text:p>4316</text:p>
          </table:table-cell>
          <table:table-cell office:value-type="float" office:value="946" calcext:value-type="float">
            <text:p>946</text:p>
          </table:table-cell>
          <table:table-cell office:value-type="float" office:value="229" calcext:value-type="float">
            <text:p>229</text:p>
          </table:table-cell>
          <table:table-cell office:value-type="float" office:value="3787" calcext:value-type="float">
            <text:p>3787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0.011987168664528" calcext:value-type="float">
            <text:p>0.011987168664528</text:p>
          </table:table-cell>
          <table:table-cell office:value-type="float" office:value="0.402161067026845" calcext:value-type="float">
            <text:p>0.402161067026845</text:p>
          </table:table-cell>
          <table:table-cell office:value-type="float" office:value="0.002363667060611" calcext:value-type="float">
            <text:p>0.002363667060611</text:p>
          </table:table-cell>
          <table:table-cell office:value-type="float" office:value="0.062974843829141" calcext:value-type="float">
            <text:p>0.062974843829141</text:p>
          </table:table-cell>
          <table:table-cell office:value-type="float" office:value="0.026000337666723" calcext:value-type="float">
            <text:p>0.026000337666723</text:p>
          </table:table-cell>
          <table:table-cell office:value-type="float" office:value="0.458213743035624" calcext:value-type="float">
            <text:p>0.458213743035624</text:p>
          </table:table-cell>
          <table:table-cell office:value-type="float" office:value="0.036299172716529" calcext:value-type="float">
            <text:p>0.036299172716529</text:p>
          </table:table-cell>
          <table:table-cell office:value-type="float" office:value="0.005252456794307" calcext:value-type="float">
            <text:p>0.005252456794307</text:p>
          </table:table-cell>
          <table:table-cell office:value-type="float" office:value="0.004913588614029" calcext:value-type="float">
            <text:p>0.004913588614029</text:p>
          </table:table-cell>
          <table:table-cell office:value-type="float" office:value="0.094544222297526" calcext:value-type="float">
            <text:p>0.094544222297526</text:p>
          </table:table-cell>
          <table:table-cell office:value-type="float" office:value="0.277194171467299" calcext:value-type="float">
            <text:p>0.277194171467299</text:p>
          </table:table-cell>
          <table:table-cell office:value-type="float" office:value="0.42511013215859" calcext:value-type="float">
            <text:p>0.42511013215859</text:p>
          </table:table-cell>
          <table:table-cell office:value-type="float" office:value="0.190613351406303" calcext:value-type="float">
            <text:p>0.190613351406303</text:p>
          </table:table-cell>
          <table:table-cell office:value-type="float" office:value="0.002372077261945" calcext:value-type="float">
            <text:p>0.002372077261945</text:p>
          </table:table-cell>
          <table:table-cell office:value-type="float" office:value="0.437243502051984" calcext:value-type="float">
            <text:p>0.437243502051984</text:p>
          </table:table-cell>
          <table:table-cell office:value-type="float" office:value="0.099863201094391" calcext:value-type="float">
            <text:p>0.099863201094391</text:p>
          </table:table-cell>
          <table:table-cell office:value-type="float" office:value="0.026162790697675" calcext:value-type="float">
            <text:p>0.026162790697675</text:p>
          </table:table-cell>
          <table:table-cell office:value-type="float" office:value="0.431942544459644" calcext:value-type="float">
            <text:p>0.431942544459644</text:p>
          </table:table-cell>
          <table:table-cell office:value-type="float" office:value="0.004787961696306" calcext:value-type="float">
            <text:p>0.004787961696306</text:p>
          </table:table-cell>
          <table:table-cell table:number-columns-repeated="15"/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493" calcext:value-type="float">
            <text:p>493</text:p>
          </table:table-cell>
          <table:table-cell office:value-type="float" office:value="47" calcext:value-type="float">
            <text:p>47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22</text:p>
          </table:table-cell>
          <table:table-cell office:value-type="string" calcext:value-type="string">
            <text:p>Kenai Peninsula</text:p>
          </table:table-cell>
          <table:table-cell office:value-type="string" calcext:value-type="string">
            <text:p>Kenai</text:p>
          </table:table-cell>
          <table:table-cell office:value-type="float" office:value="44774" calcext:value-type="float">
            <text:p>44774</text:p>
          </table:table-cell>
          <table:table-cell office:value-type="float" office:value="29033.6798561151" calcext:value-type="float">
            <text:p>29033.6798561151</text:p>
          </table:table-cell>
          <table:table-cell office:value-type="float" office:value="280.709640298515" calcext:value-type="float">
            <text:p>280.709640298515</text:p>
          </table:table-cell>
          <table:table-cell office:value-type="float" office:value="7533.48969620699" calcext:value-type="float">
            <text:p>7533.48969620699</text:p>
          </table:table-cell>
          <table:table-cell office:value-type="float" office:value="99.1204155293674" calcext:value-type="float">
            <text:p>99.1204155293674</text:p>
          </table:table-cell>
          <table:table-cell office:value-type="float" office:value="1478.11524053019" calcext:value-type="float">
            <text:p>1478.11524053019</text:p>
          </table:table-cell>
          <table:table-cell office:value-type="float" office:value="519.425151452361" calcext:value-type="float">
            <text:p>519.425151452361</text:p>
          </table:table-cell>
          <table:table-cell office:value-type="float" office:value="18284.3973939466" calcext:value-type="float">
            <text:p>18284.3973939466</text:p>
          </table:table-cell>
          <table:table-cell office:value-type="float" office:value="645.3696308891" calcext:value-type="float">
            <text:p>645.3696308891</text:p>
          </table:table-cell>
          <table:table-cell office:value-type="float" office:value="28840.6271688532" calcext:value-type="float">
            <text:p>28840.6271688532</text:p>
          </table:table-cell>
          <table:table-cell office:value-type="float" office:value="0.633980574933305" calcext:value-type="float">
            <text:p>0.633980574933305</text:p>
          </table:table-cell>
          <table:table-cell office:value-type="float" office:value="0.261211021941398" calcext:value-type="float">
            <text:p>0.261211021941398</text:p>
          </table:table-cell>
          <table:table-cell office:value-type="float" office:value="0.051251147621592" calcext:value-type="float">
            <text:p>0.051251147621592</text:p>
          </table:table-cell>
          <table:table-cell office:value-type="float" office:value="0.009733132315572" calcext:value-type="float">
            <text:p>0.009733132315572</text:p>
          </table:table-cell>
          <table:table-cell office:value-type="float" office:value="0.018010189182478" calcext:value-type="float">
            <text:p>0.018010189182478</text:p>
          </table:table-cell>
          <table:table-cell office:value-type="float" office:value="0.633980574933305" calcext:value-type="float">
            <text:p>0.633980574933305</text:p>
          </table:table-cell>
          <table:table-cell office:value-type="float" office:value="28698.503857694" calcext:value-type="float">
            <text:p>28698.503857694</text:p>
          </table:table-cell>
          <table:table-cell office:value-type="float" office:value="248.7852102073" calcext:value-type="float">
            <text:p>248.7852102073</text:p>
          </table:table-cell>
          <table:table-cell office:value-type="float" office:value="150.627484595038" calcext:value-type="float">
            <text:p>150.627484595038</text:p>
          </table:table-cell>
          <table:table-cell office:value-type="float" office:value="2281.41106267278" calcext:value-type="float">
            <text:p>2281.41106267278</text:p>
          </table:table-cell>
          <table:table-cell office:value-type="float" office:value="10800.4752234521" calcext:value-type="float">
            <text:p>10800.4752234521</text:p>
          </table:table-cell>
          <table:table-cell office:value-type="float" office:value="10477.6698418799" calcext:value-type="float">
            <text:p>10477.6698418799</text:p>
          </table:table-cell>
          <table:table-cell office:value-type="float" office:value="4211.41263160061" calcext:value-type="float">
            <text:p>4211.41263160061</text:p>
          </table:table-cell>
          <table:table-cell office:value-type="float" office:value="50.1669810830241" calcext:value-type="float">
            <text:p>50.1669810830241</text:p>
          </table:table-cell>
          <table:table-cell office:value-type="float" office:value="0.371278037555889" calcext:value-type="float">
            <text:p>0.371278037555889</text:p>
          </table:table-cell>
          <table:table-cell office:value-type="float" office:value="0.080842194399157" calcext:value-type="float">
            <text:p>0.080842194399157</text:p>
          </table:table-cell>
          <table:table-cell office:value-type="float" office:value="0.382716701914594" calcext:value-type="float">
            <text:p>0.382716701914594</text:p>
          </table:table-cell>
          <table:table-cell office:value-type="float" office:value="0.149232132792439" calcext:value-type="float">
            <text:p>0.149232132792439</text:p>
          </table:table-cell>
          <table:table-cell office:value-type="float" office:value="3.38271670191459" calcext:value-type="float">
            <text:p>3.38271670191459</text:p>
          </table:table-cell>
          <table:table-cell office:value-type="float" office:value="28698.8921161826" calcext:value-type="float">
            <text:p>28698.8921161826</text:p>
          </table:table-cell>
          <table:table-cell office:value-type="float" office:value="8444.43732083425" calcext:value-type="float">
            <text:p>8444.43732083425</text:p>
          </table:table-cell>
          <table:table-cell office:value-type="float" office:value="3520.86258213828" calcext:value-type="float">
            <text:p>3520.86258213828</text:p>
          </table:table-cell>
          <table:table-cell office:value-type="float" office:value="924.78942388524" calcext:value-type="float">
            <text:p>924.78942388524</text:p>
          </table:table-cell>
          <table:table-cell office:value-type="float" office:value="14813.0661918147" calcext:value-type="float">
            <text:p>14813.0661918147</text:p>
          </table:table-cell>
          <table:table-cell office:value-type="float" office:value="109.041866668325" calcext:value-type="float">
            <text:p>109.041866668325</text:p>
          </table:table-cell>
          <table:table-cell office:value-type="float" office:value="0.532610422203545" calcext:value-type="float">
            <text:p>0.532610422203545</text:p>
          </table:table-cell>
          <table:table-cell office:value-type="float" office:value="0.303623521861136" calcext:value-type="float">
            <text:p>0.303623521861136</text:p>
          </table:table-cell>
          <table:table-cell office:value-type="float" office:value="0.126594189353555" calcext:value-type="float">
            <text:p>0.126594189353555</text:p>
          </table:table-cell>
          <table:table-cell office:value-type="float" office:value="0.033251217481028" calcext:value-type="float">
            <text:p>0.033251217481028</text:p>
          </table:table-cell>
          <table:table-cell office:value-type="float" office:value="0.532610422203545" calcext:value-type="float">
            <text:p>0.532610422203545</text:p>
          </table:table-cell>
          <table:table-cell table:number-columns-repeated="13"/>
          <table:table-cell office:value-type="float" office:value="-0.000408977163541" calcext:value-type="float">
            <text:p>-0.00040897716354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3050" calcext:value-type="float">
            <text:p>13050</text:p>
          </table:table-cell>
          <table:table-cell office:value-type="float" office:value="4897" calcext:value-type="float">
            <text:p>4897</text:p>
          </table:table-cell>
          <table:table-cell office:value-type="float" office:value="58" calcext:value-type="float">
            <text:p>58</text:p>
          </table:table-cell>
          <table:table-cell office:value-type="float" office:value="1823" calcext:value-type="float">
            <text:p>1823</text:p>
          </table:table-cell>
          <table:table-cell office:value-type="float" office:value="13" calcext:value-type="float">
            <text:p>13</text:p>
          </table:table-cell>
          <table:table-cell office:value-type="float" office:value="313" calcext:value-type="float">
            <text:p>313</text:p>
          </table:table-cell>
          <table:table-cell office:value-type="float" office:value="112" calcext:value-type="float">
            <text:p>112</text:p>
          </table:table-cell>
          <table:table-cell office:value-type="float" office:value="2373" calcext:value-type="float">
            <text:p>2373</text:p>
          </table:table-cell>
          <table:table-cell office:value-type="float" office:value="172" calcext:value-type="float">
            <text:p>172</text:p>
          </table:table-cell>
          <table:table-cell office:value-type="float" office:value="4864" calcext:value-type="float">
            <text:p>4864</text:p>
          </table:table-cell>
          <table:table-cell office:value-type="float" office:value="1" calcext:value-type="float">
            <text:p>1</text:p>
          </table:table-cell>
          <table:table-cell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float" office:value="558" calcext:value-type="float">
            <text:p>55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572" calcext:value-type="float">
            <text:p>572</text:p>
          </table:table-cell>
          <table:table-cell office:value-type="float" office:value="34" calcext:value-type="float">
            <text:p>34</text:p>
          </table:table-cell>
          <table:table-cell office:value-type="float" office:value="7969" calcext:value-type="float">
            <text:p>7969</text:p>
          </table:table-cell>
          <table:table-cell office:value-type="float" office:value="71" calcext:value-type="float">
            <text:p>71</text:p>
          </table:table-cell>
          <table:table-cell office:value-type="float" office:value="3187" calcext:value-type="float">
            <text:p>3187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178" calcext:value-type="float">
            <text:p>178</text:p>
          </table:table-cell>
          <table:table-cell office:value-type="float" office:value="3683" calcext:value-type="float">
            <text:p>3683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13050" calcext:value-type="float">
            <text:p>13050</text:p>
          </table:table-cell>
          <table:table-cell office:value-type="float" office:value="4897" calcext:value-type="float">
            <text:p>489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99" calcext:value-type="float">
            <text:p>499</text:p>
          </table:table-cell>
          <table:table-cell office:value-type="float" office:value="1344" calcext:value-type="float">
            <text:p>1344</text:p>
          </table:table-cell>
          <table:table-cell office:value-type="float" office:value="2230" calcext:value-type="float">
            <text:p>2230</text:p>
          </table:table-cell>
          <table:table-cell office:value-type="float" office:value="678" calcext:value-type="float">
            <text:p>678</text:p>
          </table:table-cell>
          <table:table-cell office:value-type="float" office:value="18" calcext:value-type="float">
            <text:p>18</text:p>
          </table:table-cell>
          <table:table-cell office:value-type="float" office:value="4825" calcext:value-type="float">
            <text:p>4825</text:p>
          </table:table-cell>
          <table:table-cell office:value-type="float" office:value="1" calcext:value-type="float">
            <text:p>1</text:p>
          </table:table-cell>
          <table:table-cell office:value-type="float" office:value="1238" calcext:value-type="float">
            <text:p>123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516" calcext:value-type="float">
            <text:p>516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374" calcext:value-type="float">
            <text:p>3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87" calcext:value-type="float">
            <text:p>13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float" office:value="306" calcext:value-type="float">
            <text:p>306</text:p>
          </table:table-cell>
          <table:table-cell office:value-type="float" office:value="579" calcext:value-type="float">
            <text:p>579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7896" calcext:value-type="float">
            <text:p>789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965" calcext:value-type="float">
            <text:p>965</text:p>
          </table:table-cell>
          <table:table-cell office:value-type="float" office:value="2080" calcext:value-type="float">
            <text:p>2080</text:p>
          </table:table-cell>
          <table:table-cell office:value-type="float" office:value="3487" calcext:value-type="float">
            <text:p>3487</text:p>
          </table:table-cell>
          <table:table-cell office:value-type="float" office:value="1118" calcext:value-type="float">
            <text:p>1118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3050" calcext:value-type="float">
            <text:p>13050</text:p>
          </table:table-cell>
          <table:table-cell office:value-type="float" office:value="4897" calcext:value-type="float">
            <text:p>4897</text:p>
          </table:table-cell>
          <table:table-cell office:value-type="float" office:value="1917" calcext:value-type="float">
            <text:p>1917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office:value-type="float" office:value="2212" calcext:value-type="float">
            <text:p>221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796" calcext:value-type="float">
            <text:p>4796</text:p>
          </table:table-cell>
          <table:table-cell office:value-type="float" office:value="1" calcext:value-type="float">
            <text:p>1</text:p>
          </table:table-cell>
          <table:table-cell office:value-type="float" office:value="1238" calcext:value-type="float">
            <text:p>1238</text:p>
          </table:table-cell>
          <table:table-cell office:value-type="float" office:value="501" calcext:value-type="float">
            <text:p>501</text:p>
          </table:table-cell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87" calcext:value-type="float">
            <text:p>1387</text:p>
          </table:table-cell>
          <table:table-cell office:value-type="float" office:value="697" calcext:value-type="float">
            <text:p>697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96" calcext:value-type="float">
            <text:p>7896</text:p>
          </table:table-cell>
          <table:table-cell office:value-type="float" office:value="3222" calcext:value-type="float">
            <text:p>3222</text:p>
          </table:table-cell>
          <table:table-cell office:value-type="float" office:value="856" calcext:value-type="float">
            <text:p>856</text:p>
          </table:table-cell>
          <table:table-cell office:value-type="float" office:value="192" calcext:value-type="float">
            <text:p>192</text:p>
          </table:table-cell>
          <table:table-cell office:value-type="float" office:value="3410" calcext:value-type="float">
            <text:p>341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011924342105263" calcext:value-type="float">
            <text:p>0.011924342105263</text:p>
          </table:table-cell>
          <table:table-cell office:value-type="float" office:value="0.374794407894737" calcext:value-type="float">
            <text:p>0.374794407894737</text:p>
          </table:table-cell>
          <table:table-cell office:value-type="float" office:value="0.002672697368421" calcext:value-type="float">
            <text:p>0.002672697368421</text:p>
          </table:table-cell>
          <table:table-cell office:value-type="float" office:value="0.064350328947369" calcext:value-type="float">
            <text:p>0.064350328947369</text:p>
          </table:table-cell>
          <table:table-cell office:value-type="float" office:value="0.023026315789474" calcext:value-type="float">
            <text:p>0.023026315789474</text:p>
          </table:table-cell>
          <table:table-cell office:value-type="float" office:value="0.487870065789474" calcext:value-type="float">
            <text:p>0.487870065789474</text:p>
          </table:table-cell>
          <table:table-cell office:value-type="float" office:value="0.035361842105263" calcext:value-type="float">
            <text:p>0.035361842105263</text:p>
          </table:table-cell>
          <table:table-cell office:value-type="float" office:value="0.007046632124352" calcext:value-type="float">
            <text:p>0.007046632124352</text:p>
          </table:table-cell>
          <table:table-cell office:value-type="float" office:value="0.004559585492228" calcext:value-type="float">
            <text:p>0.004559585492228</text:p>
          </table:table-cell>
          <table:table-cell office:value-type="float" office:value="0.103419689119171" calcext:value-type="float">
            <text:p>0.103419689119171</text:p>
          </table:table-cell>
          <table:table-cell office:value-type="float" office:value="0.278549222797927" calcext:value-type="float">
            <text:p>0.278549222797927</text:p>
          </table:table-cell>
          <table:table-cell office:value-type="float" office:value="0.462176165803109" calcext:value-type="float">
            <text:p>0.462176165803109</text:p>
          </table:table-cell>
          <table:table-cell office:value-type="float" office:value="0.140518134715026" calcext:value-type="float">
            <text:p>0.140518134715026</text:p>
          </table:table-cell>
          <table:table-cell office:value-type="float" office:value="0.003730569948187" calcext:value-type="float">
            <text:p>0.003730569948187</text:p>
          </table:table-cell>
          <table:table-cell office:value-type="float" office:value="0.399708090075063" calcext:value-type="float">
            <text:p>0.399708090075063</text:p>
          </table:table-cell>
          <table:table-cell office:value-type="float" office:value="0.112593828190158" calcext:value-type="float">
            <text:p>0.112593828190158</text:p>
          </table:table-cell>
          <table:table-cell office:value-type="float" office:value="0.022727272727273" calcext:value-type="float">
            <text:p>0.022727272727273</text:p>
          </table:table-cell>
          <table:table-cell office:value-type="float" office:value="0.461217681401168" calcext:value-type="float">
            <text:p>0.461217681401168</text:p>
          </table:table-cell>
          <table:table-cell office:value-type="float" office:value="0.003753127606339" calcext:value-type="float">
            <text:p>0.003753127606339</text:p>
          </table:table-cell>
          <table:table-cell table:number-columns-repeated="15"/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8" calcext:value-type="float">
            <text:p>55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90</text:p>
          </table:table-cell>
          <table:table-cell office:value-type="string" calcext:value-type="string">
            <text:p>Fairbanks North Star</text:p>
          </table:table-cell>
          <table:table-cell office:value-type="string" calcext:value-type="string">
            <text:p>F</text:p>
          </table:table-cell>
          <table:table-cell office:value-type="float" office:value="70979" calcext:value-type="float">
            <text:p>70979</text:p>
          </table:table-cell>
          <table:table-cell office:value-type="float" office:value="41179.5760626398" calcext:value-type="float">
            <text:p>41179.5760626398</text:p>
          </table:table-cell>
          <table:table-cell office:value-type="float" office:value="458.660918677337" calcext:value-type="float">
            <text:p>458.660918677337</text:p>
          </table:table-cell>
          <table:table-cell office:value-type="float" office:value="13506.4277484998" calcext:value-type="float">
            <text:p>13506.4277484998</text:p>
          </table:table-cell>
          <table:table-cell office:value-type="float" office:value="124.344889369348" calcext:value-type="float">
            <text:p>124.344889369348</text:p>
          </table:table-cell>
          <table:table-cell office:value-type="float" office:value="2654.9976252321" calcext:value-type="float">
            <text:p>2654.9976252321</text:p>
          </table:table-cell>
          <table:table-cell office:value-type="float" office:value="799.865271334124" calcext:value-type="float">
            <text:p>799.865271334124</text:p>
          </table:table-cell>
          <table:table-cell office:value-type="float" office:value="22019.264740327" calcext:value-type="float">
            <text:p>22019.264740327</text:p>
          </table:table-cell>
          <table:table-cell office:value-type="float" office:value="1312.81464548644" calcext:value-type="float">
            <text:p>1312.81464548644</text:p>
          </table:table-cell>
          <table:table-cell office:value-type="float" office:value="40876.3758389262" calcext:value-type="float">
            <text:p>40876.3758389262</text:p>
          </table:table-cell>
          <table:table-cell office:value-type="float" office:value="0.538679476553748" calcext:value-type="float">
            <text:p>0.538679476553748</text:p>
          </table:table-cell>
          <table:table-cell office:value-type="float" office:value="0.330421361270433" calcext:value-type="float">
            <text:p>0.330421361270433</text:p>
          </table:table-cell>
          <table:table-cell office:value-type="float" office:value="0.064951884083221" calcext:value-type="float">
            <text:p>0.064951884083221</text:p>
          </table:table-cell>
          <table:table-cell office:value-type="float" office:value="0.011220684546123" calcext:value-type="float">
            <text:p>0.011220684546123</text:p>
          </table:table-cell>
          <table:table-cell office:value-type="float" office:value="0.0195679106799" calcext:value-type="float">
            <text:p>0.0195679106799</text:p>
          </table:table-cell>
          <table:table-cell office:value-type="float" office:value="0.538679476553748" calcext:value-type="float">
            <text:p>0.538679476553748</text:p>
          </table:table-cell>
          <table:table-cell office:value-type="float" office:value="40309.5192632964" calcext:value-type="float">
            <text:p>40309.5192632964</text:p>
          </table:table-cell>
          <table:table-cell office:value-type="float" office:value="325.930966581795" calcext:value-type="float">
            <text:p>325.930966581795</text:p>
          </table:table-cell>
          <table:table-cell office:value-type="float" office:value="242.959880395751" calcext:value-type="float">
            <text:p>242.959880395751</text:p>
          </table:table-cell>
          <table:table-cell office:value-type="float" office:value="4257.44574441862" calcext:value-type="float">
            <text:p>4257.44574441862</text:p>
          </table:table-cell>
          <table:table-cell office:value-type="float" office:value="12371.7905531236" calcext:value-type="float">
            <text:p>12371.7905531236</text:p>
          </table:table-cell>
          <table:table-cell office:value-type="float" office:value="17600.9273577148" calcext:value-type="float">
            <text:p>17600.9273577148</text:p>
          </table:table-cell>
          <table:table-cell office:value-type="float" office:value="4691.11466172073" calcext:value-type="float">
            <text:p>4691.11466172073</text:p>
          </table:table-cell>
          <table:table-cell office:value-type="float" office:value="136.079097649737" calcext:value-type="float">
            <text:p>136.079097649737</text:p>
          </table:table-cell>
          <table:table-cell office:value-type="float" office:value="0.444173448909844" calcext:value-type="float">
            <text:p>0.444173448909844</text:p>
          </table:table-cell>
          <table:table-cell office:value-type="float" office:value="0.107440041164427" calcext:value-type="float">
            <text:p>0.107440041164427</text:p>
          </table:table-cell>
          <table:table-cell office:value-type="float" office:value="0.312212008349803" calcext:value-type="float">
            <text:p>0.312212008349803</text:p>
          </table:table-cell>
          <table:table-cell office:value-type="float" office:value="0.118384022397247" calcext:value-type="float">
            <text:p>0.118384022397247</text:p>
          </table:table-cell>
          <table:table-cell office:value-type="float" office:value="0.444173448909844" calcext:value-type="float">
            <text:p>0.444173448909844</text:p>
          </table:table-cell>
          <table:table-cell office:value-type="float" office:value="40301.7738185976" calcext:value-type="float">
            <text:p>40301.7738185976</text:p>
          </table:table-cell>
          <table:table-cell office:value-type="float" office:value="13947.0272165474" calcext:value-type="float">
            <text:p>13947.0272165474</text:p>
          </table:table-cell>
          <table:table-cell office:value-type="float" office:value="4677.15534066349" calcext:value-type="float">
            <text:p>4677.15534066349</text:p>
          </table:table-cell>
          <table:table-cell office:value-type="float" office:value="1103.63475760321" calcext:value-type="float">
            <text:p>1103.63475760321</text:p>
          </table:table-cell>
          <table:table-cell office:value-type="float" office:value="19301.1680212889" calcext:value-type="float">
            <text:p>19301.1680212889</text:p>
          </table:table-cell>
          <table:table-cell office:value-type="float" office:value="181.964485359103" calcext:value-type="float">
            <text:p>181.964485359103</text:p>
          </table:table-cell>
          <table:table-cell office:value-type="float" office:value="0.49223923697774" calcext:value-type="float">
            <text:p>0.49223923697774</text:p>
          </table:table-cell>
          <table:table-cell office:value-type="float" office:value="0.355692154361266" calcext:value-type="float">
            <text:p>0.355692154361266</text:p>
          </table:table-cell>
          <table:table-cell office:value-type="float" office:value="0.119281867997583" calcext:value-type="float">
            <text:p>0.119281867997583</text:p>
          </table:table-cell>
          <table:table-cell office:value-type="float" office:value="0.028146085790534" calcext:value-type="float">
            <text:p>0.028146085790534</text:p>
          </table:table-cell>
          <table:table-cell office:value-type="float" office:value="0.49223923697774" calcext:value-type="float">
            <text:p>0.49223923697774</text:p>
          </table:table-cell>
          <table:table-cell table:number-columns-repeated="13"/>
          <table:table-cell office:value-type="float" office:value="0.003006710851083" calcext:value-type="float">
            <text:p>0.003006710851083</text:p>
          </table:table-cell>
          <table:table-cell/>
          <table:table-cell office:value-type="string" calcext:value-type="string">
            <text:p>Denali</text:p>
          </table:table-cell>
          <table:table-cell office:value-type="float" office:value="6" calcext:value-type="float">
            <text:p>6</text:p>
          </table:table-cell>
          <table:table-cell office:value-type="float" office:value="1785" calcext:value-type="float">
            <text:p>1785</text:p>
          </table:table-cell>
          <table:table-cell office:value-type="float" office:value="706" calcext:value-type="float">
            <text:p>706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float" office:value="701" calcext:value-type="float">
            <text:p>701</text:p>
          </table:table-cell>
          <table:table-cell office:value-type="float" office:value="0.1306860551827" calcext:value-type="float">
            <text:p>0.1306860551827</text:p>
          </table:table-cell>
          <table:table-cell office:value-type="float" office:value="253.66163310962" calcext:value-type="float">
            <text:p>253.66163310962</text:p>
          </table:table-cell>
          <table:table-cell office:value-type="float" office:value="1.53927181013423" calcext:value-type="float">
            <text:p>1.53927181013423</text:p>
          </table:table-cell>
          <table:table-cell office:value-type="float" office:value="96.523320465489" calcext:value-type="float">
            <text:p>96.523320465489</text:p>
          </table:table-cell>
          <table:table-cell office:value-type="float" office:value="0.849477361991813" calcext:value-type="float">
            <text:p>0.849477361991813</text:p>
          </table:table-cell>
          <table:table-cell office:value-type="float" office:value="14.2687526309848" calcext:value-type="float">
            <text:p>14.2687526309848</text:p>
          </table:table-cell>
          <table:table-cell office:value-type="float" office:value="5.65019524201168" calcext:value-type="float">
            <text:p>5.65019524201168</text:p>
          </table:table-cell>
          <table:table-cell office:value-type="float" office:value="123.977673261298" calcext:value-type="float">
            <text:p>123.977673261298</text:p>
          </table:table-cell>
          <table:table-cell office:value-type="float" office:value="9.1540236203352" calcext:value-type="float">
            <text:p>9.1540236203352</text:p>
          </table:table-cell>
          <table:table-cell office:value-type="float" office:value="68.6101789709172" calcext:value-type="float">
            <text:p>68.6101789709172</text:p>
          </table:table-cell>
          <table:table-cell office:value-type="float" office:value="1.23378931045815" calcext:value-type="float">
            <text:p>1.23378931045815</text:p>
          </table:table-cell>
          <table:table-cell office:value-type="float" office:value="19.3969042518939" calcext:value-type="float">
            <text:p>19.3969042518939</text:p>
          </table:table-cell>
          <table:table-cell office:value-type="float" office:value="0.610697799732078" calcext:value-type="float">
            <text:p>0.610697799732078</text:p>
          </table:table-cell>
          <table:table-cell office:value-type="float" office:value="3.71595790646734" calcext:value-type="float">
            <text:p>3.71595790646734</text:p>
          </table:table-cell>
          <table:table-cell office:value-type="float" office:value="1.53623220592332" calcext:value-type="float">
            <text:p>1.53623220592332</text:p>
          </table:table-cell>
          <table:table-cell office:value-type="float" office:value="38.8026196267435" calcext:value-type="float">
            <text:p>38.8026196267435</text:p>
          </table:table-cell>
          <table:table-cell office:value-type="float" office:value="2.5298615386027" calcext:value-type="float">
            <text:p>2.5298615386027</text:p>
          </table:table-cell>
          <table:table-cell office:value-type="float" office:value="85.0766219239374" calcext:value-type="float">
            <text:p>85.0766219239374</text:p>
          </table:table-cell>
          <table:table-cell office:value-type="float" office:value="-0.450949754237519" calcext:value-type="float">
            <text:p>-0.450949754237519</text:p>
          </table:table-cell>
          <table:table-cell office:value-type="float" office:value="34.0493737491527" calcext:value-type="float">
            <text:p>34.0493737491527</text:p>
          </table:table-cell>
          <table:table-cell office:value-type="float" office:value="0.109984340600829" calcext:value-type="float">
            <text:p>0.109984340600829</text:p>
          </table:table-cell>
          <table:table-cell office:value-type="float" office:value="5.23293606505324" calcext:value-type="float">
            <text:p>5.23293606505324</text:p>
          </table:table-cell>
          <table:table-cell office:value-type="float" office:value="2.01847823699411" calcext:value-type="float">
            <text:p>2.01847823699411</text:p>
          </table:table-cell>
          <table:table-cell office:value-type="float" office:value="41.5424741044364" calcext:value-type="float">
            <text:p>41.5424741044364</text:p>
          </table:table-cell>
          <table:table-cell office:value-type="float" office:value="2.31295307157224" calcext:value-type="float">
            <text:p>2.31295307157224</text:p>
          </table:table-cell>
          <table:table-cell office:value-type="float" office:value="1113.34843400447" calcext:value-type="float">
            <text:p>1113.34843400447</text:p>
          </table:table-cell>
          <table:table-cell office:value-type="float" office:value="10.3221113663549" calcext:value-type="float">
            <text:p>10.3221113663549</text:p>
          </table:table-cell>
          <table:table-cell office:value-type="float" office:value="391.969598466536" calcext:value-type="float">
            <text:p>391.969598466536</text:p>
          </table:table-cell>
          <table:table-cell office:value-type="float" office:value="4.57015950232472" calcext:value-type="float">
            <text:p>4.57015950232472</text:p>
          </table:table-cell>
          <table:table-cell office:value-type="float" office:value="58.2176466025054" calcext:value-type="float">
            <text:p>58.2176466025054</text:p>
          </table:table-cell>
          <table:table-cell office:value-type="float" office:value="22.2049056849291" calcext:value-type="float">
            <text:p>22.2049056849291</text:p>
          </table:table-cell>
          <table:table-cell office:value-type="float" office:value="584.322766992478" calcext:value-type="float">
            <text:p>584.322766992478</text:p>
          </table:table-cell>
          <table:table-cell office:value-type="float" office:value="33.9968382305101" calcext:value-type="float">
            <text:p>33.9968382305101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office:value-type="float" office:value="706" calcext:value-type="float">
            <text:p>70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83" calcext:value-type="float">
            <text:p>183</text:p>
          </table:table-cell>
          <table:table-cell office:value-type="float" office:value="304" calcext:value-type="float">
            <text:p>30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0.130614546137944" calcext:value-type="float">
            <text:p>0.130614546137944</text:p>
          </table:table-cell>
          <table:table-cell office:value-type="float" office:value="251.171772223266" calcext:value-type="float">
            <text:p>251.171772223266</text:p>
          </table:table-cell>
          <table:table-cell office:value-type="float" office:value="1.94779218523365" calcext:value-type="float">
            <text:p>1.94779218523365</text:p>
          </table:table-cell>
          <table:table-cell office:value-type="float" office:value="1.70507664648245" calcext:value-type="float">
            <text:p>1.70507664648245</text:p>
          </table:table-cell>
          <table:table-cell office:value-type="float" office:value="33.2202411602484" calcext:value-type="float">
            <text:p>33.2202411602484</text:p>
          </table:table-cell>
          <table:table-cell office:value-type="float" office:value="72.4523388356623" calcext:value-type="float">
            <text:p>72.4523388356623</text:p>
          </table:table-cell>
          <table:table-cell office:value-type="float" office:value="109.049691447838" calcext:value-type="float">
            <text:p>109.049691447838</text:p>
          </table:table-cell>
          <table:table-cell office:value-type="float" office:value="26.661188743378" calcext:value-type="float">
            <text:p>26.661188743378</text:p>
          </table:table-cell>
          <table:table-cell office:value-type="float" office:value="0.64963226662936" calcext:value-type="float">
            <text:p>0.64963226662936</text:p>
          </table:table-cell>
          <table:table-cell office:value-type="float" office:value="68.5726367224206" calcext:value-type="float">
            <text:p>68.5726367224206</text:p>
          </table:table-cell>
          <table:table-cell office:value-type="float" office:value="0.772261269992157" calcext:value-type="float">
            <text:p>0.772261269992157</text:p>
          </table:table-cell>
          <table:table-cell office:value-type="float" office:value="0.137702092827118" calcext:value-type="float">
            <text:p>0.137702092827118</text:p>
          </table:table-cell>
          <table:table-cell office:value-type="float" office:value="3.04828100238332" calcext:value-type="float">
            <text:p>3.04828100238332</text:p>
          </table:table-cell>
          <table:table-cell office:value-type="float" office:value="17.5942294577259" calcext:value-type="float">
            <text:p>17.5942294577259</text:p>
          </table:table-cell>
          <table:table-cell office:value-type="float" office:value="20.2318000740366" calcext:value-type="float">
            <text:p>20.2318000740366</text:p>
          </table:table-cell>
          <table:table-cell office:value-type="float" office:value="3.54241407696192" calcext:value-type="float">
            <text:p>3.54241407696192</text:p>
          </table:table-cell>
          <table:table-cell office:value-type="float" office:value="0.257788628215528" calcext:value-type="float">
            <text:p>0.257788628215528</text:p>
          </table:table-cell>
          <table:table-cell office:value-type="float" office:value="85.0300695358015" calcext:value-type="float">
            <text:p>85.0300695358015</text:p>
          </table:table-cell>
          <table:table-cell office:value-type="float" office:value="0.511032177716269" calcext:value-type="float">
            <text:p>0.511032177716269</text:p>
          </table:table-cell>
          <table:table-cell office:value-type="float" office:value="0.268316638965062" calcext:value-type="float">
            <text:p>0.268316638965062</text:p>
          </table:table-cell>
          <table:table-cell office:value-type="float" office:value="9.84023740155641" calcext:value-type="float">
            <text:p>9.84023740155641</text:p>
          </table:table-cell>
          <table:table-cell office:value-type="float" office:value="26.8678622335199" calcext:value-type="float">
            <text:p>26.8678622335199</text:p>
          </table:table-cell>
          <table:table-cell office:value-type="float" office:value="32.9014110494171" calcext:value-type="float">
            <text:p>32.9014110494171</text:p>
          </table:table-cell>
          <table:table-cell office:value-type="float" office:value="13.7303486757216" calcext:value-type="float">
            <text:p>13.7303486757216</text:p>
          </table:table-cell>
          <table:table-cell office:value-type="float" office:value="-0.00344046406036" calcext:value-type="float">
            <text:p>-0.00344046406036</text:p>
          </table:table-cell>
          <table:table-cell office:value-type="float" office:value="1110.77447848149" calcext:value-type="float">
            <text:p>1110.77447848149</text:p>
          </table:table-cell>
          <table:table-cell office:value-type="float" office:value="6.23108563294208" calcext:value-type="float">
            <text:p>6.23108563294208</text:p>
          </table:table-cell>
          <table:table-cell office:value-type="float" office:value="10.1110953782746" calcext:value-type="float">
            <text:p>10.1110953782746</text:p>
          </table:table-cell>
          <table:table-cell office:value-type="float" office:value="119.108759564188" calcext:value-type="float">
            <text:p>119.108759564188</text:p>
          </table:table-cell>
          <table:table-cell office:value-type="float" office:value="299.914430526908" calcext:value-type="float">
            <text:p>299.914430526908</text:p>
          </table:table-cell>
          <table:table-cell office:value-type="float" office:value="466.182902571292" calcext:value-type="float">
            <text:p>466.182902571292</text:p>
          </table:table-cell>
          <table:table-cell office:value-type="float" office:value="166.933951496062" calcext:value-type="float">
            <text:p>166.933951496062</text:p>
          </table:table-cell>
          <table:table-cell office:value-type="float" office:value="1.90398043078453" calcext:value-type="float">
            <text:p>1.90398043078453</text:p>
          </table:table-cell>
          <table:table-cell table:number-columns-repeated="9"/>
          <table:table-cell office:value-type="float" office:value="1785" calcext:value-type="float">
            <text:p>1785</text:p>
          </table:table-cell>
          <table:table-cell office:value-type="float" office:value="706" calcext:value-type="float">
            <text:p>706</text:p>
          </table:table-cell>
          <table:table-cell office:value-type="float" office:value="245" calcext:value-type="float">
            <text:p>245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9" calcext:value-type="float">
            <text:p>689</text:p>
          </table:table-cell>
          <table:table-cell office:value-type="float" office:value="0.131288109756098" calcext:value-type="float">
            <text:p>0.131288109756098</text:p>
          </table:table-cell>
          <table:table-cell office:value-type="float" office:value="252.467035060976" calcext:value-type="float">
            <text:p>252.467035060976</text:p>
          </table:table-cell>
          <table:table-cell office:value-type="float" office:value="83.1012259352524" calcext:value-type="float">
            <text:p>83.1012259352524</text:p>
          </table:table-cell>
          <table:table-cell office:value-type="float" office:value="26.9641976629805" calcext:value-type="float">
            <text:p>26.9641976629805</text:p>
          </table:table-cell>
          <table:table-cell office:value-type="float" office:value="6.18594496749898" calcext:value-type="float">
            <text:p>6.18594496749898</text:p>
          </table:table-cell>
          <table:table-cell office:value-type="float" office:value="126.46442717893" calcext:value-type="float">
            <text:p>126.46442717893</text:p>
          </table:table-cell>
          <table:table-cell office:value-type="float" office:value="1.66402007943159" calcext:value-type="float">
            <text:p>1.66402007943159</text:p>
          </table:table-cell>
          <table:table-cell table:number-columns-repeated="2"/>
          <table:table-cell office:value-type="float" office:value="68.9262576219512" calcext:value-type="float">
            <text:p>68.9262576219512</text:p>
          </table:table-cell>
          <table:table-cell office:value-type="float" office:value="15.8347346742112" calcext:value-type="float">
            <text:p>15.8347346742112</text:p>
          </table:table-cell>
          <table:table-cell office:value-type="float" office:value="5.67402664249564" calcext:value-type="float">
            <text:p>5.67402664249564</text:p>
          </table:table-cell>
          <table:table-cell office:value-type="float" office:value="2.00627949108477" calcext:value-type="float">
            <text:p>2.00627949108477</text:p>
          </table:table-cell>
          <table:table-cell office:value-type="float" office:value="21.5809466301607" calcext:value-type="float">
            <text:p>21.5809466301607</text:p>
          </table:table-cell>
          <table:table-cell office:value-type="float" office:value="0.096645525776265" calcext:value-type="float">
            <text:p>0.096645525776265</text:p>
          </table:table-cell>
          <table:table-cell table:number-columns-repeated="2"/>
          <table:table-cell office:value-type="float" office:value="85.4685594512195" calcext:value-type="float">
            <text:p>85.4685594512195</text:p>
          </table:table-cell>
          <table:table-cell office:value-type="float" office:value="37.255520240834" calcext:value-type="float">
            <text:p>37.255520240834</text:p>
          </table:table-cell>
          <table:table-cell office:value-type="float" office:value="6.84955755773714" calcext:value-type="float">
            <text:p>6.84955755773714</text:p>
          </table:table-cell>
          <table:table-cell office:value-type="float" office:value="1.87566494494683" calcext:value-type="float">
            <text:p>1.87566494494683</text:p>
          </table:table-cell>
          <table:table-cell office:value-type="float" office:value="37.254692166714" calcext:value-type="float">
            <text:p>37.254692166714</text:p>
          </table:table-cell>
          <table:table-cell office:value-type="float" office:value="0.096645525776265" calcext:value-type="float">
            <text:p>0.096645525776265</text:p>
          </table:table-cell>
          <table:table-cell table:number-columns-repeated="2"/>
          <table:table-cell office:value-type="float" office:value="1112.86185213415" calcext:value-type="float">
            <text:p>1112.86185213415</text:p>
          </table:table-cell>
          <table:table-cell office:value-type="float" office:value="381.191480850298" calcext:value-type="float">
            <text:p>381.191480850298</text:p>
          </table:table-cell>
          <table:table-cell office:value-type="float" office:value="105.487781863213" calcext:value-type="float">
            <text:p>105.487781863213</text:p>
          </table:table-cell>
          <table:table-cell office:value-type="float" office:value="36.0678894035306" calcext:value-type="float">
            <text:p>36.0678894035306</text:p>
          </table:table-cell>
          <table:table-cell office:value-type="float" office:value="537.300065975804" calcext:value-type="float">
            <text:p>537.300065975804</text:p>
          </table:table-cell>
          <table:table-cell office:value-type="float" office:value="1.85731113098412" calcext:value-type="float">
            <text:p>1.85731113098412</text:p>
          </table:table-cell>
          <table:table-cell table:number-columns-repeated="3"/>
          <table:table-cell office:value-type="float" office:value="0.011412268188303" calcext:value-type="float">
            <text:p>0.011412268188303</text:p>
          </table:table-cell>
          <table:table-cell office:value-type="float" office:value="0.345221112696148" calcext:value-type="float">
            <text:p>0.345221112696148</text:p>
          </table:table-cell>
          <table:table-cell office:value-type="float" office:value="0.004279600570613" calcext:value-type="float">
            <text:p>0.004279600570613</text:p>
          </table:table-cell>
          <table:table-cell office:value-type="float" office:value="0.049928673323823" calcext:value-type="float">
            <text:p>0.049928673323823</text:p>
          </table:table-cell>
          <table:table-cell office:value-type="float" office:value="0.018544935805992" calcext:value-type="float">
            <text:p>0.018544935805992</text:p>
          </table:table-cell>
          <table:table-cell office:value-type="float" office:value="0.542082738944365" calcext:value-type="float">
            <text:p>0.542082738944365</text:p>
          </table:table-cell>
          <table:table-cell office:value-type="float" office:value="0.028530670470756" calcext:value-type="float">
            <text:p>0.028530670470756</text:p>
          </table:table-cell>
          <table:table-cell office:value-type="float" office:value="0.00431654676259" calcext:value-type="float">
            <text:p>0.00431654676259</text:p>
          </table:table-cell>
          <table:table-cell office:value-type="float" office:value="0.011510791366907" calcext:value-type="float">
            <text:p>0.011510791366907</text:p>
          </table:table-cell>
          <table:table-cell office:value-type="float" office:value="0.105035971223022" calcext:value-type="float">
            <text:p>0.105035971223022</text:p>
          </table:table-cell>
          <table:table-cell office:value-type="float" office:value="0.263309352517986" calcext:value-type="float">
            <text:p>0.263309352517986</text:p>
          </table:table-cell>
          <table:table-cell office:value-type="float" office:value="0.437410071942446" calcext:value-type="float">
            <text:p>0.437410071942446</text:p>
          </table:table-cell>
          <table:table-cell office:value-type="float" office:value="0.176978417266187" calcext:value-type="float">
            <text:p>0.176978417266187</text:p>
          </table:table-cell>
          <table:table-cell office:value-type="float" office:value="0.001438848920863" calcext:value-type="float">
            <text:p>0.001438848920863</text:p>
          </table:table-cell>
          <table:table-cell office:value-type="float" office:value="0.355587808417997" calcext:value-type="float">
            <text:p>0.355587808417997</text:p>
          </table:table-cell>
          <table:table-cell office:value-type="float" office:value="0.095791001451379" calcext:value-type="float">
            <text:p>0.095791001451379</text:p>
          </table:table-cell>
          <table:table-cell office:value-type="float" office:value="0.037735849056604" calcext:value-type="float">
            <text:p>0.037735849056604</text:p>
          </table:table-cell>
          <table:table-cell office:value-type="float" office:value="0.51088534107402" calcext:value-type="float">
            <text:p>0.51088534107402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-0.022405077404477" calcext:value-type="float">
            <text:p>-0.022405077404477</text:p>
          </table:table-cell>
          <table:table-cell office:value-type="float" office:value="4.5304964157437" calcext:value-type="float">
            <text:p>4.5304964157437</text:p>
          </table:table-cell>
          <table:table-cell office:value-type="float" office:value="0.000677869587678" calcext:value-type="float">
            <text:p>0.000677869587678</text:p>
          </table:table-cell>
          <table:table-cell office:value-type="float" office:value="-0.045340522421134" calcext:value-type="float">
            <text:p>-0.045340522421134</text:p>
          </table:table-cell>
          <table:table-cell office:value-type="float" office:value="0.022893842786528" calcext:value-type="float">
            <text:p>0.022893842786528</text:p>
          </table:table-cell>
          <table:table-cell office:value-type="float" office:value="-7.44677604612405" calcext:value-type="float">
            <text:p>-7.44677604612405</text:p>
          </table:table-cell>
          <table:table-cell office:value-type="float" office:value="0.02223182166747" calcext:value-type="float">
            <text:p>0.02223182166747</text:p>
          </table:table-cell>
          <table:table-cell office:value-type="float" office:value="-2.93822169616428" calcext:value-type="float">
            <text:p>-2.93822169616428</text:p>
          </table:table-cell>
          <table:table-cell/>
          <table:table-cell office:value-type="float" office:value="3.20889817831585" calcext:value-type="float">
            <text:p>3.20889817831585</text:p>
          </table:table-cell>
          <table:table-cell office:value-type="float" office:value="83.1894897821864" calcext:value-type="float">
            <text:p>83.1894897821864</text:p>
          </table:table-cell>
          <table:table-cell office:value-type="float" office:value="0.533759601530573" calcext:value-type="float">
            <text:p>0.533759601530573</text:p>
          </table:table-cell>
          <table:table-cell office:value-type="float" office:value="15.0032690942072" calcext:value-type="float">
            <text:p>15.0032690942072</text:p>
          </table:table-cell>
          <table:table-cell office:value-type="float" office:value="4.35773375379043" calcext:value-type="float">
            <text:p>4.35773375379043</text:p>
          </table:table-cell>
          <table:table-cell office:value-type="float" office:value="137.152738573671" calcext:value-type="float">
            <text:p>137.152738573671</text:p>
          </table:table-cell>
          <table:table-cell office:value-type="float" office:value="8.51682540854294" calcext:value-type="float">
            <text:p>8.51682540854294</text:p>
          </table:table-cell>
          <table:table-cell office:value-type="float" office:value="251.962714392245" calcext:value-type="float">
            <text:p>251.962714392245</text:p>
          </table:table-cell>
          <table:table-cell office:value-type="string" calcext:value-type="string">
            <text:p>#REF!</text:p>
          </table:table-cell>
          <table:table-cell/>
          <table:table-cell office:value-type="float" office:value="251.648733592161" calcext:value-type="float">
            <text:p>251.648733592161</text:p>
          </table:table-cell>
        </table:table-row>
        <table:table-row table:style-name="ro1">
          <table:table-cell office:value-type="string" calcext:value-type="string">
            <text:p>02068</text:p>
          </table:table-cell>
          <table:table-cell table:number-columns-repeated="2" office:value-type="string" calcext:value-type="string">
            <text:p>Denali</text:p>
          </table:table-cell>
          <table:table-cell office:value-type="float" office:value="1785" calcext:value-type="float">
            <text:p>1785</text:p>
          </table:table-cell>
          <table:table-cell office:value-type="float" office:value="1113.34843400447" calcext:value-type="float">
            <text:p>1113.34843400447</text:p>
          </table:table-cell>
          <table:table-cell office:value-type="float" office:value="10.3221113663549" calcext:value-type="float">
            <text:p>10.3221113663549</text:p>
          </table:table-cell>
          <table:table-cell office:value-type="float" office:value="391.969598466536" calcext:value-type="float">
            <text:p>391.969598466536</text:p>
          </table:table-cell>
          <table:table-cell office:value-type="float" office:value="4.57015950232472" calcext:value-type="float">
            <text:p>4.57015950232472</text:p>
          </table:table-cell>
          <table:table-cell office:value-type="float" office:value="58.2176466025054" calcext:value-type="float">
            <text:p>58.2176466025054</text:p>
          </table:table-cell>
          <table:table-cell office:value-type="float" office:value="22.2049056849291" calcext:value-type="float">
            <text:p>22.2049056849291</text:p>
          </table:table-cell>
          <table:table-cell office:value-type="float" office:value="584.322766992478" calcext:value-type="float">
            <text:p>584.322766992478</text:p>
          </table:table-cell>
          <table:table-cell office:value-type="float" office:value="33.9968382305101" calcext:value-type="float">
            <text:p>33.9968382305101</text:p>
          </table:table-cell>
          <table:table-cell office:value-type="float" office:value="1105.60402684564" calcext:value-type="float">
            <text:p>1105.60402684564</text:p>
          </table:table-cell>
          <table:table-cell office:value-type="float" office:value="0.528509984410594" calcext:value-type="float">
            <text:p>0.528509984410594</text:p>
          </table:table-cell>
          <table:table-cell office:value-type="float" office:value="0.354529821662147" calcext:value-type="float">
            <text:p>0.354529821662147</text:p>
          </table:table-cell>
          <table:table-cell office:value-type="float" office:value="0.052656869176394" calcext:value-type="float">
            <text:p>0.052656869176394</text:p>
          </table:table-cell>
          <table:table-cell office:value-type="float" office:value="0.009336173816049" calcext:value-type="float">
            <text:p>0.009336173816049</text:p>
          </table:table-cell>
          <table:table-cell office:value-type="float" office:value="0.020083958764406" calcext:value-type="float">
            <text:p>0.020083958764406</text:p>
          </table:table-cell>
          <table:table-cell office:value-type="float" office:value="0.528509984410594" calcext:value-type="float">
            <text:p>0.528509984410594</text:p>
          </table:table-cell>
          <table:table-cell office:value-type="float" office:value="1110.77447848149" calcext:value-type="float">
            <text:p>1110.77447848149</text:p>
          </table:table-cell>
          <table:table-cell office:value-type="float" office:value="6.23108563294208" calcext:value-type="float">
            <text:p>6.23108563294208</text:p>
          </table:table-cell>
          <table:table-cell office:value-type="float" office:value="10.1110953782746" calcext:value-type="float">
            <text:p>10.1110953782746</text:p>
          </table:table-cell>
          <table:table-cell office:value-type="float" office:value="119.108759564188" calcext:value-type="float">
            <text:p>119.108759564188</text:p>
          </table:table-cell>
          <table:table-cell office:value-type="float" office:value="299.914430526908" calcext:value-type="float">
            <text:p>299.914430526908</text:p>
          </table:table-cell>
          <table:table-cell office:value-type="float" office:value="466.182902571292" calcext:value-type="float">
            <text:p>466.182902571292</text:p>
          </table:table-cell>
          <table:table-cell office:value-type="float" office:value="166.933951496062" calcext:value-type="float">
            <text:p>166.933951496062</text:p>
          </table:table-cell>
          <table:table-cell office:value-type="float" office:value="1.90398043078453" calcext:value-type="float">
            <text:p>1.90398043078453</text:p>
          </table:table-cell>
          <table:table-cell office:value-type="float" office:value="0.435527756366945" calcext:value-type="float">
            <text:p>0.435527756366945</text:p>
          </table:table-cell>
          <table:table-cell office:value-type="float" office:value="0.111276433628339" calcext:value-type="float">
            <text:p>0.111276433628339</text:p>
          </table:table-cell>
          <table:table-cell office:value-type="float" office:value="0.280192727594678" calcext:value-type="float">
            <text:p>0.280192727594678</text:p>
          </table:table-cell>
          <table:table-cell office:value-type="float" office:value="0.155956747781907" calcext:value-type="float">
            <text:p>0.155956747781907</text:p>
          </table:table-cell>
          <table:table-cell office:value-type="float" office:value="0.435527756366945" calcext:value-type="float">
            <text:p>0.435527756366945</text:p>
          </table:table-cell>
          <table:table-cell office:value-type="float" office:value="1112.86185213415" calcext:value-type="float">
            <text:p>1112.86185213415</text:p>
          </table:table-cell>
          <table:table-cell office:value-type="float" office:value="381.191480850298" calcext:value-type="float">
            <text:p>381.191480850298</text:p>
          </table:table-cell>
          <table:table-cell office:value-type="float" office:value="105.487781863213" calcext:value-type="float">
            <text:p>105.487781863213</text:p>
          </table:table-cell>
          <table:table-cell office:value-type="float" office:value="36.0678894035306" calcext:value-type="float">
            <text:p>36.0678894035306</text:p>
          </table:table-cell>
          <table:table-cell office:value-type="float" office:value="537.300065975804" calcext:value-type="float">
            <text:p>537.300065975804</text:p>
          </table:table-cell>
          <table:table-cell office:value-type="float" office:value="1.85731113098412" calcext:value-type="float">
            <text:p>1.85731113098412</text:p>
          </table:table-cell>
          <table:table-cell office:value-type="float" office:value="0.505977751473128" calcext:value-type="float">
            <text:p>0.505977751473128</text:p>
          </table:table-cell>
          <table:table-cell office:value-type="float" office:value="0.358969634613875" calcext:value-type="float">
            <text:p>0.358969634613875</text:p>
          </table:table-cell>
          <table:table-cell office:value-type="float" office:value="0.099338291682697" calcext:value-type="float">
            <text:p>0.099338291682697</text:p>
          </table:table-cell>
          <table:table-cell office:value-type="float" office:value="0.033965284459134" calcext:value-type="float">
            <text:p>0.033965284459134</text:p>
          </table:table-cell>
          <table:table-cell office:value-type="float" office:value="0.505977751473128" calcext:value-type="float">
            <text:p>0.505977751473128</text:p>
          </table:table-cell>
          <table:table-cell table:number-columns-repeated="13"/>
          <table:table-cell office:value-type="float" office:value="-0.019803468508741" calcext:value-type="float">
            <text:p>-0.019803468508741</text:p>
          </table:table-cell>
          <table:table-cell/>
          <table:table-cell office:value-type="string" calcext:value-type="string">
            <text:p>YK</text:p>
          </table:table-cell>
          <table:table-cell office:value-type="float" office:value="6" calcext:value-type="float">
            <text:p>6</text:p>
          </table:table-cell>
          <table:table-cell office:value-type="float" office:value="2114" calcext:value-type="float">
            <text:p>2114</text:p>
          </table:table-cell>
          <table:table-cell office:value-type="float" office:value="930" calcext:value-type="float">
            <text:p>930</text:p>
          </table:table-cell>
          <table:table-cell office:value-type="float" office:value="24" calcext:value-type="float">
            <text:p>24</text:p>
          </table:table-cell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office:value-type="float" office:value="920" calcext:value-type="float">
            <text:p>920</text:p>
          </table:table-cell>
          <table:table-cell office:value-type="float" office:value="0.171513795674869" calcext:value-type="float">
            <text:p>0.171513795674869</text:p>
          </table:table-cell>
          <table:table-cell office:value-type="float" office:value="332.908277404922" calcext:value-type="float">
            <text:p>332.908277404922</text:p>
          </table:table-cell>
          <table:table-cell office:value-type="float" office:value="6.87276237695888" calcext:value-type="float">
            <text:p>6.87276237695888</text:p>
          </table:table-cell>
          <table:table-cell office:value-type="float" office:value="192.956514582537" calcext:value-type="float">
            <text:p>192.956514582537</text:p>
          </table:table-cell>
          <table:table-cell office:value-type="float" office:value="1.49685727647681" calcext:value-type="float">
            <text:p>1.49685727647681</text:p>
          </table:table-cell>
          <table:table-cell office:value-type="float" office:value="14.0774194911696" calcext:value-type="float">
            <text:p>14.0774194911696</text:p>
          </table:table-cell>
          <table:table-cell office:value-type="float" office:value="6.31502974229278" calcext:value-type="float">
            <text:p>6.31502974229278</text:p>
          </table:table-cell>
          <table:table-cell office:value-type="float" office:value="97.7542586503444" calcext:value-type="float">
            <text:p>97.7542586503444</text:p>
          </table:table-cell>
          <table:table-cell office:value-type="float" office:value="11.2057559413685" calcext:value-type="float">
            <text:p>11.2057559413685</text:p>
          </table:table-cell>
          <table:table-cell office:value-type="float" office:value="90.0447427293065" calcext:value-type="float">
            <text:p>90.0447427293065</text:p>
          </table:table-cell>
          <table:table-cell office:value-type="float" office:value="2.92551553400164" calcext:value-type="float">
            <text:p>2.92551553400164</text:p>
          </table:table-cell>
          <table:table-cell office:value-type="float" office:value="43.2982106244797" calcext:value-type="float">
            <text:p>43.2982106244797</text:p>
          </table:table-cell>
          <table:table-cell office:value-type="float" office:value="0.904315704831447" calcext:value-type="float">
            <text:p>0.904315704831447</text:p>
          </table:table-cell>
          <table:table-cell office:value-type="float" office:value="3.6253826571042" calcext:value-type="float">
            <text:p>3.6253826571042</text:p>
          </table:table-cell>
          <table:table-cell office:value-type="float" office:value="1.71996423250871" calcext:value-type="float">
            <text:p>1.71996423250871</text:p>
          </table:table-cell>
          <table:table-cell office:value-type="float" office:value="33.4395823010975" calcext:value-type="float">
            <text:p>33.4395823010975</text:p>
          </table:table-cell>
          <table:table-cell office:value-type="float" office:value="3.10268890123401" calcext:value-type="float">
            <text:p>3.10268890123401</text:p>
          </table:table-cell>
          <table:table-cell office:value-type="float" office:value="111.65548098434" calcext:value-type="float">
            <text:p>111.65548098434</text:p>
          </table:table-cell>
          <table:table-cell office:value-type="float" office:value="1.04164421466945" calcext:value-type="float">
            <text:p>1.04164421466945</text:p>
          </table:table-cell>
          <table:table-cell office:value-type="float" office:value="66.9972404201568" calcext:value-type="float">
            <text:p>66.9972404201568</text:p>
          </table:table-cell>
          <table:table-cell office:value-type="float" office:value="0.27293078779123" calcext:value-type="float">
            <text:p>0.27293078779123</text:p>
          </table:table-cell>
          <table:table-cell office:value-type="float" office:value="5.30280820961796" calcext:value-type="float">
            <text:p>5.30280820961796</text:p>
          </table:table-cell>
          <table:table-cell office:value-type="float" office:value="2.27867557962298" calcext:value-type="float">
            <text:p>2.27867557962298</text:p>
          </table:table-cell>
          <table:table-cell office:value-type="float" office:value="32.6556252888175" calcext:value-type="float">
            <text:p>32.6556252888175</text:p>
          </table:table-cell>
          <table:table-cell office:value-type="float" office:value="2.76352889231438" calcext:value-type="float">
            <text:p>2.76352889231438</text:p>
          </table:table-cell>
          <table:table-cell office:value-type="float" office:value="1464.60850111857" calcext:value-type="float">
            <text:p>1464.60850111857</text:p>
          </table:table-cell>
          <table:table-cell office:value-type="float" office:value="34.83992212563" calcext:value-type="float">
            <text:p>34.83992212563</text:p>
          </table:table-cell>
          <table:table-cell office:value-type="float" office:value="805.251965627174" calcext:value-type="float">
            <text:p>805.251965627174</text:p>
          </table:table-cell>
          <table:table-cell office:value-type="float" office:value="7.67410376909949" calcext:value-type="float">
            <text:p>7.67410376909949</text:p>
          </table:table-cell>
          <table:table-cell office:value-type="float" office:value="56.0056103578918" calcext:value-type="float">
            <text:p>56.0056103578918</text:p>
          </table:table-cell>
          <table:table-cell office:value-type="float" office:value="24.3136695544245" calcext:value-type="float">
            <text:p>24.3136695544245</text:p>
          </table:table-cell>
          <table:table-cell office:value-type="float" office:value="481.849466240259" calcext:value-type="float">
            <text:p>481.849466240259</text:p>
          </table:table-cell>
          <table:table-cell office:value-type="float" office:value="41.0719737349169" calcext:value-type="float">
            <text:p>41.0719737349169</text:p>
          </table:table-cell>
          <table:table-cell table:number-columns-repeated="3"/>
          <table:table-cell office:value-type="float" office:value="2114" calcext:value-type="float">
            <text:p>2114</text:p>
          </table:table-cell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17" calcext:value-type="float">
            <text:p>217</text:p>
          </table:table-cell>
          <table:table-cell office:value-type="float" office:value="473" calcext:value-type="float">
            <text:p>473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915" calcext:value-type="float">
            <text:p>915</text:p>
          </table:table-cell>
          <table:table-cell office:value-type="float" office:value="0.171960157865063" calcext:value-type="float">
            <text:p>0.171960157865063</text:p>
          </table:table-cell>
          <table:table-cell office:value-type="float" office:value="330.679383574516" calcext:value-type="float">
            <text:p>330.679383574516</text:p>
          </table:table-cell>
          <table:table-cell office:value-type="float" office:value="2.58141557454037" calcext:value-type="float">
            <text:p>2.58141557454037</text:p>
          </table:table-cell>
          <table:table-cell office:value-type="float" office:value="2.22921727129205" calcext:value-type="float">
            <text:p>2.22921727129205</text:p>
          </table:table-cell>
          <table:table-cell office:value-type="float" office:value="43.741334779263" calcext:value-type="float">
            <text:p>43.741334779263</text:p>
          </table:table-cell>
          <table:table-cell office:value-type="float" office:value="95.3194384877273" calcext:value-type="float">
            <text:p>95.3194384877273</text:p>
          </table:table-cell>
          <table:table-cell office:value-type="float" office:value="143.774157639937" calcext:value-type="float">
            <text:p>143.774157639937</text:p>
          </table:table-cell>
          <table:table-cell office:value-type="float" office:value="34.9514762472883" calcext:value-type="float">
            <text:p>34.9514762472883</text:p>
          </table:table-cell>
          <table:table-cell office:value-type="float" office:value="0.86001694413539" calcext:value-type="float">
            <text:p>0.86001694413539</text:p>
          </table:table-cell>
          <table:table-cell office:value-type="float" office:value="90.2790828791581" calcext:value-type="float">
            <text:p>90.2790828791581</text:p>
          </table:table-cell>
          <table:table-cell office:value-type="float" office:value="1.0337741537548" calcext:value-type="float">
            <text:p>1.0337741537548</text:p>
          </table:table-cell>
          <table:table-cell office:value-type="float" office:value="0.165695376911297" calcext:value-type="float">
            <text:p>0.165695376911297</text:p>
          </table:table-cell>
          <table:table-cell office:value-type="float" office:value="4.01853831243348" calcext:value-type="float">
            <text:p>4.01853831243348</text:p>
          </table:table-cell>
          <table:table-cell office:value-type="float" office:value="23.0961721844008" calcext:value-type="float">
            <text:p>23.0961721844008</text:p>
          </table:table-cell>
          <table:table-cell office:value-type="float" office:value="26.8412502916942" calcext:value-type="float">
            <text:p>26.8412502916942</text:p>
          </table:table-cell>
          <table:table-cell office:value-type="float" office:value="4.51452830517216" calcext:value-type="float">
            <text:p>4.51452830517216</text:p>
          </table:table-cell>
          <table:table-cell office:value-type="float" office:value="0.344136470540201" calcext:value-type="float">
            <text:p>0.344136470540201</text:p>
          </table:table-cell>
          <table:table-cell office:value-type="float" office:value="111.946062770156" calcext:value-type="float">
            <text:p>111.946062770156</text:p>
          </table:table-cell>
          <table:table-cell office:value-type="float" office:value="0.689853838024676" calcext:value-type="float">
            <text:p>0.689853838024676</text:p>
          </table:table-cell>
          <table:table-cell office:value-type="float" office:value="0.33765553477636" calcext:value-type="float">
            <text:p>0.33765553477636</text:p>
          </table:table-cell>
          <table:table-cell office:value-type="float" office:value="12.9604665214168" calcext:value-type="float">
            <text:p>12.9604665214168</text:p>
          </table:table-cell>
          <table:table-cell office:value-type="float" office:value="35.3053433928203" calcext:value-type="float">
            <text:p>35.3053433928203</text:p>
          </table:table-cell>
          <table:table-cell office:value-type="float" office:value="43.5213856046053" calcext:value-type="float">
            <text:p>43.5213856046053</text:p>
          </table:table-cell>
          <table:table-cell office:value-type="float" office:value="17.9274206186471" calcext:value-type="float">
            <text:p>17.9274206186471</text:p>
          </table:table-cell>
          <table:table-cell office:value-type="float" office:value="0.000216154810075" calcext:value-type="float">
            <text:p>0.000216154810075</text:p>
          </table:table-cell>
          <table:table-cell office:value-type="float" office:value="1462.90452922383" calcext:value-type="float">
            <text:p>1462.90452922383</text:p>
          </table:table-cell>
          <table:table-cell office:value-type="float" office:value="14.3050435663198" calcext:value-type="float">
            <text:p>14.3050435663198</text:p>
          </table:table-cell>
          <table:table-cell office:value-type="float" office:value="7.73256818297971" calcext:value-type="float">
            <text:p>7.73256818297971</text:p>
          </table:table-cell>
          <table:table-cell office:value-type="float" office:value="158.720339613113" calcext:value-type="float">
            <text:p>158.720339613113</text:p>
          </table:table-cell>
          <table:table-cell office:value-type="float" office:value="370.720954064948" calcext:value-type="float">
            <text:p>370.720954064948</text:p>
          </table:table-cell>
          <table:table-cell office:value-type="float" office:value="687.136793536237" calcext:value-type="float">
            <text:p>687.136793536237</text:p>
          </table:table-cell>
          <table:table-cell office:value-type="float" office:value="166.393425171108" calcext:value-type="float">
            <text:p>166.393425171108</text:p>
          </table:table-cell>
          <table:table-cell office:value-type="float" office:value="4.20436956948567" calcext:value-type="float">
            <text:p>4.20436956948567</text:p>
          </table:table-cell>
          <table:table-cell table:number-columns-repeated="9"/>
          <table:table-cell office:value-type="float" office:value="2114" calcext:value-type="float">
            <text:p>2114</text:p>
          </table:table-cell>
          <table:table-cell office:value-type="float" office:value="930" calcext:value-type="float">
            <text:p>930</text:p>
          </table:table-cell>
          <table:table-cell office:value-type="float" office:value="315" calcext:value-type="float">
            <text:p>315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float" office:value="0.172446646341463" calcext:value-type="float">
            <text:p>0.172446646341463</text:p>
          </table:table-cell>
          <table:table-cell office:value-type="float" office:value="331.614900914634" calcext:value-type="float">
            <text:p>331.614900914634</text:p>
          </table:table-cell>
          <table:table-cell office:value-type="float" office:value="108.622973591128" calcext:value-type="float">
            <text:p>108.622973591128</text:p>
          </table:table-cell>
          <table:table-cell office:value-type="float" office:value="34.8644427660347" calcext:value-type="float">
            <text:p>34.8644427660347</text:p>
          </table:table-cell>
          <table:table-cell office:value-type="float" office:value="7.9017269093706" calcext:value-type="float">
            <text:p>7.9017269093706</text:p>
          </table:table-cell>
          <table:table-cell office:value-type="float" office:value="167.931804248331" calcext:value-type="float">
            <text:p>167.931804248331</text:p>
          </table:table-cell>
          <table:table-cell office:value-type="float" office:value="2.41650785066854" calcext:value-type="float">
            <text:p>2.41650785066854</text:p>
          </table:table-cell>
          <table:table-cell table:number-columns-repeated="2"/>
          <table:table-cell office:value-type="float" office:value="90.5344893292683" calcext:value-type="float">
            <text:p>90.5344893292683</text:p>
          </table:table-cell>
          <table:table-cell office:value-type="float" office:value="20.0634922906205" calcext:value-type="float">
            <text:p>20.0634922906205</text:p>
          </table:table-cell>
          <table:table-cell office:value-type="float" office:value="6.83493703402942" calcext:value-type="float">
            <text:p>6.83493703402942</text:p>
          </table:table-cell>
          <table:table-cell office:value-type="float" office:value="2.39900185768859" calcext:value-type="float">
            <text:p>2.39900185768859</text:p>
          </table:table-cell>
          <table:table-cell office:value-type="float" office:value="29.8477974826854" calcext:value-type="float">
            <text:p>29.8477974826854</text:p>
          </table:table-cell>
          <table:table-cell office:value-type="float" office:value="0.352985956287783" calcext:value-type="float">
            <text:p>0.352985956287783</text:p>
          </table:table-cell>
          <table:table-cell table:number-columns-repeated="2"/>
          <table:table-cell office:value-type="float" office:value="112.262766768293" calcext:value-type="float">
            <text:p>112.262766768293</text:p>
          </table:table-cell>
          <table:table-cell office:value-type="float" office:value="48.2649581804909" calcext:value-type="float">
            <text:p>48.2649581804909</text:p>
          </table:table-cell>
          <table:table-cell office:value-type="float" office:value="8.38257845481499" calcext:value-type="float">
            <text:p>8.38257845481499</text:p>
          </table:table-cell>
          <table:table-cell office:value-type="float" office:value="2.22704169982353" calcext:value-type="float">
            <text:p>2.22704169982353</text:p>
          </table:table-cell>
          <table:table-cell office:value-type="float" office:value="50.483016426493" calcext:value-type="float">
            <text:p>50.483016426493</text:p>
          </table:table-cell>
          <table:table-cell office:value-type="float" office:value="0.352985956287783" calcext:value-type="float">
            <text:p>0.352985956287783</text:p>
          </table:table-cell>
          <table:table-cell table:number-columns-repeated="2"/>
          <table:table-cell office:value-type="float" office:value="1464.4121570122" calcext:value-type="float">
            <text:p>1464.4121570122</text:p>
          </table:table-cell>
          <table:table-cell office:value-type="float" office:value="491.951424062239" calcext:value-type="float">
            <text:p>491.951424062239</text:p>
          </table:table-cell>
          <table:table-cell office:value-type="float" office:value="131.081958254879" calcext:value-type="float">
            <text:p>131.081958254879</text:p>
          </table:table-cell>
          <table:table-cell office:value-type="float" office:value="44.5277704668827" calcext:value-type="float">
            <text:p>44.5277704668827</text:p>
          </table:table-cell>
          <table:table-cell office:value-type="float" office:value="723.262618157509" calcext:value-type="float">
            <text:p>723.262618157509</text:p>
          </table:table-cell>
          <table:table-cell office:value-type="float" office:value="5.1224797632441" calcext:value-type="float">
            <text:p>5.1224797632441</text:p>
          </table:table-cell>
          <table:table-cell table:number-columns-repeated="3"/>
          <table:table-cell office:value-type="float" office:value="0.026086956521739" calcext:value-type="float">
            <text:p>0.026086956521739</text:p>
          </table:table-cell>
          <table:table-cell office:value-type="float" office:value="0.545652173913043" calcext:value-type="float">
            <text:p>0.545652173913043</text:p>
          </table:table-cell>
          <table:table-cell office:value-type="float" office:value="0.005434782608696" calcext:value-type="float">
            <text:p>0.005434782608696</text:p>
          </table:table-cell>
          <table:table-cell office:value-type="float" office:value="0.035869565217391" calcext:value-type="float">
            <text:p>0.035869565217391</text:p>
          </table:table-cell>
          <table:table-cell office:value-type="float" office:value="0.015217391304348" calcext:value-type="float">
            <text:p>0.015217391304348</text:p>
          </table:table-cell>
          <table:table-cell office:value-type="float" office:value="0.345652173913043" calcext:value-type="float">
            <text:p>0.345652173913043</text:p>
          </table:table-cell>
          <table:table-cell office:value-type="float" office:value="0.026086956521739" calcext:value-type="float">
            <text:p>0.026086956521739</text:p>
          </table:table-cell>
          <table:table-cell office:value-type="float" office:value="0.010928961748634" calcext:value-type="float">
            <text:p>0.010928961748634</text:p>
          </table:table-cell>
          <table:table-cell office:value-type="float" office:value="0.005464480874317" calcext:value-type="float">
            <text:p>0.005464480874317</text:p>
          </table:table-cell>
          <table:table-cell office:value-type="float" office:value="0.107103825136612" calcext:value-type="float">
            <text:p>0.107103825136612</text:p>
          </table:table-cell>
          <table:table-cell office:value-type="float" office:value="0.237158469945355" calcext:value-type="float">
            <text:p>0.237158469945355</text:p>
          </table:table-cell>
          <table:table-cell office:value-type="float" office:value="0.516939890710382" calcext:value-type="float">
            <text:p>0.516939890710382</text:p>
          </table:table-cell>
          <table:table-cell office:value-type="float" office:value="0.119125683060109" calcext:value-type="float">
            <text:p>0.119125683060109</text:p>
          </table:table-cell>
          <table:table-cell office:value-type="float" office:value="0.00327868852459" calcext:value-type="float">
            <text:p>0.00327868852459</text:p>
          </table:table-cell>
          <table:table-cell office:value-type="float" office:value="0.348066298342541" calcext:value-type="float">
            <text:p>0.348066298342541</text:p>
          </table:table-cell>
          <table:table-cell office:value-type="float" office:value="0.089502762430939" calcext:value-type="float">
            <text:p>0.089502762430939</text:p>
          </table:table-cell>
          <table:table-cell office:value-type="float" office:value="0.0353591160221" calcext:value-type="float">
            <text:p>0.0353591160221</text:p>
          </table:table-cell>
          <table:table-cell office:value-type="float" office:value="0.524861878453039" calcext:value-type="float">
            <text:p>0.524861878453039</text:p>
          </table:table-cell>
          <table:table-cell office:value-type="float" office:value="0.002209944751381" calcext:value-type="float">
            <text:p>0.002209944751381</text:p>
          </table:table-cell>
          <table:table-cell table:number-columns-repeated="15"/>
          <table:table-cell office:value-type="float" office:value="0.033518120916587" calcext:value-type="float">
            <text:p>0.033518120916587</text:p>
          </table:table-cell>
          <table:table-cell office:value-type="float" office:value="27.7063187010261" calcext:value-type="float">
            <text:p>27.7063187010261</text:p>
          </table:table-cell>
          <table:table-cell office:value-type="float" office:value="0.001682162020285" calcext:value-type="float">
            <text:p>0.001682162020285</text:p>
          </table:table-cell>
          <table:table-cell office:value-type="float" office:value="-0.336808457632595" calcext:value-type="float">
            <text:p>-0.336808457632595</text:p>
          </table:table-cell>
          <table:table-cell office:value-type="float" office:value="0.011212374484299" calcext:value-type="float">
            <text:p>0.011212374484299</text:p>
          </table:table-cell>
          <table:table-cell office:value-type="float" office:value="-45.2493806585289" calcext:value-type="float">
            <text:p>-45.2493806585289</text:p>
          </table:table-cell>
          <table:table-cell office:value-type="float" office:value="0.001933791215055" calcext:value-type="float">
            <text:p>0.001933791215055</text:p>
          </table:table-cell>
          <table:table-cell office:value-type="float" office:value="-17.8315239664991" calcext:value-type="float">
            <text:p>-17.8315239664991</text:p>
          </table:table-cell>
          <table:table-cell/>
          <table:table-cell office:value-type="float" office:value="4.37499200625486" calcext:value-type="float">
            <text:p>4.37499200625486</text:p>
          </table:table-cell>
          <table:table-cell office:value-type="float" office:value="111.4132732871" calcext:value-type="float">
            <text:p>111.4132732871</text:p>
          </table:table-cell>
          <table:table-cell office:value-type="float" office:value="0.713390315529108" calcext:value-type="float">
            <text:p>0.713390315529108</text:p>
          </table:table-cell>
          <table:table-cell office:value-type="float" office:value="19.5337165048177" calcext:value-type="float">
            <text:p>19.5337165048177</text:p>
          </table:table-cell>
          <table:table-cell office:value-type="float" office:value="5.68204023731552" calcext:value-type="float">
            <text:p>5.68204023731552</text:p>
          </table:table-cell>
          <table:table-cell office:value-type="float" office:value="177.810855200049" calcext:value-type="float">
            <text:p>177.810855200049</text:p>
          </table:table-cell>
          <table:table-cell office:value-type="float" office:value="11.1503305100816" calcext:value-type="float">
            <text:p>11.1503305100816</text:p>
          </table:table-cell>
          <table:table-cell office:value-type="float" office:value="330.678598061148" calcext:value-type="float">
            <text:p>330.678598061148</text:p>
          </table:table-cell>
          <table:table-cell office:value-type="string" calcext:value-type="string">
            <text:p>#REF!</text:p>
          </table:table-cell>
          <table:table-cell/>
          <table:table-cell office:value-type="float" office:value="331.491957848031" calcext:value-type="float">
            <text:p>331.491957848031</text:p>
          </table:table-cell>
        </table:table-row>
        <table:table-row table:style-name="ro1">
          <table:table-cell office:value-type="string" calcext:value-type="string">
            <text:p>02170</text:p>
          </table:table-cell>
          <table:table-cell office:value-type="string" calcext:value-type="string">
            <text:p>Matanuska-Susitna</text:p>
          </table:table-cell>
          <table:table-cell office:value-type="string" calcext:value-type="string">
            <text:p>Mat-Su</text:p>
          </table:table-cell>
          <table:table-cell office:value-type="float" office:value="69741" calcext:value-type="float">
            <text:p>69741</text:p>
          </table:table-cell>
          <table:table-cell office:value-type="float" office:value="45251.4829876899" calcext:value-type="float">
            <text:p>45251.4829876899</text:p>
          </table:table-cell>
          <table:table-cell office:value-type="float" office:value="464.233235536828" calcext:value-type="float">
            <text:p>464.233235536828</text:p>
          </table:table-cell>
          <table:table-cell office:value-type="float" office:value="8553.70840418586" calcext:value-type="float">
            <text:p>8553.70840418586</text:p>
          </table:table-cell>
          <table:table-cell office:value-type="float" office:value="156.61948495382" calcext:value-type="float">
            <text:p>156.61948495382</text:p>
          </table:table-cell>
          <table:table-cell office:value-type="float" office:value="2376.69282218446" calcext:value-type="float">
            <text:p>2376.69282218446</text:p>
          </table:table-cell>
          <table:table-cell office:value-type="float" office:value="563.522603675017" calcext:value-type="float">
            <text:p>563.522603675017</text:p>
          </table:table-cell>
          <table:table-cell office:value-type="float" office:value="31714.3372461236" calcext:value-type="float">
            <text:p>31714.3372461236</text:p>
          </table:table-cell>
          <table:table-cell office:value-type="float" office:value="1082.7623996805" calcext:value-type="float">
            <text:p>1082.7623996805</text:p>
          </table:table-cell>
          <table:table-cell office:value-type="float" office:value="44911.8761963401" calcext:value-type="float">
            <text:p>44911.8761963401</text:p>
          </table:table-cell>
          <table:table-cell office:value-type="float" office:value="0.706145900195281" calcext:value-type="float">
            <text:p>0.706145900195281</text:p>
          </table:table-cell>
          <table:table-cell office:value-type="float" office:value="0.190455379035867" calcext:value-type="float">
            <text:p>0.190455379035867</text:p>
          </table:table-cell>
          <table:table-cell office:value-type="float" office:value="0.05291902773766" calcext:value-type="float">
            <text:p>0.05291902773766</text:p>
          </table:table-cell>
          <table:table-cell office:value-type="float" office:value="0.010336536231694" calcext:value-type="float">
            <text:p>0.010336536231694</text:p>
          </table:table-cell>
          <table:table-cell office:value-type="float" office:value="0.012547295980499" calcext:value-type="float">
            <text:p>0.012547295980499</text:p>
          </table:table-cell>
          <table:table-cell office:value-type="float" office:value="0.706145900195281" calcext:value-type="float">
            <text:p>0.706145900195281</text:p>
          </table:table-cell>
          <table:table-cell office:value-type="float" office:value="44641.6246855993" calcext:value-type="float">
            <text:p>44641.6246855993</text:p>
          </table:table-cell>
          <table:table-cell office:value-type="float" office:value="462.313440367807" calcext:value-type="float">
            <text:p>462.313440367807</text:p>
          </table:table-cell>
          <table:table-cell office:value-type="float" office:value="290.742485059936" calcext:value-type="float">
            <text:p>290.742485059936</text:p>
          </table:table-cell>
          <table:table-cell office:value-type="float" office:value="3090.50425257303" calcext:value-type="float">
            <text:p>3090.50425257303</text:p>
          </table:table-cell>
          <table:table-cell office:value-type="float" office:value="18965.3932397543" calcext:value-type="float">
            <text:p>18965.3932397543</text:p>
          </table:table-cell>
          <table:table-cell office:value-type="float" office:value="17311.9040774776" calcext:value-type="float">
            <text:p>17311.9040774776</text:p>
          </table:table-cell>
          <table:table-cell office:value-type="float" office:value="3693.02440248524" calcext:value-type="float">
            <text:p>3693.02440248524</text:p>
          </table:table-cell>
          <table:table-cell office:value-type="float" office:value="121.628026157364" calcext:value-type="float">
            <text:p>121.628026157364</text:p>
          </table:table-cell>
          <table:table-cell office:value-type="float" office:value="0.39402988852236" calcext:value-type="float">
            <text:p>0.39402988852236</text:p>
          </table:table-cell>
          <table:table-cell office:value-type="float" office:value="0.070341831878765" calcext:value-type="float">
            <text:p>0.070341831878765</text:p>
          </table:table-cell>
          <table:table-cell office:value-type="float" office:value="0.431664347872931" calcext:value-type="float">
            <text:p>0.431664347872931</text:p>
          </table:table-cell>
          <table:table-cell office:value-type="float" office:value="0.084055571652268" calcext:value-type="float">
            <text:p>0.084055571652268</text:p>
          </table:table-cell>
          <table:table-cell office:value-type="float" office:value="3.43166434787293" calcext:value-type="float">
            <text:p>3.43166434787293</text:p>
          </table:table-cell>
          <table:table-cell office:value-type="float" office:value="44645.0283624902" calcext:value-type="float">
            <text:p>44645.0283624902</text:p>
          </table:table-cell>
          <table:table-cell office:value-type="float" office:value="10125.2163087495" calcext:value-type="float">
            <text:p>10125.2163087495</text:p>
          </table:table-cell>
          <table:table-cell office:value-type="float" office:value="5958.68811091085" calcext:value-type="float">
            <text:p>5958.68811091085</text:p>
          </table:table-cell>
          <table:table-cell office:value-type="float" office:value="1452.8976598147" calcext:value-type="float">
            <text:p>1452.8976598147</text:p>
          </table:table-cell>
          <table:table-cell office:value-type="float" office:value="25627.8810677358" calcext:value-type="float">
            <text:p>25627.8810677358</text:p>
          </table:table-cell>
          <table:table-cell office:value-type="float" office:value="306.052698604912" calcext:value-type="float">
            <text:p>306.052698604912</text:p>
          </table:table-cell>
          <table:table-cell office:value-type="float" office:value="0.589543300086617" calcext:value-type="float">
            <text:p>0.589543300086617</text:p>
          </table:table-cell>
          <table:table-cell office:value-type="float" office:value="0.232920287907298" calcext:value-type="float">
            <text:p>0.232920287907298</text:p>
          </table:table-cell>
          <table:table-cell office:value-type="float" office:value="0.1370735506306" calcext:value-type="float">
            <text:p>0.1370735506306</text:p>
          </table:table-cell>
          <table:table-cell office:value-type="float" office:value="0.033422430781202" calcext:value-type="float">
            <text:p>0.033422430781202</text:p>
          </table:table-cell>
          <table:table-cell office:value-type="float" office:value="0.589543300086617" calcext:value-type="float">
            <text:p>0.589543300086617</text:p>
          </table:table-cell>
          <table:table-cell table:number-columns-repeated="13"/>
          <table:table-cell office:value-type="float" office:value="0.001747658512375" calcext:value-type="float">
            <text:p>0.001747658512375</text:p>
          </table:table-cell>
          <table:table-cell/>
          <table:table-cell office:value-type="string" calcext:value-type="string">
            <text:p>VC</text:p>
          </table:table-cell>
          <table:table-cell office:value-type="float" office:value="6" calcext:value-type="float">
            <text:p>6</text:p>
          </table:table-cell>
          <table:table-cell office:value-type="float" office:value="1922" calcext:value-type="float">
            <text:p>1922</text:p>
          </table:table-cell>
          <table:table-cell office:value-type="float" office:value="638" calcext:value-type="float">
            <text:p>638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631" calcext:value-type="float">
            <text:p>631</text:p>
          </table:table-cell>
          <table:table-cell office:value-type="float" office:value="0.117636092468307" calcext:value-type="float">
            <text:p>0.117636092468307</text:p>
          </table:table-cell>
          <table:table-cell office:value-type="float" office:value="228.331655480984" calcext:value-type="float">
            <text:p>228.331655480984</text:p>
          </table:table-cell>
          <table:table-cell office:value-type="float" office:value="3.82930017611263" calcext:value-type="float">
            <text:p>3.82930017611263</text:p>
          </table:table-cell>
          <table:table-cell office:value-type="float" office:value="55.3141092799179" calcext:value-type="float">
            <text:p>55.3141092799179</text:p>
          </table:table-cell>
          <table:table-cell office:value-type="float" office:value="0.153460443612539" calcext:value-type="float">
            <text:p>0.153460443612539</text:p>
          </table:table-cell>
          <table:table-cell office:value-type="float" office:value="13.0218348800883" calcext:value-type="float">
            <text:p>13.0218348800883</text:p>
          </table:table-cell>
          <table:table-cell office:value-type="float" office:value="3.39597885425025" calcext:value-type="float">
            <text:p>3.39597885425025</text:p>
          </table:table-cell>
          <table:table-cell office:value-type="float" office:value="140.69220146907" calcext:value-type="float">
            <text:p>140.69220146907</text:p>
          </table:table-cell>
          <table:table-cell office:value-type="float" office:value="10.3955011758452" calcext:value-type="float">
            <text:p>10.3955011758452</text:p>
          </table:table-cell>
          <table:table-cell office:value-type="float" office:value="61.7589485458613" calcext:value-type="float">
            <text:p>61.7589485458613</text:p>
          </table:table-cell>
          <table:table-cell office:value-type="float" office:value="1.76841779732978" calcext:value-type="float">
            <text:p>1.76841779732978</text:p>
          </table:table-cell>
          <table:table-cell office:value-type="float" office:value="8.96145047687208" calcext:value-type="float">
            <text:p>8.96145047687208</text:p>
          </table:table-cell>
          <table:table-cell office:value-type="float" office:value="0.385188271465917" calcext:value-type="float">
            <text:p>0.385188271465917</text:p>
          </table:table-cell>
          <table:table-cell office:value-type="float" office:value="3.39278719510466" calcext:value-type="float">
            <text:p>3.39278719510466</text:p>
          </table:table-cell>
          <table:table-cell office:value-type="float" office:value="0.927894785353346" calcext:value-type="float">
            <text:p>0.927894785353346</text:p>
          </table:table-cell>
          <table:table-cell office:value-type="float" office:value="42.7598963259913" calcext:value-type="float">
            <text:p>42.7598963259913</text:p>
          </table:table-cell>
          <table:table-cell office:value-type="float" office:value="2.85749713893435" calcext:value-type="float">
            <text:p>2.85749713893435</text:p>
          </table:table-cell>
          <table:table-cell office:value-type="float" office:value="76.581096196868" calcext:value-type="float">
            <text:p>76.581096196868</text:p>
          </table:table-cell>
          <table:table-cell office:value-type="float" office:value="0.416687033339061" calcext:value-type="float">
            <text:p>0.416687033339061</text:p>
          </table:table-cell>
          <table:table-cell office:value-type="float" office:value="20.0220369480632" calcext:value-type="float">
            <text:p>20.0220369480632</text:p>
          </table:table-cell>
          <table:table-cell office:value-type="float" office:value="-0.106736238663479" calcext:value-type="float">
            <text:p>-0.106736238663479</text:p>
          </table:table-cell>
          <table:table-cell office:value-type="float" office:value="4.77028075701184" calcext:value-type="float">
            <text:p>4.77028075701184</text:p>
          </table:table-cell>
          <table:table-cell office:value-type="float" office:value="1.24803253078913" calcext:value-type="float">
            <text:p>1.24803253078913</text:p>
          </table:table-cell>
          <table:table-cell office:value-type="float" office:value="47.1879296811789" calcext:value-type="float">
            <text:p>47.1879296811789</text:p>
          </table:table-cell>
          <table:table-cell office:value-type="float" office:value="2.80759330021281" calcext:value-type="float">
            <text:p>2.80759330021281</text:p>
          </table:table-cell>
          <table:table-cell office:value-type="float" office:value="1004.67170022371" calcext:value-type="float">
            <text:p>1004.67170022371</text:p>
          </table:table-cell>
          <table:table-cell office:value-type="float" office:value="20.0144050067815" calcext:value-type="float">
            <text:p>20.0144050067815</text:p>
          </table:table-cell>
          <table:table-cell office:value-type="float" office:value="214.297596704853" calcext:value-type="float">
            <text:p>214.297596704853</text:p>
          </table:table-cell>
          <table:table-cell office:value-type="float" office:value="1.43191247641498" calcext:value-type="float">
            <text:p>1.43191247641498</text:p>
          </table:table-cell>
          <table:table-cell office:value-type="float" office:value="53.1849028322048" calcext:value-type="float">
            <text:p>53.1849028322048</text:p>
          </table:table-cell>
          <table:table-cell office:value-type="float" office:value="12.5719061703927" calcext:value-type="float">
            <text:p>12.5719061703927</text:p>
          </table:table-cell>
          <table:table-cell office:value-type="float" office:value="653.64002747624" calcext:value-type="float">
            <text:p>653.64002747624</text:p>
          </table:table-cell>
          <table:table-cell office:value-type="float" office:value="40.0605916149923" calcext:value-type="float">
            <text:p>40.0605916149923</text:p>
          </table:table-cell>
          <table:table-cell table:number-columns-repeated="3"/>
          <table:table-cell office:value-type="float" office:value="1922" calcext:value-type="float">
            <text:p>1922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0.11745912422477" calcext:value-type="float">
            <text:p>0.11745912422477</text:p>
          </table:table-cell>
          <table:table-cell office:value-type="float" office:value="225.873895884232" calcext:value-type="float">
            <text:p>225.873895884232</text:p>
          </table:table-cell>
          <table:table-cell office:value-type="float" office:value="1.74964444829505" calcext:value-type="float">
            <text:p>1.74964444829505</text:p>
          </table:table-cell>
          <table:table-cell office:value-type="float" office:value="1.52151865283563" calcext:value-type="float">
            <text:p>1.52151865283563</text:p>
          </table:table-cell>
          <table:table-cell office:value-type="float" office:value="29.8273880223604" calcext:value-type="float">
            <text:p>29.8273880223604</text:p>
          </table:table-cell>
          <table:table-cell office:value-type="float" office:value="65.370443252634" calcext:value-type="float">
            <text:p>65.370443252634</text:p>
          </table:table-cell>
          <table:table-cell office:value-type="float" office:value="98.0257281441439" calcext:value-type="float">
            <text:p>98.0257281441439</text:p>
          </table:table-cell>
          <table:table-cell office:value-type="float" office:value="23.8614045379301" calcext:value-type="float">
            <text:p>23.8614045379301</text:p>
          </table:table-cell>
          <table:table-cell office:value-type="float" office:value="0.584485608592874" calcext:value-type="float">
            <text:p>0.584485608592874</text:p>
          </table:table-cell>
          <table:table-cell office:value-type="float" office:value="61.6660402180041" calcext:value-type="float">
            <text:p>61.6660402180041</text:p>
          </table:table-cell>
          <table:table-cell office:value-type="float" office:value="0.692512330272117" calcext:value-type="float">
            <text:p>0.692512330272117</text:p>
          </table:table-cell>
          <table:table-cell office:value-type="float" office:value="0.112009162138394" calcext:value-type="float">
            <text:p>0.112009162138394</text:p>
          </table:table-cell>
          <table:table-cell office:value-type="float" office:value="2.69433032643862" calcext:value-type="float">
            <text:p>2.69433032643862</text:p>
          </table:table-cell>
          <table:table-cell office:value-type="float" office:value="16.0376110782307" calcext:value-type="float">
            <text:p>16.0376110782307</text:p>
          </table:table-cell>
          <table:table-cell office:value-type="float" office:value="18.1535236713004" calcext:value-type="float">
            <text:p>18.1535236713004</text:p>
          </table:table-cell>
          <table:table-cell office:value-type="float" office:value="3.07113955014581" calcext:value-type="float">
            <text:p>3.07113955014581</text:p>
          </table:table-cell>
          <table:table-cell office:value-type="float" office:value="0.232108235918565" calcext:value-type="float">
            <text:p>0.232108235918565</text:p>
          </table:table-cell>
          <table:table-cell office:value-type="float" office:value="76.4658898703251" calcext:value-type="float">
            <text:p>76.4658898703251</text:p>
          </table:table-cell>
          <table:table-cell office:value-type="float" office:value="0.457594081822578" calcext:value-type="float">
            <text:p>0.457594081822578</text:p>
          </table:table-cell>
          <table:table-cell office:value-type="float" office:value="0.229468286363164" calcext:value-type="float">
            <text:p>0.229468286363164</text:p>
          </table:table-cell>
          <table:table-cell office:value-type="float" office:value="8.80220478612665" calcext:value-type="float">
            <text:p>8.80220478612665</text:p>
          </table:table-cell>
          <table:table-cell office:value-type="float" office:value="24.3772088981894" calcext:value-type="float">
            <text:p>24.3772088981894</text:p>
          </table:table-cell>
          <table:table-cell office:value-type="float" office:value="29.5470587211031" calcext:value-type="float">
            <text:p>29.5470587211031</text:p>
          </table:table-cell>
          <table:table-cell office:value-type="float" office:value="12.2329512396779" calcext:value-type="float">
            <text:p>12.2329512396779</text:p>
          </table:table-cell>
          <table:table-cell office:value-type="float" office:value="-0.002810012530975" calcext:value-type="float">
            <text:p>-0.002810012530975</text:p>
          </table:table-cell>
          <table:table-cell office:value-type="float" office:value="1002.00582597256" calcext:value-type="float">
            <text:p>1002.00582597256</text:p>
          </table:table-cell>
          <table:table-cell office:value-type="float" office:value="4.89975086038974" calcext:value-type="float">
            <text:p>4.89975086038974</text:p>
          </table:table-cell>
          <table:table-cell office:value-type="float" office:value="4.86299610133719" calcext:value-type="float">
            <text:p>4.86299610133719</text:p>
          </table:table-cell>
          <table:table-cell office:value-type="float" office:value="90.3239231349257" calcext:value-type="float">
            <text:p>90.3239231349257</text:p>
          </table:table-cell>
          <table:table-cell office:value-type="float" office:value="346.785263229054" calcext:value-type="float">
            <text:p>346.785263229054</text:p>
          </table:table-cell>
          <table:table-cell office:value-type="float" office:value="404.726310536547" calcext:value-type="float">
            <text:p>404.726310536547</text:p>
          </table:table-cell>
          <table:table-cell office:value-type="float" office:value="109.165495327754" calcext:value-type="float">
            <text:p>109.165495327754</text:p>
          </table:table-cell>
          <table:table-cell office:value-type="float" office:value="1.81378383198046" calcext:value-type="float">
            <text:p>1.81378383198046</text:p>
          </table:table-cell>
          <table:table-cell table:number-columns-repeated="9"/>
          <table:table-cell office:value-type="float" office:value="1922" calcext:value-type="float">
            <text:p>1922</text:p>
          </table:table-cell>
          <table:table-cell office:value-type="float" office:value="638" calcext:value-type="float">
            <text:p>638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0.117949695121951" calcext:value-type="float">
            <text:p>0.117949695121951</text:p>
          </table:table-cell>
          <table:table-cell office:value-type="float" office:value="226.817263719512" calcext:value-type="float">
            <text:p>226.817263719512</text:p>
          </table:table-cell>
          <table:table-cell office:value-type="float" office:value="65.8323054691228" calcext:value-type="float">
            <text:p>65.8323054691228</text:p>
          </table:table-cell>
          <table:table-cell office:value-type="float" office:value="25.2283940212093" calcext:value-type="float">
            <text:p>25.2283940212093</text:p>
          </table:table-cell>
          <table:table-cell office:value-type="float" office:value="4.73547498440745" calcext:value-type="float">
            <text:p>4.73547498440745</text:p>
          </table:table-cell>
          <table:table-cell office:value-type="float" office:value="122.360743318605" calcext:value-type="float">
            <text:p>122.360743318605</text:p>
          </table:table-cell>
          <table:table-cell office:value-type="float" office:value="1.60910363119948" calcext:value-type="float">
            <text:p>1.60910363119948</text:p>
          </table:table-cell>
          <table:table-cell table:number-columns-repeated="2"/>
          <table:table-cell office:value-type="float" office:value="61.9235899390244" calcext:value-type="float">
            <text:p>61.9235899390244</text:p>
          </table:table-cell>
          <table:table-cell office:value-type="float" office:value="5.34085649336632" calcext:value-type="float">
            <text:p>5.34085649336632</text:p>
          </table:table-cell>
          <table:table-cell office:value-type="float" office:value="6.08255677257185" calcext:value-type="float">
            <text:p>6.08255677257185</text:p>
          </table:table-cell>
          <table:table-cell office:value-type="float" office:value="0.976783009214817" calcext:value-type="float">
            <text:p>0.976783009214817</text:p>
          </table:table-cell>
          <table:table-cell office:value-type="float" office:value="28.0410665661151" calcext:value-type="float">
            <text:p>28.0410665661151</text:p>
          </table:table-cell>
          <table:table-cell office:value-type="float" office:value="0.199594140502239" calcext:value-type="float">
            <text:p>0.199594140502239</text:p>
          </table:table-cell>
          <table:table-cell table:number-columns-repeated="2"/>
          <table:table-cell office:value-type="float" office:value="76.7852515243902" calcext:value-type="float">
            <text:p>76.7852515243902</text:p>
          </table:table-cell>
          <table:table-cell office:value-type="float" office:value="24.6041528662286" calcext:value-type="float">
            <text:p>24.6041528662286</text:p>
          </table:table-cell>
          <table:table-cell office:value-type="float" office:value="7.13968889059478" calcext:value-type="float">
            <text:p>7.13968889059478</text:p>
          </table:table-cell>
          <table:table-cell office:value-type="float" office:value="0.859323884990047" calcext:value-type="float">
            <text:p>0.859323884990047</text:p>
          </table:table-cell>
          <table:table-cell office:value-type="float" office:value="42.1361614730875" calcext:value-type="float">
            <text:p>42.1361614730875</text:p>
          </table:table-cell>
          <table:table-cell office:value-type="float" office:value="0.199594140502239" calcext:value-type="float">
            <text:p>0.199594140502239</text:p>
          </table:table-cell>
          <table:table-cell table:number-columns-repeated="2"/>
          <table:table-cell office:value-type="float" office:value="1003.52610518293" calcext:value-type="float">
            <text:p>1003.52610518293</text:p>
          </table:table-cell>
          <table:table-cell office:value-type="float" office:value="236.777314828718" calcext:value-type="float">
            <text:p>236.777314828718</text:p>
          </table:table-cell>
          <table:table-cell office:value-type="float" office:value="106.450639684376" calcext:value-type="float">
            <text:p>106.450639684376</text:p>
          </table:table-cell>
          <table:table-cell office:value-type="float" office:value="22.5715818786123" calcext:value-type="float">
            <text:p>22.5715818786123</text:p>
          </table:table-cell>
          <table:table-cell office:value-type="float" office:value="585.537971357808" calcext:value-type="float">
            <text:p>585.537971357808</text:p>
          </table:table-cell>
          <table:table-cell office:value-type="float" office:value="3.00829191220396" calcext:value-type="float">
            <text:p>3.00829191220396</text:p>
          </table:table-cell>
          <table:table-cell table:number-columns-repeated="3"/>
          <table:table-cell office:value-type="float" office:value="0.022187004754358" calcext:value-type="float">
            <text:p>0.022187004754358</text:p>
          </table:table-cell>
          <table:table-cell office:value-type="float" office:value="0.206022187004754" calcext:value-type="float">
            <text:p>0.206022187004754</text:p>
          </table:table-cell>
          <table:table-cell office:value-type="float" office:value="0.001584786053883" calcext:value-type="float">
            <text:p>0.001584786053883</text:p>
          </table:table-cell>
          <table:table-cell office:value-type="float" office:value="0.050713153724247" calcext:value-type="float">
            <text:p>0.050713153724247</text:p>
          </table:table-cell>
          <table:table-cell office:value-type="float" office:value="0.011093502377179" calcext:value-type="float">
            <text:p>0.011093502377179</text:p>
          </table:table-cell>
          <table:table-cell office:value-type="float" office:value="0.670364500792393" calcext:value-type="float">
            <text:p>0.670364500792393</text:p>
          </table:table-cell>
          <table:table-cell office:value-type="float" office:value="0.038034865293186" calcext:value-type="float">
            <text:p>0.03803486529318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227786752827141" calcext:value-type="float">
            <text:p>0.227786752827141</text:p>
          </table:table-cell>
          <table:table-cell office:value-type="float" office:value="0.109854604200323" calcext:value-type="float">
            <text:p>0.109854604200323</text:p>
          </table:table-cell>
          <table:table-cell office:value-type="float" office:value="0.025848142164782" calcext:value-type="float">
            <text:p>0.025848142164782</text:p>
          </table:table-cell>
          <table:table-cell office:value-type="float" office:value="0.634894991922456" calcext:value-type="float">
            <text:p>0.634894991922456</text:p>
          </table:table-cell>
          <table:table-cell office:value-type="float" office:value="0.001615508885299" calcext:value-type="float">
            <text:p>0.001615508885299</text:p>
          </table:table-cell>
          <table:table-cell table:number-columns-repeated="15"/>
          <table:table-cell office:value-type="float" office:value="0.011519681851724" calcext:value-type="float">
            <text:p>0.011519681851724</text:p>
          </table:table-cell>
          <table:table-cell office:value-type="float" office:value="-6.28716653570827" calcext:value-type="float">
            <text:p>-6.28716653570827</text:p>
          </table:table-cell>
          <table:table-cell office:value-type="float" office:value="-0.000657850469421" calcext:value-type="float">
            <text:p>-0.000657850469421</text:p>
          </table:table-cell>
          <table:table-cell office:value-type="float" office:value="-0.030200369130297" calcext:value-type="float">
            <text:p>-0.030200369130297</text:p>
          </table:table-cell>
          <table:table-cell office:value-type="float" office:value="-0.008318673499859" calcext:value-type="float">
            <text:p>-0.008318673499859</text:p>
          </table:table-cell>
          <table:table-cell office:value-type="float" office:value="9.18720440520698" calcext:value-type="float">
            <text:p>9.18720440520698</text:p>
          </table:table-cell>
          <table:table-cell office:value-type="float" office:value="0.09268417310754" calcext:value-type="float">
            <text:p>0.09268417310754</text:p>
          </table:table-cell>
          <table:table-cell office:value-type="float" office:value="2.96506483135839" calcext:value-type="float">
            <text:p>2.96506483135839</text:p>
          </table:table-cell>
          <table:table-cell/>
          <table:table-cell office:value-type="float" office:value="2.97085348452216" calcext:value-type="float">
            <text:p>2.97085348452216</text:p>
          </table:table-cell>
          <table:table-cell office:value-type="float" office:value="73.8180449134479" calcext:value-type="float">
            <text:p>73.8180449134479</text:p>
          </table:table-cell>
          <table:table-cell office:value-type="float" office:value="0.459854299745146" calcext:value-type="float">
            <text:p>0.459854299745146</text:p>
          </table:table-cell>
          <table:table-cell office:value-type="float" office:value="13.5110808599991" calcext:value-type="float">
            <text:p>13.5110808599991</text:p>
          </table:table-cell>
          <table:table-cell office:value-type="float" office:value="3.86560578546957" calcext:value-type="float">
            <text:p>3.86560578546957</text:p>
          </table:table-cell>
          <table:table-cell office:value-type="float" office:value="124.437916752165" calcext:value-type="float">
            <text:p>124.437916752165</text:p>
          </table:table-cell>
          <table:table-cell office:value-type="float" office:value="7.73903018354751" calcext:value-type="float">
            <text:p>7.73903018354751</text:p>
          </table:table-cell>
          <table:table-cell office:value-type="float" office:value="226.802386278896" calcext:value-type="float">
            <text:p>226.802386278896</text:p>
          </table:table-cell>
          <table:table-cell office:value-type="string" calcext:value-type="string">
            <text:p>#REF!</text:p>
          </table:table-cell>
          <table:table-cell/>
          <table:table-cell office:value-type="float" office:value="227.410611943058" calcext:value-type="float">
            <text:p>227.410611943058</text:p>
          </table:table-cell>
        </table:table-row>
        <table:table-row table:style-name="ro1">
          <table:table-cell office:value-type="string" calcext:value-type="string">
            <text:p>02020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NC</text:p>
          </table:table-cell>
          <table:table-cell office:value-type="float" office:value="216679" calcext:value-type="float">
            <text:p>216679</text:p>
          </table:table-cell>
          <table:table-cell office:value-type="float" office:value="131072.399260303" calcext:value-type="float">
            <text:p>131072.399260303</text:p>
          </table:table-cell>
          <table:table-cell office:value-type="float" office:value="987.181438502933" calcext:value-type="float">
            <text:p>987.181438502933</text:p>
          </table:table-cell>
          <table:table-cell office:value-type="float" office:value="54025.1588528907" calcext:value-type="float">
            <text:p>54025.1588528907</text:p>
          </table:table-cell>
          <table:table-cell office:value-type="float" office:value="473.620593954953" calcext:value-type="float">
            <text:p>473.620593954953</text:p>
          </table:table-cell>
          <table:table-cell office:value-type="float" office:value="7982.82221655771" calcext:value-type="float">
            <text:p>7982.82221655771</text:p>
          </table:table-cell>
          <table:table-cell office:value-type="float" office:value="1981.97796554085" calcext:value-type="float">
            <text:p>1981.97796554085</text:p>
          </table:table-cell>
          <table:table-cell office:value-type="float" office:value="61004.8135170618" calcext:value-type="float">
            <text:p>61004.8135170618</text:p>
          </table:table-cell>
          <table:table-cell office:value-type="float" office:value="3584.75528516347" calcext:value-type="float">
            <text:p>3584.75528516347</text:p>
          </table:table-cell>
          <table:table-cell office:value-type="float" office:value="130040.329869672" calcext:value-type="float">
            <text:p>130040.329869672</text:p>
          </table:table-cell>
          <table:table-cell office:value-type="float" office:value="0.469122260595627" calcext:value-type="float">
            <text:p>0.469122260595627</text:p>
          </table:table-cell>
          <table:table-cell office:value-type="float" office:value="0.415449260295135" calcext:value-type="float">
            <text:p>0.415449260295135</text:p>
          </table:table-cell>
          <table:table-cell office:value-type="float" office:value="0.061387280581018" calcext:value-type="float">
            <text:p>0.061387280581018</text:p>
          </table:table-cell>
          <table:table-cell office:value-type="float" office:value="0.007591348310884" calcext:value-type="float">
            <text:p>0.007591348310884</text:p>
          </table:table-cell>
          <table:table-cell office:value-type="float" office:value="0.015241256059003" calcext:value-type="float">
            <text:p>0.015241256059003</text:p>
          </table:table-cell>
          <table:table-cell office:value-type="float" office:value="0.469122260595627" calcext:value-type="float">
            <text:p>0.469122260595627</text:p>
          </table:table-cell>
          <table:table-cell office:value-type="float" office:value="129426.731335343" calcext:value-type="float">
            <text:p>129426.731335343</text:p>
          </table:table-cell>
          <table:table-cell office:value-type="float" office:value="970.812830369251" calcext:value-type="float">
            <text:p>970.812830369251</text:p>
          </table:table-cell>
          <table:table-cell office:value-type="float" office:value="682.470531824621" calcext:value-type="float">
            <text:p>682.470531824621</text:p>
          </table:table-cell>
          <table:table-cell office:value-type="float" office:value="16762.4827515264" calcext:value-type="float">
            <text:p>16762.4827515264</text:p>
          </table:table-cell>
          <table:table-cell office:value-type="float" office:value="32048.9291765436" calcext:value-type="float">
            <text:p>32048.9291765436</text:p>
          </table:table-cell>
          <table:table-cell office:value-type="float" office:value="57342.3948622633" calcext:value-type="float">
            <text:p>57342.3948622633</text:p>
          </table:table-cell>
          <table:table-cell office:value-type="float" office:value="19303.4428421551" calcext:value-type="float">
            <text:p>19303.4428421551</text:p>
          </table:table-cell>
          <table:table-cell office:value-type="float" office:value="277.281688772184" calcext:value-type="float">
            <text:p>277.281688772184</text:p>
          </table:table-cell>
          <table:table-cell office:value-type="float" office:value="0.450140345093078" calcext:value-type="float">
            <text:p>0.450140345093078</text:p>
          </table:table-cell>
          <table:table-cell office:value-type="float" office:value="0.131586233684748" calcext:value-type="float">
            <text:p>0.131586233684748</text:p>
          </table:table-cell>
          <table:table-cell office:value-type="float" office:value="0.251585516685265" calcext:value-type="float">
            <text:p>0.251585516685265</text:p>
          </table:table-cell>
          <table:table-cell office:value-type="float" office:value="0.151532883189198" calcext:value-type="float">
            <text:p>0.151532883189198</text:p>
          </table:table-cell>
          <table:table-cell office:value-type="float" office:value="0.450140345093078" calcext:value-type="float">
            <text:p>0.450140345093078</text:p>
          </table:table-cell>
          <table:table-cell office:value-type="float" office:value="129426.007155635" calcext:value-type="float">
            <text:p>129426.007155635</text:p>
          </table:table-cell>
          <table:table-cell office:value-type="float" office:value="50984.5841494388" calcext:value-type="float">
            <text:p>50984.5841494388</text:p>
          </table:table-cell>
          <table:table-cell office:value-type="float" office:value="11117.2204284501" calcext:value-type="float">
            <text:p>11117.2204284501</text:p>
          </table:table-cell>
          <table:table-cell office:value-type="float" office:value="3632.38007413905" calcext:value-type="float">
            <text:p>3632.38007413905</text:p>
          </table:table-cell>
          <table:table-cell office:value-type="float" office:value="60148.4519955396" calcext:value-type="float">
            <text:p>60148.4519955396</text:p>
          </table:table-cell>
          <table:table-cell office:value-type="float" office:value="385.501852166437" calcext:value-type="float">
            <text:p>385.501852166437</text:p>
          </table:table-cell>
          <table:table-cell office:value-type="float" office:value="0.476354943616012" calcext:value-type="float">
            <text:p>0.476354943616012</text:p>
          </table:table-cell>
          <table:table-cell office:value-type="float" office:value="0.403780278661083" calcext:value-type="float">
            <text:p>0.403780278661083</text:p>
          </table:table-cell>
          <table:table-cell office:value-type="float" office:value="0.088044542039982" calcext:value-type="float">
            <text:p>0.088044542039982</text:p>
          </table:table-cell>
          <table:table-cell office:value-type="float" office:value="0.028767194300142" calcext:value-type="float">
            <text:p>0.028767194300142</text:p>
          </table:table-cell>
          <table:table-cell office:value-type="float" office:value="0.476354943616012" calcext:value-type="float">
            <text:p>0.476354943616012</text:p>
          </table:table-cell>
          <table:table-cell table:number-columns-repeated="13"/>
          <table:table-cell office:value-type="float" office:value="-0.000598016512488" calcext:value-type="float">
            <text:p>-0.000598016512488</text:p>
          </table:table-cell>
          <table:table-cell/>
          <table:table-cell office:value-type="string" calcext:value-type="string">
            <text:p>SEF</text:p>
          </table:table-cell>
          <table:table-cell office:value-type="float" office:value="6" calcext:value-type="float">
            <text:p>6</text:p>
          </table:table-cell>
          <table:table-cell office:value-type="float" office:value="1852" calcext:value-type="float">
            <text:p>1852</text:p>
          </table:table-cell>
          <table:table-cell office:value-type="float" office:value="773" calcext:value-type="float">
            <text:p>773</text:p>
          </table:table-cell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float" office:value="0.142058165548098" calcext:value-type="float">
            <text:p>0.142058165548098</text:p>
          </table:table-cell>
          <table:table-cell office:value-type="float" office:value="275.734899328859" calcext:value-type="float">
            <text:p>275.734899328859</text:p>
          </table:table-cell>
          <table:table-cell office:value-type="float" office:value="3.93903094121553" calcext:value-type="float">
            <text:p>3.93903094121553</text:p>
          </table:table-cell>
          <table:table-cell office:value-type="float" office:value="91.2431530444908" calcext:value-type="float">
            <text:p>91.2431530444908</text:p>
          </table:table-cell>
          <table:table-cell office:value-type="float" office:value="0.470132309689087" calcext:value-type="float">
            <text:p>0.470132309689087</text:p>
          </table:table-cell>
          <table:table-cell office:value-type="float" office:value="12.618524857906" calcext:value-type="float">
            <text:p>12.618524857906</text:p>
          </table:table-cell>
          <table:table-cell office:value-type="float" office:value="4.29752830619909" calcext:value-type="float">
            <text:p>4.29752830619909</text:p>
          </table:table-cell>
          <table:table-cell office:value-type="float" office:value="152.713593982253" calcext:value-type="float">
            <text:p>152.713593982253</text:p>
          </table:table-cell>
          <table:table-cell office:value-type="float" office:value="8.60617973498024" calcext:value-type="float">
            <text:p>8.60617973498024</text:p>
          </table:table-cell>
          <table:table-cell office:value-type="float" office:value="74.5805369127517" calcext:value-type="float">
            <text:p>74.5805369127517</text:p>
          </table:table-cell>
          <table:table-cell office:value-type="float" office:value="1.9510882893163" calcext:value-type="float">
            <text:p>1.9510882893163</text:p>
          </table:table-cell>
          <table:table-cell office:value-type="float" office:value="17.402401793713" calcext:value-type="float">
            <text:p>17.402401793713</text:p>
          </table:table-cell>
          <table:table-cell office:value-type="float" office:value="0.541824942820394" calcext:value-type="float">
            <text:p>0.541824942820394</text:p>
          </table:table-cell>
          <table:table-cell office:value-type="float" office:value="3.26084911090091" calcext:value-type="float">
            <text:p>3.26084911090091</text:p>
          </table:table-cell>
          <table:table-cell office:value-type="float" office:value="1.17343375423529" calcext:value-type="float">
            <text:p>1.17343375423529</text:p>
          </table:table-cell>
          <table:table-cell office:value-type="float" office:value="47.0104875155774" calcext:value-type="float">
            <text:p>47.0104875155774</text:p>
          </table:table-cell>
          <table:table-cell office:value-type="float" office:value="2.38810251289982" calcext:value-type="float">
            <text:p>2.38810251289982</text:p>
          </table:table-cell>
          <table:table-cell office:value-type="float" office:value="92.4798657718121" calcext:value-type="float">
            <text:p>92.4798657718121</text:p>
          </table:table-cell>
          <table:table-cell office:value-type="float" office:value="0.272523593364997" calcext:value-type="float">
            <text:p>0.272523593364997</text:p>
          </table:table-cell>
          <table:table-cell office:value-type="float" office:value="32.4075358634162" calcext:value-type="float">
            <text:p>32.4075358634162</text:p>
          </table:table-cell>
          <table:table-cell office:value-type="float" office:value="-0.033022369696393" calcext:value-type="float">
            <text:p>-0.033022369696393</text:p>
          </table:table-cell>
          <table:table-cell office:value-type="float" office:value="4.71484100649454" calcext:value-type="float">
            <text:p>4.71484100649454</text:p>
          </table:table-cell>
          <table:table-cell office:value-type="float" office:value="1.57328519569522" calcext:value-type="float">
            <text:p>1.57328519569522</text:p>
          </table:table-cell>
          <table:table-cell office:value-type="float" office:value="51.1989174661802" calcext:value-type="float">
            <text:p>51.1989174661802</text:p>
          </table:table-cell>
          <table:table-cell office:value-type="float" office:value="2.06166868526109" calcext:value-type="float">
            <text:p>2.06166868526109</text:p>
          </table:table-cell>
          <table:table-cell office:value-type="float" office:value="1215.79530201342" calcext:value-type="float">
            <text:p>1215.79530201342</text:p>
          </table:table-cell>
          <table:table-cell office:value-type="float" office:value="21.1626428238968" calcext:value-type="float">
            <text:p>21.1626428238968</text:p>
          </table:table-cell>
          <table:table-cell office:value-type="float" office:value="366.05309070162" calcext:value-type="float">
            <text:p>366.05309070162</text:p>
          </table:table-cell>
          <table:table-cell office:value-type="float" office:value="2.97893488281309" calcext:value-type="float">
            <text:p>2.97893488281309</text:p>
          </table:table-cell>
          <table:table-cell office:value-type="float" office:value="50.5942149753014" calcext:value-type="float">
            <text:p>50.5942149753014</text:p>
          </table:table-cell>
          <table:table-cell office:value-type="float" office:value="16.0442472561296" calcext:value-type="float">
            <text:p>16.0442472561296</text:p>
          </table:table-cell>
          <table:table-cell office:value-type="float" office:value="713.922998964011" calcext:value-type="float">
            <text:p>713.922998964011</text:p>
          </table:table-cell>
          <table:table-cell office:value-type="float" office:value="31.0559509331411" calcext:value-type="float">
            <text:p>31.0559509331411</text:p>
          </table:table-cell>
          <table:table-cell table:number-columns-repeated="3"/>
          <table:table-cell office:value-type="float" office:value="1852" calcext:value-type="float">
            <text:p>1852</text:p>
          </table:table-cell>
          <table:table-cell office:value-type="float" office:value="773" calcext:value-type="float">
            <text:p>77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272" calcext:value-type="float">
            <text:p>272</text:p>
          </table:table-cell>
          <table:table-cell office:value-type="float" office:value="358" calcext:value-type="float">
            <text:p>35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62" calcext:value-type="float">
            <text:p>762</text:p>
          </table:table-cell>
          <table:table-cell office:value-type="float" office:value="0.143206164254839" calcext:value-type="float">
            <text:p>0.143206164254839</text:p>
          </table:table-cell>
          <table:table-cell office:value-type="float" office:value="275.385453862056" calcext:value-type="float">
            <text:p>275.385453862056</text:p>
          </table:table-cell>
          <table:table-cell office:value-type="float" office:value="2.16575888121661" calcext:value-type="float">
            <text:p>2.16575888121661</text:p>
          </table:table-cell>
          <table:table-cell office:value-type="float" office:value="1.87573390650619" calcext:value-type="float">
            <text:p>1.87573390650619</text:p>
          </table:table-cell>
          <table:table-cell office:value-type="float" office:value="36.3719202045446" calcext:value-type="float">
            <text:p>36.3719202045446</text:p>
          </table:table-cell>
          <table:table-cell office:value-type="float" office:value="79.6381131225007" calcext:value-type="float">
            <text:p>79.6381131225007</text:p>
          </table:table-cell>
          <table:table-cell office:value-type="float" office:value="119.632007031671" calcext:value-type="float">
            <text:p>119.632007031671</text:p>
          </table:table-cell>
          <table:table-cell office:value-type="float" office:value="28.9724558728962" calcext:value-type="float">
            <text:p>28.9724558728962</text:p>
          </table:table-cell>
          <table:table-cell office:value-type="float" office:value="0.714805944017105" calcext:value-type="float">
            <text:p>0.714805944017105</text:p>
          </table:table-cell>
          <table:table-cell office:value-type="float" office:value="75.1832362337906" calcext:value-type="float">
            <text:p>75.1832362337906</text:p>
          </table:table-cell>
          <table:table-cell office:value-type="float" office:value="0.876903402923056" calcext:value-type="float">
            <text:p>0.876903402923056</text:p>
          </table:table-cell>
          <table:table-cell office:value-type="float" office:value="0.157259935448121" calcext:value-type="float">
            <text:p>0.157259935448121</text:p>
          </table:table-cell>
          <table:table-cell office:value-type="float" office:value="3.29129626167673" calcext:value-type="float">
            <text:p>3.29129626167673</text:p>
          </table:table-cell>
          <table:table-cell office:value-type="float" office:value="19.4915241354682" calcext:value-type="float">
            <text:p>19.4915241354682</text:p>
          </table:table-cell>
          <table:table-cell office:value-type="float" office:value="22.2518153383806" calcext:value-type="float">
            <text:p>22.2518153383806</text:p>
          </table:table-cell>
          <table:table-cell office:value-type="float" office:value="3.62496479978961" calcext:value-type="float">
            <text:p>3.62496479978961</text:p>
          </table:table-cell>
          <table:table-cell office:value-type="float" office:value="0.285187451252587" calcext:value-type="float">
            <text:p>0.285187451252587</text:p>
          </table:table-cell>
          <table:table-cell office:value-type="float" office:value="93.2272129299004" calcext:value-type="float">
            <text:p>93.2272129299004</text:p>
          </table:table-cell>
          <table:table-cell office:value-type="float" office:value="0.590491074413377" calcext:value-type="float">
            <text:p>0.590491074413377</text:p>
          </table:table-cell>
          <table:table-cell office:value-type="float" office:value="0.30046609970296" calcext:value-type="float">
            <text:p>0.30046609970296</text:p>
          </table:table-cell>
          <table:table-cell office:value-type="float" office:value="10.7380168029284" calcext:value-type="float">
            <text:p>10.7380168029284</text:p>
          </table:table-cell>
          <table:table-cell office:value-type="float" office:value="29.6591617975618" calcext:value-type="float">
            <text:p>29.6591617975618</text:p>
          </table:table-cell>
          <table:table-cell office:value-type="float" office:value="36.1428132711001" calcext:value-type="float">
            <text:p>36.1428132711001</text:p>
          </table:table-cell>
          <table:table-cell office:value-type="float" office:value="14.7950456116671" calcext:value-type="float">
            <text:p>14.7950456116671</text:p>
          </table:table-cell>
          <table:table-cell office:value-type="float" office:value="-0.001224877257092" calcext:value-type="float">
            <text:p>-0.001224877257092</text:p>
          </table:table-cell>
          <table:table-cell office:value-type="float" office:value="1216.79590302575" calcext:value-type="float">
            <text:p>1216.79590302575</text:p>
          </table:table-cell>
          <table:table-cell office:value-type="float" office:value="17.633153358553" calcext:value-type="float">
            <text:p>17.633153358553</text:p>
          </table:table-cell>
          <table:table-cell office:value-type="float" office:value="13.3334599416573" calcext:value-type="float">
            <text:p>13.3334599416573</text:p>
          </table:table-cell>
          <table:table-cell office:value-type="float" office:value="112.40123326915" calcext:value-type="float">
            <text:p>112.40123326915</text:p>
          </table:table-cell>
          <table:table-cell office:value-type="float" office:value="400.788799055531" calcext:value-type="float">
            <text:p>400.788799055531</text:p>
          </table:table-cell>
          <table:table-cell office:value-type="float" office:value="536.026635641152" calcext:value-type="float">
            <text:p>536.026635641152</text:p>
          </table:table-cell>
          <table:table-cell office:value-type="float" office:value="90.3924662843529" calcext:value-type="float">
            <text:p>90.3924662843529</text:p>
          </table:table-cell>
          <table:table-cell office:value-type="float" office:value="2.9987685180126" calcext:value-type="float">
            <text:p>2.9987685180126</text:p>
          </table:table-cell>
          <table:table-cell table:number-columns-repeated="9"/>
          <table:table-cell office:value-type="float" office:value="1852" calcext:value-type="float">
            <text:p>1852</text:p>
          </table:table-cell>
          <table:table-cell office:value-type="float" office:value="773" calcext:value-type="float">
            <text:p>773</text:p>
          </table:table-cell>
          <table:table-cell office:value-type="float" office:value="182" calcext:value-type="float">
            <text:p>18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0.14405487804878" calcext:value-type="float">
            <text:p>0.14405487804878</text:p>
          </table:table-cell>
          <table:table-cell office:value-type="float" office:value="277.017530487805" calcext:value-type="float">
            <text:p>277.017530487805</text:p>
          </table:table-cell>
          <table:table-cell office:value-type="float" office:value="81.3563673186873" calcext:value-type="float">
            <text:p>81.3563673186873</text:p>
          </table:table-cell>
          <table:table-cell office:value-type="float" office:value="29.7402112009406" calcext:value-type="float">
            <text:p>29.7402112009406</text:p>
          </table:table-cell>
          <table:table-cell office:value-type="float" office:value="6.83546710810958" calcext:value-type="float">
            <text:p>6.83546710810958</text:p>
          </table:table-cell>
          <table:table-cell office:value-type="float" office:value="147.84522776754" calcext:value-type="float">
            <text:p>147.84522776754</text:p>
          </table:table-cell>
          <table:table-cell office:value-type="float" office:value="2.16145992552693" calcext:value-type="float">
            <text:p>2.16145992552693</text:p>
          </table:table-cell>
          <table:table-cell table:number-columns-repeated="2"/>
          <table:table-cell office:value-type="float" office:value="75.6288109756098" calcext:value-type="float">
            <text:p>75.6288109756098</text:p>
          </table:table-cell>
          <table:table-cell office:value-type="float" office:value="7.60519272744504" calcext:value-type="float">
            <text:p>7.60519272744504</text:p>
          </table:table-cell>
          <table:table-cell office:value-type="float" office:value="6.3976064274018" calcext:value-type="float">
            <text:p>6.3976064274018</text:p>
          </table:table-cell>
          <table:table-cell office:value-type="float" office:value="2.25286985195472" calcext:value-type="float">
            <text:p>2.25286985195472</text:p>
          </table:table-cell>
          <table:table-cell office:value-type="float" office:value="32.850677870904" calcext:value-type="float">
            <text:p>32.850677870904</text:p>
          </table:table-cell>
          <table:table-cell office:value-type="float" office:value="0.442985954468861" calcext:value-type="float">
            <text:p>0.442985954468861</text:p>
          </table:table-cell>
          <table:table-cell table:number-columns-repeated="2"/>
          <table:table-cell office:value-type="float" office:value="93.7797256097561" calcext:value-type="float">
            <text:p>93.7797256097561</text:p>
          </table:table-cell>
          <table:table-cell office:value-type="float" office:value="31.0910036652387" calcext:value-type="float">
            <text:p>31.0910036652387</text:p>
          </table:table-cell>
          <table:table-cell office:value-type="float" office:value="7.68646190569535" calcext:value-type="float">
            <text:p>7.68646190569535</text:p>
          </table:table-cell>
          <table:table-cell office:value-type="float" office:value="2.10966368769988" calcext:value-type="float">
            <text:p>2.10966368769988</text:p>
          </table:table-cell>
          <table:table-cell office:value-type="float" office:value="50.0354175814847" calcext:value-type="float">
            <text:p>50.0354175814847</text:p>
          </table:table-cell>
          <table:table-cell office:value-type="float" office:value="0.442985954468861" calcext:value-type="float">
            <text:p>0.442985954468861</text:p>
          </table:table-cell>
          <table:table-cell table:number-columns-repeated="2"/>
          <table:table-cell office:value-type="float" office:value="1219.42606707317" calcext:value-type="float">
            <text:p>1219.42606707317</text:p>
          </table:table-cell>
          <table:table-cell office:value-type="float" office:value="302.052563711371" calcext:value-type="float">
            <text:p>302.052563711371</text:p>
          </table:table-cell>
          <table:table-cell office:value-type="float" office:value="117.824279534038" calcext:value-type="float">
            <text:p>117.824279534038</text:p>
          </table:table-cell>
          <table:table-cell office:value-type="float" office:value="40.1980006477642" calcext:value-type="float">
            <text:p>40.1980006477642</text:p>
          </table:table-cell>
          <table:table-cell office:value-type="float" office:value="698.731323219929" calcext:value-type="float">
            <text:p>698.731323219929</text:p>
          </table:table-cell>
          <table:table-cell office:value-type="float" office:value="6.04743183446465" calcext:value-type="float">
            <text:p>6.04743183446465</text:p>
          </table:table-cell>
          <table:table-cell table:number-columns-repeated="3"/>
          <table:table-cell office:value-type="float" office:value="0.019685039370079" calcext:value-type="float">
            <text:p>0.019685039370079</text:p>
          </table:table-cell>
          <table:table-cell office:value-type="float" office:value="0.295275590551181" calcext:value-type="float">
            <text:p>0.295275590551181</text:p>
          </table:table-cell>
          <table:table-cell office:value-type="float" office:value="0.002624671916011" calcext:value-type="float">
            <text:p>0.002624671916011</text:p>
          </table:table-cell>
          <table:table-cell office:value-type="float" office:value="0.039370078740158" calcext:value-type="float">
            <text:p>0.039370078740158</text:p>
          </table:table-cell>
          <table:table-cell office:value-type="float" office:value="0.011811023622047" calcext:value-type="float">
            <text:p>0.011811023622047</text:p>
          </table:table-cell>
          <table:table-cell office:value-type="float" office:value="0.60761154855643" calcext:value-type="float">
            <text:p>0.60761154855643</text:p>
          </table:table-cell>
          <table:table-cell office:value-type="float" office:value="0.023622047244095" calcext:value-type="float">
            <text:p>0.023622047244095</text:p>
          </table:table-cell>
          <table:table-cell office:value-type="float" office:value="0.018372703412074" calcext:value-type="float">
            <text:p>0.018372703412074</text:p>
          </table:table-cell>
          <table:table-cell office:value-type="float" office:value="0.014435695538058" calcext:value-type="float">
            <text:p>0.014435695538058</text:p>
          </table:table-cell>
          <table:table-cell office:value-type="float" office:value="0.081364829396326" calcext:value-type="float">
            <text:p>0.081364829396326</text:p>
          </table:table-cell>
          <table:table-cell office:value-type="float" office:value="0.356955380577428" calcext:value-type="float">
            <text:p>0.356955380577428</text:p>
          </table:table-cell>
          <table:table-cell office:value-type="float" office:value="0.469816272965879" calcext:value-type="float">
            <text:p>0.469816272965879</text:p>
          </table:table-cell>
          <table:table-cell office:value-type="float" office:value="0.056430446194226" calcext:value-type="float">
            <text:p>0.056430446194226</text:p>
          </table:table-cell>
          <table:table-cell office:value-type="float" office:value="0.002624671916011" calcext:value-type="float">
            <text:p>0.002624671916011</text:p>
          </table:table-cell>
          <table:table-cell office:value-type="float" office:value="0.240740740740741" calcext:value-type="float">
            <text:p>0.240740740740741</text:p>
          </table:table-cell>
          <table:table-cell office:value-type="float" office:value="0.097883597883598" calcext:value-type="float">
            <text:p>0.097883597883598</text:p>
          </table:table-cell>
          <table:table-cell office:value-type="float" office:value="0.038359788359788" calcext:value-type="float">
            <text:p>0.038359788359788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003968253968254" calcext:value-type="float">
            <text:p>0.003968253968254</text:p>
          </table:table-cell>
          <table:table-cell table:number-columns-repeated="15"/>
          <table:table-cell office:value-type="float" office:value="0.005025632812669" calcext:value-type="float">
            <text:p>0.005025632812669</text:p>
          </table:table-cell>
          <table:table-cell office:value-type="float" office:value="0.433491484367567" calcext:value-type="float">
            <text:p>0.433491484367567</text:p>
          </table:table-cell>
          <table:table-cell office:value-type="float" office:value="-0.000203527702289" calcext:value-type="float">
            <text:p>-0.000203527702289</text:p>
          </table:table-cell>
          <table:table-cell office:value-type="float" office:value="-0.221778465100838" calcext:value-type="float">
            <text:p>-0.221778465100838</text:p>
          </table:table-cell>
          <table:table-cell office:value-type="float" office:value="-0.006682006316032" calcext:value-type="float">
            <text:p>-0.006682006316032</text:p>
          </table:table-cell>
          <table:table-cell office:value-type="float" office:value="1.70749065357416" calcext:value-type="float">
            <text:p>1.70749065357416</text:p>
          </table:table-cell>
          <table:table-cell office:value-type="float" office:value="-0.021158748271266" calcext:value-type="float">
            <text:p>-0.021158748271266</text:p>
          </table:table-cell>
          <table:table-cell office:value-type="float" office:value="1.89618502336397" calcext:value-type="float">
            <text:p>1.89618502336397</text:p>
          </table:table-cell>
          <table:table-cell/>
          <table:table-cell office:value-type="float" office:value="3.5645207840154" calcext:value-type="float">
            <text:p>3.5645207840154</text:p>
          </table:table-cell>
          <table:table-cell office:value-type="float" office:value="89.9673321355228" calcext:value-type="float">
            <text:p>89.9673321355228</text:p>
          </table:table-cell>
          <table:table-cell office:value-type="float" office:value="0.564925337030197" calcext:value-type="float">
            <text:p>0.564925337030197</text:p>
          </table:table-cell>
          <table:table-cell office:value-type="float" office:value="16.2113359925395" calcext:value-type="float">
            <text:p>16.2113359925395</text:p>
          </table:table-cell>
          <table:table-cell office:value-type="float" office:value="4.67475793549507" calcext:value-type="float">
            <text:p>4.67475793549507</text:p>
          </table:table-cell>
          <table:table-cell office:value-type="float" office:value="149.692648979776" calcext:value-type="float">
            <text:p>149.692648979776</text:p>
          </table:table-cell>
          <table:table-cell office:value-type="float" office:value="9.21262201235513" calcext:value-type="float">
            <text:p>9.21262201235513</text:p>
          </table:table-cell>
          <table:table-cell office:value-type="float" office:value="273.888143176734" calcext:value-type="float">
            <text:p>273.888143176734</text:p>
          </table:table-cell>
          <table:table-cell office:value-type="string" calcext:value-type="string">
            <text:p>#REF!</text:p>
          </table:table-cell>
          <table:table-cell/>
          <table:table-cell office:value-type="float" office:value="275.530412275837" calcext:value-type="float">
            <text:p>275.530412275837</text:p>
          </table:table-cell>
        </table:table-row>
        <table:table-row table:style-name="ro1">
          <table:table-cell office:value-type="string" calcext:value-type="string">
            <text:p>02150</text:p>
          </table:table-cell>
          <table:table-cell office:value-type="string" calcext:value-type="string">
            <text:p>Kodiak Island</text:p>
          </table:table-cell>
          <table:table-cell office:value-type="string" calcext:value-type="string">
            <text:p>Kodiak</text:p>
          </table:table-cell>
          <table:table-cell office:value-type="float" office:value="9609" calcext:value-type="float">
            <text:p>9609</text:p>
          </table:table-cell>
          <table:table-cell office:value-type="float" office:value="5817.76258992806" calcext:value-type="float">
            <text:p>5817.76258992806</text:p>
          </table:table-cell>
          <table:table-cell office:value-type="float" office:value="61.0471412767971" calcext:value-type="float">
            <text:p>61.0471412767971</text:p>
          </table:table-cell>
          <table:table-cell office:value-type="float" office:value="1981.62917144316" calcext:value-type="float">
            <text:p>1981.62917144316</text:p>
          </table:table-cell>
          <table:table-cell office:value-type="float" office:value="29.0471778112597" calcext:value-type="float">
            <text:p>29.0471778112597</text:p>
          </table:table-cell>
          <table:table-cell office:value-type="float" office:value="395.401162727183" calcext:value-type="float">
            <text:p>395.401162727183</text:p>
          </table:table-cell>
          <table:table-cell office:value-type="float" office:value="117.073768094633" calcext:value-type="float">
            <text:p>117.073768094633</text:p>
          </table:table-cell>
          <table:table-cell office:value-type="float" office:value="3043.51141818367" calcext:value-type="float">
            <text:p>3043.51141818367</text:p>
          </table:table-cell>
          <table:table-cell office:value-type="float" office:value="136.765826988903" calcext:value-type="float">
            <text:p>136.765826988903</text:p>
          </table:table-cell>
          <table:table-cell office:value-type="float" office:value="5764.4756665256" calcext:value-type="float">
            <text:p>5764.4756665256</text:p>
          </table:table-cell>
          <table:table-cell office:value-type="float" office:value="0.527977147315823" calcext:value-type="float">
            <text:p>0.527977147315823</text:p>
          </table:table-cell>
          <table:table-cell office:value-type="float" office:value="0.343765727549256" calcext:value-type="float">
            <text:p>0.343765727549256</text:p>
          </table:table-cell>
          <table:table-cell office:value-type="float" office:value="0.06859273689423" calcext:value-type="float">
            <text:p>0.06859273689423</text:p>
          </table:table-cell>
          <table:table-cell office:value-type="float" office:value="0.010590233146667" calcext:value-type="float">
            <text:p>0.010590233146667</text:p>
          </table:table-cell>
          <table:table-cell office:value-type="float" office:value="0.020309525942573" calcext:value-type="float">
            <text:p>0.020309525942573</text:p>
          </table:table-cell>
          <table:table-cell office:value-type="float" office:value="0.527977147315823" calcext:value-type="float">
            <text:p>0.527977147315823</text:p>
          </table:table-cell>
          <table:table-cell office:value-type="float" office:value="5711.97385340763" calcext:value-type="float">
            <text:p>5711.97385340763</text:p>
          </table:table-cell>
          <table:table-cell office:value-type="float" office:value="56.8760479958346" calcext:value-type="float">
            <text:p>56.8760479958346</text:p>
          </table:table-cell>
          <table:table-cell office:value-type="float" office:value="47.5948842609136" calcext:value-type="float">
            <text:p>47.5948842609136</text:p>
          </table:table-cell>
          <table:table-cell office:value-type="float" office:value="550.44644177017" calcext:value-type="float">
            <text:p>550.44644177017</text:p>
          </table:table-cell>
          <table:table-cell office:value-type="float" office:value="1437.57513096446" calcext:value-type="float">
            <text:p>1437.57513096446</text:p>
          </table:table-cell>
          <table:table-cell office:value-type="float" office:value="2599.52030254521" calcext:value-type="float">
            <text:p>2599.52030254521</text:p>
          </table:table-cell>
          <table:table-cell office:value-type="float" office:value="868.015390723566" calcext:value-type="float">
            <text:p>868.015390723566</text:p>
          </table:table-cell>
          <table:table-cell office:value-type="float" office:value="8.08796119119828" calcext:value-type="float">
            <text:p>8.08796119119828</text:p>
          </table:table-cell>
          <table:table-cell office:value-type="float" office:value="0.466858130847858" calcext:value-type="float">
            <text:p>0.466858130847858</text:p>
          </table:table-cell>
          <table:table-cell office:value-type="float" office:value="0.098856853199055" calcext:value-type="float">
            <text:p>0.098856853199055</text:p>
          </table:table-cell>
          <table:table-cell office:value-type="float" office:value="0.258179802611393" calcext:value-type="float">
            <text:p>0.258179802611393</text:p>
          </table:table-cell>
          <table:table-cell office:value-type="float" office:value="0.155890316557098" calcext:value-type="float">
            <text:p>0.155890316557098</text:p>
          </table:table-cell>
          <table:table-cell office:value-type="float" office:value="0.466858130847858" calcext:value-type="float">
            <text:p>0.466858130847858</text:p>
          </table:table-cell>
          <table:table-cell office:value-type="float" office:value="5703.86307053942" calcext:value-type="float">
            <text:p>5703.86307053942</text:p>
          </table:table-cell>
          <table:table-cell office:value-type="float" office:value="1809.62939960916" calcext:value-type="float">
            <text:p>1809.62939960916</text:p>
          </table:table-cell>
          <table:table-cell office:value-type="float" office:value="608.46411460984" calcext:value-type="float">
            <text:p>608.46411460984</text:p>
          </table:table-cell>
          <table:table-cell office:value-type="float" office:value="159.279776776906" calcext:value-type="float">
            <text:p>159.279776776906</text:p>
          </table:table-cell>
          <table:table-cell office:value-type="float" office:value="2865.87227555195" calcext:value-type="float">
            <text:p>2865.87227555195</text:p>
          </table:table-cell>
          <table:table-cell office:value-type="float" office:value="19.2499328091886" calcext:value-type="float">
            <text:p>19.2499328091886</text:p>
          </table:table-cell>
          <table:table-cell office:value-type="float" office:value="0.524645242433477" calcext:value-type="float">
            <text:p>0.524645242433477</text:p>
          </table:table-cell>
          <table:table-cell office:value-type="float" office:value="0.331282542900431" calcext:value-type="float">
            <text:p>0.331282542900431</text:p>
          </table:table-cell>
          <table:table-cell office:value-type="float" office:value="0.111389403374604" calcext:value-type="float">
            <text:p>0.111389403374604</text:p>
          </table:table-cell>
          <table:table-cell office:value-type="float" office:value="0.029158793228416" calcext:value-type="float">
            <text:p>0.029158793228416</text:p>
          </table:table-cell>
          <table:table-cell office:value-type="float" office:value="0.524645242433477" calcext:value-type="float">
            <text:p>0.524645242433477</text:p>
          </table:table-cell>
          <table:table-cell table:number-columns-repeated="13"/>
          <table:table-cell office:value-type="float" office:value="0.00890459002092" calcext:value-type="float">
            <text:p>0.0089045900209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6836" calcext:value-type="float">
            <text:p>6836</text:p>
          </table:table-cell>
          <table:table-cell office:value-type="float" office:value="2362" calcext:value-type="float">
            <text:p>2362</text:p>
          </table:table-cell>
          <table:table-cell office:value-type="float" office:value="37" calcext:value-type="float">
            <text:p>37</text:p>
          </table:table-cell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float" office:value="1614" calcext:value-type="float">
            <text:p>1614</text:p>
          </table:table-cell>
          <table:table-cell office:value-type="float" office:value="53" calcext:value-type="float">
            <text:p>53</text:p>
          </table:table-cell>
          <table:table-cell office:value-type="float" office:value="2350" calcext:value-type="float">
            <text:p>2350</text:p>
          </table:table-cell>
          <table:table-cell office:value-type="float" office:value="0.438105891126025" calcext:value-type="float">
            <text:p>0.438105891126025</text:p>
          </table:table-cell>
          <table:table-cell office:value-type="float" office:value="850.363534675615" calcext:value-type="float">
            <text:p>850.363534675615</text:p>
          </table:table-cell>
          <table:table-cell office:value-type="float" office:value="8.81963469557872" calcext:value-type="float">
            <text:p>8.81963469557872</text:p>
          </table:table-cell>
          <table:table-cell office:value-type="float" office:value="196.962902627565" calcext:value-type="float">
            <text:p>196.962902627565</text:p>
          </table:table-cell>
          <table:table-cell office:value-type="float" office:value="1.03007260822975" calcext:value-type="float">
            <text:p>1.03007260822975</text:p>
          </table:table-cell>
          <table:table-cell office:value-type="float" office:value="61.0134681398513" calcext:value-type="float">
            <text:p>61.0134681398513</text:p>
          </table:table-cell>
          <table:table-cell office:value-type="float" office:value="13.3412678552462" calcext:value-type="float">
            <text:p>13.3412678552462</text:p>
          </table:table-cell>
          <table:table-cell office:value-type="float" office:value="537.862272637035" calcext:value-type="float">
            <text:p>537.862272637035</text:p>
          </table:table-cell>
          <table:table-cell office:value-type="float" office:value="25.638539527471" calcext:value-type="float">
            <text:p>25.638539527471</text:p>
          </table:table-cell>
          <table:table-cell office:value-type="float" office:value="230.005592841163" calcext:value-type="float">
            <text:p>230.005592841163</text:p>
          </table:table-cell>
          <table:table-cell office:value-type="float" office:value="5.12118906889413" calcext:value-type="float">
            <text:p>5.12118906889413</text:p>
          </table:table-cell>
          <table:table-cell office:value-type="float" office:value="30.9410328530413" calcext:value-type="float">
            <text:p>30.9410328530413</text:p>
          </table:table-cell>
          <table:table-cell office:value-type="float" office:value="1.55797328115017" calcext:value-type="float">
            <text:p>1.55797328115017</text:p>
          </table:table-cell>
          <table:table-cell office:value-type="float" office:value="16.0050231304229" calcext:value-type="float">
            <text:p>16.0050231304229</text:p>
          </table:table-cell>
          <table:table-cell office:value-type="float" office:value="3.64247502197932" calcext:value-type="float">
            <text:p>3.64247502197932</text:p>
          </table:table-cell>
          <table:table-cell office:value-type="float" office:value="162.98741423059" calcext:value-type="float">
            <text:p>162.98741423059</text:p>
          </table:table-cell>
          <table:table-cell office:value-type="float" office:value="7.12184990832912" calcext:value-type="float">
            <text:p>7.12184990832912</text:p>
          </table:table-cell>
          <table:table-cell office:value-type="float" office:value="285.206935123042" calcext:value-type="float">
            <text:p>285.206935123042</text:p>
          </table:table-cell>
          <table:table-cell office:value-type="float" office:value="-0.279905087135992" calcext:value-type="float">
            <text:p>-0.279905087135992</text:p>
          </table:table-cell>
          <table:table-cell office:value-type="float" office:value="71.5238130192111" calcext:value-type="float">
            <text:p>71.5238130192111</text:p>
          </table:table-cell>
          <table:table-cell office:value-type="float" office:value="-0.243156520032186" calcext:value-type="float">
            <text:p>-0.243156520032186</text:p>
          </table:table-cell>
          <table:table-cell office:value-type="float" office:value="21.9791339618224" calcext:value-type="float">
            <text:p>21.9791339618224</text:p>
          </table:table-cell>
          <table:table-cell office:value-type="float" office:value="4.88152845689856" calcext:value-type="float">
            <text:p>4.88152845689856</text:p>
          </table:table-cell>
          <table:table-cell office:value-type="float" office:value="180.415053459387" calcext:value-type="float">
            <text:p>180.415053459387</text:p>
          </table:table-cell>
          <table:table-cell office:value-type="float" office:value="6.05425605063947" calcext:value-type="float">
            <text:p>6.05425605063947</text:p>
          </table:table-cell>
          <table:table-cell office:value-type="float" office:value="3727.57606263982" calcext:value-type="float">
            <text:p>3727.57606263982</text:p>
          </table:table-cell>
          <table:table-cell office:value-type="float" office:value="50.6609186773369" calcext:value-type="float">
            <text:p>50.6609186773369</text:p>
          </table:table-cell>
          <table:table-cell office:value-type="float" office:value="758.427748499817" calcext:value-type="float">
            <text:p>758.427748499817</text:p>
          </table:table-cell>
          <table:table-cell office:value-type="float" office:value="7.34488936934773" calcext:value-type="float">
            <text:p>7.34488936934773</text:p>
          </table:table-cell>
          <table:table-cell office:value-type="float" office:value="252.997625232097" calcext:value-type="float">
            <text:p>252.997625232097</text:p>
          </table:table-cell>
          <table:table-cell office:value-type="float" office:value="49.8652713341241" calcext:value-type="float">
            <text:p>49.8652713341241</text:p>
          </table:table-cell>
          <table:table-cell office:value-type="float" office:value="2495.26474032701" calcext:value-type="float">
            <text:p>2495.26474032701</text:p>
          </table:table-cell>
          <table:table-cell office:value-type="float" office:value="91.8146454864396" calcext:value-type="float">
            <text:p>91.8146454864396</text:p>
          </table:table-cell>
          <table:table-cell table:number-columns-repeated="3"/>
          <table:table-cell office:value-type="float" office:value="6836" calcext:value-type="float">
            <text:p>6836</text:p>
          </table:table-cell>
          <table:table-cell office:value-type="float" office:value="2362" calcext:value-type="float">
            <text:p>236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office:value-type="float" office:value="948" calcext:value-type="float">
            <text:p>948</text:p>
          </table:table-cell>
          <table:table-cell office:value-type="float" office:value="970" calcext:value-type="float">
            <text:p>97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324" calcext:value-type="float">
            <text:p>2324</text:p>
          </table:table-cell>
          <table:table-cell office:value-type="float" office:value="0.436760007517384" calcext:value-type="float">
            <text:p>0.436760007517384</text:p>
          </table:table-cell>
          <table:table-cell office:value-type="float" office:value="839.889494455929" calcext:value-type="float">
            <text:p>839.889494455929</text:p>
          </table:table-cell>
          <table:table-cell office:value-type="float" office:value="6.55538891071433" calcext:value-type="float">
            <text:p>6.55538891071433</text:p>
          </table:table-cell>
          <table:table-cell office:value-type="float" office:value="5.66845352288368" calcext:value-type="float">
            <text:p>5.66845352288368</text:p>
          </table:table-cell>
          <table:table-cell office:value-type="float" office:value="110.839115833584" calcext:value-type="float">
            <text:p>110.839115833584</text:p>
          </table:table-cell>
          <table:table-cell office:value-type="float" office:value="243.219666301476" calcext:value-type="float">
            <text:p>243.219666301476</text:p>
          </table:table-cell>
          <table:table-cell office:value-type="float" office:value="364.518415736409" calcext:value-type="float">
            <text:p>364.518415736409</text:p>
          </table:table-cell>
          <table:table-cell office:value-type="float" office:value="88.5534745985075" calcext:value-type="float">
            <text:p>88.5534745985075</text:p>
          </table:table-cell>
          <table:table-cell office:value-type="float" office:value="2.19105923662527" calcext:value-type="float">
            <text:p>2.19105923662527</text:p>
          </table:table-cell>
          <table:table-cell office:value-type="float" office:value="229.299003946627" calcext:value-type="float">
            <text:p>229.299003946627</text:p>
          </table:table-cell>
          <table:table-cell office:value-type="float" office:value="2.62454884305787" calcext:value-type="float">
            <text:p>2.62454884305787</text:p>
          </table:table-cell>
          <table:table-cell office:value-type="float" office:value="0.42733343267507" calcext:value-type="float">
            <text:p>0.42733343267507</text:p>
          </table:table-cell>
          <table:table-cell office:value-type="float" office:value="9.94755409706785" calcext:value-type="float">
            <text:p>9.94755409706785</text:p>
          </table:table-cell>
          <table:table-cell office:value-type="float" office:value="59.7804631441745" calcext:value-type="float">
            <text:p>59.7804631441745</text:p>
          </table:table-cell>
          <table:table-cell office:value-type="float" office:value="67.5216106245882" calcext:value-type="float">
            <text:p>67.5216106245882</text:p>
          </table:table-cell>
          <table:table-cell office:value-type="float" office:value="11.2469532679305" calcext:value-type="float">
            <text:p>11.2469532679305</text:p>
          </table:table-cell>
          <table:table-cell office:value-type="float" office:value="0.880779214073119" calcext:value-type="float">
            <text:p>0.880779214073119</text:p>
          </table:table-cell>
          <table:table-cell office:value-type="float" office:value="284.330764893817" calcext:value-type="float">
            <text:p>284.330764893817</text:p>
          </table:table-cell>
          <table:table-cell office:value-type="float" office:value="1.7510288280231" calcext:value-type="float">
            <text:p>1.7510288280231</text:p>
          </table:table-cell>
          <table:table-cell office:value-type="float" office:value="0.864093440192454" calcext:value-type="float">
            <text:p>0.864093440192454</text:p>
          </table:table-cell>
          <table:table-cell office:value-type="float" office:value="32.6590744879718" calcext:value-type="float">
            <text:p>32.6590744879718</text:p>
          </table:table-cell>
          <table:table-cell office:value-type="float" office:value="90.7904236779087" calcext:value-type="float">
            <text:p>90.7904236779087</text:p>
          </table:table-cell>
          <table:table-cell office:value-type="float" office:value="109.887331353774" calcext:value-type="float">
            <text:p>109.887331353774</text:p>
          </table:table-cell>
          <table:table-cell office:value-type="float" office:value="45.3142338542864" calcext:value-type="float">
            <text:p>45.3142338542864</text:p>
          </table:table-cell>
          <table:table-cell office:value-type="float" office:value="0.007259199038351" calcext:value-type="float">
            <text:p>0.007259199038351</text:p>
          </table:table-cell>
          <table:table-cell office:value-type="float" office:value="3715.51926329637" calcext:value-type="float">
            <text:p>3715.51926329637</text:p>
          </table:table-cell>
          <table:table-cell office:value-type="float" office:value="35.9309665817953" calcext:value-type="float">
            <text:p>35.9309665817953</text:p>
          </table:table-cell>
          <table:table-cell office:value-type="float" office:value="21.9598803957512" calcext:value-type="float">
            <text:p>21.9598803957512</text:p>
          </table:table-cell>
          <table:table-cell office:value-type="float" office:value="310.445744418623" calcext:value-type="float">
            <text:p>310.445744418623</text:p>
          </table:table-cell>
          <table:table-cell office:value-type="float" office:value="1341.79055312356" calcext:value-type="float">
            <text:p>1341.79055312356</text:p>
          </table:table-cell>
          <table:table-cell office:value-type="float" office:value="1511.92735771477" calcext:value-type="float">
            <text:p>1511.92735771477</text:p>
          </table:table-cell>
          <table:table-cell office:value-type="float" office:value="344.114661720724" calcext:value-type="float">
            <text:p>344.114661720724</text:p>
          </table:table-cell>
          <table:table-cell office:value-type="float" office:value="13.0790976497367" calcext:value-type="float">
            <text:p>13.0790976497367</text:p>
          </table:table-cell>
          <table:table-cell table:number-columns-repeated="9"/>
          <table:table-cell office:value-type="float" office:value="6836" calcext:value-type="float">
            <text:p>6836</text:p>
          </table:table-cell>
          <table:table-cell office:value-type="float" office:value="2362" calcext:value-type="float">
            <text:p>2362</text:p>
          </table:table-cell>
          <table:table-cell office:value-type="float" office:value="574" calcext:value-type="float">
            <text:p>574</text:p>
          </table:table-cell>
          <table:table-cell office:value-type="float" office:value="316" calcext:value-type="float">
            <text:p>316</text:p>
          </table:table-cell>
          <table:table-cell office:value-type="float" office:value="83" calcext:value-type="float">
            <text:p>83</text:p>
          </table:table-cell>
          <table:table-cell office:value-type="float" office:value="1292" calcext:value-type="float">
            <text:p>129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0.434260670731707" calcext:value-type="float">
            <text:p>0.434260670731707</text:p>
          </table:table-cell>
          <table:table-cell office:value-type="float" office:value="835.083269817073" calcext:value-type="float">
            <text:p>835.083269817073</text:p>
          </table:table-cell>
          <table:table-cell office:value-type="float" office:value="251.08712768581" calcext:value-type="float">
            <text:p>251.08712768581</text:p>
          </table:table-cell>
          <table:table-cell office:value-type="float" office:value="101.202754348835" calcext:value-type="float">
            <text:p>101.202754348835</text:p>
          </table:table-cell>
          <table:table-cell office:value-type="float" office:value="20.3413860306134" calcext:value-type="float">
            <text:p>20.3413860306134</text:p>
          </table:table-cell>
          <table:table-cell office:value-type="float" office:value="437.397797486594" calcext:value-type="float">
            <text:p>437.397797486594</text:p>
          </table:table-cell>
          <table:table-cell office:value-type="float" office:value="7.14890851317346" calcext:value-type="float">
            <text:p>7.14890851317346</text:p>
          </table:table-cell>
          <table:table-cell table:number-columns-repeated="2"/>
          <table:table-cell office:value-type="float" office:value="227.986852134146" calcext:value-type="float">
            <text:p>227.986852134146</text:p>
          </table:table-cell>
          <table:table-cell office:value-type="float" office:value="26.1557238143569" calcext:value-type="float">
            <text:p>26.1557238143569</text:p>
          </table:table-cell>
          <table:table-cell office:value-type="float" office:value="30.0108731235013" calcext:value-type="float">
            <text:p>30.0108731235013</text:p>
          </table:table-cell>
          <table:table-cell office:value-type="float" office:value="6.3650657900571" calcext:value-type="float">
            <text:p>6.3650657900571</text:p>
          </table:table-cell>
          <table:table-cell office:value-type="float" office:value="86.6795114501347" calcext:value-type="float">
            <text:p>86.6795114501347</text:p>
          </table:table-cell>
          <table:table-cell office:value-type="float" office:value="1.90778842296485" calcext:value-type="float">
            <text:p>1.90778842296485</text:p>
          </table:table-cell>
          <table:table-cell table:number-columns-repeated="2"/>
          <table:table-cell office:value-type="float" office:value="282.703696646341" calcext:value-type="float">
            <text:p>282.703696646341</text:p>
          </table:table-cell>
          <table:table-cell office:value-type="float" office:value="97.7843650472078" calcext:value-type="float">
            <text:p>97.7843650472078</text:p>
          </table:table-cell>
          <table:table-cell office:value-type="float" office:value="33.9417131911578" calcext:value-type="float">
            <text:p>33.9417131911578</text:p>
          </table:table-cell>
          <table:table-cell office:value-type="float" office:value="5.92830578253972" calcext:value-type="float">
            <text:p>5.92830578253972</text:p>
          </table:table-cell>
          <table:table-cell office:value-type="float" office:value="139.090712352221" calcext:value-type="float">
            <text:p>139.090712352221</text:p>
          </table:table-cell>
          <table:table-cell office:value-type="float" office:value="1.90778842296485" calcext:value-type="float">
            <text:p>1.90778842296485</text:p>
          </table:table-cell>
          <table:table-cell table:number-columns-repeated="2"/>
          <table:table-cell office:value-type="float" office:value="3707.77381859756" calcext:value-type="float">
            <text:p>3707.77381859756</text:p>
          </table:table-cell>
          <table:table-cell office:value-type="float" office:value="949.027216547374" calcext:value-type="float">
            <text:p>949.027216547374</text:p>
          </table:table-cell>
          <table:table-cell office:value-type="float" office:value="481.155340663494" calcext:value-type="float">
            <text:p>481.155340663494</text:p>
          </table:table-cell>
          <table:table-cell office:value-type="float" office:value="115.63475760321" calcext:value-type="float">
            <text:p>115.63475760321</text:p>
          </table:table-cell>
          <table:table-cell office:value-type="float" office:value="1955.16802128895" calcext:value-type="float">
            <text:p>1955.16802128895</text:p>
          </table:table-cell>
          <table:table-cell office:value-type="float" office:value="24.9644853591032" calcext:value-type="float">
            <text:p>24.9644853591032</text:p>
          </table:table-cell>
          <table:table-cell table:number-columns-repeated="3"/>
          <table:table-cell office:value-type="float" office:value="0.015744680851064" calcext:value-type="float">
            <text:p>0.015744680851064</text:p>
          </table:table-cell>
          <table:table-cell office:value-type="float" office:value="0.19531914893617" calcext:value-type="float">
            <text:p>0.19531914893617</text:p>
          </table:table-cell>
          <table:table-cell office:value-type="float" office:value="0.002127659574468" calcext:value-type="float">
            <text:p>0.002127659574468</text:p>
          </table:table-cell>
          <table:table-cell office:value-type="float" office:value="0.065531914893617" calcext:value-type="float">
            <text:p>0.065531914893617</text:p>
          </table:table-cell>
          <table:table-cell office:value-type="float" office:value="0.011914893617021" calcext:value-type="float">
            <text:p>0.011914893617021</text:p>
          </table:table-cell>
          <table:table-cell office:value-type="float" office:value="0.686808510638298" calcext:value-type="float">
            <text:p>0.686808510638298</text:p>
          </table:table-cell>
          <table:table-cell office:value-type="float" office:value="0.022553191489362" calcext:value-type="float">
            <text:p>0.022553191489362</text:p>
          </table:table-cell>
          <table:table-cell office:value-type="float" office:value="0.010757314974183" calcext:value-type="float">
            <text:p>0.010757314974183</text:p>
          </table:table-cell>
          <table:table-cell office:value-type="float" office:value="0.006454388984509" calcext:value-type="float">
            <text:p>0.006454388984509</text:p>
          </table:table-cell>
          <table:table-cell office:value-type="float" office:value="0.067555938037866" calcext:value-type="float">
            <text:p>0.067555938037866</text:p>
          </table:table-cell>
          <table:table-cell office:value-type="float" office:value="0.407917383820998" calcext:value-type="float">
            <text:p>0.407917383820998</text:p>
          </table:table-cell>
          <table:table-cell office:value-type="float" office:value="0.417383820998279" calcext:value-type="float">
            <text:p>0.417383820998279</text:p>
          </table:table-cell>
          <table:table-cell office:value-type="float" office:value="0.085628227194492" calcext:value-type="float">
            <text:p>0.085628227194492</text:p>
          </table:table-cell>
          <table:table-cell office:value-type="float" office:value="0.004302925989673" calcext:value-type="float">
            <text:p>0.004302925989673</text:p>
          </table:table-cell>
          <table:table-cell office:value-type="float" office:value="0.251864853005704" calcext:value-type="float">
            <text:p>0.251864853005704</text:p>
          </table:table-cell>
          <table:table-cell office:value-type="float" office:value="0.138657305835893" calcext:value-type="float">
            <text:p>0.138657305835893</text:p>
          </table:table-cell>
          <table:table-cell office:value-type="float" office:value="0.036419482229048" calcext:value-type="float">
            <text:p>0.036419482229048</text:p>
          </table:table-cell>
          <table:table-cell office:value-type="float" office:value="0.566915313734094" calcext:value-type="float">
            <text:p>0.566915313734094</text:p>
          </table:table-cell>
          <table:table-cell office:value-type="float" office:value="0.006143045195261" calcext:value-type="float">
            <text:p>0.006143045195261</text:p>
          </table:table-cell>
          <table:table-cell table:number-columns-repeated="15"/>
          <table:table-cell office:value-type="float" office:value="-0.027658358176503" calcext:value-type="float">
            <text:p>-0.027658358176503</text:p>
          </table:table-cell>
          <table:table-cell office:value-type="float" office:value="-26.3831400654292" calcext:value-type="float">
            <text:p>-26.3831400654292</text:p>
          </table:table-cell>
          <table:table-cell office:value-type="float" office:value="-0.001498653436254" calcext:value-type="float">
            <text:p>-0.001498653436254</text:p>
          </table:table-cell>
          <table:table-cell office:value-type="float" office:value="0.634127814284865" calcext:value-type="float">
            <text:p>0.634127814284865</text:p>
          </table:table-cell>
          <table:table-cell office:value-type="float" office:value="-0.019105537454936" calcext:value-type="float">
            <text:p>-0.019105537454936</text:p>
          </table:table-cell>
          <table:table-cell office:value-type="float" office:value="41.8014616458718" calcext:value-type="float">
            <text:p>41.8014616458718</text:p>
          </table:table-cell>
          <table:table-cell office:value-type="float" office:value="-0.095691037718799" calcext:value-type="float">
            <text:p>-0.095691037718799</text:p>
          </table:table-cell>
          <table:table-cell office:value-type="float" office:value="15.908495807941" calcext:value-type="float">
            <text:p>15.908495807941</text:p>
          </table:table-cell>
          <table:table-cell/>
          <table:table-cell office:value-type="float" office:value="10.8807355468917" calcext:value-type="float">
            <text:p>10.8807355468917</text:p>
          </table:table-cell>
          <table:table-cell office:value-type="float" office:value="274.611859881743" calcext:value-type="float">
            <text:p>274.611859881743</text:p>
          </table:table-cell>
          <table:table-cell office:value-type="float" office:value="1.72807044616498" calcext:value-type="float">
            <text:p>1.72807044616498</text:p>
          </table:table-cell>
          <table:table-cell office:value-type="float" office:value="50.7405975484365" calcext:value-type="float">
            <text:p>50.7405975484365</text:p>
          </table:table-cell>
          <table:table-cell office:value-type="float" office:value="14.4198622879294" calcext:value-type="float">
            <text:p>14.4198622879294</text:p>
          </table:table-cell>
          <table:table-cell office:value-type="float" office:value="463.905840494339" calcext:value-type="float">
            <text:p>463.905840494339</text:p>
          </table:table-cell>
          <table:table-cell office:value-type="float" office:value="28.3811918854728" calcext:value-type="float">
            <text:p>28.3811918854728</text:p>
          </table:table-cell>
          <table:table-cell office:value-type="float" office:value="844.668158090977" calcext:value-type="float">
            <text:p>844.668158090977</text:p>
          </table:table-cell>
          <table:table-cell office:value-type="string" calcext:value-type="string">
            <text:p>#REF!</text:p>
          </table:table-cell>
          <table:table-cell/>
          <table:table-cell office:value-type="float" office:value="841.918284340913" calcext:value-type="float">
            <text:p>841.918284340913</text:p>
          </table:table-cell>
        </table:table-row>
        <table:table-row table:style-name="ro1">
          <table:table-cell office:value-type="string" calcext:value-type="string">
            <text:p>02164</text:p>
          </table:table-cell>
          <table:table-cell table:number-columns-repeated="2" office:value-type="string" calcext:value-type="string">
            <text:p>Lake and Peninsula</text:p>
          </table:table-cell>
          <table:table-cell office:value-type="float" office:value="1199" calcext:value-type="float">
            <text:p>1199</text:p>
          </table:table-cell>
          <table:table-cell office:value-type="float" office:value="500.655709832814" calcext:value-type="float">
            <text:p>500.655709832814</text:p>
          </table:table-cell>
          <table:table-cell office:value-type="float" office:value="25.7437956691434" calcext:value-type="float">
            <text:p>25.7437956691434</text:p>
          </table:table-cell>
          <table:table-cell office:value-type="float" office:value="191.592386798579" calcext:value-type="float">
            <text:p>191.592386798579</text:p>
          </table:table-cell>
          <table:table-cell office:value-type="float" office:value="10.4490275730997" calcext:value-type="float">
            <text:p>10.4490275730997</text:p>
          </table:table-cell>
          <table:table-cell office:value-type="float" office:value="51.3206325662902" calcext:value-type="float">
            <text:p>51.3206325662902</text:p>
          </table:table-cell>
          <table:table-cell office:value-type="float" office:value="15.9665365889929" calcext:value-type="float">
            <text:p>15.9665365889929</text:p>
          </table:table-cell>
          <table:table-cell office:value-type="float" office:value="172.647162750833" calcext:value-type="float">
            <text:p>172.647162750833</text:p>
          </table:table-cell>
          <table:table-cell office:value-type="float" office:value="28.5830933605142" calcext:value-type="float">
            <text:p>28.5830933605142</text:p>
          </table:table-cell>
          <table:table-cell office:value-type="float" office:value="496.302635307453" calcext:value-type="float">
            <text:p>496.302635307453</text:p>
          </table:table-cell>
          <table:table-cell office:value-type="float" office:value="0.347866705652048" calcext:value-type="float">
            <text:p>0.347866705652048</text:p>
          </table:table-cell>
          <table:table-cell office:value-type="float" office:value="0.386039430719303" calcext:value-type="float">
            <text:p>0.386039430719303</text:p>
          </table:table-cell>
          <table:table-cell office:value-type="float" office:value="0.103405923957059" calcext:value-type="float">
            <text:p>0.103405923957059</text:p>
          </table:table-cell>
          <table:table-cell office:value-type="float" office:value="0.051871164563121" calcext:value-type="float">
            <text:p>0.051871164563121</text:p>
          </table:table-cell>
          <table:table-cell office:value-type="float" office:value="0.032170968786216" calcext:value-type="float">
            <text:p>0.032170968786216</text:p>
          </table:table-cell>
          <table:table-cell office:value-type="float" office:value="2.3860394307193" calcext:value-type="float">
            <text:p>2.3860394307193</text:p>
          </table:table-cell>
          <table:table-cell office:value-type="float" office:value="490.908781869688" calcext:value-type="float">
            <text:p>490.908781869688</text:p>
          </table:table-cell>
          <table:table-cell office:value-type="float" office:value="4.27019557174843" calcext:value-type="float">
            <text:p>4.27019557174843</text:p>
          </table:table-cell>
          <table:table-cell office:value-type="float" office:value="3.59873749087145" calcext:value-type="float">
            <text:p>3.59873749087145</text:p>
          </table:table-cell>
          <table:table-cell office:value-type="float" office:value="39.2333096325306" calcext:value-type="float">
            <text:p>39.2333096325306</text:p>
          </table:table-cell>
          <table:table-cell office:value-type="float" office:value="96.68184657609" calcext:value-type="float">
            <text:p>96.68184657609</text:p>
          </table:table-cell>
          <table:table-cell office:value-type="float" office:value="297.669759006171" calcext:value-type="float">
            <text:p>297.669759006171</text:p>
          </table:table-cell>
          <table:table-cell office:value-type="float" office:value="41.7170886533075" calcext:value-type="float">
            <text:p>41.7170886533075</text:p>
          </table:table-cell>
          <table:table-cell office:value-type="float" office:value="2.30725003811924" calcext:value-type="float">
            <text:p>2.30725003811924</text:p>
          </table:table-cell>
          <table:table-cell office:value-type="float" office:value="0.613147546061174" calcext:value-type="float">
            <text:p>0.613147546061174</text:p>
          </table:table-cell>
          <table:table-cell office:value-type="float" office:value="0.080813743409339" calcext:value-type="float">
            <text:p>0.080813743409339</text:p>
          </table:table-cell>
          <table:table-cell office:value-type="float" office:value="0.199147663419728" calcext:value-type="float">
            <text:p>0.199147663419728</text:p>
          </table:table-cell>
          <table:table-cell office:value-type="float" office:value="0.085929892986078" calcext:value-type="float">
            <text:p>0.085929892986078</text:p>
          </table:table-cell>
          <table:table-cell office:value-type="float" office:value="0.613147546061174" calcext:value-type="float">
            <text:p>0.613147546061174</text:p>
          </table:table-cell>
          <table:table-cell office:value-type="float" office:value="491.341526150329" calcext:value-type="float">
            <text:p>491.341526150329</text:p>
          </table:table-cell>
          <table:table-cell office:value-type="float" office:value="147.015688902756" calcext:value-type="float">
            <text:p>147.015688902756</text:p>
          </table:table-cell>
          <table:table-cell office:value-type="float" office:value="37.8820946386246" calcext:value-type="float">
            <text:p>37.8820946386246</text:p>
          </table:table-cell>
          <table:table-cell office:value-type="float" office:value="8.30932760837779" calcext:value-type="float">
            <text:p>8.30932760837779</text:p>
          </table:table-cell>
          <table:table-cell office:value-type="float" office:value="289.62081304862" calcext:value-type="float">
            <text:p>289.62081304862</text:p>
          </table:table-cell>
          <table:table-cell office:value-type="float" office:value="0.06216078745749" calcext:value-type="float">
            <text:p>0.06216078745749</text:p>
          </table:table-cell>
          <table:table-cell office:value-type="float" office:value="0.599765499548651" calcext:value-type="float">
            <text:p>0.599765499548651</text:p>
          </table:table-cell>
          <table:table-cell office:value-type="float" office:value="0.304449591063912" calcext:value-type="float">
            <text:p>0.304449591063912</text:p>
          </table:table-cell>
          <table:table-cell office:value-type="float" office:value="0.078448690119069" calcext:value-type="float">
            <text:p>0.078448690119069</text:p>
          </table:table-cell>
          <table:table-cell office:value-type="float" office:value="0.017207492691886" calcext:value-type="float">
            <text:p>0.017207492691886</text:p>
          </table:table-cell>
          <table:table-cell office:value-type="float" office:value="0.599765499548651" calcext:value-type="float">
            <text:p>0.599765499548651</text:p>
          </table:table-cell>
          <table:table-cell table:number-columns-repeated="13"/>
          <table:table-cell office:value-type="float" office:value="-0.027931377501533" calcext:value-type="float">
            <text:p>-0.027931377501533</text:p>
          </table:table-cell>
          <table:table-cell/>
          <table:table-cell office:value-type="string" calcext:value-type="string">
            <text:p>Mat-Su</text:p>
          </table:table-cell>
          <table:table-cell office:value-type="float" office:value="7" calcext:value-type="float">
            <text:p>7</text:p>
          </table:table-cell>
          <table:table-cell office:value-type="float" office:value="13461" calcext:value-type="float">
            <text:p>13461</text:p>
          </table:table-cell>
          <table:table-cell office:value-type="float" office:value="4373" calcext:value-type="float">
            <text:p>4373</text:p>
          </table:table-cell>
          <table:table-cell office:value-type="float" office:value="58" calcext:value-type="float">
            <text:p>58</text:p>
          </table:table-cell>
          <table:table-cell office:value-type="float" office:value="717" calcext:value-type="float">
            <text:p>717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3143" calcext:value-type="float">
            <text:p>3143</text:p>
          </table:table-cell>
          <table:table-cell office:value-type="float" office:value="105" calcext:value-type="float">
            <text:p>105</text:p>
          </table:table-cell>
          <table:table-cell office:value-type="float" office:value="4342" calcext:value-type="float">
            <text:p>4342</text:p>
          </table:table-cell>
          <table:table-cell office:value-type="float" office:value="1" calcext:value-type="float">
            <text:p>1</text:p>
          </table:table-cell>
          <table:table-cell office:value-type="float" office:value="1165" calcext:value-type="float">
            <text:p>1165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99" calcext:value-type="float">
            <text:p>799</text:p>
          </table:table-cell>
          <table:table-cell office:value-type="float" office:value="35" calcext:value-type="float">
            <text:p>35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float" office:value="2140" calcext:value-type="float">
            <text:p>2140</text:p>
          </table:table-cell>
          <table:table-cell office:value-type="float" office:value="20" calcext:value-type="float">
            <text:p>20</text:p>
          </table:table-cell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91" calcext:value-type="float">
            <text:p>1491</text:p>
          </table:table-cell>
          <table:table-cell office:value-type="float" office:value="36" calcext:value-type="float">
            <text:p>36</text:p>
          </table:table-cell>
          <table:table-cell office:value-type="float" office:value="8358" calcext:value-type="float">
            <text:p>8358</text:p>
          </table:table-cell>
          <table:table-cell office:value-type="float" office:value="97" calcext:value-type="float">
            <text:p>97</text:p>
          </table:table-cell>
          <table:table-cell office:value-type="float" office:value="1510" calcext:value-type="float">
            <text:p>1510</text:p>
          </table:table-cell>
          <table:table-cell office:value-type="float" office:value="27" calcext:value-type="float">
            <text:p>27</text:p>
          </table:table-cell>
          <table:table-cell office:value-type="float" office:value="431" calcext:value-type="float">
            <text:p>431</text:p>
          </table:table-cell>
          <table:table-cell office:value-type="float" office:value="102" calcext:value-type="float">
            <text:p>102</text:p>
          </table:table-cell>
          <table:table-cell office:value-type="float" office:value="5935" calcext:value-type="float">
            <text:p>5935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13461" calcext:value-type="float">
            <text:p>13461</text:p>
          </table:table-cell>
          <table:table-cell office:value-type="float" office:value="4373" calcext:value-type="float">
            <text:p>437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59" calcext:value-type="float">
            <text:p>259</text:p>
          </table:table-cell>
          <table:table-cell office:value-type="float" office:value="1943" calcext:value-type="float">
            <text:p>1943</text:p>
          </table:table-cell>
          <table:table-cell office:value-type="float" office:value="1675" calcext:value-type="float">
            <text:p>1675</text:p>
          </table:table-cell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float" office:value="4314" calcext:value-type="float">
            <text:p>4314</text:p>
          </table:table-cell>
          <table:table-cell office:value-type="float" office:value="1" calcext:value-type="float">
            <text:p>1</text:p>
          </table:table-cell>
          <table:table-cell office:value-type="float" office:value="1126" calcext:value-type="float">
            <text:p>11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426" calcext:value-type="float">
            <text:p>426</text:p>
          </table:table-cell>
          <table:table-cell office:value-type="float" office:value="491" calcext:value-type="float">
            <text:p>49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97" calcext:value-type="float">
            <text:p>59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33" calcext:value-type="float">
            <text:p>233</text:p>
          </table:table-cell>
          <table:table-cell office:value-type="float" office:value="264" calcext:value-type="float">
            <text:p>26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40" calcext:value-type="float">
            <text:p>214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867" calcext:value-type="float">
            <text:p>867</text:p>
          </table:table-cell>
          <table:table-cell office:value-type="float" office:value="832" calcext:value-type="float">
            <text:p>832</text:p>
          </table:table-cell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8236" calcext:value-type="float">
            <text:p>8236</text:p>
          </table:table-cell>
          <table:table-cell office:value-type="float" office:value="104" calcext:value-type="float">
            <text:p>104</text:p>
          </table:table-cell>
          <table:table-cell office:value-type="float" office:value="47" calcext:value-type="float">
            <text:p>47</text:p>
          </table:table-cell>
          <table:table-cell office:value-type="float" office:value="564" calcext:value-type="float">
            <text:p>564</text:p>
          </table:table-cell>
          <table:table-cell office:value-type="float" office:value="3469" calcext:value-type="float">
            <text:p>3469</text:p>
          </table:table-cell>
          <table:table-cell office:value-type="float" office:value="3262" calcext:value-type="float">
            <text:p>3262</text:p>
          </table:table-cell>
          <table:table-cell office:value-type="float" office:value="625" calcext:value-type="float">
            <text:p>625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3461" calcext:value-type="float">
            <text:p>13461</text:p>
          </table:table-cell>
          <table:table-cell office:value-type="float" office:value="4373" calcext:value-type="float">
            <text:p>4373</text:p>
          </table:table-cell>
          <table:table-cell office:value-type="float" office:value="895" calcext:value-type="float">
            <text:p>895</text:p>
          </table:table-cell>
          <table:table-cell office:value-type="float" office:value="629" calcext:value-type="float">
            <text:p>629</text:p>
          </table:table-cell>
          <table:table-cell office:value-type="float" office:value="164" calcext:value-type="float">
            <text:p>164</text:p>
          </table:table-cell>
          <table:table-cell office:value-type="float" office:value="2540" calcext:value-type="float">
            <text:p>254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268" calcext:value-type="float">
            <text:p>4268</text:p>
          </table:table-cell>
          <table:table-cell office:value-type="float" office:value="1" calcext:value-type="float">
            <text:p>1</text:p>
          </table:table-cell>
          <table:table-cell office:value-type="float" office:value="1126" calcext:value-type="float">
            <text:p>1126</text:p>
          </table:table-cell>
          <table:table-cell office:value-type="float" office:value="236" calcext:value-type="float">
            <text:p>236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656" calcext:value-type="float">
            <text:p>65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97" calcext:value-type="float">
            <text:p>597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40" calcext:value-type="float">
            <text:p>2140</text:p>
          </table:table-cell>
          <table:table-cell office:value-type="float" office:value="563" calcext:value-type="float">
            <text:p>563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office:value-type="float" office:value="1204" calcext:value-type="float">
            <text:p>120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36" calcext:value-type="float">
            <text:p>8236</text:p>
          </table:table-cell>
          <table:table-cell office:value-type="float" office:value="1808" calcext:value-type="float">
            <text:p>1808</text:p>
          </table:table-cell>
          <table:table-cell office:value-type="float" office:value="1120" calcext:value-type="float">
            <text:p>1120</text:p>
          </table:table-cell>
          <table:table-cell office:value-type="float" office:value="290" calcext:value-type="float">
            <text:p>290</text:p>
          </table:table-cell>
          <table:table-cell office:value-type="float" office:value="4742" calcext:value-type="float">
            <text:p>4742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0.013357899585445" calcext:value-type="float">
            <text:p>0.013357899585445</text:p>
          </table:table-cell>
          <table:table-cell office:value-type="float" office:value="0.165131275909719" calcext:value-type="float">
            <text:p>0.165131275909719</text:p>
          </table:table-cell>
          <table:table-cell office:value-type="float" office:value="0.003684937816674" calcext:value-type="float">
            <text:p>0.003684937816674</text:p>
          </table:table-cell>
          <table:table-cell office:value-type="float" office:value="0.053201289728236" calcext:value-type="float">
            <text:p>0.053201289728236</text:p>
          </table:table-cell>
          <table:table-cell office:value-type="float" office:value="0.016582220175035" calcext:value-type="float">
            <text:p>0.016582220175035</text:p>
          </table:table-cell>
          <table:table-cell office:value-type="float" office:value="0.723859972362966" calcext:value-type="float">
            <text:p>0.723859972362966</text:p>
          </table:table-cell>
          <table:table-cell office:value-type="float" office:value="0.024182404421925" calcext:value-type="float">
            <text:p>0.024182404421925</text:p>
          </table:table-cell>
          <table:table-cell office:value-type="float" office:value="0.013908205841447" calcext:value-type="float">
            <text:p>0.013908205841447</text:p>
          </table:table-cell>
          <table:table-cell office:value-type="float" office:value="0.005795085767269" calcext:value-type="float">
            <text:p>0.005795085767269</text:p>
          </table:table-cell>
          <table:table-cell office:value-type="float" office:value="0.060037088548911" calcext:value-type="float">
            <text:p>0.060037088548911</text:p>
          </table:table-cell>
          <table:table-cell office:value-type="float" office:value="0.450394065832174" calcext:value-type="float">
            <text:p>0.450394065832174</text:p>
          </table:table-cell>
          <table:table-cell office:value-type="float" office:value="0.388270746407047" calcext:value-type="float">
            <text:p>0.388270746407047</text:p>
          </table:table-cell>
          <table:table-cell office:value-type="float" office:value="0.079044969865554" calcext:value-type="float">
            <text:p>0.079044969865554</text:p>
          </table:table-cell>
          <table:table-cell office:value-type="float" office:value="0.002549837737599" calcext:value-type="float">
            <text:p>0.002549837737599</text:p>
          </table:table-cell>
          <table:table-cell office:value-type="float" office:value="0.209700093720712" calcext:value-type="float">
            <text:p>0.209700093720712</text:p>
          </table:table-cell>
          <table:table-cell office:value-type="float" office:value="0.147375820056232" calcext:value-type="float">
            <text:p>0.147375820056232</text:p>
          </table:table-cell>
          <table:table-cell office:value-type="float" office:value="0.03842549203374" calcext:value-type="float">
            <text:p>0.03842549203374</text:p>
          </table:table-cell>
          <table:table-cell office:value-type="float" office:value="0.595126522961575" calcext:value-type="float">
            <text:p>0.595126522961575</text:p>
          </table:table-cell>
          <table:table-cell office:value-type="float" office:value="0.009372071227741" calcext:value-type="float">
            <text:p>0.00937207122774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style-name="ce3" office:value-type="float" office:value="-0.0000000000000186517468137026" calcext:value-type="float">
            <text:p>-1.87E-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5102810375397E-016" calcext:value-type="float">
            <text:p>4.51E-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0.0000000000000182007187099487" calcext:value-type="float">
            <text:p>-1.82E-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1053" calcext:value-type="float">
            <text:p>1053</text:p>
          </table:table-cell>
          <table:table-cell office:value-type="float" office:value="65" calcext:value-type="float">
            <text:p>65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#REF!</text:p>
          </table:table-cell>
          <table:table-cell/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02013</text:p>
          </table:table-cell>
          <table:table-cell table:number-columns-repeated="2" office:value-type="string" calcext:value-type="string">
            <text:p>Aleutians East</text:p>
          </table:table-cell>
          <table:table-cell office:value-type="float" office:value="1489" calcext:value-type="float">
            <text:p>1489</text:p>
          </table:table-cell>
          <table:table-cell office:value-type="float" office:value="546.803343723434" calcext:value-type="float">
            <text:p>546.803343723434</text:p>
          </table:table-cell>
          <table:table-cell office:value-type="float" office:value="12.7338259738502" calcext:value-type="float">
            <text:p>12.7338259738502</text:p>
          </table:table-cell>
          <table:table-cell office:value-type="float" office:value="166.785139219298" calcext:value-type="float">
            <text:p>166.785139219298</text:p>
          </table:table-cell>
          <table:table-cell office:value-type="float" office:value="6.07761139715852" calcext:value-type="float">
            <text:p>6.07761139715852</text:p>
          </table:table-cell>
          <table:table-cell office:value-type="float" office:value="26.8193457745285" calcext:value-type="float">
            <text:p>26.8193457745285</text:p>
          </table:table-cell>
          <table:table-cell office:value-type="float" office:value="10.1460892266089" calcext:value-type="float">
            <text:p>10.1460892266089</text:p>
          </table:table-cell>
          <table:table-cell office:value-type="float" office:value="295.273178290939" calcext:value-type="float">
            <text:p>295.273178290939</text:p>
          </table:table-cell>
          <table:table-cell office:value-type="float" office:value="11.4586610668949" calcext:value-type="float">
            <text:p>11.4586610668949</text:p>
          </table:table-cell>
          <table:table-cell office:value-type="float" office:value="529.293850949277" calcext:value-type="float">
            <text:p>529.293850949277</text:p>
          </table:table-cell>
          <table:table-cell office:value-type="float" office:value="0.557862476129984" calcext:value-type="float">
            <text:p>0.557862476129984</text:p>
          </table:table-cell>
          <table:table-cell office:value-type="float" office:value="0.315108779216256" calcext:value-type="float">
            <text:p>0.315108779216256</text:p>
          </table:table-cell>
          <table:table-cell office:value-type="float" office:value="0.050670049777508" calcext:value-type="float">
            <text:p>0.050670049777508</text:p>
          </table:table-cell>
          <table:table-cell office:value-type="float" office:value="0.024058140768143" calcext:value-type="float">
            <text:p>0.024058140768143</text:p>
          </table:table-cell>
          <table:table-cell office:value-type="float" office:value="0.019169104663529" calcext:value-type="float">
            <text:p>0.019169104663529</text:p>
          </table:table-cell>
          <table:table-cell office:value-type="float" office:value="0.557862476129984" calcext:value-type="float">
            <text:p>0.557862476129984</text:p>
          </table:table-cell>
          <table:table-cell office:value-type="float" office:value="536.821529745043" calcext:value-type="float">
            <text:p>536.821529745043</text:p>
          </table:table-cell>
          <table:table-cell office:value-type="float" office:value="6.3750531663042" calcext:value-type="float">
            <text:p>6.3750531663042</text:p>
          </table:table-cell>
          <table:table-cell office:value-type="float" office:value="4.64767151650362" calcext:value-type="float">
            <text:p>4.64767151650362</text:p>
          </table:table-cell>
          <table:table-cell office:value-type="float" office:value="59.7320634946111" calcext:value-type="float">
            <text:p>59.7320634946111</text:p>
          </table:table-cell>
          <table:table-cell office:value-type="float" office:value="74.2628566154933" calcext:value-type="float">
            <text:p>74.2628566154933</text:p>
          </table:table-cell>
          <table:table-cell office:value-type="float" office:value="349.55466459084" calcext:value-type="float">
            <text:p>349.55466459084</text:p>
          </table:table-cell>
          <table:table-cell office:value-type="float" office:value="24.2720967185356" calcext:value-type="float">
            <text:p>24.2720967185356</text:p>
          </table:table-cell>
          <table:table-cell office:value-type="float" office:value="0.308568401961335" calcext:value-type="float">
            <text:p>0.308568401961335</text:p>
          </table:table-cell>
          <table:table-cell office:value-type="float" office:value="0.673317272090442" calcext:value-type="float">
            <text:p>0.673317272090442</text:p>
          </table:table-cell>
          <table:table-cell office:value-type="float" office:value="0.115056768290022" calcext:value-type="float">
            <text:p>0.115056768290022</text:p>
          </table:table-cell>
          <table:table-cell office:value-type="float" office:value="0.143046193054" calcext:value-type="float">
            <text:p>0.143046193054</text:p>
          </table:table-cell>
          <table:table-cell office:value-type="float" office:value="0.046753265242703" calcext:value-type="float">
            <text:p>0.046753265242703</text:p>
          </table:table-cell>
          <table:table-cell office:value-type="float" office:value="0.673317272090442" calcext:value-type="float">
            <text:p>0.673317272090442</text:p>
          </table:table-cell>
          <table:table-cell office:value-type="float" office:value="534.841954844241" calcext:value-type="float">
            <text:p>534.841954844241</text:p>
          </table:table-cell>
          <table:table-cell office:value-type="float" office:value="112.215055205989" calcext:value-type="float">
            <text:p>112.215055205989</text:p>
          </table:table-cell>
          <table:table-cell office:value-type="float" office:value="36.9021935433361" calcext:value-type="float">
            <text:p>36.9021935433361</text:p>
          </table:table-cell>
          <table:table-cell office:value-type="float" office:value="11.0517259042493" calcext:value-type="float">
            <text:p>11.0517259042493</text:p>
          </table:table-cell>
          <table:table-cell office:value-type="float" office:value="350.284681068261" calcext:value-type="float">
            <text:p>350.284681068261</text:p>
          </table:table-cell>
          <table:table-cell office:value-type="float" office:value="0.070423598277577" calcext:value-type="float">
            <text:p>0.070423598277577</text:p>
          </table:table-cell>
          <table:table-cell office:value-type="float" office:value="0.686127638748695" calcext:value-type="float">
            <text:p>0.686127638748695</text:p>
          </table:table-cell>
          <table:table-cell office:value-type="float" office:value="0.21980364835177" calcext:value-type="float">
            <text:p>0.21980364835177</text:p>
          </table:table-cell>
          <table:table-cell office:value-type="float" office:value="0.072282963797673" calcext:value-type="float">
            <text:p>0.072282963797673</text:p>
          </table:table-cell>
          <table:table-cell office:value-type="float" office:value="0.021647805366923" calcext:value-type="float">
            <text:p>0.021647805366923</text:p>
          </table:table-cell>
          <table:table-cell office:value-type="float" office:value="0.686127638748695" calcext:value-type="float">
            <text:p>0.686127638748695</text:p>
          </table:table-cell>
          <table:table-cell table:number-columns-repeated="13"/>
          <table:table-cell office:value-type="float" office:value="0.053000809575744" calcext:value-type="float">
            <text:p>0.053000809575744</text:p>
          </table:table-cell>
          <table:table-cell/>
          <table:table-cell office:value-type="string" calcext:value-type="string">
            <text:p>Mat-Su</text:p>
          </table:table-cell>
          <table:table-cell office:value-type="float" office:value="8" calcext:value-type="float">
            <text:p>8</text:p>
          </table:table-cell>
          <table:table-cell office:value-type="float" office:value="12978" calcext:value-type="float">
            <text:p>12978</text:p>
          </table:table-cell>
          <table:table-cell office:value-type="float" office:value="5059" calcext:value-type="float">
            <text:p>5059</text:p>
          </table:table-cell>
          <table:table-cell office:value-type="float" office:value="81" calcext:value-type="float">
            <text:p>81</text:p>
          </table:table-cell>
          <table:table-cell office:value-type="float" office:value="666" calcext:value-type="float">
            <text:p>666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3845" calcext:value-type="float">
            <text:p>3845</text:p>
          </table:table-cell>
          <table:table-cell office:value-type="float" office:value="104" calcext:value-type="float">
            <text:p>104</text:p>
          </table:table-cell>
          <table:table-cell office:value-type="float" office:value="5019" calcext:value-type="float">
            <text:p>5019</text:p>
          </table:table-cell>
          <table:table-cell office:value-type="float" office:value="1" calcext:value-type="float">
            <text:p>1</text:p>
          </table:table-cell>
          <table:table-cell office:value-type="float" office:value="1130" calcext:value-type="float">
            <text:p>1130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65" calcext:value-type="float">
            <text:p>865</text:p>
          </table:table-cell>
          <table:table-cell office:value-type="float" office:value="13" calcext:value-type="float">
            <text:p>13</text:p>
          </table:table-cell>
          <table:table-cell office:value-type="float" office:value="497" calcext:value-type="float">
            <text:p>497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441" calcext:value-type="float">
            <text:p>1441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038" calcext:value-type="float">
            <text:p>1038</text:p>
          </table:table-cell>
          <table:table-cell office:value-type="float" office:value="23" calcext:value-type="float">
            <text:p>23</text:p>
          </table:table-cell>
          <table:table-cell office:value-type="float" office:value="8127" calcext:value-type="float">
            <text:p>8127</text:p>
          </table:table-cell>
          <table:table-cell office:value-type="float" office:value="100" calcext:value-type="float">
            <text:p>100</text:p>
          </table:table-cell>
          <table:table-cell office:value-type="float" office:value="1218" calcext:value-type="float">
            <text:p>1218</text:p>
          </table:table-cell>
          <table:table-cell office:value-type="float" office:value="27" calcext:value-type="float">
            <text:p>27</text:p>
          </table:table-cell>
          <table:table-cell office:value-type="float" office:value="364" calcext:value-type="float">
            <text:p>364</text:p>
          </table:table-cell>
          <table:table-cell office:value-type="float" office:value="88" calcext:value-type="float">
            <text:p>88</text:p>
          </table:table-cell>
          <table:table-cell office:value-type="float" office:value="6126" calcext:value-type="float">
            <text:p>6126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12978" calcext:value-type="float">
            <text:p>12978</text:p>
          </table:table-cell>
          <table:table-cell office:value-type="float" office:value="5059" calcext:value-type="float">
            <text:p>505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53" calcext:value-type="float">
            <text:p>253</text:p>
          </table:table-cell>
          <table:table-cell office:value-type="float" office:value="2547" calcext:value-type="float">
            <text:p>2547</text:p>
          </table:table-cell>
          <table:table-cell office:value-type="float" office:value="1752" calcext:value-type="float">
            <text:p>1752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office:value-type="float" office:value="4979" calcext:value-type="float">
            <text:p>4979</text:p>
          </table:table-cell>
          <table:table-cell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453" calcext:value-type="float">
            <text:p>453</text:p>
          </table:table-cell>
          <table:table-cell office:value-type="float" office:value="474" calcext:value-type="float">
            <text:p>47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41" calcext:value-type="float">
            <text:p>144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office:value-type="float" office:value="530" calcext:value-type="float">
            <text:p>53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7960" calcext:value-type="float">
            <text:p>796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472" calcext:value-type="float">
            <text:p>472</text:p>
          </table:table-cell>
          <table:table-cell office:value-type="float" office:value="3785" calcext:value-type="float">
            <text:p>3785</text:p>
          </table:table-cell>
          <table:table-cell office:value-type="float" office:value="2880" calcext:value-type="float">
            <text:p>2880</text:p>
          </table:table-cell>
          <table:table-cell office:value-type="float" office:value="524" calcext:value-type="float">
            <text:p>524</text:p>
          </table:table-cell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12978" calcext:value-type="float">
            <text:p>12978</text:p>
          </table:table-cell>
          <table:table-cell office:value-type="float" office:value="5059" calcext:value-type="float">
            <text:p>5059</text:p>
          </table:table-cell>
          <table:table-cell office:value-type="float" office:value="935" calcext:value-type="float">
            <text:p>935</text:p>
          </table:table-cell>
          <table:table-cell office:value-type="float" office:value="722" calcext:value-type="float">
            <text:p>722</text:p>
          </table:table-cell>
          <table:table-cell office:value-type="float" office:value="179" calcext:value-type="float">
            <text:p>179</text:p>
          </table:table-cell>
          <table:table-cell office:value-type="float" office:value="3034" calcext:value-type="float">
            <text:p>303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911" calcext:value-type="float">
            <text:p>4911</text:p>
          </table:table-cell>
          <table:table-cell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193" calcext:value-type="float">
            <text:p>193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724" calcext:value-type="float">
            <text:p>72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41" calcext:value-type="float">
            <text:p>1441</text:p>
          </table:table-cell>
          <table:table-cell office:value-type="float" office:value="360" calcext:value-type="float">
            <text:p>360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838" calcext:value-type="float">
            <text:p>83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960" calcext:value-type="float">
            <text:p>7960</text:p>
          </table:table-cell>
          <table:table-cell office:value-type="float" office:value="1554" calcext:value-type="float">
            <text:p>1554</text:p>
          </table:table-cell>
          <table:table-cell office:value-type="float" office:value="1082" calcext:value-type="float">
            <text:p>1082</text:p>
          </table:table-cell>
          <table:table-cell office:value-type="float" office:value="254" calcext:value-type="float">
            <text:p>254</text:p>
          </table:table-cell>
          <table:table-cell office:value-type="float" office:value="4794" calcext:value-type="float">
            <text:p>4794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0.016138673042439" calcext:value-type="float">
            <text:p>0.016138673042439</text:p>
          </table:table-cell>
          <table:table-cell office:value-type="float" office:value="0.132695756126718" calcext:value-type="float">
            <text:p>0.132695756126718</text:p>
          </table:table-cell>
          <table:table-cell office:value-type="float" office:value="0.003785614664276" calcext:value-type="float">
            <text:p>0.003785614664276</text:p>
          </table:table-cell>
          <table:table-cell office:value-type="float" office:value="0.047818290496115" calcext:value-type="float">
            <text:p>0.047818290496115</text:p>
          </table:table-cell>
          <table:table-cell office:value-type="float" office:value="0.012751544132297" calcext:value-type="float">
            <text:p>0.012751544132297</text:p>
          </table:table-cell>
          <table:table-cell office:value-type="float" office:value="0.766088862323172" calcext:value-type="float">
            <text:p>0.766088862323172</text:p>
          </table:table-cell>
          <table:table-cell office:value-type="float" office:value="0.020721259214983" calcext:value-type="float">
            <text:p>0.020721259214983</text:p>
          </table:table-cell>
          <table:table-cell office:value-type="float" office:value="0.008636272343844" calcext:value-type="float">
            <text:p>0.008636272343844</text:p>
          </table:table-cell>
          <table:table-cell office:value-type="float" office:value="0.008435428800964" calcext:value-type="float">
            <text:p>0.008435428800964</text:p>
          </table:table-cell>
          <table:table-cell office:value-type="float" office:value="0.050813416348664" calcext:value-type="float">
            <text:p>0.050813416348664</text:p>
          </table:table-cell>
          <table:table-cell office:value-type="float" office:value="0.511548503715606" calcext:value-type="float">
            <text:p>0.511548503715606</text:p>
          </table:table-cell>
          <table:table-cell office:value-type="float" office:value="0.351877887125929" calcext:value-type="float">
            <text:p>0.351877887125929</text:p>
          </table:table-cell>
          <table:table-cell office:value-type="float" office:value="0.065274151436031" calcext:value-type="float">
            <text:p>0.065274151436031</text:p>
          </table:table-cell>
          <table:table-cell office:value-type="float" office:value="0.003414340228962" calcext:value-type="float">
            <text:p>0.003414340228962</text:p>
          </table:table-cell>
          <table:table-cell office:value-type="float" office:value="0.190388922826308" calcext:value-type="float">
            <text:p>0.190388922826308</text:p>
          </table:table-cell>
          <table:table-cell office:value-type="float" office:value="0.147016900834861" calcext:value-type="float">
            <text:p>0.147016900834861</text:p>
          </table:table-cell>
          <table:table-cell office:value-type="float" office:value="0.036448788434128" calcext:value-type="float">
            <text:p>0.036448788434128</text:p>
          </table:table-cell>
          <table:table-cell office:value-type="float" office:value="0.617796782732641" calcext:value-type="float">
            <text:p>0.617796782732641</text:p>
          </table:table-cell>
          <table:table-cell office:value-type="float" office:value="0.008348605172063" calcext:value-type="float">
            <text:p>0.008348605172063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style-name="ce3" office:value-type="float" office:value="-0.0000000000000373034936274053" calcext:value-type="float">
            <text:p>-3.73E-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.0205620750794E-016" calcext:value-type="float">
            <text:p>9.02E-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0.0000000000000612843109593086" calcext:value-type="float">
            <text:p>-6.13E-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2070</text:p>
          </table:table-cell>
          <table:table-cell table:number-columns-repeated="2" office:value-type="string" calcext:value-type="string">
            <text:p>Dillingham</text:p>
          </table:table-cell>
          <table:table-cell office:value-type="float" office:value="3118" calcext:value-type="float">
            <text:p>3118</text:p>
          </table:table-cell>
          <table:table-cell office:value-type="float" office:value="1908.29753471238" calcext:value-type="float">
            <text:p>1908.29753471238</text:p>
          </table:table-cell>
          <table:table-cell office:value-type="float" office:value="44.4745727844125" calcext:value-type="float">
            <text:p>44.4745727844125</text:p>
          </table:table-cell>
          <table:table-cell office:value-type="float" office:value="978.530488786552" calcext:value-type="float">
            <text:p>978.530488786552</text:p>
          </table:table-cell>
          <table:table-cell office:value-type="float" office:value="6.14666736149916" calcext:value-type="float">
            <text:p>6.14666736149916</text:p>
          </table:table-cell>
          <table:table-cell office:value-type="float" office:value="109.537238671989" calcext:value-type="float">
            <text:p>109.537238671989</text:p>
          </table:table-cell>
          <table:table-cell office:value-type="float" office:value="41.1714732828209" calcext:value-type="float">
            <text:p>41.1714732828209</text:p>
          </table:table-cell>
          <table:table-cell office:value-type="float" office:value="651.127320318286" calcext:value-type="float">
            <text:p>651.127320318286</text:p>
          </table:table-cell>
          <table:table-cell office:value-type="float" office:value="52.3803317386178" calcext:value-type="float">
            <text:p>52.3803317386178</text:p>
          </table:table-cell>
          <table:table-cell office:value-type="float" office:value="1883.36809294418" calcext:value-type="float">
            <text:p>1883.36809294418</text:p>
          </table:table-cell>
          <table:table-cell office:value-type="float" office:value="0.34572493967465" calcext:value-type="float">
            <text:p>0.34572493967465</text:p>
          </table:table-cell>
          <table:table-cell office:value-type="float" office:value="0.519564121560997" calcext:value-type="float">
            <text:p>0.519564121560997</text:p>
          </table:table-cell>
          <table:table-cell office:value-type="float" office:value="0.058160292235149" calcext:value-type="float">
            <text:p>0.058160292235149</text:p>
          </table:table-cell>
          <table:table-cell office:value-type="float" office:value="0.02361438157046" calcext:value-type="float">
            <text:p>0.02361438157046</text:p>
          </table:table-cell>
          <table:table-cell office:value-type="float" office:value="0.021860555797385" calcext:value-type="float">
            <text:p>0.021860555797385</text:p>
          </table:table-cell>
          <table:table-cell office:value-type="float" office:value="2.519564121561" calcext:value-type="float">
            <text:p>2.519564121561</text:p>
          </table:table-cell>
          <table:table-cell office:value-type="float" office:value="1870.07082152975" calcext:value-type="float">
            <text:p>1870.07082152975</text:p>
          </table:table-cell>
          <table:table-cell office:value-type="float" office:value="18.8338169795119" calcext:value-type="float">
            <text:p>18.8338169795119</text:p>
          </table:table-cell>
          <table:table-cell office:value-type="float" office:value="7.20745532024172" calcext:value-type="float">
            <text:p>7.20745532024172</text:p>
          </table:table-cell>
          <table:table-cell office:value-type="float" office:value="210.392604868027" calcext:value-type="float">
            <text:p>210.392604868027</text:p>
          </table:table-cell>
          <table:table-cell office:value-type="float" office:value="393.2730019501" calcext:value-type="float">
            <text:p>393.2730019501</text:p>
          </table:table-cell>
          <table:table-cell office:value-type="float" office:value="1044.66323058527" calcext:value-type="float">
            <text:p>1044.66323058527</text:p>
          </table:table-cell>
          <table:table-cell office:value-type="float" office:value="160.600847450826" calcext:value-type="float">
            <text:p>160.600847450826</text:p>
          </table:table-cell>
          <table:table-cell office:value-type="float" office:value="3.11119582052661" calcext:value-type="float">
            <text:p>3.11119582052661</text:p>
          </table:table-cell>
          <table:table-cell office:value-type="float" office:value="0.568344145496831" calcext:value-type="float">
            <text:p>0.568344145496831</text:p>
          </table:table-cell>
          <table:table-cell office:value-type="float" office:value="0.114463112830706" calcext:value-type="float">
            <text:p>0.114463112830706</text:p>
          </table:table-cell>
          <table:table-cell office:value-type="float" office:value="0.213958337669336" calcext:value-type="float">
            <text:p>0.213958337669336</text:p>
          </table:table-cell>
          <table:table-cell office:value-type="float" office:value="0.087374140046424" calcext:value-type="float">
            <text:p>0.087374140046424</text:p>
          </table:table-cell>
          <table:table-cell office:value-type="float" office:value="0.568344145496831" calcext:value-type="float">
            <text:p>0.568344145496831</text:p>
          </table:table-cell>
          <table:table-cell office:value-type="float" office:value="1872.36438982566" calcext:value-type="float">
            <text:p>1872.36438982566</text:p>
          </table:table-cell>
          <table:table-cell office:value-type="float" office:value="646.05988812613" calcext:value-type="float">
            <text:p>646.05988812613</text:p>
          </table:table-cell>
          <table:table-cell office:value-type="float" office:value="112.05146640766" calcext:value-type="float">
            <text:p>112.05146640766</text:p>
          </table:table-cell>
          <table:table-cell office:value-type="float" office:value="39.8475450761866" calcext:value-type="float">
            <text:p>39.8475450761866</text:p>
          </table:table-cell>
          <table:table-cell office:value-type="float" office:value="1026.31452201789" calcext:value-type="float">
            <text:p>1026.31452201789</text:p>
          </table:table-cell>
          <table:table-cell office:value-type="float" office:value="5.58210245144831" calcext:value-type="float">
            <text:p>5.58210245144831</text:p>
          </table:table-cell>
          <table:table-cell office:value-type="float" office:value="0.560871887705057" calcext:value-type="float">
            <text:p>0.560871887705057</text:p>
          </table:table-cell>
          <table:table-cell office:value-type="float" office:value="0.353066064301001" calcext:value-type="float">
            <text:p>0.353066064301001</text:p>
          </table:table-cell>
          <table:table-cell office:value-type="float" office:value="0.061235143940688" calcext:value-type="float">
            <text:p>0.061235143940688</text:p>
          </table:table-cell>
          <table:table-cell office:value-type="float" office:value="0.021776334006607" calcext:value-type="float">
            <text:p>0.021776334006607</text:p>
          </table:table-cell>
          <table:table-cell office:value-type="float" office:value="0.560871887705057" calcext:value-type="float">
            <text:p>0.560871887705057</text:p>
          </table:table-cell>
          <table:table-cell table:number-columns-repeated="13"/>
          <table:table-cell office:value-type="float" office:value="0.012505870831204" calcext:value-type="float">
            <text:p>0.012505870831204</text:p>
          </table:table-cell>
          <table:table-cell/>
          <table:table-cell office:value-type="string" calcext:value-type="string">
            <text:p>SEF</text:p>
          </table:table-cell>
          <table:table-cell office:value-type="float" office:value="9" calcext:value-type="float">
            <text:p>9</text:p>
          </table:table-cell>
          <table:table-cell office:value-type="float" office:value="3489" calcext:value-type="float">
            <text:p>3489</text:p>
          </table:table-cell>
          <table:table-cell office:value-type="float" office:value="1387" calcext:value-type="float">
            <text:p>1387</text:p>
          </table:table-cell>
          <table:table-cell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078" calcext:value-type="float">
            <text:p>1078</text:p>
          </table:table-cell>
          <table:table-cell office:value-type="float" office:value="26" calcext:value-type="float">
            <text:p>26</text:p>
          </table:table-cell>
          <table:table-cell office:value-type="float" office:value="1380" calcext:value-type="float">
            <text:p>1380</text:p>
          </table:table-cell>
          <table:table-cell office:value-type="float" office:value="0.246208742194469" calcext:value-type="float">
            <text:p>0.246208742194469</text:p>
          </table:table-cell>
          <table:table-cell office:value-type="float" office:value="567.264942016057" calcext:value-type="float">
            <text:p>567.264942016057</text:p>
          </table:table-cell>
          <table:table-cell office:value-type="float" office:value="0.834644102810589" calcext:value-type="float">
            <text:p>0.834644102810589</text:p>
          </table:table-cell>
          <table:table-cell office:value-type="float" office:value="87.1315187074113" calcext:value-type="float">
            <text:p>87.1315187074113</text:p>
          </table:table-cell>
          <table:table-cell office:value-type="float" office:value="-1.30270522766645" calcext:value-type="float">
            <text:p>-1.30270522766645</text:p>
          </table:table-cell>
          <table:table-cell office:value-type="float" office:value="23.1408056875432" calcext:value-type="float">
            <text:p>23.1408056875432</text:p>
          </table:table-cell>
          <table:table-cell office:value-type="float" office:value="9.81659455644054" calcext:value-type="float">
            <text:p>9.81659455644054</text:p>
          </table:table-cell>
          <table:table-cell office:value-type="float" office:value="427.980685016644" calcext:value-type="float">
            <text:p>427.980685016644</text:p>
          </table:table-cell>
          <table:table-cell office:value-type="float" office:value="15.2316418133739" calcext:value-type="float">
            <text:p>15.2316418133739</text:p>
          </table:table-cell>
          <table:table-cell office:value-type="float" office:value="120.64228367529" calcext:value-type="float">
            <text:p>120.64228367529</text:p>
          </table:table-cell>
          <table:table-cell office:value-type="float" office:value="0.428325989682018" calcext:value-type="float">
            <text:p>0.428325989682018</text:p>
          </table:table-cell>
          <table:table-cell office:value-type="float" office:value="9.71671829902096" calcext:value-type="float">
            <text:p>9.71671829902096</text:p>
          </table:table-cell>
          <table:table-cell office:value-type="float" office:value="0.109991954742842" calcext:value-type="float">
            <text:p>0.109991954742842</text:p>
          </table:table-cell>
          <table:table-cell office:value-type="float" office:value="7.35787500169102" calcext:value-type="float">
            <text:p>7.35787500169102</text:p>
          </table:table-cell>
          <table:table-cell office:value-type="float" office:value="1.17182743520226" calcext:value-type="float">
            <text:p>1.17182743520226</text:p>
          </table:table-cell>
          <table:table-cell office:value-type="float" office:value="98.1511521588107" calcext:value-type="float">
            <text:p>98.1511521588107</text:p>
          </table:table-cell>
          <table:table-cell office:value-type="float" office:value="2.96776660955675" calcext:value-type="float">
            <text:p>2.96776660955675</text:p>
          </table:table-cell>
          <table:table-cell office:value-type="float" office:value="142.062444246209" calcext:value-type="float">
            <text:p>142.062444246209</text:p>
          </table:table-cell>
          <table:table-cell office:value-type="float" office:value="-0.165794367683372" calcext:value-type="float">
            <text:p>-0.165794367683372</text:p>
          </table:table-cell>
          <table:table-cell office:value-type="float" office:value="29.5829921194677" calcext:value-type="float">
            <text:p>29.5829921194677</text:p>
          </table:table-cell>
          <table:table-cell office:value-type="float" office:value="-0.206105641945472" calcext:value-type="float">
            <text:p>-0.206105641945472</text:p>
          </table:table-cell>
          <table:table-cell office:value-type="float" office:value="4.91183337166303" calcext:value-type="float">
            <text:p>4.91183337166303</text:p>
          </table:table-cell>
          <table:table-cell office:value-type="float" office:value="1.16100556960978" calcext:value-type="float">
            <text:p>1.16100556960978</text:p>
          </table:table-cell>
          <table:table-cell office:value-type="float" office:value="104.390730526857" calcext:value-type="float">
            <text:p>104.390730526857</text:p>
          </table:table-cell>
          <table:table-cell office:value-type="float" office:value="2.1415739260457" calcext:value-type="float">
            <text:p>2.1415739260457</text:p>
          </table:table-cell>
          <table:table-cell office:value-type="float" office:value="2216.96966993756" calcext:value-type="float">
            <text:p>2216.96966993756</text:p>
          </table:table-cell>
          <table:table-cell office:value-type="float" office:value="17.0971757248092" calcext:value-type="float">
            <text:p>17.0971757248092</text:p>
          </table:table-cell>
          <table:table-cell office:value-type="float" office:value="297.4312291259" calcext:value-type="float">
            <text:p>297.4312291259</text:p>
          </table:table-cell>
          <table:table-cell office:value-type="float" office:value="0.601181085130916" calcext:value-type="float">
            <text:p>0.601181085130916</text:p>
          </table:table-cell>
          <table:table-cell office:value-type="float" office:value="102.410514060897" calcext:value-type="float">
            <text:p>102.410514060897</text:p>
          </table:table-cell>
          <table:table-cell office:value-type="float" office:value="32.1494275612526" calcext:value-type="float">
            <text:p>32.1494275612526</text:p>
          </table:table-cell>
          <table:table-cell office:value-type="float" office:value="1708.52256770231" calcext:value-type="float">
            <text:p>1708.52256770231</text:p>
          </table:table-cell>
          <table:table-cell office:value-type="float" office:value="46.3409823489764" calcext:value-type="float">
            <text:p>46.3409823489764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16" calcext:value-type="float">
            <text:p>616</text:p>
          </table:table-cell>
          <table:table-cell office:value-type="float" office:value="564" calcext:value-type="float">
            <text:p>56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362" calcext:value-type="float">
            <text:p>1362</text:p>
          </table:table-cell>
          <table:table-cell office:value-type="float" office:value="0.24589276042607" calcext:value-type="float">
            <text:p>0.24589276042607</text:p>
          </table:table-cell>
          <table:table-cell office:value-type="float" office:value="560.143708250587" calcext:value-type="float">
            <text:p>560.143708250587</text:p>
          </table:table-cell>
          <table:table-cell office:value-type="float" office:value="3.95076472136832" calcext:value-type="float">
            <text:p>3.95076472136832</text:p>
          </table:table-cell>
          <table:table-cell office:value-type="float" office:value="3.46182035174696" calcext:value-type="float">
            <text:p>3.46182035174696</text:p>
          </table:table-cell>
          <table:table-cell office:value-type="float" office:value="55.9927657030335" calcext:value-type="float">
            <text:p>55.9927657030335</text:p>
          </table:table-cell>
          <table:table-cell office:value-type="float" office:value="198.289116798245" calcext:value-type="float">
            <text:p>198.289116798245</text:p>
          </table:table-cell>
          <table:table-cell office:value-type="float" office:value="241.040736694139" calcext:value-type="float">
            <text:p>241.040736694139</text:p>
          </table:table-cell>
          <table:table-cell office:value-type="float" office:value="45.1072360863755" calcext:value-type="float">
            <text:p>45.1072360863755</text:p>
          </table:table-cell>
          <table:table-cell office:value-type="float" office:value="0.49841539522748" calcext:value-type="float">
            <text:p>0.49841539522748</text:p>
          </table:table-cell>
          <table:table-cell office:value-type="float" office:value="99.0947824517061" calcext:value-type="float">
            <text:p>99.0947824517061</text:p>
          </table:table-cell>
          <table:table-cell office:value-type="float" office:value="1.00005159625549" calcext:value-type="float">
            <text:p>1.00005159625549</text:p>
          </table:table-cell>
          <table:table-cell office:value-type="float" office:value="0.756999987060194" calcext:value-type="float">
            <text:p>0.756999987060194</text:p>
          </table:table-cell>
          <table:table-cell office:value-type="float" office:value="6.07653533654138" calcext:value-type="float">
            <text:p>6.07653533654138</text:p>
          </table:table-cell>
          <table:table-cell office:value-type="float" office:value="39.6882863234298" calcext:value-type="float">
            <text:p>39.6882863234298</text:p>
          </table:table-cell>
          <table:table-cell office:value-type="float" office:value="39.6545659051879" calcext:value-type="float">
            <text:p>39.6545659051879</text:p>
          </table:table-cell>
          <table:table-cell office:value-type="float" office:value="6.01028717863038" calcext:value-type="float">
            <text:p>6.01028717863038</text:p>
          </table:table-cell>
          <table:table-cell office:value-type="float" office:value="0.990200916079619" calcext:value-type="float">
            <text:p>0.990200916079619</text:p>
          </table:table-cell>
          <table:table-cell office:value-type="float" office:value="141.880122765842" calcext:value-type="float">
            <text:p>141.880122765842</text:p>
          </table:table-cell>
          <table:table-cell office:value-type="float" office:value="1.7377298775337" calcext:value-type="float">
            <text:p>1.7377298775337</text:p>
          </table:table-cell>
          <table:table-cell office:value-type="float" office:value="1.00289274748626" calcext:value-type="float">
            <text:p>1.00289274748626</text:p>
          </table:table-cell>
          <table:table-cell office:value-type="float" office:value="11.9779615867671" calcext:value-type="float">
            <text:p>11.9779615867671</text:p>
          </table:table-cell>
          <table:table-cell office:value-type="float" office:value="54.68774470942" calcext:value-type="float">
            <text:p>54.68774470942</text:p>
          </table:table-cell>
          <table:table-cell office:value-type="float" office:value="53.1786677286217" calcext:value-type="float">
            <text:p>53.1786677286217</text:p>
          </table:table-cell>
          <table:table-cell office:value-type="float" office:value="17.8131396790817" calcext:value-type="float">
            <text:p>17.8131396790817</text:p>
          </table:table-cell>
          <table:table-cell office:value-type="float" office:value="0.006629874375341" calcext:value-type="float">
            <text:p>0.006629874375341</text:p>
          </table:table-cell>
          <table:table-cell office:value-type="float" office:value="2188.11861346814" calcext:value-type="float">
            <text:p>2188.11861346814</text:p>
          </table:table-cell>
          <table:table-cell office:value-type="float" office:value="24.6885461951575" calcext:value-type="float">
            <text:p>24.6885461951575</text:p>
          </table:table-cell>
          <table:table-cell office:value-type="float" office:value="23.2217130862934" calcext:value-type="float">
            <text:p>23.2217130862934</text:p>
          </table:table-cell>
          <table:table-cell office:value-type="float" office:value="154.047262626342" calcext:value-type="float">
            <text:p>154.047262626342</text:p>
          </table:table-cell>
          <table:table-cell office:value-type="float" office:value="908.665147831095" calcext:value-type="float">
            <text:p>908.665147831095</text:p>
          </table:table-cell>
          <table:table-cell office:value-type="float" office:value="897.873970327948" calcext:value-type="float">
            <text:p>897.873970327948</text:p>
          </table:table-cell>
          <table:table-cell office:value-type="float" office:value="129.930662944088" calcext:value-type="float">
            <text:p>129.930662944088</text:p>
          </table:table-cell>
          <table:table-cell office:value-type="float" office:value="6.49524618568244" calcext:value-type="float">
            <text:p>6.49524618568244</text:p>
          </table:table-cell>
          <table:table-cell table:number-columns-repeated="9"/>
          <table:table-cell office:value-type="float" office:value="3489" calcext:value-type="float">
            <text:p>3489</text:p>
          </table:table-cell>
          <table:table-cell office:value-type="float" office:value="1387" calcext:value-type="float">
            <text:p>1387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37" calcext:value-type="float">
            <text:p>37</text:p>
          </table:table-cell>
          <table:table-cell office:value-type="float" office:value="882" calcext:value-type="float">
            <text:p>88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float" office:value="0.245697546686196" calcext:value-type="float">
            <text:p>0.245697546686196</text:p>
          </table:table-cell>
          <table:table-cell office:value-type="float" office:value="559.699011351153" calcext:value-type="float">
            <text:p>559.699011351153</text:p>
          </table:table-cell>
          <table:table-cell office:value-type="float" office:value="121.11877408226" calcext:value-type="float">
            <text:p>121.11877408226</text:p>
          </table:table-cell>
          <table:table-cell office:value-type="float" office:value="81.6605902022429" calcext:value-type="float">
            <text:p>81.6605902022429</text:p>
          </table:table-cell>
          <table:table-cell office:value-type="float" office:value="11.5851572822317" calcext:value-type="float">
            <text:p>11.5851572822317</text:p>
          </table:table-cell>
          <table:table-cell office:value-type="float" office:value="323.954677420432" calcext:value-type="float">
            <text:p>323.954677420432</text:p>
          </table:table-cell>
          <table:table-cell office:value-type="float" office:value="3.62844499189059" calcext:value-type="float">
            <text:p>3.62844499189059</text:p>
          </table:table-cell>
          <table:table-cell table:number-columns-repeated="2"/>
          <table:table-cell office:value-type="float" office:value="99.0161113145368" calcext:value-type="float">
            <text:p>99.0161113145368</text:p>
          </table:table-cell>
          <table:table-cell office:value-type="float" office:value="7.02453324456372" calcext:value-type="float">
            <text:p>7.02453324456372</text:p>
          </table:table-cell>
          <table:table-cell office:value-type="float" office:value="17.2366869706126" calcext:value-type="float">
            <text:p>17.2366869706126</text:p>
          </table:table-cell>
          <table:table-cell office:value-type="float" office:value="2.7330179068932" calcext:value-type="float">
            <text:p>2.7330179068932</text:p>
          </table:table-cell>
          <table:table-cell office:value-type="float" office:value="64.0460296500767" calcext:value-type="float">
            <text:p>64.0460296500767</text:p>
          </table:table-cell>
          <table:table-cell office:value-type="float" office:value="1.1695173876299" calcext:value-type="float">
            <text:p>1.1695173876299</text:p>
          </table:table-cell>
          <table:table-cell table:number-columns-repeated="2"/>
          <table:table-cell office:value-type="float" office:value="141.767484437935" calcext:value-type="float">
            <text:p>141.767484437935</text:p>
          </table:table-cell>
          <table:table-cell office:value-type="float" office:value="34.8104151727096" calcext:value-type="float">
            <text:p>34.8104151727096</text:p>
          </table:table-cell>
          <table:table-cell office:value-type="float" office:value="17.9743652518908" calcext:value-type="float">
            <text:p>17.9743652518908</text:p>
          </table:table-cell>
          <table:table-cell office:value-type="float" office:value="2.24123238604106" calcext:value-type="float">
            <text:p>2.24123238604106</text:p>
          </table:table-cell>
          <table:table-cell office:value-type="float" office:value="82.2420939216059" calcext:value-type="float">
            <text:p>82.2420939216059</text:p>
          </table:table-cell>
          <table:table-cell office:value-type="float" office:value="1.1695173876299" calcext:value-type="float">
            <text:p>1.1695173876299</text:p>
          </table:table-cell>
          <table:table-cell table:number-columns-repeated="2"/>
          <table:table-cell office:value-type="float" office:value="2187.48260710362" calcext:value-type="float">
            <text:p>2187.48260710362</text:p>
          </table:table-cell>
          <table:table-cell office:value-type="float" office:value="367.953722499533" calcext:value-type="float">
            <text:p>367.953722499533</text:p>
          </table:table-cell>
          <table:table-cell office:value-type="float" office:value="327.871642424746" calcext:value-type="float">
            <text:p>327.871642424746</text:p>
          </table:table-cell>
          <table:table-cell office:value-type="float" office:value="53.559407575166" calcext:value-type="float">
            <text:p>53.559407575166</text:p>
          </table:table-cell>
          <table:table-cell office:value-type="float" office:value="1352.24280099211" calcext:value-type="float">
            <text:p>1352.24280099211</text:p>
          </table:table-cell>
          <table:table-cell office:value-type="float" office:value="12.9674797671504" calcext:value-type="float">
            <text:p>12.9674797671504</text:p>
          </table:table-cell>
          <table:table-cell table:number-columns-repeated="3"/>
          <table:table-cell office:value-type="float" office:value="0.011594202898551" calcext:value-type="float">
            <text:p>0.011594202898551</text:p>
          </table:table-cell>
          <table:table-cell office:value-type="float" office:value="0.123913043478261" calcext:value-type="float">
            <text:p>0.123913043478261</text:p>
          </table:table-cell>
          <table:table-cell office:value-type="float" office:value="0.001449275362319" calcext:value-type="float">
            <text:p>0.001449275362319</text:p>
          </table:table-cell>
          <table:table-cell office:value-type="float" office:value="0.048550724637681" calcext:value-type="float">
            <text:p>0.048550724637681</text:p>
          </table:table-cell>
          <table:table-cell office:value-type="float" office:value="0.014492753623188" calcext:value-type="float">
            <text:p>0.014492753623188</text:p>
          </table:table-cell>
          <table:table-cell office:value-type="float" office:value="0.781159420289855" calcext:value-type="float">
            <text:p>0.781159420289855</text:p>
          </table:table-cell>
          <table:table-cell office:value-type="float" office:value="0.018840579710145" calcext:value-type="float">
            <text:p>0.018840579710145</text:p>
          </table:table-cell>
          <table:table-cell table:number-columns-repeated="2" office:value-type="float" office:value="0.013215859030837" calcext:value-type="float">
            <text:p>0.013215859030837</text:p>
          </table:table-cell>
          <table:table-cell office:value-type="float" office:value="0.058737151248165" calcext:value-type="float">
            <text:p>0.058737151248165</text:p>
          </table:table-cell>
          <table:table-cell office:value-type="float" office:value="0.452276064610866" calcext:value-type="float">
            <text:p>0.452276064610866</text:p>
          </table:table-cell>
          <table:table-cell office:value-type="float" office:value="0.414096916299559" calcext:value-type="float">
            <text:p>0.414096916299559</text:p>
          </table:table-cell>
          <table:table-cell office:value-type="float" office:value="0.044787077826725" calcext:value-type="float">
            <text:p>0.044787077826725</text:p>
          </table:table-cell>
          <table:table-cell office:value-type="float" office:value="0.00367107195301" calcext:value-type="float">
            <text:p>0.00367107195301</text:p>
          </table:table-cell>
          <table:table-cell office:value-type="float" office:value="0.152757078986587" calcext:value-type="float">
            <text:p>0.152757078986587</text:p>
          </table:table-cell>
          <table:table-cell office:value-type="float" office:value="0.157228017883756" calcext:value-type="float">
            <text:p>0.157228017883756</text:p>
          </table:table-cell>
          <table:table-cell office:value-type="float" office:value="0.027570789865872" calcext:value-type="float">
            <text:p>0.027570789865872</text:p>
          </table:table-cell>
          <table:table-cell office:value-type="float" office:value="0.657228017883756" calcext:value-type="float">
            <text:p>0.657228017883756</text:p>
          </table:table-cell>
          <table:table-cell office:value-type="float" office:value="0.00521609538003" calcext:value-type="float">
            <text:p>0.00521609538003</text:p>
          </table:table-cell>
          <table:table-cell table:number-columns-repeated="24"/>
          <table:table-cell office:value-type="float" office:value="-0.05825320125164" calcext:value-type="float">
            <text:p>-0.05825320125164</text:p>
          </table:table-cell>
          <table:table-cell office:value-type="float" office:value="0.465216851537662" calcext:value-type="float">
            <text:p>0.465216851537662</text:p>
          </table:table-cell>
          <table:table-cell office:value-type="float" office:value="0.011015380799775" calcext:value-type="float">
            <text:p>0.011015380799775</text:p>
          </table:table-cell>
          <table:table-cell office:value-type="float" office:value="-0.02562725180325" calcext:value-type="float">
            <text:p>-0.02562725180325</text:p>
          </table:table-cell>
          <table:table-cell office:value-type="float" office:value="0.045093932761343" calcext:value-type="float">
            <text:p>0.045093932761343</text:p>
          </table:table-cell>
          <table:table-cell office:value-type="float" office:value="-0.459677533711357" calcext:value-type="float">
            <text:p>-0.459677533711357</text:p>
          </table:table-cell>
          <table:table-cell office:value-type="float" office:value="0.02223182166747" calcext:value-type="float">
            <text:p>0.02223182166747</text:p>
          </table:table-cell>
          <table:table-cell office:value-type="string" calcext:value-type="string">
            <text:p>#REF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16</text:p>
          </table:table-cell>
          <table:table-cell table:number-columns-repeated="2" office:value-type="string" calcext:value-type="string">
            <text:p>Aleutians West</text:p>
          </table:table-cell>
          <table:table-cell office:value-type="float" office:value="2537" calcext:value-type="float">
            <text:p>2537</text:p>
          </table:table-cell>
          <table:table-cell office:value-type="float" office:value="1227.25644658544" calcext:value-type="float">
            <text:p>1227.25644658544</text:p>
          </table:table-cell>
          <table:table-cell office:value-type="float" office:value="14.9555747499908" calcext:value-type="float">
            <text:p>14.9555747499908</text:p>
          </table:table-cell>
          <table:table-cell office:value-type="float" office:value="691.621236532569" calcext:value-type="float">
            <text:p>691.621236532569</text:p>
          </table:table-cell>
          <table:table-cell office:value-type="float" office:value="1.79410817915533" calcext:value-type="float">
            <text:p>1.79410817915533</text:p>
          </table:table-cell>
          <table:table-cell office:value-type="float" office:value="40.1821582594478" calcext:value-type="float">
            <text:p>40.1821582594478</text:p>
          </table:table-cell>
          <table:table-cell office:value-type="float" office:value="15.5999667893624" calcext:value-type="float">
            <text:p>15.5999667893624</text:p>
          </table:table-cell>
          <table:table-cell office:value-type="float" office:value="398.764013447739" calcext:value-type="float">
            <text:p>398.764013447739</text:p>
          </table:table-cell>
          <table:table-cell office:value-type="float" office:value="50.5859173888602" calcext:value-type="float">
            <text:p>50.5859173888602</text:p>
          </table:table-cell>
          <table:table-cell office:value-type="float" office:value="1213.50297534712" calcext:value-type="float">
            <text:p>1213.50297534712</text:p>
          </table:table-cell>
          <table:table-cell office:value-type="float" office:value="0.328605715477271" calcext:value-type="float">
            <text:p>0.328605715477271</text:p>
          </table:table-cell>
          <table:table-cell office:value-type="float" office:value="0.569937816868335" calcext:value-type="float">
            <text:p>0.569937816868335</text:p>
          </table:table-cell>
          <table:table-cell office:value-type="float" office:value="0.033112533776816" calcext:value-type="float">
            <text:p>0.033112533776816</text:p>
          </table:table-cell>
          <table:table-cell office:value-type="float" office:value="0.01232430002548" calcext:value-type="float">
            <text:p>0.01232430002548</text:p>
          </table:table-cell>
          <table:table-cell office:value-type="float" office:value="0.012855318121408" calcext:value-type="float">
            <text:p>0.012855318121408</text:p>
          </table:table-cell>
          <table:table-cell office:value-type="float" office:value="2.56993781686833" calcext:value-type="float">
            <text:p>2.56993781686833</text:p>
          </table:table-cell>
          <table:table-cell office:value-type="float" office:value="1200.12011331445" calcext:value-type="float">
            <text:p>1200.12011331445</text:p>
          </table:table-cell>
          <table:table-cell office:value-type="float" office:value="14.1112776765723" calcext:value-type="float">
            <text:p>14.1112776765723</text:p>
          </table:table-cell>
          <table:table-cell office:value-type="float" office:value="3.40089351491465" calcext:value-type="float">
            <text:p>3.40089351491465</text:p>
          </table:table-cell>
          <table:table-cell office:value-type="float" office:value="193.494449357591" calcext:value-type="float">
            <text:p>193.494449357591</text:p>
          </table:table-cell>
          <table:table-cell office:value-type="float" office:value="206.365073630316" calcext:value-type="float">
            <text:p>206.365073630316</text:p>
          </table:table-cell>
          <table:table-cell office:value-type="float" office:value="666.878595446557" calcext:value-type="float">
            <text:p>666.878595446557</text:p>
          </table:table-cell>
          <table:table-cell office:value-type="float" office:value="88.8434792029468" calcext:value-type="float">
            <text:p>88.8434792029468</text:p>
          </table:table-cell>
          <table:table-cell office:value-type="float" office:value="2.71756261586242" calcext:value-type="float">
            <text:p>2.71756261586242</text:p>
          </table:table-cell>
          <table:table-cell office:value-type="float" office:value="0.567164627191627" calcext:value-type="float">
            <text:p>0.567164627191627</text:p>
          </table:table-cell>
          <table:table-cell office:value-type="float" office:value="0.164562497556336" calcext:value-type="float">
            <text:p>0.164562497556336</text:p>
          </table:table-cell>
          <table:table-cell office:value-type="float" office:value="0.175508662071446" calcext:value-type="float">
            <text:p>0.175508662071446</text:p>
          </table:table-cell>
          <table:table-cell office:value-type="float" office:value="0.075559298355955" calcext:value-type="float">
            <text:p>0.075559298355955</text:p>
          </table:table-cell>
          <table:table-cell office:value-type="float" office:value="0.567164627191627" calcext:value-type="float">
            <text:p>0.567164627191627</text:p>
          </table:table-cell>
          <table:table-cell office:value-type="float" office:value="1197.352957988" calcext:value-type="float">
            <text:p>1197.352957988</text:p>
          </table:table-cell>
          <table:table-cell office:value-type="float" office:value="478.128931107187" calcext:value-type="float">
            <text:p>478.128931107187</text:p>
          </table:table-cell>
          <table:table-cell office:value-type="float" office:value="87.9964498661438" calcext:value-type="float">
            <text:p>87.9964498661438</text:p>
          </table:table-cell>
          <table:table-cell office:value-type="float" office:value="39.5440521758631" calcext:value-type="float">
            <text:p>39.5440521758631</text:p>
          </table:table-cell>
          <table:table-cell office:value-type="float" office:value="551.886905486311" calcext:value-type="float">
            <text:p>551.886905486311</text:p>
          </table:table-cell>
          <table:table-cell office:value-type="float" office:value="2.83063020302231" calcext:value-type="float">
            <text:p>2.83063020302231</text:p>
          </table:table-cell>
          <table:table-cell office:value-type="float" office:value="0.475605914498259" calcext:value-type="float">
            <text:p>0.475605914498259</text:p>
          </table:table-cell>
          <table:table-cell office:value-type="float" office:value="0.412042658136504" calcext:value-type="float">
            <text:p>0.412042658136504</text:p>
          </table:table-cell>
          <table:table-cell office:value-type="float" office:value="0.075833710847531" calcext:value-type="float">
            <text:p>0.075833710847531</text:p>
          </table:table-cell>
          <table:table-cell office:value-type="float" office:value="0.034078331830496" calcext:value-type="float">
            <text:p>0.034078331830496</text:p>
          </table:table-cell>
          <table:table-cell office:value-type="float" office:value="0.475605914498259" calcext:value-type="float">
            <text:p>0.475605914498259</text:p>
          </table:table-cell>
          <table:table-cell table:number-columns-repeated="13"/>
          <table:table-cell office:value-type="float" office:value="0.027761278754189" calcext:value-type="float">
            <text:p>0.027761278754189</text:p>
          </table:table-cell>
          <table:table-cell/>
          <table:table-cell office:value-type="string" calcext:value-type="string">
            <text:p>Mat-Su</text:p>
          </table:table-cell>
          <table:table-cell office:value-type="float" office:value="9" calcext:value-type="float">
            <text:p>9</text:p>
          </table:table-cell>
          <table:table-cell office:value-type="float" office:value="6510" calcext:value-type="float">
            <text:p>6510</text:p>
          </table:table-cell>
          <table:table-cell office:value-type="float" office:value="2738" calcext:value-type="float">
            <text:p>2738</text:p>
          </table:table-cell>
          <table:table-cell office:value-type="float" office:value="42" calcext:value-type="float">
            <text:p>42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1871" calcext:value-type="float">
            <text:p>1871</text:p>
          </table:table-cell>
          <table:table-cell office:value-type="float" office:value="62" calcext:value-type="float">
            <text:p>62</text:p>
          </table:table-cell>
          <table:table-cell office:value-type="float" office:value="2720" calcext:value-type="float">
            <text:p>2720</text:p>
          </table:table-cell>
          <table:table-cell office:value-type="float" office:value="0.485280999107939" calcext:value-type="float">
            <text:p>0.485280999107939</text:p>
          </table:table-cell>
          <table:table-cell office:value-type="float" office:value="1118.08742194469" calcext:value-type="float">
            <text:p>1118.08742194469</text:p>
          </table:table-cell>
          <table:table-cell office:value-type="float" office:value="5.91274484916536" calcext:value-type="float">
            <text:p>5.91274484916536</text:p>
          </table:table-cell>
          <table:table-cell office:value-type="float" office:value="254.105480562866" calcext:value-type="float">
            <text:p>254.105480562866</text:p>
          </table:table-cell>
          <table:table-cell office:value-type="float" office:value="3.57374460963792" calcext:value-type="float">
            <text:p>3.57374460963792</text:p>
          </table:table-cell>
          <table:table-cell office:value-type="float" office:value="52.928522306689" calcext:value-type="float">
            <text:p>52.928522306689</text:p>
          </table:table-cell>
          <table:table-cell office:value-type="float" office:value="18.3615345989825" calcext:value-type="float">
            <text:p>18.3615345989825</text:p>
          </table:table-cell>
          <table:table-cell office:value-type="float" office:value="740.062683614493" calcext:value-type="float">
            <text:p>740.062683614493</text:p>
          </table:table-cell>
          <table:table-cell office:value-type="float" office:value="34.407653418916" calcext:value-type="float">
            <text:p>34.407653418916</text:p>
          </table:table-cell>
          <table:table-cell office:value-type="float" office:value="237.78768956289" calcext:value-type="float">
            <text:p>237.78768956289</text:p>
          </table:table-cell>
          <table:table-cell office:value-type="float" office:value="1.75339910125485" calcext:value-type="float">
            <text:p>1.75339910125485</text:p>
          </table:table-cell>
          <table:table-cell office:value-type="float" office:value="36.6991299822304" calcext:value-type="float">
            <text:p>36.6991299822304</text:p>
          </table:table-cell>
          <table:table-cell office:value-type="float" office:value="1.52513327195277" calcext:value-type="float">
            <text:p>1.52513327195277</text:p>
          </table:table-cell>
          <table:table-cell office:value-type="float" office:value="16.0614021029077" calcext:value-type="float">
            <text:p>16.0614021029077</text:p>
          </table:table-cell>
          <table:table-cell office:value-type="float" office:value="2.09939783916011" calcext:value-type="float">
            <text:p>2.09939783916011</text:p>
          </table:table-cell>
          <table:table-cell office:value-type="float" office:value="171.409526348416" calcext:value-type="float">
            <text:p>171.409526348416</text:p>
          </table:table-cell>
          <table:table-cell office:value-type="float" office:value="6.78385791964451" calcext:value-type="float">
            <text:p>6.78385791964451</text:p>
          </table:table-cell>
          <table:table-cell office:value-type="float" office:value="280.007136485281" calcext:value-type="float">
            <text:p>280.007136485281</text:p>
          </table:table-cell>
          <table:table-cell office:value-type="float" office:value="0.748530089341348" calcext:value-type="float">
            <text:p>0.748530089341348</text:p>
          </table:table-cell>
          <table:table-cell office:value-type="float" office:value="79.0626465315074" calcext:value-type="float">
            <text:p>79.0626465315074</text:p>
          </table:table-cell>
          <table:table-cell office:value-type="float" office:value="1.14120102718278" calcext:value-type="float">
            <text:p>1.14120102718278</text:p>
          </table:table-cell>
          <table:table-cell office:value-type="float" office:value="11.5251143325739" calcext:value-type="float">
            <text:p>11.5251143325739</text:p>
          </table:table-cell>
          <table:table-cell office:value-type="float" office:value="2.03963677772729" calcext:value-type="float">
            <text:p>2.03963677772729</text:p>
          </table:table-cell>
          <table:table-cell office:value-type="float" office:value="179.67855322244" calcext:value-type="float">
            <text:p>179.67855322244</text:p>
          </table:table-cell>
          <table:table-cell office:value-type="float" office:value="5.32617350540051" calcext:value-type="float">
            <text:p>5.32617350540051</text:p>
          </table:table-cell>
          <table:table-cell office:value-type="float" office:value="4373.88224799286" calcext:value-type="float">
            <text:p>4373.88224799286</text:p>
          </table:table-cell>
          <table:table-cell office:value-type="float" office:value="50.4146740397616" calcext:value-type="float">
            <text:p>50.4146740397616</text:p>
          </table:table-cell>
          <table:table-cell office:value-type="float" office:value="908.867257076603" calcext:value-type="float">
            <text:p>908.867257076603</text:p>
          </table:table-cell>
          <table:table-cell office:value-type="float" office:value="25.2400789087735" calcext:value-type="float">
            <text:p>25.2400789087735</text:p>
          </table:table-cell>
          <table:table-cell office:value-type="float" office:value="230.515038742171" calcext:value-type="float">
            <text:p>230.515038742171</text:p>
          </table:table-cell>
          <table:table-cell office:value-type="float" office:value="59.5005692158699" calcext:value-type="float">
            <text:p>59.5005692158699</text:p>
          </table:table-cell>
          <table:table-cell office:value-type="float" office:value="2962.15076318535" calcext:value-type="float">
            <text:p>2962.15076318535</text:p>
          </table:table-cell>
          <table:table-cell office:value-type="float" office:value="108.517684843961" calcext:value-type="float">
            <text:p>108.517684843961</text:p>
          </table:table-cell>
          <table:table-cell table:number-columns-repeated="3"/>
          <table:table-cell office:value-type="float" office:value="6510" calcext:value-type="float">
            <text:p>6510</text:p>
          </table:table-cell>
          <table:table-cell office:value-type="float" office:value="2738" calcext:value-type="float">
            <text:p>27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1196" calcext:value-type="float">
            <text:p>1196</text:p>
          </table:table-cell>
          <table:table-cell office:value-type="float" office:value="1021" calcext:value-type="float">
            <text:p>1021</text:p>
          </table:table-cell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float" office:value="2697" calcext:value-type="float">
            <text:p>2697</text:p>
          </table:table-cell>
          <table:table-cell office:value-type="float" office:value="0.486910994764398" calcext:value-type="float">
            <text:p>0.486910994764398</text:p>
          </table:table-cell>
          <table:table-cell office:value-type="float" office:value="1109.1832460733" calcext:value-type="float">
            <text:p>1109.1832460733</text:p>
          </table:table-cell>
          <table:table-cell office:value-type="float" office:value="7.78380054237019" calcext:value-type="float">
            <text:p>7.78380054237019</text:p>
          </table:table-cell>
          <table:table-cell office:value-type="float" office:value="6.81271592486972" calcext:value-type="float">
            <text:p>6.81271592486972</text:p>
          </table:table-cell>
          <table:table-cell office:value-type="float" office:value="110.995668033147" calcext:value-type="float">
            <text:p>110.995668033147</text:p>
          </table:table-cell>
          <table:table-cell office:value-type="float" office:value="392.578676287798" calcext:value-type="float">
            <text:p>392.578676287798</text:p>
          </table:table-cell>
          <table:table-cell office:value-type="float" office:value="477.026348150998" calcext:value-type="float">
            <text:p>477.026348150998</text:p>
          </table:table-cell>
          <table:table-cell office:value-type="float" office:value="89.6444044089082" calcext:value-type="float">
            <text:p>89.6444044089082</text:p>
          </table:table-cell>
          <table:table-cell office:value-type="float" office:value="0.969904976515881" calcext:value-type="float">
            <text:p>0.969904976515881</text:p>
          </table:table-cell>
          <table:table-cell office:value-type="float" office:value="196.225130890052" calcext:value-type="float">
            <text:p>196.225130890052</text:p>
          </table:table-cell>
          <table:table-cell office:value-type="float" office:value="1.94086860519742" calcext:value-type="float">
            <text:p>1.94086860519742</text:p>
          </table:table-cell>
          <table:table-cell office:value-type="float" office:value="1.45669498246135" calcext:value-type="float">
            <text:p>1.45669498246135</text:p>
          </table:table-cell>
          <table:table-cell office:value-type="float" office:value="12.1527360959744" calcext:value-type="float">
            <text:p>12.1527360959744</text:p>
          </table:table-cell>
          <table:table-cell office:value-type="float" office:value="78.5210846647617" calcext:value-type="float">
            <text:p>78.5210846647617</text:p>
          </table:table-cell>
          <table:table-cell office:value-type="float" office:value="78.246243438956" calcext:value-type="float">
            <text:p>78.246243438956</text:p>
          </table:table-cell>
          <table:table-cell office:value-type="float" office:value="12.2255562413689" calcext:value-type="float">
            <text:p>12.2255562413689</text:p>
          </table:table-cell>
          <table:table-cell office:value-type="float" office:value="1.94372696604468" calcext:value-type="float">
            <text:p>1.94372696604468</text:p>
          </table:table-cell>
          <table:table-cell office:value-type="float" office:value="280.947643979058" calcext:value-type="float">
            <text:p>280.947643979058</text:p>
          </table:table-cell>
          <table:table-cell office:value-type="float" office:value="3.40160158949061" calcext:value-type="float">
            <text:p>3.40160158949061</text:p>
          </table:table-cell>
          <table:table-cell office:value-type="float" office:value="1.94360597722575" calcext:value-type="float">
            <text:p>1.94360597722575</text:p>
          </table:table-cell>
          <table:table-cell office:value-type="float" office:value="23.8385999703199" calcext:value-type="float">
            <text:p>23.8385999703199</text:p>
          </table:table-cell>
          <table:table-cell office:value-type="float" office:value="108.22265534539" calcext:value-type="float">
            <text:p>108.22265534539</text:p>
          </table:table-cell>
          <table:table-cell office:value-type="float" office:value="105.026348150998" calcext:value-type="float">
            <text:p>105.026348150998</text:p>
          </table:table-cell>
          <table:table-cell office:value-type="float" office:value="35.59728399006" calcext:value-type="float">
            <text:p>35.59728399006</text:p>
          </table:table-cell>
          <table:table-cell office:value-type="float" office:value="-0.003917013012915" calcext:value-type="float">
            <text:p>-0.003917013012915</text:p>
          </table:table-cell>
          <table:table-cell office:value-type="float" office:value="4324.35602094241" calcext:value-type="float">
            <text:p>4324.35602094241</text:p>
          </table:table-cell>
          <table:table-cell office:value-type="float" office:value="35.1262707370582" calcext:value-type="float">
            <text:p>35.1262707370582</text:p>
          </table:table-cell>
          <table:table-cell office:value-type="float" office:value="31.2130168845568" calcext:value-type="float">
            <text:p>31.2130168845568</text:p>
          </table:table-cell>
          <table:table-cell office:value-type="float" office:value="346.987004099441" calcext:value-type="float">
            <text:p>346.987004099441</text:p>
          </table:table-cell>
          <table:table-cell office:value-type="float" office:value="1775.32241629795" calcext:value-type="float">
            <text:p>1775.32241629795</text:p>
          </table:table-cell>
          <table:table-cell office:value-type="float" office:value="1681.29893974095" calcext:value-type="float">
            <text:p>1681.29893974095</text:p>
          </table:table-cell>
          <table:table-cell office:value-type="float" office:value="370.467244640337" calcext:value-type="float">
            <text:p>370.467244640337</text:p>
          </table:table-cell>
          <table:table-cell office:value-type="float" office:value="6.90971492954764" calcext:value-type="float">
            <text:p>6.90971492954764</text:p>
          </table:table-cell>
          <table:table-cell table:number-columns-repeated="9"/>
          <table:table-cell office:value-type="float" office:value="6510" calcext:value-type="float">
            <text:p>6510</text:p>
          </table:table-cell>
          <table:table-cell office:value-type="float" office:value="2738" calcext:value-type="float">
            <text:p>2738</text:p>
          </table:table-cell>
          <table:table-cell office:value-type="float" office:value="617" calcext:value-type="float">
            <text:p>617</text:p>
          </table:table-cell>
          <table:table-cell office:value-type="float" office:value="345" calcext:value-type="float">
            <text:p>345</text:p>
          </table:table-cell>
          <table:table-cell office:value-type="float" office:value="82" calcext:value-type="float">
            <text:p>82</text:p>
          </table:table-cell>
          <table:table-cell office:value-type="float" office:value="1607" calcext:value-type="float">
            <text:p>160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0.487733430977664" calcext:value-type="float">
            <text:p>0.487733430977664</text:p>
          </table:table-cell>
          <table:table-cell office:value-type="float" office:value="1111.05675576712" calcext:value-type="float">
            <text:p>1111.05675576712</text:p>
          </table:table-cell>
          <table:table-cell office:value-type="float" office:value="260.210972973751" calcext:value-type="float">
            <text:p>260.210972973751</text:p>
          </table:table-cell>
          <table:table-cell office:value-type="float" office:value="154.529722544399" calcext:value-type="float">
            <text:p>154.529722544399</text:p>
          </table:table-cell>
          <table:table-cell office:value-type="float" office:value="23.7697158554376" calcext:value-type="float">
            <text:p>23.7697158554376</text:p>
          </table:table-cell>
          <table:table-cell office:value-type="float" office:value="627.543830864933" calcext:value-type="float">
            <text:p>627.543830864933</text:p>
          </table:table-cell>
          <table:table-cell office:value-type="float" office:value="7.09759022221234" calcext:value-type="float">
            <text:p>7.09759022221234</text:p>
          </table:table-cell>
          <table:table-cell table:number-columns-repeated="2"/>
          <table:table-cell office:value-type="float" office:value="196.556572683999" calcext:value-type="float">
            <text:p>196.556572683999</text:p>
          </table:table-cell>
          <table:table-cell office:value-type="float" office:value="34.2842714030701" calcext:value-type="float">
            <text:p>34.2842714030701</text:p>
          </table:table-cell>
          <table:table-cell office:value-type="float" office:value="26.9590419161271" calcext:value-type="float">
            <text:p>26.9590419161271</text:p>
          </table:table-cell>
          <table:table-cell office:value-type="float" office:value="6.24092004391928" calcext:value-type="float">
            <text:p>6.24092004391928</text:p>
          </table:table-cell>
          <table:table-cell office:value-type="float" office:value="112.878909398964" calcext:value-type="float">
            <text:p>112.878909398964</text:p>
          </table:table-cell>
          <table:table-cell office:value-type="float" office:value="2.22848027456836" calcext:value-type="float">
            <text:p>2.22848027456836</text:p>
          </table:table-cell>
          <table:table-cell table:number-columns-repeated="2"/>
          <table:table-cell office:value-type="float" office:value="281.422189674112" calcext:value-type="float">
            <text:p>281.422189674112</text:p>
          </table:table-cell>
          <table:table-cell office:value-type="float" office:value="89.3052138114471" calcext:value-type="float">
            <text:p>89.3052138114471</text:p>
          </table:table-cell>
          <table:table-cell office:value-type="float" office:value="28.4197749004203" calcext:value-type="float">
            <text:p>28.4197749004203</text:p>
          </table:table-cell>
          <table:table-cell office:value-type="float" office:value="5.26709805439049" calcext:value-type="float">
            <text:p>5.26709805439049</text:p>
          </table:table-cell>
          <table:table-cell office:value-type="float" office:value="148.91032301153" calcext:value-type="float">
            <text:p>148.91032301153</text:p>
          </table:table-cell>
          <table:table-cell office:value-type="float" office:value="2.22848027456836" calcext:value-type="float">
            <text:p>2.22848027456836</text:p>
          </table:table-cell>
          <table:table-cell table:number-columns-repeated="2"/>
          <table:table-cell office:value-type="float" office:value="4327.03551812523" calcext:value-type="float">
            <text:p>4327.03551812523</text:p>
          </table:table-cell>
          <table:table-cell office:value-type="float" office:value="1000.80045818827" calcext:value-type="float">
            <text:p>1000.80045818827</text:p>
          </table:table-cell>
          <table:table-cell office:value-type="float" office:value="554.908539360947" calcext:value-type="float">
            <text:p>554.908539360947</text:p>
          </table:table-cell>
          <table:table-cell office:value-type="float" office:value="117.277733953747" calcext:value-type="float">
            <text:p>117.277733953747</text:p>
          </table:table-cell>
          <table:table-cell office:value-type="float" office:value="2496.33306327543" calcext:value-type="float">
            <text:p>2496.33306327543</text:p>
          </table:table-cell>
          <table:table-cell office:value-type="float" office:value="24.5545507713491" calcext:value-type="float">
            <text:p>24.5545507713491</text:p>
          </table:table-cell>
          <table:table-cell table:number-columns-repeated="3"/>
          <table:table-cell office:value-type="float" office:value="0.015441176470588" calcext:value-type="float">
            <text:p>0.015441176470588</text:p>
          </table:table-cell>
          <table:table-cell office:value-type="float" office:value="0.198161764705882" calcext:value-type="float">
            <text:p>0.198161764705882</text:p>
          </table:table-cell>
          <table:table-cell office:value-type="float" office:value="0.006985294117647" calcext:value-type="float">
            <text:p>0.006985294117647</text:p>
          </table:table-cell>
          <table:table-cell office:value-type="float" office:value="0.055147058823529" calcext:value-type="float">
            <text:p>0.055147058823529</text:p>
          </table:table-cell>
          <table:table-cell office:value-type="float" office:value="0.013602941176471" calcext:value-type="float">
            <text:p>0.013602941176471</text:p>
          </table:table-cell>
          <table:table-cell office:value-type="float" office:value="0.687867647058823" calcext:value-type="float">
            <text:p>0.687867647058823</text:p>
          </table:table-cell>
          <table:table-cell office:value-type="float" office:value="0.022794117647059" calcext:value-type="float">
            <text:p>0.022794117647059</text:p>
          </table:table-cell>
          <table:table-cell office:value-type="float" office:value="0.008157211716722" calcext:value-type="float">
            <text:p>0.008157211716722</text:p>
          </table:table-cell>
          <table:table-cell office:value-type="float" office:value="0.007786429365962" calcext:value-type="float">
            <text:p>0.007786429365962</text:p>
          </table:table-cell>
          <table:table-cell office:value-type="float" office:value="0.074156470152021" calcext:value-type="float">
            <text:p>0.074156470152021</text:p>
          </table:table-cell>
          <table:table-cell office:value-type="float" office:value="0.443455691509084" calcext:value-type="float">
            <text:p>0.443455691509084</text:p>
          </table:table-cell>
          <table:table-cell office:value-type="float" office:value="0.378568780126066" calcext:value-type="float">
            <text:p>0.378568780126066</text:p>
          </table:table-cell>
          <table:table-cell office:value-type="float" office:value="0.086392287727104" calcext:value-type="float">
            <text:p>0.086392287727104</text:p>
          </table:table-cell>
          <table:table-cell office:value-type="float" office:value="0.00148312940304" calcext:value-type="float">
            <text:p>0.00148312940304</text:p>
          </table:table-cell>
          <table:table-cell office:value-type="float" office:value="0.231606606606607" calcext:value-type="float">
            <text:p>0.231606606606607</text:p>
          </table:table-cell>
          <table:table-cell office:value-type="float" office:value="0.129504504504505" calcext:value-type="float">
            <text:p>0.129504504504505</text:p>
          </table:table-cell>
          <table:table-cell office:value-type="float" office:value="0.030780780780781" calcext:value-type="float">
            <text:p>0.030780780780781</text:p>
          </table:table-cell>
          <table:table-cell office:value-type="float" office:value="0.603228228228228" calcext:value-type="float">
            <text:p>0.603228228228228</text:p>
          </table:table-cell>
          <table:table-cell office:value-type="float" office:value="0.00487987987988" calcext:value-type="float">
            <text:p>0.00487987987988</text:p>
          </table:table-cell>
          <table:table-cell table:number-columns-repeated="24"/>
          <table:table-cell office:value-type="float" office:value="0.087147114383125" calcext:value-type="float">
            <text:p>0.087147114383125</text:p>
          </table:table-cell>
          <table:table-cell office:value-type="float" office:value="2.8450406249079" calcext:value-type="float">
            <text:p>2.8450406249079</text:p>
          </table:table-cell>
          <table:table-cell office:value-type="float" office:value="0.02733513282963" calcext:value-type="float">
            <text:p>0.02733513282963</text:p>
          </table:table-cell>
          <table:table-cell office:value-type="float" office:value="-0.190369997792335" calcext:value-type="float">
            <text:p>-0.190369997792335</text:p>
          </table:table-cell>
          <table:table-cell office:value-type="float" office:value="0.022084980044832" calcext:value-type="float">
            <text:p>0.022084980044832</text:p>
          </table:table-cell>
          <table:table-cell office:value-type="float" office:value="-2.79317164558822" calcext:value-type="float">
            <text:p>-2.79317164558822</text:p>
          </table:table-cell>
          <table:table-cell office:value-type="float" office:value="0.001933791215055" calcext:value-type="float">
            <text:p>0.001933791215055</text:p>
          </table:table-cell>
          <table:table-cell office:value-type="string" calcext:value-type="string">
            <text:p>#REF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60</text:p>
          </table:table-cell>
          <table:table-cell table:number-columns-repeated="2" office:value-type="string" calcext:value-type="string">
            <text:p>Bristol Bay</text:p>
          </table:table-cell>
          <table:table-cell office:value-type="float" office:value="822" calcext:value-type="float">
            <text:p>822</text:p>
          </table:table-cell>
          <table:table-cell office:value-type="float" office:value="464.419665627657" calcext:value-type="float">
            <text:p>464.419665627657</text:p>
          </table:table-cell>
          <table:table-cell office:value-type="float" office:value="4.35869447827381" calcext:value-type="float">
            <text:p>4.35869447827381</text:p>
          </table:table-cell>
          <table:table-cell office:value-type="float" office:value="136.201763777135" calcext:value-type="float">
            <text:p>136.201763777135</text:p>
          </table:table-cell>
          <table:table-cell office:value-type="float" office:value="6.23480049247457" calcext:value-type="float">
            <text:p>6.23480049247457</text:p>
          </table:table-cell>
          <table:table-cell office:value-type="float" office:value="29.956546578682" calcext:value-type="float">
            <text:p>29.956546578682</text:p>
          </table:table-cell>
          <table:table-cell office:value-type="float" office:value="4.59938937714076" calcext:value-type="float">
            <text:p>4.59938937714076</text:p>
          </table:table-cell>
          <table:table-cell office:value-type="float" office:value="267.836411272635" calcext:value-type="float">
            <text:p>267.836411272635</text:p>
          </table:table-cell>
          <table:table-cell office:value-type="float" office:value="4.08300892873131" calcext:value-type="float">
            <text:p>4.08300892873131</text:p>
          </table:table-cell>
          <table:table-cell office:value-type="float" office:value="453.270614905072" calcext:value-type="float">
            <text:p>453.270614905072</text:p>
          </table:table-cell>
          <table:table-cell office:value-type="float" office:value="0.590897363440882" calcext:value-type="float">
            <text:p>0.590897363440882</text:p>
          </table:table-cell>
          <table:table-cell office:value-type="float" office:value="0.300486639323971" calcext:value-type="float">
            <text:p>0.300486639323971</text:p>
          </table:table-cell>
          <table:table-cell office:value-type="float" office:value="0.066089760936644" calcext:value-type="float">
            <text:p>0.066089760936644</text:p>
          </table:table-cell>
          <table:table-cell office:value-type="float" office:value="0.009616097613534" calcext:value-type="float">
            <text:p>0.009616097613534</text:p>
          </table:table-cell>
          <table:table-cell office:value-type="float" office:value="0.010147115709462" calcext:value-type="float">
            <text:p>0.010147115709462</text:p>
          </table:table-cell>
          <table:table-cell office:value-type="float" office:value="0.590897363440882" calcext:value-type="float">
            <text:p>0.590897363440882</text:p>
          </table:table-cell>
          <table:table-cell office:value-type="float" office:value="457.169971671388" calcext:value-type="float">
            <text:p>457.169971671388</text:p>
          </table:table-cell>
          <table:table-cell office:value-type="float" office:value="2.1581579179674" calcext:value-type="float">
            <text:p>2.1581579179674</text:p>
          </table:table-cell>
          <table:table-cell office:value-type="float" office:value="2.54650466659712" calcext:value-type="float">
            <text:p>2.54650466659712</text:p>
          </table:table-cell>
          <table:table-cell office:value-type="float" office:value="41.8394754792992" calcext:value-type="float">
            <text:p>41.8394754792992</text:p>
          </table:table-cell>
          <table:table-cell office:value-type="float" office:value="87.6605871165004" calcext:value-type="float">
            <text:p>87.6605871165004</text:p>
          </table:table-cell>
          <table:table-cell office:value-type="float" office:value="285.704217993885" calcext:value-type="float">
            <text:p>285.704217993885</text:p>
          </table:table-cell>
          <table:table-cell office:value-type="float" office:value="28.8213539952973" calcext:value-type="float">
            <text:p>28.8213539952973</text:p>
          </table:table-cell>
          <table:table-cell office:value-type="float" office:value="0.266869969263857" calcext:value-type="float">
            <text:p>0.266869969263857</text:p>
          </table:table-cell>
          <table:table-cell office:value-type="float" office:value="0.636316304208569" calcext:value-type="float">
            <text:p>0.636316304208569</text:p>
          </table:table-cell>
          <table:table-cell office:value-type="float" office:value="0.093184274960836" calcext:value-type="float">
            <text:p>0.093184274960836</text:p>
          </table:table-cell>
          <table:table-cell office:value-type="float" office:value="0.195236392414475" calcext:value-type="float">
            <text:p>0.195236392414475</text:p>
          </table:table-cell>
          <table:table-cell office:value-type="float" office:value="0.064190502980138" calcext:value-type="float">
            <text:p>0.064190502980138</text:p>
          </table:table-cell>
          <table:table-cell office:value-type="float" office:value="0.636316304208569" calcext:value-type="float">
            <text:p>0.636316304208569</text:p>
          </table:table-cell>
          <table:table-cell office:value-type="float" office:value="457.92426407545" calcext:value-type="float">
            <text:p>457.92426407545</text:p>
          </table:table-cell>
          <table:table-cell office:value-type="float" office:value="111.460914797887" calcext:value-type="float">
            <text:p>111.460914797887</text:p>
          </table:table-cell>
          <table:table-cell office:value-type="float" office:value="56.344518510869" calcext:value-type="float">
            <text:p>56.344518510869</text:p>
          </table:table-cell>
          <table:table-cell office:value-type="float" office:value="8.28067838242551" calcext:value-type="float">
            <text:p>8.28067838242551</text:p>
          </table:table-cell>
          <table:table-cell office:value-type="float" office:value="271.310229143251" calcext:value-type="float">
            <text:p>271.310229143251</text:p>
          </table:table-cell>
          <table:table-cell office:value-type="float" office:value="0.056916955936043" calcext:value-type="float">
            <text:p>0.056916955936043</text:p>
          </table:table-cell>
          <table:table-cell office:value-type="float" office:value="0.606343175336449" calcext:value-type="float">
            <text:p>0.606343175336449</text:p>
          </table:table-cell>
          <table:table-cell office:value-type="float" office:value="0.249100688970973" calcext:value-type="float">
            <text:p>0.249100688970973</text:p>
          </table:table-cell>
          <table:table-cell office:value-type="float" office:value="0.125922691431753" calcext:value-type="float">
            <text:p>0.125922691431753</text:p>
          </table:table-cell>
          <table:table-cell office:value-type="float" office:value="0.018506242245989" calcext:value-type="float">
            <text:p>0.018506242245989</text:p>
          </table:table-cell>
          <table:table-cell office:value-type="float" office:value="0.606343175336449" calcext:value-type="float">
            <text:p>0.606343175336449</text:p>
          </table:table-cell>
          <table:table-cell table:number-columns-repeated="13"/>
          <table:table-cell office:value-type="float" office:value="0.063005250952198" calcext:value-type="float">
            <text:p>0.063005250952198</text:p>
          </table:table-cell>
          <table:table-cell/>
          <table:table-cell office:value-type="string" calcext:value-type="string">
            <text:p>VC</text:p>
          </table:table-cell>
          <table:table-cell office:value-type="float" office:value="9" calcext:value-type="float">
            <text:p>9</text:p>
          </table:table-cell>
          <table:table-cell office:value-type="float" office:value="4117" calcext:value-type="float">
            <text:p>4117</text:p>
          </table:table-cell>
          <table:table-cell office:value-type="float" office:value="1515" calcext:value-type="float">
            <text:p>1515</text:p>
          </table:table-cell>
          <table:table-cell office:value-type="float" office:value="33" calcext:value-type="float">
            <text:p>33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904" calcext:value-type="float">
            <text:p>904</text:p>
          </table:table-cell>
          <table:table-cell office:value-type="float" office:value="40" calcext:value-type="float">
            <text:p>40</text:p>
          </table:table-cell>
          <table:table-cell office:value-type="float" office:value="1505" calcext:value-type="float">
            <text:p>1505</text:p>
          </table:table-cell>
          <table:table-cell office:value-type="float" office:value="0.268510258697591" calcext:value-type="float">
            <text:p>0.268510258697591</text:p>
          </table:table-cell>
          <table:table-cell office:value-type="float" office:value="618.647636039251" calcext:value-type="float">
            <text:p>618.647636039251</text:p>
          </table:table-cell>
          <table:table-cell office:value-type="float" office:value="7.25261104802406" calcext:value-type="float">
            <text:p>7.25261104802406</text:p>
          </table:table-cell>
          <table:table-cell office:value-type="float" office:value="174.763000729723" calcext:value-type="float">
            <text:p>174.763000729723</text:p>
          </table:table-cell>
          <table:table-cell office:value-type="float" office:value="-0.271039381971462" calcext:value-type="float">
            <text:p>-0.271039381971462</text:p>
          </table:table-cell>
          <table:table-cell office:value-type="float" office:value="41.9306720057678" calcext:value-type="float">
            <text:p>41.9306720057678</text:p>
          </table:table-cell>
          <table:table-cell office:value-type="float" office:value="12.8218708445769" calcext:value-type="float">
            <text:p>12.8218708445769</text:p>
          </table:table-cell>
          <table:table-cell office:value-type="float" office:value="355.956631368863" calcext:value-type="float">
            <text:p>355.956631368863</text:p>
          </table:table-cell>
          <table:table-cell office:value-type="float" office:value="21.3607047677101" calcext:value-type="float">
            <text:p>21.3607047677101</text:p>
          </table:table-cell>
          <table:table-cell office:value-type="float" office:value="131.57002676182" calcext:value-type="float">
            <text:p>131.57002676182</text:p>
          </table:table-cell>
          <table:table-cell office:value-type="float" office:value="1.81827490906313" calcext:value-type="float">
            <text:p>1.81827490906313</text:p>
          </table:table-cell>
          <table:table-cell office:value-type="float" office:value="27.5841517187486" calcext:value-type="float">
            <text:p>27.5841517187486</text:p>
          </table:table-cell>
          <table:table-cell office:value-type="float" office:value="0.364874773304388" calcext:value-type="float">
            <text:p>0.364874773304388</text:p>
          </table:table-cell>
          <table:table-cell office:value-type="float" office:value="11.5807228954013" calcext:value-type="float">
            <text:p>11.5807228954013</text:p>
          </table:table-cell>
          <table:table-cell office:value-type="float" office:value="1.72877472563763" calcext:value-type="float">
            <text:p>1.72877472563763</text:p>
          </table:table-cell>
          <table:table-cell office:value-type="float" office:value="83.4393214927732" calcext:value-type="float">
            <text:p>83.4393214927732</text:p>
          </table:table-cell>
          <table:table-cell office:value-type="float" office:value="4.24837547079874" calcext:value-type="float">
            <text:p>4.24837547079874</text:p>
          </table:table-cell>
          <table:table-cell office:value-type="float" office:value="154.93041926851" calcext:value-type="float">
            <text:p>154.93041926851</text:p>
          </table:table-cell>
          <table:table-cell office:value-type="float" office:value="1.41726427834202" calcext:value-type="float">
            <text:p>1.41726427834202</text:p>
          </table:table-cell>
          <table:table-cell office:value-type="float" office:value="52.3543613490249" calcext:value-type="float">
            <text:p>52.3543613490249</text:p>
          </table:table-cell>
          <table:table-cell office:value-type="float" office:value="0.064904614762689" calcext:value-type="float">
            <text:p>0.064904614762689</text:p>
          </table:table-cell>
          <table:table-cell office:value-type="float" office:value="9.56305229576307" calcext:value-type="float">
            <text:p>9.56305229576307</text:p>
          </table:table-cell>
          <table:table-cell office:value-type="float" office:value="1.79935765266293" calcext:value-type="float">
            <text:p>1.79935765266293</text:p>
          </table:table-cell>
          <table:table-cell office:value-type="float" office:value="85.9307162507033" calcext:value-type="float">
            <text:p>85.9307162507033</text:p>
          </table:table-cell>
          <table:table-cell office:value-type="float" office:value="3.53225256855379" calcext:value-type="float">
            <text:p>3.53225256855379</text:p>
          </table:table-cell>
          <table:table-cell office:value-type="float" office:value="2420.14808206958" calcext:value-type="float">
            <text:p>2420.14808206958</text:p>
          </table:table-cell>
          <table:table-cell office:value-type="float" office:value="43.4881502354292" calcext:value-type="float">
            <text:p>43.4881502354292</text:p>
          </table:table-cell>
          <table:table-cell office:value-type="float" office:value="636.701513797497" calcext:value-type="float">
            <text:p>636.701513797497</text:p>
          </table:table-cell>
          <table:table-cell office:value-type="float" office:value="5.15874000609562" calcext:value-type="float">
            <text:p>5.15874000609562</text:p>
          </table:table-cell>
          <table:table-cell office:value-type="float" office:value="177.074447196932" calcext:value-type="float">
            <text:p>177.074447196932</text:p>
          </table:table-cell>
          <table:table-cell office:value-type="float" office:value="43.3500032228775" calcext:value-type="float">
            <text:p>43.3500032228775</text:p>
          </table:table-cell>
          <table:table-cell office:value-type="float" office:value="1429.32666911234" calcext:value-type="float">
            <text:p>1429.32666911234</text:p>
          </table:table-cell>
          <table:table-cell office:value-type="float" office:value="69.1413328070626" calcext:value-type="float">
            <text:p>69.1413328070626</text:p>
          </table:table-cell>
          <table:table-cell table:number-columns-repeated="3"/>
          <table:table-cell office:value-type="float" office:value="4117" calcext:value-type="float">
            <text:p>4117</text:p>
          </table:table-cell>
          <table:table-cell office:value-type="float" office:value="1515" calcext:value-type="float">
            <text:p>15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553" calcext:value-type="float">
            <text:p>553</text:p>
          </table:table-cell>
          <table:table-cell office:value-type="float" office:value="616" calcext:value-type="float">
            <text:p>616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480" calcext:value-type="float">
            <text:p>1480</text:p>
          </table:table-cell>
          <table:table-cell office:value-type="float" office:value="0.267196244809532" calcext:value-type="float">
            <text:p>0.267196244809532</text:p>
          </table:table-cell>
          <table:table-cell office:value-type="float" office:value="608.673045676115" calcext:value-type="float">
            <text:p>608.673045676115</text:p>
          </table:table-cell>
          <table:table-cell office:value-type="float" office:value="4.26543473626149" calcext:value-type="float">
            <text:p>4.26543473626149</text:p>
          </table:table-cell>
          <table:table-cell office:value-type="float" office:value="3.72546372338332" calcext:value-type="float">
            <text:p>3.72546372338332</text:p>
          </table:table-cell>
          <table:table-cell office:value-type="float" office:value="61.0115662638193" calcext:value-type="float">
            <text:p>61.0115662638193</text:p>
          </table:table-cell>
          <table:table-cell office:value-type="float" office:value="215.132206913957" calcext:value-type="float">
            <text:p>215.132206913957</text:p>
          </table:table-cell>
          <table:table-cell office:value-type="float" office:value="261.932915154863" calcext:value-type="float">
            <text:p>261.932915154863</text:p>
          </table:table-cell>
          <table:table-cell office:value-type="float" office:value="49.2483595047164" calcext:value-type="float">
            <text:p>49.2483595047164</text:p>
          </table:table-cell>
          <table:table-cell office:value-type="float" office:value="0.531679628256639" calcext:value-type="float">
            <text:p>0.531679628256639</text:p>
          </table:table-cell>
          <table:table-cell office:value-type="float" office:value="107.680086658242" calcext:value-type="float">
            <text:p>107.680086658242</text:p>
          </table:table-cell>
          <table:table-cell office:value-type="float" office:value="1.0590797985471" calcext:value-type="float">
            <text:p>1.0590797985471</text:p>
          </table:table-cell>
          <table:table-cell office:value-type="float" office:value="0.786305030478459" calcext:value-type="float">
            <text:p>0.786305030478459</text:p>
          </table:table-cell>
          <table:table-cell office:value-type="float" office:value="6.77072856748424" calcext:value-type="float">
            <text:p>6.77072856748424</text:p>
          </table:table-cell>
          <table:table-cell office:value-type="float" office:value="42.7906290118085" calcext:value-type="float">
            <text:p>42.7906290118085</text:p>
          </table:table-cell>
          <table:table-cell office:value-type="float" office:value="43.0991906558562" calcext:value-type="float">
            <text:p>43.0991906558562</text:p>
          </table:table-cell>
          <table:table-cell office:value-type="float" office:value="6.76415658000071" calcext:value-type="float">
            <text:p>6.76415658000071</text:p>
          </table:table-cell>
          <table:table-cell office:value-type="float" office:value="1.0660721178757" calcext:value-type="float">
            <text:p>1.0660721178757</text:p>
          </table:table-cell>
          <table:table-cell office:value-type="float" office:value="154.1722332551" calcext:value-type="float">
            <text:p>154.1722332551</text:p>
          </table:table-cell>
          <table:table-cell office:value-type="float" office:value="1.86066853297569" calcext:value-type="float">
            <text:p>1.86066853297569</text:p>
          </table:table-cell>
          <table:table-cell office:value-type="float" office:value="1.05350127528799" calcext:value-type="float">
            <text:p>1.05350127528799</text:p>
          </table:table-cell>
          <table:table-cell office:value-type="float" office:value="13.183438442913" calcext:value-type="float">
            <text:p>13.183438442913</text:p>
          </table:table-cell>
          <table:table-cell office:value-type="float" office:value="59.08959994519" calcext:value-type="float">
            <text:p>59.08959994519</text:p>
          </table:table-cell>
          <table:table-cell office:value-type="float" office:value="57.7949841203805" calcext:value-type="float">
            <text:p>57.7949841203805</text:p>
          </table:table-cell>
          <table:table-cell office:value-type="float" office:value="19.5895763308583" calcext:value-type="float">
            <text:p>19.5895763308583</text:p>
          </table:table-cell>
          <table:table-cell office:value-type="float" office:value="-0.002712861362426" calcext:value-type="float">
            <text:p>-0.002712861362426</text:p>
          </table:table-cell>
          <table:table-cell office:value-type="float" office:value="2385.52536558946" calcext:value-type="float">
            <text:p>2385.52536558946</text:p>
          </table:table-cell>
          <table:table-cell office:value-type="float" office:value="17.1851830677843" calcext:value-type="float">
            <text:p>17.1851830677843</text:p>
          </table:table-cell>
          <table:table-cell office:value-type="float" office:value="12.5652700291498" calcext:value-type="float">
            <text:p>12.5652700291498</text:p>
          </table:table-cell>
          <table:table-cell office:value-type="float" office:value="225.965733274217" calcext:value-type="float">
            <text:p>225.965733274217</text:p>
          </table:table-cell>
          <table:table-cell office:value-type="float" office:value="870.012435870955" calcext:value-type="float">
            <text:p>870.012435870955</text:p>
          </table:table-cell>
          <table:table-cell office:value-type="float" office:value="978.8270899311" calcext:value-type="float">
            <text:p>978.8270899311</text:p>
          </table:table-cell>
          <table:table-cell office:value-type="float" office:value="222.602092415575" calcext:value-type="float">
            <text:p>222.602092415575</text:p>
          </table:table-cell>
          <table:table-cell office:value-type="float" office:value="3.59503888476992" calcext:value-type="float">
            <text:p>3.59503888476992</text:p>
          </table:table-cell>
          <table:table-cell table:number-columns-repeated="9"/>
          <table:table-cell office:value-type="float" office:value="4117" calcext:value-type="float">
            <text:p>4117</text:p>
          </table:table-cell>
          <table:table-cell office:value-type="float" office:value="1515" calcext:value-type="float">
            <text:p>1515</text:p>
          </table:table-cell>
          <table:table-cell office:value-type="float" office:value="408" calcext:value-type="float">
            <text:p>408</text:p>
          </table:table-cell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746" calcext:value-type="float">
            <text:p>74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56" calcext:value-type="float">
            <text:p>1456</text:p>
          </table:table-cell>
          <table:table-cell office:value-type="float" office:value="0.266569022336141" calcext:value-type="float">
            <text:p>0.266569022336141</text:p>
          </table:table-cell>
          <table:table-cell office:value-type="float" office:value="607.244232881728" calcext:value-type="float">
            <text:p>607.244232881728</text:p>
          </table:table-cell>
          <table:table-cell office:value-type="float" office:value="149.670252943989" calcext:value-type="float">
            <text:p>149.670252943989</text:p>
          </table:table-cell>
          <table:table-cell office:value-type="float" office:value="89.8096872533579" calcext:value-type="float">
            <text:p>89.8096872533579</text:p>
          </table:table-cell>
          <table:table-cell office:value-type="float" office:value="13.6451268623307" calcext:value-type="float">
            <text:p>13.6451268623307</text:p>
          </table:table-cell>
          <table:table-cell office:value-type="float" office:value="331.501491714635" calcext:value-type="float">
            <text:p>331.501491714635</text:p>
          </table:table-cell>
          <table:table-cell office:value-type="float" office:value="4.27396478589707" calcext:value-type="float">
            <text:p>4.27396478589707</text:p>
          </table:table-cell>
          <table:table-cell table:number-columns-repeated="2"/>
          <table:table-cell office:value-type="float" office:value="107.427316001465" calcext:value-type="float">
            <text:p>107.427316001465</text:p>
          </table:table-cell>
          <table:table-cell office:value-type="float" office:value="25.6911953523662" calcext:value-type="float">
            <text:p>25.6911953523662</text:p>
          </table:table-cell>
          <table:table-cell office:value-type="float" office:value="19.8042711132604" calcext:value-type="float">
            <text:p>19.8042711132604</text:p>
          </table:table-cell>
          <table:table-cell office:value-type="float" office:value="4.02606204918752" calcext:value-type="float">
            <text:p>4.02606204918752</text:p>
          </table:table-cell>
          <table:table-cell office:value-type="float" office:value="49.0750609509588" calcext:value-type="float">
            <text:p>49.0750609509588</text:p>
          </table:table-cell>
          <table:table-cell office:value-type="float" office:value="1.60200233780174" calcext:value-type="float">
            <text:p>1.60200233780174</text:p>
          </table:table-cell>
          <table:table-cell table:number-columns-repeated="2"/>
          <table:table-cell office:value-type="float" office:value="153.810325887953" calcext:value-type="float">
            <text:p>153.810325887953</text:p>
          </table:table-cell>
          <table:table-cell office:value-type="float" office:value="55.8843710158433" calcext:value-type="float">
            <text:p>55.8843710158433</text:p>
          </table:table-cell>
          <table:table-cell office:value-type="float" office:value="20.605859847689" calcext:value-type="float">
            <text:p>20.605859847689</text:p>
          </table:table-cell>
          <table:table-cell office:value-type="float" office:value="3.49166955956846" calcext:value-type="float">
            <text:p>3.49166955956846</text:p>
          </table:table-cell>
          <table:table-cell office:value-type="float" office:value="68.8475830668642" calcext:value-type="float">
            <text:p>68.8475830668642</text:p>
          </table:table-cell>
          <table:table-cell office:value-type="float" office:value="1.60200233780174" calcext:value-type="float">
            <text:p>1.60200233780174</text:p>
          </table:table-cell>
          <table:table-cell table:number-columns-repeated="2"/>
          <table:table-cell office:value-type="float" office:value="2383.48187477115" calcext:value-type="float">
            <text:p>2383.48187477115</text:p>
          </table:table-cell>
          <table:table-cell office:value-type="float" office:value="639.245819312199" calcext:value-type="float">
            <text:p>639.245819312199</text:p>
          </table:table-cell>
          <table:table-cell office:value-type="float" office:value="370.219818214307" calcext:value-type="float">
            <text:p>370.219818214307</text:p>
          </table:table-cell>
          <table:table-cell office:value-type="float" office:value="72.1628584710867" calcext:value-type="float">
            <text:p>72.1628584710867</text:p>
          </table:table-cell>
          <table:table-cell office:value-type="float" office:value="1195.42413573246" calcext:value-type="float">
            <text:p>1195.42413573246</text:p>
          </table:table-cell>
          <table:table-cell office:value-type="float" office:value="18.4779694615006" calcext:value-type="float">
            <text:p>18.4779694615006</text:p>
          </table:table-cell>
          <table:table-cell table:number-columns-repeated="3"/>
          <table:table-cell office:value-type="float" office:value="0.021926910299003" calcext:value-type="float">
            <text:p>0.021926910299003</text:p>
          </table:table-cell>
          <table:table-cell office:value-type="float" office:value="0.253820598006644" calcext:value-type="float">
            <text:p>0.253820598006644</text:p>
          </table:table-cell>
          <table:table-cell office:value-type="float" office:value="0.003322259136213" calcext:value-type="float">
            <text:p>0.003322259136213</text:p>
          </table:table-cell>
          <table:table-cell office:value-type="float" office:value="0.075747508305648" calcext:value-type="float">
            <text:p>0.075747508305648</text:p>
          </table:table-cell>
          <table:table-cell office:value-type="float" office:value="0.017940199335548" calcext:value-type="float">
            <text:p>0.017940199335548</text:p>
          </table:table-cell>
          <table:table-cell office:value-type="float" office:value="0.600664451827242" calcext:value-type="float">
            <text:p>0.600664451827242</text:p>
          </table:table-cell>
          <table:table-cell office:value-type="float" office:value="0.026578073089701" calcext:value-type="float">
            <text:p>0.026578073089701</text:p>
          </table:table-cell>
          <table:table-cell office:value-type="float" office:value="0.006756756756757" calcext:value-type="float">
            <text:p>0.006756756756757</text:p>
          </table:table-cell>
          <table:table-cell office:value-type="float" office:value="0.00472972972973" calcext:value-type="float">
            <text:p>0.00472972972973</text:p>
          </table:table-cell>
          <table:table-cell office:value-type="float" office:value="0.097972972972973" calcext:value-type="float">
            <text:p>0.097972972972973</text:p>
          </table:table-cell>
          <table:table-cell office:value-type="float" office:value="0.373648648648649" calcext:value-type="float">
            <text:p>0.373648648648649</text:p>
          </table:table-cell>
          <table:table-cell office:value-type="float" office:value="0.416216216216216" calcext:value-type="float">
            <text:p>0.416216216216216</text:p>
          </table:table-cell>
          <table:table-cell office:value-type="float" office:value="0.099324324324324" calcext:value-type="float">
            <text:p>0.099324324324324</text:p>
          </table:table-cell>
          <table:table-cell office:value-type="float" office:value="0.001351351351351" calcext:value-type="float">
            <text:p>0.001351351351351</text:p>
          </table:table-cell>
          <table:table-cell office:value-type="float" office:value="0.28021978021978" calcext:value-type="float">
            <text:p>0.28021978021978</text:p>
          </table:table-cell>
          <table:table-cell office:value-type="float" office:value="0.164835164835165" calcext:value-type="float">
            <text:p>0.164835164835165</text:p>
          </table:table-cell>
          <table:table-cell office:value-type="float" office:value="0.035027472527473" calcext:value-type="float">
            <text:p>0.035027472527473</text:p>
          </table:table-cell>
          <table:table-cell office:value-type="float" office:value="0.512362637362637" calcext:value-type="float">
            <text:p>0.512362637362637</text:p>
          </table:table-cell>
          <table:table-cell office:value-type="float" office:value="0.007554945054945" calcext:value-type="float">
            <text:p>0.007554945054945</text:p>
          </table:table-cell>
          <table:table-cell table:number-columns-repeated="24"/>
          <table:table-cell office:value-type="float" office:value="0.029951172814482" calcext:value-type="float">
            <text:p>0.029951172814482</text:p>
          </table:table-cell>
          <table:table-cell office:value-type="float" office:value="-0.645601618990582" calcext:value-type="float">
            <text:p>-0.645601618990582</text:p>
          </table:table-cell>
          <table:table-cell office:value-type="float" office:value="-0.010690070128084" calcext:value-type="float">
            <text:p>-0.010690070128084</text:p>
          </table:table-cell>
          <table:table-cell office:value-type="float" office:value="-0.017069773856255" calcext:value-type="float">
            <text:p>-0.017069773856255</text:p>
          </table:table-cell>
          <table:table-cell office:value-type="float" office:value="-0.016385265984571" calcext:value-type="float">
            <text:p>-0.016385265984571</text:p>
          </table:table-cell>
          <table:table-cell office:value-type="float" office:value="0.567111383037471" calcext:value-type="float">
            <text:p>0.567111383037471</text:p>
          </table:table-cell>
          <table:table-cell office:value-type="float" office:value="0.09268417310754" calcext:value-type="float">
            <text:p>0.09268417310754</text:p>
          </table:table-cell>
          <table:table-cell office:value-type="string" calcext:value-type="string">
            <text:p>#REF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80</text:p>
          </table:table-cell>
          <table:table-cell table:number-columns-repeated="2" office:value-type="string" calcext:value-type="string">
            <text:p>Nome</text:p>
          </table:table-cell>
          <table:table-cell office:value-type="float" office:value="6161" calcext:value-type="float">
            <text:p>6161</text:p>
          </table:table-cell>
          <table:table-cell office:value-type="float" office:value="3291.87189457766" calcext:value-type="float">
            <text:p>3291.87189457766</text:p>
          </table:table-cell>
          <table:table-cell office:value-type="float" office:value="153.978002758213" calcext:value-type="float">
            <text:p>153.978002758213</text:p>
          </table:table-cell>
          <table:table-cell office:value-type="float" office:value="1662.96052841281" calcext:value-type="float">
            <text:p>1662.96052841281</text:p>
          </table:table-cell>
          <table:table-cell office:value-type="float" office:value="25.2575488361038" calcext:value-type="float">
            <text:p>25.2575488361038</text:p>
          </table:table-cell>
          <table:table-cell office:value-type="float" office:value="185.801455325857" calcext:value-type="float">
            <text:p>185.801455325857</text:p>
          </table:table-cell>
          <table:table-cell office:value-type="float" office:value="58.5618405217821" calcext:value-type="float">
            <text:p>58.5618405217821</text:p>
          </table:table-cell>
          <table:table-cell office:value-type="float" office:value="919.619977999445" calcext:value-type="float">
            <text:p>919.619977999445</text:p>
          </table:table-cell>
          <table:table-cell office:value-type="float" office:value="236.641557789773" calcext:value-type="float">
            <text:p>236.641557789773</text:p>
          </table:table-cell>
          <table:table-cell office:value-type="float" office:value="3242.82091164398" calcext:value-type="float">
            <text:p>3242.82091164398</text:p>
          </table:table-cell>
          <table:table-cell office:value-type="float" office:value="0.283586421531133" calcext:value-type="float">
            <text:p>0.283586421531133</text:p>
          </table:table-cell>
          <table:table-cell office:value-type="float" office:value="0.51281294086936" calcext:value-type="float">
            <text:p>0.51281294086936</text:p>
          </table:table-cell>
          <table:table-cell office:value-type="float" office:value="0.057296243113118" calcext:value-type="float">
            <text:p>0.057296243113118</text:p>
          </table:table-cell>
          <table:table-cell office:value-type="float" office:value="0.047482734000304" calcext:value-type="float">
            <text:p>0.047482734000304</text:p>
          </table:table-cell>
          <table:table-cell office:value-type="float" office:value="0.018058919106974" calcext:value-type="float">
            <text:p>0.018058919106974</text:p>
          </table:table-cell>
          <table:table-cell office:value-type="float" office:value="2.51281294086936" calcext:value-type="float">
            <text:p>2.51281294086936</text:p>
          </table:table-cell>
          <table:table-cell office:value-type="float" office:value="3226.14436316695" calcext:value-type="float">
            <text:p>3226.14436316695</text:p>
          </table:table-cell>
          <table:table-cell office:value-type="float" office:value="17.3002317081209" calcext:value-type="float">
            <text:p>17.3002317081209</text:p>
          </table:table-cell>
          <table:table-cell office:value-type="float" office:value="17.0292044900773" calcext:value-type="float">
            <text:p>17.0292044900773</text:p>
          </table:table-cell>
          <table:table-cell office:value-type="float" office:value="290.729858084909" calcext:value-type="float">
            <text:p>290.729858084909</text:p>
          </table:table-cell>
          <table:table-cell office:value-type="float" office:value="820.834679972657" calcext:value-type="float">
            <text:p>820.834679972657</text:p>
          </table:table-cell>
          <table:table-cell office:value-type="float" office:value="1824.70678220936" calcext:value-type="float">
            <text:p>1824.70678220936</text:p>
          </table:table-cell>
          <table:table-cell office:value-type="float" office:value="208.0322022353" calcext:value-type="float">
            <text:p>208.0322022353</text:p>
          </table:table-cell>
          <table:table-cell office:value-type="float" office:value="8.5765937952696" calcext:value-type="float">
            <text:p>8.5765937952696</text:p>
          </table:table-cell>
          <table:table-cell office:value-type="float" office:value="0.57250919720059" calcext:value-type="float">
            <text:p>0.57250919720059</text:p>
          </table:table-cell>
          <table:table-cell office:value-type="float" office:value="0.091217679068908" calcext:value-type="float">
            <text:p>0.091217679068908</text:p>
          </table:table-cell>
          <table:table-cell office:value-type="float" office:value="0.257540229612425" calcext:value-type="float">
            <text:p>0.257540229612425</text:p>
          </table:table-cell>
          <table:table-cell office:value-type="float" office:value="0.065270952163281" calcext:value-type="float">
            <text:p>0.065270952163281</text:p>
          </table:table-cell>
          <table:table-cell office:value-type="float" office:value="0.57250919720059" calcext:value-type="float">
            <text:p>0.57250919720059</text:p>
          </table:table-cell>
          <table:table-cell office:value-type="float" office:value="3224.05283588527" calcext:value-type="float">
            <text:p>3224.05283588527</text:p>
          </table:table-cell>
          <table:table-cell office:value-type="float" office:value="1128.03688535431" calcext:value-type="float">
            <text:p>1128.03688535431</text:p>
          </table:table-cell>
          <table:table-cell office:value-type="float" office:value="168.582060839323" calcext:value-type="float">
            <text:p>168.582060839323</text:p>
          </table:table-cell>
          <table:table-cell office:value-type="float" office:value="80.3107305444054" calcext:value-type="float">
            <text:p>80.3107305444054</text:p>
          </table:table-cell>
          <table:table-cell office:value-type="float" office:value="1776.84808957591" calcext:value-type="float">
            <text:p>1776.84808957591</text:p>
          </table:table-cell>
          <table:table-cell office:value-type="float" office:value="11.8276553727965" calcext:value-type="float">
            <text:p>11.8276553727965</text:p>
          </table:table-cell>
          <table:table-cell office:value-type="float" office:value="0.561298030829484" calcext:value-type="float">
            <text:p>0.561298030829484</text:p>
          </table:table-cell>
          <table:table-cell office:value-type="float" office:value="0.356341595078913" calcext:value-type="float">
            <text:p>0.356341595078913</text:p>
          </table:table-cell>
          <table:table-cell office:value-type="float" office:value="0.053254287374039" calcext:value-type="float">
            <text:p>0.053254287374039</text:p>
          </table:table-cell>
          <table:table-cell office:value-type="float" office:value="0.025369785505868" calcext:value-type="float">
            <text:p>0.025369785505868</text:p>
          </table:table-cell>
          <table:table-cell office:value-type="float" office:value="0.561298030829484" calcext:value-type="float">
            <text:p>0.561298030829484</text:p>
          </table:table-cell>
          <table:table-cell table:number-columns-repeated="13"/>
          <table:table-cell office:value-type="float" office:value="-0.007948542462417" calcext:value-type="float">
            <text:p>-0.007948542462417</text:p>
          </table:table-cell>
          <table:table-cell/>
          <table:table-cell office:value-type="string" calcext:value-type="string">
            <text:p>Mat-Su</text:p>
          </table:table-cell>
          <table:table-cell office:value-type="float" office:value="10" calcext:value-type="float">
            <text:p>10</text:p>
          </table:table-cell>
          <table:table-cell office:value-type="float" office:value="14053" calcext:value-type="float">
            <text:p>14053</text:p>
          </table:table-cell>
          <table:table-cell office:value-type="float" office:value="5259" calcext:value-type="float">
            <text:p>5259</text:p>
          </table:table-cell>
          <table:table-cell office:value-type="float" office:value="79" calcext:value-type="float">
            <text:p>79</text:p>
          </table:table-cell>
          <table:table-cell office:value-type="float" office:value="947" calcext:value-type="float">
            <text:p>947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float" office:value="95" calcext:value-type="float">
            <text:p>95</text:p>
          </table:table-cell>
          <table:table-cell office:value-type="float" office:value="3657" calcext:value-type="float">
            <text:p>3657</text:p>
          </table:table-cell>
          <table:table-cell office:value-type="float" office:value="136" calcext:value-type="float">
            <text:p>136</text:p>
          </table:table-cell>
          <table:table-cell office:value-type="float" office:value="5227" calcext:value-type="float">
            <text:p>5227</text:p>
          </table:table-cell>
          <table:table-cell office:value-type="float" office:value="1" calcext:value-type="float">
            <text:p>1</text:p>
          </table:table-cell>
          <table:table-cell office:value-type="float" office:value="1841" calcext:value-type="float">
            <text:p>1841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1173" calcext:value-type="float">
            <text:p>1173</text:p>
          </table:table-cell>
          <table:table-cell office:value-type="float" office:value="41" calcext:value-type="float">
            <text:p>41</text:p>
          </table:table-cell>
          <table:table-cell office:value-type="float" office:value="632" calcext:value-type="float">
            <text:p>632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63" calcext:value-type="float">
            <text:p>463</text:p>
          </table:table-cell>
          <table:table-cell office:value-type="float" office:value="17" calcext:value-type="float">
            <text:p>17</text:p>
          </table:table-cell>
          <table:table-cell office:value-type="float" office:value="1365" calcext:value-type="float">
            <text:p>1365</text:p>
          </table:table-cell>
          <table:table-cell office:value-type="float" office:value="9" calcext:value-type="float">
            <text:p>9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962" calcext:value-type="float">
            <text:p>962</text:p>
          </table:table-cell>
          <table:table-cell office:value-type="float" office:value="25" calcext:value-type="float">
            <text:p>25</text:p>
          </table:table-cell>
          <table:table-cell office:value-type="float" office:value="9097" calcext:value-type="float">
            <text:p>9097</text:p>
          </table:table-cell>
          <table:table-cell office:value-type="float" office:value="107" calcext:value-type="float">
            <text:p>107</text:p>
          </table:table-cell>
          <table:table-cell office:value-type="float" office:value="1808" calcext:value-type="float">
            <text:p>1808</text:p>
          </table:table-cell>
          <table:table-cell office:value-type="float" office:value="23" calcext:value-type="float">
            <text:p>23</text:p>
          </table:table-cell>
          <table:table-cell office:value-type="float" office:value="493" calcext:value-type="float">
            <text:p>493</text:p>
          </table:table-cell>
          <table:table-cell office:value-type="float" office:value="135" calcext:value-type="float">
            <text:p>135</text:p>
          </table:table-cell>
          <table:table-cell office:value-type="float" office:value="6255" calcext:value-type="float">
            <text:p>6255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4053" calcext:value-type="float">
            <text:p>14053</text:p>
          </table:table-cell>
          <table:table-cell office:value-type="float" office:value="5259" calcext:value-type="float">
            <text:p>525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 office:value-type="float" office:value="2363" calcext:value-type="float">
            <text:p>2363</text:p>
          </table:table-cell>
          <table:table-cell office:value-type="float" office:value="1894" calcext:value-type="float">
            <text:p>1894</text:p>
          </table:table-cell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5192" calcext:value-type="float">
            <text:p>5192</text:p>
          </table:table-cell>
          <table:table-cell office:value-type="float" office:value="1" calcext:value-type="float">
            <text:p>1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642" calcext:value-type="float">
            <text:p>642</text:p>
          </table:table-cell>
          <table:table-cell office:value-type="float" office:value="757" calcext:value-type="float">
            <text:p>757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49" calcext:value-type="float">
            <text:p>249</text:p>
          </table:table-cell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65" calcext:value-type="float">
            <text:p>136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602" calcext:value-type="float">
            <text:p>602</text:p>
          </table:table-cell>
          <table:table-cell office:value-type="float" office:value="479" calcext:value-type="float">
            <text:p>479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8980" calcext:value-type="float">
            <text:p>8980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671" calcext:value-type="float">
            <text:p>671</text:p>
          </table:table-cell>
          <table:table-cell office:value-type="float" office:value="3856" calcext:value-type="float">
            <text:p>3856</text:p>
          </table:table-cell>
          <table:table-cell office:value-type="float" office:value="3325" calcext:value-type="float">
            <text:p>3325</text:p>
          </table:table-cell>
          <table:table-cell office:value-type="float" office:value="796" calcext:value-type="float">
            <text:p>796</text:p>
          </table:table-cell>
          <table:table-cell office:value-type="float" office:value="24" calcext:value-type="float">
            <text:p>24</text:p>
          </table:table-cell>
          <table:table-cell table:number-columns-repeated="9"/>
          <table:table-cell office:value-type="float" office:value="14053" calcext:value-type="float">
            <text:p>14053</text:p>
          </table:table-cell>
          <table:table-cell office:value-type="float" office:value="5259" calcext:value-type="float">
            <text:p>5259</text:p>
          </table:table-cell>
          <table:table-cell office:value-type="float" office:value="1229" calcext:value-type="float">
            <text:p>1229</text:p>
          </table:table-cell>
          <table:table-cell office:value-type="float" office:value="726" calcext:value-type="float">
            <text:p>726</text:p>
          </table:table-cell>
          <table:table-cell office:value-type="float" office:value="205" calcext:value-type="float">
            <text:p>205</text:p>
          </table:table-cell>
          <table:table-cell office:value-type="float" office:value="2935" calcext:value-type="float">
            <text:p>293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127" calcext:value-type="float">
            <text:p>5127</text:p>
          </table:table-cell>
          <table:table-cell office:value-type="float" office:value="1" calcext:value-type="float">
            <text:p>1</text:p>
          </table:table-cell>
          <table:table-cell office:value-type="float" office:value="1814" calcext:value-type="float">
            <text:p>1814</text:p>
          </table:table-cell>
          <table:table-cell office:value-type="float" office:value="479" calcext:value-type="float">
            <text:p>479</text:p>
          </table:table-cell>
          <table:table-cell office:value-type="float" office:value="239" calcext:value-type="float">
            <text:p>239</text:p>
          </table:table-cell>
          <table:table-cell office:value-type="float" office:value="37" calcext:value-type="float">
            <text:p>37</text:p>
          </table:table-cell>
          <table:table-cell office:value-type="float" office:value="981" calcext:value-type="float">
            <text:p>98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65" calcext:value-type="float">
            <text:p>1365</text:p>
          </table:table-cell>
          <table:table-cell office:value-type="float" office:value="362" calcext:value-type="float">
            <text:p>362</text:p>
          </table:table-cell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980" calcext:value-type="float">
            <text:p>8980</text:p>
          </table:table-cell>
          <table:table-cell office:value-type="float" office:value="2166" calcext:value-type="float">
            <text:p>2166</text:p>
          </table:table-cell>
          <table:table-cell office:value-type="float" office:value="1248" calcext:value-type="float">
            <text:p>1248</text:p>
          </table:table-cell>
          <table:table-cell office:value-type="float" office:value="307" calcext:value-type="float">
            <text:p>307</text:p>
          </table:table-cell>
          <table:table-cell office:value-type="float" office:value="4941" calcext:value-type="float">
            <text:p>4941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0.015113832026019" calcext:value-type="float">
            <text:p>0.015113832026019</text:p>
          </table:table-cell>
          <table:table-cell office:value-type="float" office:value="0.181174669982782" calcext:value-type="float">
            <text:p>0.181174669982782</text:p>
          </table:table-cell>
          <table:table-cell office:value-type="float" office:value="0.003252343600536" calcext:value-type="float">
            <text:p>0.003252343600536</text:p>
          </table:table-cell>
          <table:table-cell office:value-type="float" office:value="0.05662904151521" calcext:value-type="float">
            <text:p>0.05662904151521</text:p>
          </table:table-cell>
          <table:table-cell office:value-type="float" office:value="0.018174861297111" calcext:value-type="float">
            <text:p>0.018174861297111</text:p>
          </table:table-cell>
          <table:table-cell office:value-type="float" office:value="0.699636502774058" calcext:value-type="float">
            <text:p>0.699636502774058</text:p>
          </table:table-cell>
          <table:table-cell office:value-type="float" office:value="0.026018748804286" calcext:value-type="float">
            <text:p>0.026018748804286</text:p>
          </table:table-cell>
          <table:table-cell office:value-type="float" office:value="0.0115562403698" calcext:value-type="float">
            <text:p>0.0115562403698</text:p>
          </table:table-cell>
          <table:table-cell office:value-type="float" office:value="0.008281972265023" calcext:value-type="float">
            <text:p>0.008281972265023</text:p>
          </table:table-cell>
          <table:table-cell office:value-type="float" office:value="0.066448382126348" calcext:value-type="float">
            <text:p>0.066448382126348</text:p>
          </table:table-cell>
          <table:table-cell office:value-type="float" office:value="0.455123266563944" calcext:value-type="float">
            <text:p>0.455123266563944</text:p>
          </table:table-cell>
          <table:table-cell office:value-type="float" office:value="0.364791987673344" calcext:value-type="float">
            <text:p>0.364791987673344</text:p>
          </table:table-cell>
          <table:table-cell office:value-type="float" office:value="0.091872110939908" calcext:value-type="float">
            <text:p>0.091872110939908</text:p>
          </table:table-cell>
          <table:table-cell office:value-type="float" office:value="0.001926040061633" calcext:value-type="float">
            <text:p>0.001926040061633</text:p>
          </table:table-cell>
          <table:table-cell office:value-type="float" office:value="0.239711332163058" calcext:value-type="float">
            <text:p>0.239711332163058</text:p>
          </table:table-cell>
          <table:table-cell office:value-type="float" office:value="0.141603276770041" calcext:value-type="float">
            <text:p>0.141603276770041</text:p>
          </table:table-cell>
          <table:table-cell office:value-type="float" office:value="0.039984396333138" calcext:value-type="float">
            <text:p>0.039984396333138</text:p>
          </table:table-cell>
          <table:table-cell office:value-type="float" office:value="0.572459527989077" calcext:value-type="float">
            <text:p>0.572459527989077</text:p>
          </table:table-cell>
          <table:table-cell office:value-type="float" office:value="0.006241466744685" calcext:value-type="float">
            <text:p>0.006241466744685</text:p>
          </table:table-cell>
          <table:table-cell table:number-columns-repeated="24"/>
          <table:table-cell office:value-type="float" office:value="0.013066645312941" calcext:value-type="float">
            <text:p>0.013066645312941</text:p>
          </table:table-cell>
          <table:table-cell office:value-type="float" office:value="0.044513343576455" calcext:value-type="float">
            <text:p>0.044513343576455</text:p>
          </table:table-cell>
          <table:table-cell office:value-type="float" office:value="-0.003307325162197" calcext:value-type="float">
            <text:p>-0.003307325162197</text:p>
          </table:table-cell>
          <table:table-cell office:value-type="float" office:value="-0.125353045491778" calcext:value-type="float">
            <text:p>-0.125353045491778</text:p>
          </table:table-cell>
          <table:table-cell office:value-type="float" office:value="-0.013161527592184" calcext:value-type="float">
            <text:p>-0.013161527592184</text:p>
          </table:table-cell>
          <table:table-cell office:value-type="float" office:value="0.105400657628024" calcext:value-type="float">
            <text:p>0.105400657628024</text:p>
          </table:table-cell>
          <table:table-cell office:value-type="float" office:value="-0.021158748271265" calcext:value-type="float">
            <text:p>-0.021158748271265</text:p>
          </table:table-cell>
          <table:table-cell office:value-type="string" calcext:value-type="string">
            <text:p>#REF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88</text:p>
          </table:table-cell>
          <table:table-cell office:value-type="string" calcext:value-type="string">
            <text:p>Northwest Arctic</text:p>
          </table:table-cell>
          <table:table-cell office:value-type="string" calcext:value-type="string">
            <text:p>NW Arctic</text:p>
          </table:table-cell>
          <table:table-cell office:value-type="float" office:value="4455" calcext:value-type="float">
            <text:p>4455</text:p>
          </table:table-cell>
          <table:table-cell office:value-type="float" office:value="2183.42818428184" calcext:value-type="float">
            <text:p>2183.42818428184</text:p>
          </table:table-cell>
          <table:table-cell office:value-type="float" office:value="136.337901454895" calcext:value-type="float">
            <text:p>136.337901454895</text:p>
          </table:table-cell>
          <table:table-cell office:value-type="float" office:value="1145.54158679798" calcext:value-type="float">
            <text:p>1145.54158679798</text:p>
          </table:table-cell>
          <table:table-cell office:value-type="float" office:value="22.2654798363702" calcext:value-type="float">
            <text:p>22.2654798363702</text:p>
          </table:table-cell>
          <table:table-cell office:value-type="float" office:value="111.730378008387" calcext:value-type="float">
            <text:p>111.730378008387</text:p>
          </table:table-cell>
          <table:table-cell office:value-type="float" office:value="41.1556613127107" calcext:value-type="float">
            <text:p>41.1556613127107</text:p>
          </table:table-cell>
          <table:table-cell office:value-type="float" office:value="554.699025418439" calcext:value-type="float">
            <text:p>554.699025418439</text:p>
          </table:table-cell>
          <table:table-cell office:value-type="float" office:value="137.1046555181" calcext:value-type="float">
            <text:p>137.1046555181</text:p>
          </table:table-cell>
          <table:table-cell office:value-type="float" office:value="2148.83468834688" calcext:value-type="float">
            <text:p>2148.83468834688</text:p>
          </table:table-cell>
          <table:table-cell office:value-type="float" office:value="0.258139459692534" calcext:value-type="float">
            <text:p>0.258139459692534</text:p>
          </table:table-cell>
          <table:table-cell office:value-type="float" office:value="0.533098982909317" calcext:value-type="float">
            <text:p>0.533098982909317</text:p>
          </table:table-cell>
          <table:table-cell office:value-type="float" office:value="0.051995799683568" calcext:value-type="float">
            <text:p>0.051995799683568</text:p>
          </table:table-cell>
          <table:table-cell office:value-type="float" office:value="0.06344736623727" calcext:value-type="float">
            <text:p>0.06344736623727</text:p>
          </table:table-cell>
          <table:table-cell office:value-type="float" office:value="0.019152548837702" calcext:value-type="float">
            <text:p>0.019152548837702</text:p>
          </table:table-cell>
          <table:table-cell office:value-type="float" office:value="2.53309898290932" calcext:value-type="float">
            <text:p>2.53309898290932</text:p>
          </table:table-cell>
          <table:table-cell office:value-type="float" office:value="2133.60550458716" calcext:value-type="float">
            <text:p>2133.60550458716</text:p>
          </table:table-cell>
          <table:table-cell office:value-type="float" office:value="23.7483178777782" calcext:value-type="float">
            <text:p>23.7483178777782</text:p>
          </table:table-cell>
          <table:table-cell office:value-type="float" office:value="8.47186313293098" calcext:value-type="float">
            <text:p>8.47186313293098</text:p>
          </table:table-cell>
          <table:table-cell office:value-type="float" office:value="227.248142115191" calcext:value-type="float">
            <text:p>227.248142115191</text:p>
          </table:table-cell>
          <table:table-cell office:value-type="float" office:value="496.112139005926" calcext:value-type="float">
            <text:p>496.112139005926</text:p>
          </table:table-cell>
          <table:table-cell office:value-type="float" office:value="1196.56633181006" calcext:value-type="float">
            <text:p>1196.56633181006</text:p>
          </table:table-cell>
          <table:table-cell office:value-type="float" office:value="154.10202646836" calcext:value-type="float">
            <text:p>154.10202646836</text:p>
          </table:table-cell>
          <table:table-cell office:value-type="float" office:value="4.87044564480114" calcext:value-type="float">
            <text:p>4.87044564480114</text:p>
          </table:table-cell>
          <table:table-cell office:value-type="float" office:value="0.566792388781534" calcext:value-type="float">
            <text:p>0.566792388781534</text:p>
          </table:table-cell>
          <table:table-cell office:value-type="float" office:value="0.107643440978983" calcext:value-type="float">
            <text:p>0.107643440978983</text:p>
          </table:table-cell>
          <table:table-cell office:value-type="float" office:value="0.234999579125148" calcext:value-type="float">
            <text:p>0.234999579125148</text:p>
          </table:table-cell>
          <table:table-cell office:value-type="float" office:value="0.072995414776506" calcext:value-type="float">
            <text:p>0.072995414776506</text:p>
          </table:table-cell>
          <table:table-cell office:value-type="float" office:value="0.566792388781534" calcext:value-type="float">
            <text:p>0.566792388781534</text:p>
          </table:table-cell>
          <table:table-cell office:value-type="float" office:value="2134.59110629067" calcext:value-type="float">
            <text:p>2134.59110629067</text:p>
          </table:table-cell>
          <table:table-cell office:value-type="float" office:value="707.559527862525" calcext:value-type="float">
            <text:p>707.559527862525</text:p>
          </table:table-cell>
          <table:table-cell office:value-type="float" office:value="116.650877194478" calcext:value-type="float">
            <text:p>116.650877194478</text:p>
          </table:table-cell>
          <table:table-cell office:value-type="float" office:value="37.3371365318717" calcext:value-type="float">
            <text:p>37.3371365318717</text:p>
          </table:table-cell>
          <table:table-cell office:value-type="float" office:value="1242.42437652896" calcext:value-type="float">
            <text:p>1242.42437652896</text:p>
          </table:table-cell>
          <table:table-cell office:value-type="float" office:value="3.14734793720763" calcext:value-type="float">
            <text:p>3.14734793720763</text:p>
          </table:table-cell>
          <table:table-cell office:value-type="float" office:value="0.589631729225766" calcext:value-type="float">
            <text:p>0.589631729225766</text:p>
          </table:table-cell>
          <table:table-cell office:value-type="float" office:value="0.335794721856072" calcext:value-type="float">
            <text:p>0.335794721856072</text:p>
          </table:table-cell>
          <table:table-cell office:value-type="float" office:value="0.055360358131447" calcext:value-type="float">
            <text:p>0.055360358131447</text:p>
          </table:table-cell>
          <table:table-cell office:value-type="float" office:value="0.017719517415725" calcext:value-type="float">
            <text:p>0.017719517415725</text:p>
          </table:table-cell>
          <table:table-cell office:value-type="float" office:value="0.589631729225766" calcext:value-type="float">
            <text:p>0.589631729225766</text:p>
          </table:table-cell>
          <table:table-cell table:number-columns-repeated="13"/>
          <table:table-cell office:value-type="float" office:value="0.005176872229803" calcext:value-type="float">
            <text:p>0.005176872229803</text:p>
          </table:table-cell>
          <table:table-cell/>
          <table:table-cell office:value-type="string" calcext:value-type="string">
            <text:p>Mat-Su</text:p>
          </table:table-cell>
          <table:table-cell office:value-type="float" office:value="11" calcext:value-type="float">
            <text:p>11</text:p>
          </table:table-cell>
          <table:table-cell office:value-type="float" office:value="14597" calcext:value-type="float">
            <text:p>14597</text:p>
          </table:table-cell>
          <table:table-cell office:value-type="float" office:value="5764" calcext:value-type="float">
            <text:p>5764</text:p>
          </table:table-cell>
          <table:table-cell office:value-type="float" office:value="48" calcext:value-type="float">
            <text:p>48</text:p>
          </table:table-cell>
          <table:table-cell office:value-type="float" office:value="1145" calcext:value-type="float">
            <text:p>1145</text:p>
          </table:table-cell>
          <table:table-cell office:value-type="float" office:value="27" calcext:value-type="float">
            <text:p>27</text:p>
          </table:table-cell>
          <table:table-cell office:value-type="float" office:value="367" calcext:value-type="float">
            <text:p>367</text:p>
          </table:table-cell>
          <table:table-cell office:value-type="float" office:value="86" calcext:value-type="float">
            <text:p>86</text:p>
          </table:table-cell>
          <table:table-cell office:value-type="float" office:value="3866" calcext:value-type="float">
            <text:p>3866</text:p>
          </table:table-cell>
          <table:table-cell office:value-type="float" office:value="176" calcext:value-type="float">
            <text:p>176</text:p>
          </table:table-cell>
          <table:table-cell office:value-type="float" office:value="5715" calcext:value-type="float">
            <text:p>5715</text:p>
          </table:table-cell>
          <table:table-cell office:value-type="float" office:value="1" calcext:value-type="float">
            <text:p>1</text:p>
          </table:table-cell>
          <table:table-cell office:value-type="float" office:value="2231" calcext:value-type="float">
            <text:p>2231</text:p>
          </table:table-cell>
          <table:table-cell office:value-type="float" office:value="17" calcext:value-type="float">
            <text:p>17</text:p>
          </table:table-cell>
          <table:table-cell office:value-type="float" office:value="588" calcext:value-type="float">
            <text:p>588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1412" calcext:value-type="float">
            <text:p>1412</text:p>
          </table:table-cell>
          <table:table-cell office:value-type="float" office:value="72" calcext:value-type="float">
            <text:p>72</text:p>
          </table:table-cell>
          <table:table-cell office:value-type="float" office:value="773" calcext:value-type="float">
            <text:p>773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11" calcext:value-type="float">
            <text:p>511</text:p>
          </table:table-cell>
          <table:table-cell office:value-type="float" office:value="22" calcext:value-type="float">
            <text:p>22</text:p>
          </table:table-cell>
          <table:table-cell office:value-type="float" office:value="1006" calcext:value-type="float">
            <text:p>1006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655" calcext:value-type="float">
            <text:p>655</text:p>
          </table:table-cell>
          <table:table-cell office:value-type="float" office:value="23" calcext:value-type="float">
            <text:p>23</text:p>
          </table:table-cell>
          <table:table-cell office:value-type="float" office:value="9774" calcext:value-type="float">
            <text:p>9774</text:p>
          </table:table-cell>
          <table:table-cell office:value-type="float" office:value="77" calcext:value-type="float">
            <text:p>77</text:p>
          </table:table-cell>
          <table:table-cell office:value-type="float" office:value="2142" calcext:value-type="float">
            <text:p>2142</text:p>
          </table:table-cell>
          <table:table-cell office:value-type="float" office:value="37" calcext:value-type="float">
            <text:p>37</text:p>
          </table:table-cell>
          <table:table-cell office:value-type="float" office:value="572" calcext:value-type="float">
            <text:p>572</text:p>
          </table:table-cell>
          <table:table-cell office:value-type="float" office:value="124" calcext:value-type="float">
            <text:p>124</text:p>
          </table:table-cell>
          <table:table-cell office:value-type="float" office:value="6444" calcext:value-type="float">
            <text:p>6444</text:p>
          </table:table-cell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14597" calcext:value-type="float">
            <text:p>14597</text:p>
          </table:table-cell>
          <table:table-cell office:value-type="float" office:value="5764" calcext:value-type="float">
            <text:p>5764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346" calcext:value-type="float">
            <text:p>346</text:p>
          </table:table-cell>
          <table:table-cell office:value-type="float" office:value="2347" calcext:value-type="float">
            <text:p>2347</text:p>
          </table:table-cell>
          <table:table-cell office:value-type="float" office:value="2318" calcext:value-type="float">
            <text:p>2318</text:p>
          </table:table-cell>
          <table:table-cell office:value-type="float" office:value="572" calcext:value-type="float">
            <text:p>572</text:p>
          </table:table-cell>
          <table:table-cell office:value-type="float" office:value="18" calcext:value-type="float">
            <text:p>18</text:p>
          </table:table-cell>
          <table:table-cell office:value-type="float" office:value="5706" calcext:value-type="float">
            <text:p>5706</text:p>
          </table:table-cell>
          <table:table-cell office:value-type="float" office:value="1" calcext:value-type="float">
            <text:p>1</text:p>
          </table:table-cell>
          <table:table-cell office:value-type="float" office:value="2214" calcext:value-type="float">
            <text:p>22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762" calcext:value-type="float">
            <text:p>762</text:p>
          </table:table-cell>
          <table:table-cell office:value-type="float" office:value="944" calcext:value-type="float">
            <text:p>944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58" calcext:value-type="float">
            <text:p>258</text:p>
          </table:table-cell>
          <table:table-cell office:value-type="float" office:value="308" calcext:value-type="float">
            <text:p>30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9668" calcext:value-type="float">
            <text:p>9668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679" calcext:value-type="float">
            <text:p>679</text:p>
          </table:table-cell>
          <table:table-cell office:value-type="float" office:value="3768" calcext:value-type="float">
            <text:p>3768</text:p>
          </table:table-cell>
          <table:table-cell office:value-type="float" office:value="3967" calcext:value-type="float">
            <text:p>3967</text:p>
          </table:table-cell>
          <table:table-cell office:value-type="float" office:value="941" calcext:value-type="float">
            <text:p>941</text:p>
          </table:table-cell>
          <table:table-cell office:value-type="float" office:value="31" calcext:value-type="float">
            <text:p>31</text:p>
          </table:table-cell>
          <table:table-cell table:number-columns-repeated="9"/>
          <table:table-cell office:value-type="float" office:value="14597" calcext:value-type="float">
            <text:p>14597</text:p>
          </table:table-cell>
          <table:table-cell office:value-type="float" office:value="5764" calcext:value-type="float">
            <text:p>5764</text:p>
          </table:table-cell>
          <table:table-cell office:value-type="float" office:value="1439" calcext:value-type="float">
            <text:p>1439</text:p>
          </table:table-cell>
          <table:table-cell office:value-type="float" office:value="779" calcext:value-type="float">
            <text:p>779</text:p>
          </table:table-cell>
          <table:table-cell office:value-type="float" office:value="181" calcext:value-type="float">
            <text:p>181</text:p>
          </table:table-cell>
          <table:table-cell office:value-type="float" office:value="3214" calcext:value-type="float">
            <text:p>32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643" calcext:value-type="float">
            <text:p>5643</text:p>
          </table:table-cell>
          <table:table-cell office:value-type="float" office:value="1" calcext:value-type="float">
            <text:p>1</text:p>
          </table:table-cell>
          <table:table-cell office:value-type="float" office:value="2214" calcext:value-type="float">
            <text:p>2214</text:p>
          </table:table-cell>
          <table:table-cell office:value-type="float" office:value="601" calcext:value-type="float">
            <text:p>601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office:value-type="float" office:value="1212" calcext:value-type="float">
            <text:p>12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273" calcext:value-type="float">
            <text:p>273</text:p>
          </table:table-cell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668" calcext:value-type="float">
            <text:p>9668</text:p>
          </table:table-cell>
          <table:table-cell office:value-type="float" office:value="2454" calcext:value-type="float">
            <text:p>2454</text:p>
          </table:table-cell>
          <table:table-cell office:value-type="float" office:value="1261" calcext:value-type="float">
            <text:p>1261</text:p>
          </table:table-cell>
          <table:table-cell office:value-type="float" office:value="326" calcext:value-type="float">
            <text:p>326</text:p>
          </table:table-cell>
          <table:table-cell office:value-type="float" office:value="5352" calcext:value-type="float">
            <text:p>5352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0.008398950131234" calcext:value-type="float">
            <text:p>0.008398950131234</text:p>
          </table:table-cell>
          <table:table-cell office:value-type="float" office:value="0.200349956255468" calcext:value-type="float">
            <text:p>0.200349956255468</text:p>
          </table:table-cell>
          <table:table-cell office:value-type="float" office:value="0.004724409448819" calcext:value-type="float">
            <text:p>0.004724409448819</text:p>
          </table:table-cell>
          <table:table-cell office:value-type="float" office:value="0.06421697287839" calcext:value-type="float">
            <text:p>0.06421697287839</text:p>
          </table:table-cell>
          <table:table-cell office:value-type="float" office:value="0.015048118985127" calcext:value-type="float">
            <text:p>0.015048118985127</text:p>
          </table:table-cell>
          <table:table-cell office:value-type="float" office:value="0.676465441819772" calcext:value-type="float">
            <text:p>0.676465441819772</text:p>
          </table:table-cell>
          <table:table-cell office:value-type="float" office:value="0.03079615048119" calcext:value-type="float">
            <text:p>0.03079615048119</text:p>
          </table:table-cell>
          <table:table-cell office:value-type="float" office:value="0.012443042411497" calcext:value-type="float">
            <text:p>0.012443042411497</text:p>
          </table:table-cell>
          <table:table-cell office:value-type="float" office:value="0.005958640028041" calcext:value-type="float">
            <text:p>0.005958640028041</text:p>
          </table:table-cell>
          <table:table-cell office:value-type="float" office:value="0.060637924991237" calcext:value-type="float">
            <text:p>0.060637924991237</text:p>
          </table:table-cell>
          <table:table-cell office:value-type="float" office:value="0.411321416053277" calcext:value-type="float">
            <text:p>0.411321416053277</text:p>
          </table:table-cell>
          <table:table-cell office:value-type="float" office:value="0.406239046617596" calcext:value-type="float">
            <text:p>0.406239046617596</text:p>
          </table:table-cell>
          <table:table-cell office:value-type="float" office:value="0.10024535576586" calcext:value-type="float">
            <text:p>0.10024535576586</text:p>
          </table:table-cell>
          <table:table-cell office:value-type="float" office:value="0.003154574132492" calcext:value-type="float">
            <text:p>0.003154574132492</text:p>
          </table:table-cell>
          <table:table-cell office:value-type="float" office:value="0.255006202374623" calcext:value-type="float">
            <text:p>0.255006202374623</text:p>
          </table:table-cell>
          <table:table-cell office:value-type="float" office:value="0.138047138047138" calcext:value-type="float">
            <text:p>0.138047138047138</text:p>
          </table:table-cell>
          <table:table-cell office:value-type="float" office:value="0.032075137338295" calcext:value-type="float">
            <text:p>0.032075137338295</text:p>
          </table:table-cell>
          <table:table-cell office:value-type="float" office:value="0.569555201134148" calcext:value-type="float">
            <text:p>0.569555201134148</text:p>
          </table:table-cell>
          <table:table-cell office:value-type="float" office:value="0.005316321105795" calcext:value-type="float">
            <text:p>0.005316321105795</text:p>
          </table:table-cell>
          <table:table-cell table:number-columns-repeated="24"/>
          <table:table-cell office:value-type="float" office:value="-0.071911731258908" calcext:value-type="float">
            <text:p>-0.071911731258908</text:p>
          </table:table-cell>
          <table:table-cell office:value-type="float" office:value="-2.70916920103144" calcext:value-type="float">
            <text:p>-2.70916920103144</text:p>
          </table:table-cell>
          <table:table-cell office:value-type="float" office:value="-0.024353118339125" calcext:value-type="float">
            <text:p>-0.024353118339125</text:p>
          </table:table-cell>
          <table:table-cell office:value-type="float" office:value="0.358420068943616" calcext:value-type="float">
            <text:p>0.358420068943616</text:p>
          </table:table-cell>
          <table:table-cell office:value-type="float" office:value="-0.03763211922942" calcext:value-type="float">
            <text:p>-0.03763211922942</text:p>
          </table:table-cell>
          <table:table-cell office:value-type="float" office:value="2.58033713863404" calcext:value-type="float">
            <text:p>2.58033713863404</text:p>
          </table:table-cell>
          <table:table-cell office:value-type="float" office:value="-0.095691037718801" calcext:value-type="float">
            <text:p>-0.095691037718801</text:p>
          </table:table-cell>
          <table:table-cell office:value-type="string" calcext:value-type="string">
            <text:p>#REF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85</text:p>
          </table:table-cell>
          <table:table-cell table:number-columns-repeated="2" office:value-type="string" calcext:value-type="string">
            <text:p>North Slope</text:p>
          </table:table-cell>
          <table:table-cell office:value-type="float" office:value="4660" calcext:value-type="float">
            <text:p>4660</text:p>
          </table:table-cell>
          <table:table-cell office:value-type="float" office:value="2319.49485094851" calcext:value-type="float">
            <text:p>2319.49485094851</text:p>
          </table:table-cell>
          <table:table-cell office:value-type="float" office:value="119.393547344688" calcext:value-type="float">
            <text:p>119.393547344688</text:p>
          </table:table-cell>
          <table:table-cell office:value-type="float" office:value="1081.55188490096" calcext:value-type="float">
            <text:p>1081.55188490096</text:p>
          </table:table-cell>
          <table:table-cell office:value-type="float" office:value="18.5016135310405" calcext:value-type="float">
            <text:p>18.5016135310405</text:p>
          </table:table-cell>
          <table:table-cell office:value-type="float" office:value="91.5118594898686" calcext:value-type="float">
            <text:p>91.5118594898686</text:p>
          </table:table-cell>
          <table:table-cell office:value-type="float" office:value="52.1263930200278" calcext:value-type="float">
            <text:p>52.1263930200278</text:p>
          </table:table-cell>
          <table:table-cell office:value-type="float" office:value="797.78375893244" calcext:value-type="float">
            <text:p>797.78375893244</text:p>
          </table:table-cell>
          <table:table-cell office:value-type="float" office:value="141.632297794523" calcext:value-type="float">
            <text:p>141.632297794523</text:p>
          </table:table-cell>
          <table:table-cell office:value-type="float" office:value="2302.50135501355" calcext:value-type="float">
            <text:p>2302.50135501355</text:p>
          </table:table-cell>
          <table:table-cell office:value-type="float" office:value="0.346485684881495" calcext:value-type="float">
            <text:p>0.346485684881495</text:p>
          </table:table-cell>
          <table:table-cell office:value-type="float" office:value="0.469729098115818" calcext:value-type="float">
            <text:p>0.469729098115818</text:p>
          </table:table-cell>
          <table:table-cell office:value-type="float" office:value="0.039744540992607" calcext:value-type="float">
            <text:p>0.039744540992607</text:p>
          </table:table-cell>
          <table:table-cell office:value-type="float" office:value="0.051853844552454" calcext:value-type="float">
            <text:p>0.051853844552454</text:p>
          </table:table-cell>
          <table:table-cell office:value-type="float" office:value="0.022639028162362" calcext:value-type="float">
            <text:p>0.022639028162362</text:p>
          </table:table-cell>
          <table:table-cell office:value-type="float" office:value="2.46972909811582" calcext:value-type="float">
            <text:p>2.46972909811582</text:p>
          </table:table-cell>
          <table:table-cell office:value-type="float" office:value="2262.33837021047" calcext:value-type="float">
            <text:p>2262.33837021047</text:p>
          </table:table-cell>
          <table:table-cell office:value-type="float" office:value="23.9746202901961" calcext:value-type="float">
            <text:p>23.9746202901961</text:p>
          </table:table-cell>
          <table:table-cell office:value-type="float" office:value="7.49493484843499" calcext:value-type="float">
            <text:p>7.49493484843499</text:p>
          </table:table-cell>
          <table:table-cell office:value-type="float" office:value="218.565812822602" calcext:value-type="float">
            <text:p>218.565812822602</text:p>
          </table:table-cell>
          <table:table-cell office:value-type="float" office:value="466.380409796223" calcext:value-type="float">
            <text:p>466.380409796223</text:p>
          </table:table-cell>
          <table:table-cell office:value-type="float" office:value="1288.57128891205" calcext:value-type="float">
            <text:p>1288.57128891205</text:p>
          </table:table-cell>
          <table:table-cell office:value-type="float" office:value="230.413947904377" calcext:value-type="float">
            <text:p>230.413947904377</text:p>
          </table:table-cell>
          <table:table-cell office:value-type="float" office:value="5.98916351570607" calcext:value-type="float">
            <text:p>5.98916351570607</text:p>
          </table:table-cell>
          <table:table-cell office:value-type="float" office:value="0.574898249090366" calcext:value-type="float">
            <text:p>0.574898249090366</text:p>
          </table:table-cell>
          <table:table-cell office:value-type="float" office:value="0.097513505216166" calcext:value-type="float">
            <text:p>0.097513505216166</text:p>
          </table:table-cell>
          <table:table-cell office:value-type="float" office:value="0.208076404704216" calcext:value-type="float">
            <text:p>0.208076404704216</text:p>
          </table:table-cell>
          <table:table-cell office:value-type="float" office:value="0.102799570622178" calcext:value-type="float">
            <text:p>0.102799570622178</text:p>
          </table:table-cell>
          <table:table-cell office:value-type="float" office:value="0.574898249090366" calcext:value-type="float">
            <text:p>0.574898249090366</text:p>
          </table:table-cell>
          <table:table-cell office:value-type="float" office:value="2262.77114967462" calcext:value-type="float">
            <text:p>2262.77114967462</text:p>
          </table:table-cell>
          <table:table-cell office:value-type="float" office:value="692.689942976093" calcext:value-type="float">
            <text:p>692.689942976093</text:p>
          </table:table-cell>
          <table:table-cell office:value-type="float" office:value="152.106361668578" calcext:value-type="float">
            <text:p>152.106361668578</text:p>
          </table:table-cell>
          <table:table-cell office:value-type="float" office:value="61.9588817298759" calcext:value-type="float">
            <text:p>61.9588817298759</text:p>
          </table:table-cell>
          <table:table-cell office:value-type="float" office:value="1306.84891331319" calcext:value-type="float">
            <text:p>1306.84891331319</text:p>
          </table:table-cell>
          <table:table-cell office:value-type="float" office:value="20.7860784018441" calcext:value-type="float">
            <text:p>20.7860784018441</text:p>
          </table:table-cell>
          <table:table-cell office:value-type="float" office:value="0.584879456653607" calcext:value-type="float">
            <text:p>0.584879456653607</text:p>
          </table:table-cell>
          <table:table-cell office:value-type="float" office:value="0.310012973458533" calcext:value-type="float">
            <text:p>0.310012973458533</text:p>
          </table:table-cell>
          <table:table-cell office:value-type="float" office:value="0.068075112019437" calcext:value-type="float">
            <text:p>0.068075112019437</text:p>
          </table:table-cell>
          <table:table-cell office:value-type="float" office:value="0.027729660798478" calcext:value-type="float">
            <text:p>0.027729660798478</text:p>
          </table:table-cell>
          <table:table-cell office:value-type="float" office:value="0.584879456653607" calcext:value-type="float">
            <text:p>0.584879456653607</text:p>
          </table:table-cell>
          <table:table-cell table:number-columns-repeated="13"/>
          <table:table-cell office:value-type="float" office:value="-0.007469612371069" calcext:value-type="float">
            <text:p>-0.007469612371069</text:p>
          </table:table-cell>
          <table:table-cell/>
          <table:table-cell office:value-type="string" calcext:value-type="string">
            <text:p>Mat-Su</text:p>
          </table:table-cell>
          <table:table-cell office:value-type="float" office:value="12" calcext:value-type="float">
            <text:p>12</text:p>
          </table:table-cell>
          <table:table-cell office:value-type="float" office:value="8142" calcext:value-type="float">
            <text:p>8142</text:p>
          </table:table-cell>
          <table:table-cell office:value-type="float" office:value="3283" calcext:value-type="float">
            <text:p>3283</text:p>
          </table:table-cell>
          <table:table-cell office:value-type="float" office:value="28" calcext:value-type="float">
            <text:p>28</text:p>
          </table:table-cell>
          <table:table-cell office:value-type="float" office:value="519" calcext:value-type="float">
            <text:p>519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float" office:value="2401" calcext:value-type="float">
            <text:p>2401</text:p>
          </table:table-cell>
          <table:table-cell office:value-type="float" office:value="76" calcext:value-type="float">
            <text:p>76</text:p>
          </table:table-cell>
          <table:table-cell office:value-type="float" office:value="3255" calcext:value-type="float">
            <text:p>3255</text:p>
          </table:table-cell>
          <table:table-cell office:value-type="float" office:value="0.573265234237408" calcext:value-type="float">
            <text:p>0.573265234237408</text:p>
          </table:table-cell>
          <table:table-cell office:value-type="float" office:value="1380.42268404368" calcext:value-type="float">
            <text:p>1380.42268404368</text:p>
          </table:table-cell>
          <table:table-cell office:value-type="float" office:value="4.76927311074141" calcext:value-type="float">
            <text:p>4.76927311074141</text:p>
          </table:table-cell>
          <table:table-cell office:value-type="float" office:value="294.505079330182" calcext:value-type="float">
            <text:p>294.505079330182</text:p>
          </table:table-cell>
          <table:table-cell office:value-type="float" office:value="3.48488235802807" calcext:value-type="float">
            <text:p>3.48488235802807</text:p>
          </table:table-cell>
          <table:table-cell office:value-type="float" office:value="60.6633980655642" calcext:value-type="float">
            <text:p>60.6633980655642</text:p>
          </table:table-cell>
          <table:table-cell office:value-type="float" office:value="8.30994391880516" calcext:value-type="float">
            <text:p>8.30994391880516</text:p>
          </table:table-cell>
          <table:table-cell office:value-type="float" office:value="970.88438602562" calcext:value-type="float">
            <text:p>970.88438602562</text:p>
          </table:table-cell>
          <table:table-cell office:value-type="float" office:value="22.9008251445641" calcext:value-type="float">
            <text:p>22.9008251445641</text:p>
          </table:table-cell>
          <table:table-cell office:value-type="float" office:value="246.504050722085" calcext:value-type="float">
            <text:p>246.504050722085</text:p>
          </table:table-cell>
          <table:table-cell office:value-type="float" office:value="0.092276276653332" calcext:value-type="float">
            <text:p>0.092276276653332</text:p>
          </table:table-cell>
          <table:table-cell office:value-type="float" office:value="32.788713716921" calcext:value-type="float">
            <text:p>32.788713716921</text:p>
          </table:table-cell>
          <table:table-cell office:value-type="float" office:value="0.581384141358209" calcext:value-type="float">
            <text:p>0.581384141358209</text:p>
          </table:table-cell>
          <table:table-cell office:value-type="float" office:value="14.7998433855617" calcext:value-type="float">
            <text:p>14.7998433855617</text:p>
          </table:table-cell>
          <table:table-cell office:value-type="float" office:value="2.81451350453683" calcext:value-type="float">
            <text:p>2.81451350453683</text:p>
          </table:table-cell>
          <table:table-cell office:value-type="float" office:value="184.010673956978" calcext:value-type="float">
            <text:p>184.010673956978</text:p>
          </table:table-cell>
          <table:table-cell office:value-type="float" office:value="9.69685003736389" calcext:value-type="float">
            <text:p>9.69685003736389</text:p>
          </table:table-cell>
          <table:table-cell office:value-type="float" office:value="611.674004931314" calcext:value-type="float">
            <text:p>611.674004931314</text:p>
          </table:table-cell>
          <table:table-cell office:value-type="float" office:value="-0.042987890327957" calcext:value-type="float">
            <text:p>-0.042987890327957</text:p>
          </table:table-cell>
          <table:table-cell office:value-type="float" office:value="120.547354062155" calcext:value-type="float">
            <text:p>120.547354062155</text:p>
          </table:table-cell>
          <table:table-cell office:value-type="float" office:value="2.31313954566056" calcext:value-type="float">
            <text:p>2.31313954566056</text:p>
          </table:table-cell>
          <table:table-cell office:value-type="float" office:value="26.7145419911684" calcext:value-type="float">
            <text:p>26.7145419911684</text:p>
          </table:table-cell>
          <table:table-cell office:value-type="float" office:value="7.89757703580469" calcext:value-type="float">
            <text:p>7.89757703580469</text:p>
          </table:table-cell>
          <table:table-cell office:value-type="float" office:value="436.291422955634" calcext:value-type="float">
            <text:p>436.291422955634</text:p>
          </table:table-cell>
          <table:table-cell office:value-type="float" office:value="11.647039654607" calcext:value-type="float">
            <text:p>11.647039654607</text:p>
          </table:table-cell>
          <table:table-cell office:value-type="float" office:value="5521.60073969708" calcext:value-type="float">
            <text:p>5521.60073969708</text:p>
          </table:table-cell>
          <table:table-cell office:value-type="float" office:value="32.8185614970668" calcext:value-type="float">
            <text:p>32.8185614970668</text:p>
          </table:table-cell>
          <table:table-cell office:value-type="float" office:value="966.841147109258" calcext:value-type="float">
            <text:p>966.841147109258</text:p>
          </table:table-cell>
          <table:table-cell office:value-type="float" office:value="17.3794060450468" calcext:value-type="float">
            <text:p>17.3794060450468</text:p>
          </table:table-cell>
          <table:table-cell office:value-type="float" office:value="286.177783442294" calcext:value-type="float">
            <text:p>286.177783442294</text:p>
          </table:table-cell>
          <table:table-cell office:value-type="float" office:value="55.0220344591467" calcext:value-type="float">
            <text:p>55.0220344591467</text:p>
          </table:table-cell>
          <table:table-cell office:value-type="float" office:value="3992.18648293823" calcext:value-type="float">
            <text:p>3992.18648293823</text:p>
          </table:table-cell>
          <table:table-cell office:value-type="float" office:value="120.244714836535" calcext:value-type="float">
            <text:p>120.244714836535</text:p>
          </table:table-cell>
          <table:table-cell table:number-columns-repeated="3"/>
          <table:table-cell office:value-type="float" office:value="8142" calcext:value-type="float">
            <text:p>8142</text:p>
          </table:table-cell>
          <table:table-cell office:value-type="float" office:value="3283" calcext:value-type="float">
            <text:p>328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501" calcext:value-type="float">
            <text:p>1501</text:p>
          </table:table-cell>
          <table:table-cell office:value-type="float" office:value="1262" calcext:value-type="float">
            <text:p>1262</text:p>
          </table:table-cell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float" office:value="3229" calcext:value-type="float">
            <text:p>3229</text:p>
          </table:table-cell>
          <table:table-cell office:value-type="float" office:value="0.572619258733818" calcext:value-type="float">
            <text:p>0.572619258733818</text:p>
          </table:table-cell>
          <table:table-cell office:value-type="float" office:value="1362.83383578649" calcext:value-type="float">
            <text:p>1362.83383578649</text:p>
          </table:table-cell>
          <table:table-cell office:value-type="float" office:value="9.73739135471964" calcext:value-type="float">
            <text:p>9.73739135471964</text:p>
          </table:table-cell>
          <table:table-cell office:value-type="float" office:value="5.13363309339509" calcext:value-type="float">
            <text:p>5.13363309339509</text:p>
          </table:table-cell>
          <table:table-cell office:value-type="float" office:value="110.471641788886" calcext:value-type="float">
            <text:p>110.471641788886</text:p>
          </table:table-cell>
          <table:table-cell office:value-type="float" office:value="489.86099033342" calcext:value-type="float">
            <text:p>489.86099033342</text:p>
          </table:table-cell>
          <table:table-cell office:value-type="float" office:value="586.774036276947" calcext:value-type="float">
            <text:p>586.774036276947</text:p>
          </table:table-cell>
          <table:table-cell office:value-type="float" office:value="135.663522674672" calcext:value-type="float">
            <text:p>135.663522674672</text:p>
          </table:table-cell>
          <table:table-cell office:value-type="float" office:value="3.43308843256221" calcext:value-type="float">
            <text:p>3.43308843256221</text:p>
          </table:table-cell>
          <table:table-cell office:value-type="float" office:value="216.450079801383" calcext:value-type="float">
            <text:p>216.450079801383</text:p>
          </table:table-cell>
          <table:table-cell office:value-type="float" office:value="1.72072173244619" calcext:value-type="float">
            <text:p>1.72072173244619</text:p>
          </table:table-cell>
          <table:table-cell office:value-type="float" office:value="2.270536799726" calcext:value-type="float">
            <text:p>2.270536799726</text:p>
          </table:table-cell>
          <table:table-cell office:value-type="float" office:value="14.2716063216042" calcext:value-type="float">
            <text:p>14.2716063216042</text:p>
          </table:table-cell>
          <table:table-cell office:value-type="float" office:value="86.1644129260787" calcext:value-type="float">
            <text:p>86.1644129260787</text:p>
          </table:table-cell>
          <table:table-cell office:value-type="float" office:value="93.7488545071295" calcext:value-type="float">
            <text:p>93.7488545071295</text:p>
          </table:table-cell>
          <table:table-cell office:value-type="float" office:value="10.8325242706997" calcext:value-type="float">
            <text:p>10.8325242706997</text:p>
          </table:table-cell>
          <table:table-cell office:value-type="float" office:value="-0.002627119840699" calcext:value-type="float">
            <text:p>-0.002627119840699</text:p>
          </table:table-cell>
          <table:table-cell office:value-type="float" office:value="610.984749068984" calcext:value-type="float">
            <text:p>610.984749068984</text:p>
          </table:table-cell>
          <table:table-cell office:value-type="float" office:value="5.72905654358291" calcext:value-type="float">
            <text:p>5.72905654358291</text:p>
          </table:table-cell>
          <table:table-cell office:value-type="float" office:value="1.12529828225836" calcext:value-type="float">
            <text:p>1.12529828225836</text:p>
          </table:table-cell>
          <table:table-cell office:value-type="float" office:value="49.7740003631009" calcext:value-type="float">
            <text:p>49.7740003631009</text:p>
          </table:table-cell>
          <table:table-cell office:value-type="float" office:value="235.045420196871" calcext:value-type="float">
            <text:p>235.045420196871</text:p>
          </table:table-cell>
          <table:table-cell office:value-type="float" office:value="254.082246952599" calcext:value-type="float">
            <text:p>254.082246952599</text:p>
          </table:table-cell>
          <table:table-cell office:value-type="float" office:value="52.0611108995346" calcext:value-type="float">
            <text:p>52.0611108995346</text:p>
          </table:table-cell>
          <table:table-cell office:value-type="float" office:value="2.28784991509457" calcext:value-type="float">
            <text:p>2.28784991509457</text:p>
          </table:table-cell>
          <table:table-cell office:value-type="float" office:value="5473.26866465685" calcext:value-type="float">
            <text:p>5473.26866465685</text:p>
          </table:table-cell>
          <table:table-cell office:value-type="float" office:value="42.1871696307487" calcext:value-type="float">
            <text:p>42.1871696307487</text:p>
          </table:table-cell>
          <table:table-cell office:value-type="float" office:value="22.5294681753794" calcext:value-type="float">
            <text:p>22.5294681753794</text:p>
          </table:table-cell>
          <table:table-cell office:value-type="float" office:value="357.517248473591" calcext:value-type="float">
            <text:p>357.517248473591</text:p>
          </table:table-cell>
          <table:table-cell office:value-type="float" office:value="2312.07082345637" calcext:value-type="float">
            <text:p>2312.07082345637</text:p>
          </table:table-cell>
          <table:table-cell office:value-type="float" office:value="2196.60513773667" calcext:value-type="float">
            <text:p>2196.60513773667</text:p>
          </table:table-cell>
          <table:table-cell office:value-type="float" office:value="436.557157844906" calcext:value-type="float">
            <text:p>436.557157844906</text:p>
          </table:table-cell>
          <table:table-cell office:value-type="float" office:value="11.7183112278161" calcext:value-type="float">
            <text:p>11.7183112278161</text:p>
          </table:table-cell>
          <table:table-cell table:number-columns-repeated="9"/>
          <table:table-cell office:value-type="float" office:value="8142" calcext:value-type="float">
            <text:p>8142</text:p>
          </table:table-cell>
          <table:table-cell office:value-type="float" office:value="3283" calcext:value-type="float">
            <text:p>3283</text:p>
          </table:table-cell>
          <table:table-cell office:value-type="float" office:value="615" calcext:value-type="float">
            <text:p>615</text:p>
          </table:table-cell>
          <table:table-cell office:value-type="float" office:value="431" calcext:value-type="float">
            <text:p>431</text:p>
          </table:table-cell>
          <table:table-cell office:value-type="float" office:value="103" calcext:value-type="float">
            <text:p>103</text:p>
          </table:table-cell>
          <table:table-cell office:value-type="float" office:value="2028" calcext:value-type="float">
            <text:p>20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202" calcext:value-type="float">
            <text:p>3202</text:p>
          </table:table-cell>
          <table:table-cell office:value-type="float" office:value="0.572808586762075" calcext:value-type="float">
            <text:p>0.572808586762075</text:p>
          </table:table-cell>
          <table:table-cell office:value-type="float" office:value="1363.28443649374" calcext:value-type="float">
            <text:p>1363.28443649374</text:p>
          </table:table-cell>
          <table:table-cell office:value-type="float" office:value="340.528756949501" calcext:value-type="float">
            <text:p>340.528756949501</text:p>
          </table:table-cell>
          <table:table-cell office:value-type="float" office:value="154.828929713892" calcext:value-type="float">
            <text:p>154.828929713892</text:p>
          </table:table-cell>
          <table:table-cell office:value-type="float" office:value="35.7185530489986" calcext:value-type="float">
            <text:p>35.7185530489986</text:p>
          </table:table-cell>
          <table:table-cell office:value-type="float" office:value="789.989548806054" calcext:value-type="float">
            <text:p>789.989548806054</text:p>
          </table:table-cell>
          <table:table-cell office:value-type="float" office:value="6.83827248527886" calcext:value-type="float">
            <text:p>6.83827248527886</text:p>
          </table:table-cell>
          <table:table-cell table:number-columns-repeated="2"/>
          <table:table-cell office:value-type="float" office:value="216.521645796064" calcext:value-type="float">
            <text:p>216.521645796064</text:p>
          </table:table-cell>
          <table:table-cell office:value-type="float" office:value="41.0488846317139" calcext:value-type="float">
            <text:p>41.0488846317139</text:p>
          </table:table-cell>
          <table:table-cell office:value-type="float" office:value="32.2884083448546" calcext:value-type="float">
            <text:p>32.2884083448546</text:p>
          </table:table-cell>
          <table:table-cell office:value-type="float" office:value="9.37806714724297" calcext:value-type="float">
            <text:p>9.37806714724297</text:p>
          </table:table-cell>
          <table:table-cell office:value-type="float" office:value="122.888112381156" calcext:value-type="float">
            <text:p>122.888112381156</text:p>
          </table:table-cell>
          <table:table-cell office:value-type="float" office:value="1.11207989794068" calcext:value-type="float">
            <text:p>1.11207989794068</text:p>
          </table:table-cell>
          <table:table-cell table:number-columns-repeated="2"/>
          <table:table-cell office:value-type="float" office:value="611.186762075134" calcext:value-type="float">
            <text:p>611.186762075134</text:p>
          </table:table-cell>
          <table:table-cell office:value-type="float" office:value="145.838208980003" calcext:value-type="float">
            <text:p>145.838208980003</text:p>
          </table:table-cell>
          <table:table-cell office:value-type="float" office:value="74.6622334911571" calcext:value-type="float">
            <text:p>74.6622334911571</text:p>
          </table:table-cell>
          <table:table-cell office:value-type="float" office:value="10.5233056647106" calcext:value-type="float">
            <text:p>10.5233056647106</text:p>
          </table:table-cell>
          <table:table-cell office:value-type="float" office:value="361.670343273158" calcext:value-type="float">
            <text:p>361.670343273158</text:p>
          </table:table-cell>
          <table:table-cell office:value-type="float" office:value="4.54779545034359" calcext:value-type="float">
            <text:p>4.54779545034359</text:p>
          </table:table-cell>
          <table:table-cell table:number-columns-repeated="2"/>
          <table:table-cell office:value-type="float" office:value="5473.99284436494" calcext:value-type="float">
            <text:p>5473.99284436494</text:p>
          </table:table-cell>
          <table:table-cell office:value-type="float" office:value="1142.41585056122" calcext:value-type="float">
            <text:p>1142.41585056122</text:p>
          </table:table-cell>
          <table:table-cell office:value-type="float" office:value="692.779571549903" calcext:value-type="float">
            <text:p>692.779571549903</text:p>
          </table:table-cell>
          <table:table-cell office:value-type="float" office:value="158.619925860952" calcext:value-type="float">
            <text:p>158.619925860952</text:p>
          </table:table-cell>
          <table:table-cell office:value-type="float" office:value="3302.54800446037" calcext:value-type="float">
            <text:p>3302.54800446037</text:p>
          </table:table-cell>
          <table:table-cell office:value-type="float" office:value="37.4981478335631" calcext:value-type="float">
            <text:p>37.4981478335631</text:p>
          </table:table-cell>
          <table:table-cell table:number-columns-repeated="3"/>
          <table:table-cell office:value-type="float" office:value="0.008602150537634" calcext:value-type="float">
            <text:p>0.008602150537634</text:p>
          </table:table-cell>
          <table:table-cell office:value-type="float" office:value="0.159447004608295" calcext:value-type="float">
            <text:p>0.159447004608295</text:p>
          </table:table-cell>
          <table:table-cell office:value-type="float" office:value="0.003379416282642" calcext:value-type="float">
            <text:p>0.003379416282642</text:p>
          </table:table-cell>
          <table:table-cell office:value-type="float" office:value="0.05652841781874" calcext:value-type="float">
            <text:p>0.05652841781874</text:p>
          </table:table-cell>
          <table:table-cell office:value-type="float" office:value="0.011059907834101" calcext:value-type="float">
            <text:p>0.011059907834101</text:p>
          </table:table-cell>
          <table:table-cell office:value-type="float" office:value="0.737634408602151" calcext:value-type="float">
            <text:p>0.737634408602151</text:p>
          </table:table-cell>
          <table:table-cell office:value-type="float" office:value="0.023348694316436" calcext:value-type="float">
            <text:p>0.023348694316436</text:p>
          </table:table-cell>
          <table:table-cell office:value-type="float" office:value="0.007742335088263" calcext:value-type="float">
            <text:p>0.007742335088263</text:p>
          </table:table-cell>
          <table:table-cell office:value-type="float" office:value="0.004335707649427" calcext:value-type="float">
            <text:p>0.004335707649427</text:p>
          </table:table-cell>
          <table:table-cell office:value-type="float" office:value="0.056673892846082" calcext:value-type="float">
            <text:p>0.056673892846082</text:p>
          </table:table-cell>
          <table:table-cell office:value-type="float" office:value="0.464849798699288" calcext:value-type="float">
            <text:p>0.464849798699288</text:p>
          </table:table-cell>
          <table:table-cell office:value-type="float" office:value="0.390833075255497" calcext:value-type="float">
            <text:p>0.390833075255497</text:p>
          </table:table-cell>
          <table:table-cell office:value-type="float" office:value="0.07370703004026" calcext:value-type="float">
            <text:p>0.07370703004026</text:p>
          </table:table-cell>
          <table:table-cell office:value-type="float" office:value="0.001858160421183" calcext:value-type="float">
            <text:p>0.001858160421183</text:p>
          </table:table-cell>
          <table:table-cell office:value-type="float" office:value="0.192067457838851" calcext:value-type="float">
            <text:p>0.192067457838851</text:p>
          </table:table-cell>
          <table:table-cell office:value-type="float" office:value="0.134603372891943" calcext:value-type="float">
            <text:p>0.134603372891943</text:p>
          </table:table-cell>
          <table:table-cell office:value-type="float" office:value="0.032167395377889" calcext:value-type="float">
            <text:p>0.032167395377889</text:p>
          </table:table-cell>
          <table:table-cell office:value-type="float" office:value="0.633354153653966" calcext:value-type="float">
            <text:p>0.633354153653966</text:p>
          </table:table-cell>
          <table:table-cell office:value-type="float" office:value="0.007807620237352" calcext:value-type="float">
            <text:p>0.007807620237352</text:p>
          </table:table-cell>
          <table:table-cell table:number-columns-repeated="24"/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fips</text:p>
          </table:table-cell>
          <table:table-cell office:value-type="string" calcext:value-type="string">
            <text:p>county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state.name</text:p>
          </table:table-cell>
          <table:table-cell office:value-type="string" calcext:value-type="string">
            <text:p>total_votes</text:p>
          </table:table-cell>
          <table:table-cell table:style-name="ce2" office:value-type="string" calcext:value-type="string">
            <text:p>Donald Trump</text:p>
          </table:table-cell>
          <table:table-cell table:style-name="ce2" office:value-type="string" calcext:value-type="string">
            <text:p>Hillary Clinton 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formula="of:=[$Sheet1.A2]" office:value-type="string" office:string-value="02130" calcext:value-type="string">
            <text:p>02130</text:p>
          </table:table-cell>
          <table:table-cell table:formula="of:=[$Sheet1.B2]" office:value-type="string" office:string-value="Ketchikan Gateway" calcext:value-type="string">
            <text:p>Ketchikan Gateway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2])" office:value-type="float" office:value="6337" calcext:value-type="float">
            <text:p>6337</text:p>
          </table:table-cell>
          <table:table-cell table:formula="of:=ROUND([$Sheet1.K2])" office:value-type="float" office:value="3452" calcext:value-type="float">
            <text:p>3452</text:p>
          </table:table-cell>
          <table:table-cell table:formula="of:=ROUND([$Sheet1.G2])" office:value-type="float" office:value="1967" calcext:value-type="float">
            <text:p>1967</text:p>
          </table:table-cell>
          <table:table-cell table:formula="of:=[.E2]-([.F2]+[.G2])" office:value-type="float" office:value="918" calcext:value-type="float">
            <text:p>918</text:p>
          </table:table-cell>
        </table:table-row>
        <table:table-row table:style-name="ro1">
          <table:table-cell table:formula="of:=[$Sheet1.A3]" office:value-type="string" office:string-value="02198" calcext:value-type="string">
            <text:p>02198</text:p>
          </table:table-cell>
          <table:table-cell table:formula="of:=[$Sheet1.B3]" office:value-type="string" office:string-value="Prince of Wales-Hyder" calcext:value-type="string">
            <text:p>Prince of Wales-Hyder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3])" office:value-type="float" office:value="2863" calcext:value-type="float">
            <text:p>2863</text:p>
          </table:table-cell>
          <table:table-cell table:formula="of:=ROUND([$Sheet1.K3])" office:value-type="float" office:value="1295" calcext:value-type="float">
            <text:p>1295</text:p>
          </table:table-cell>
          <table:table-cell table:formula="of:=ROUND([$Sheet1.G3])" office:value-type="float" office:value="1076" calcext:value-type="float">
            <text:p>1076</text:p>
          </table:table-cell>
          <table:table-cell table:formula="of:=[.E3]-([.F3]+[.G3])" office:value-type="float" office:value="492" calcext:value-type="float">
            <text:p>492</text:p>
          </table:table-cell>
        </table:table-row>
        <table:table-row table:style-name="ro1">
          <table:table-cell table:formula="of:=[$Sheet1.A4]" office:value-type="string" office:string-value="02220" calcext:value-type="string">
            <text:p>02220</text:p>
          </table:table-cell>
          <table:table-cell table:formula="of:=[$Sheet1.B4]" office:value-type="string" office:string-value="Sitka" calcext:value-type="string">
            <text:p>Sit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4])" office:value-type="float" office:value="4475" calcext:value-type="float">
            <text:p>4475</text:p>
          </table:table-cell>
          <table:table-cell table:formula="of:=ROUND([$Sheet1.K4])" office:value-type="float" office:value="1812" calcext:value-type="float">
            <text:p>1812</text:p>
          </table:table-cell>
          <table:table-cell table:formula="of:=ROUND([$Sheet1.G4])" office:value-type="float" office:value="2111" calcext:value-type="float">
            <text:p>2111</text:p>
          </table:table-cell>
          <table:table-cell table:formula="of:=[.E4]-([.F4]+[.G4])" office:value-type="float" office:value="552" calcext:value-type="float">
            <text:p>552</text:p>
          </table:table-cell>
        </table:table-row>
        <table:table-row table:style-name="ro1">
          <table:table-cell table:formula="of:=[$Sheet1.A5]" office:value-type="string" office:string-value="02195" calcext:value-type="string">
            <text:p>02195</text:p>
          </table:table-cell>
          <table:table-cell table:formula="of:=[$Sheet1.B5]" office:value-type="string" office:string-value="Petersburg" calcext:value-type="string">
            <text:p>Petersburg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5])" office:value-type="float" office:value="1728" calcext:value-type="float">
            <text:p>1728</text:p>
          </table:table-cell>
          <table:table-cell table:formula="of:=ROUND([$Sheet1.K5])" office:value-type="float" office:value="915" calcext:value-type="float">
            <text:p>915</text:p>
          </table:table-cell>
          <table:table-cell table:formula="of:=ROUND([$Sheet1.G5])" office:value-type="float" office:value="570" calcext:value-type="float">
            <text:p>570</text:p>
          </table:table-cell>
          <table:table-cell table:formula="of:=[.E5]-([.F5]+[.G5])" office:value-type="float" office:value="243" calcext:value-type="float">
            <text:p>243</text:p>
          </table:table-cell>
        </table:table-row>
        <table:table-row table:style-name="ro1">
          <table:table-cell table:formula="of:=[$Sheet1.A6]" office:value-type="string" office:string-value="02275" calcext:value-type="string">
            <text:p>02275</text:p>
          </table:table-cell>
          <table:table-cell table:formula="of:=[$Sheet1.B6]" office:value-type="string" office:string-value="Wrangell" calcext:value-type="string">
            <text:p>Wrangell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6])" office:value-type="float" office:value="1132" calcext:value-type="float">
            <text:p>1132</text:p>
          </table:table-cell>
          <table:table-cell table:formula="of:=ROUND([$Sheet1.K6])" office:value-type="float" office:value="752" calcext:value-type="float">
            <text:p>752</text:p>
          </table:table-cell>
          <table:table-cell table:formula="of:=ROUND([$Sheet1.G6])" office:value-type="float" office:value="271" calcext:value-type="float">
            <text:p>271</text:p>
          </table:table-cell>
          <table:table-cell table:formula="of:=[.E6]-([.F6]+[.G6])" office:value-type="float" office:value="109" calcext:value-type="float">
            <text:p>109</text:p>
          </table:table-cell>
        </table:table-row>
        <table:table-row table:style-name="ro1">
          <table:table-cell table:formula="of:=[$Sheet1.A7]" office:value-type="string" office:string-value="02105" calcext:value-type="string">
            <text:p>02105</text:p>
          </table:table-cell>
          <table:table-cell table:formula="of:=[$Sheet1.B7]" office:value-type="string" office:string-value="Hoonah-Angoon" calcext:value-type="string">
            <text:p>Hoonah-Angoon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7])" office:value-type="float" office:value="1431" calcext:value-type="float">
            <text:p>1431</text:p>
          </table:table-cell>
          <table:table-cell table:formula="of:=ROUND([$Sheet1.K7])" office:value-type="float" office:value="446" calcext:value-type="float">
            <text:p>446</text:p>
          </table:table-cell>
          <table:table-cell table:formula="of:=ROUND([$Sheet1.G7])" office:value-type="float" office:value="743" calcext:value-type="float">
            <text:p>743</text:p>
          </table:table-cell>
          <table:table-cell table:formula="of:=[.E7]-([.F7]+[.G7])" office:value-type="float" office:value="242" calcext:value-type="float">
            <text:p>242</text:p>
          </table:table-cell>
        </table:table-row>
        <table:table-row table:style-name="ro1">
          <table:table-cell table:formula="of:=[$Sheet1.A8]" office:value-type="string" office:string-value="02110" calcext:value-type="string">
            <text:p>02110</text:p>
          </table:table-cell>
          <table:table-cell table:formula="of:=[$Sheet1.B8]" office:value-type="string" office:string-value="Juneau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8])" office:value-type="float" office:value="16573" calcext:value-type="float">
            <text:p>16573</text:p>
          </table:table-cell>
          <table:table-cell table:formula="of:=ROUND([$Sheet1.K8])" office:value-type="float" office:value="5685" calcext:value-type="float">
            <text:p>5685</text:p>
          </table:table-cell>
          <table:table-cell table:formula="of:=ROUND([$Sheet1.G8])" office:value-type="float" office:value="8728" calcext:value-type="float">
            <text:p>8728</text:p>
          </table:table-cell>
          <table:table-cell table:formula="of:=[.E8]-([.F8]+[.G8])" office:value-type="float" office:value="2160" calcext:value-type="float">
            <text:p>2160</text:p>
          </table:table-cell>
        </table:table-row>
        <table:table-row table:style-name="ro1">
          <table:table-cell table:formula="of:=[$Sheet1.A9]" office:value-type="string" office:string-value="02261" calcext:value-type="string">
            <text:p>02261</text:p>
          </table:table-cell>
          <table:table-cell table:formula="of:=[$Sheet1.B9]" office:value-type="string" office:string-value="Valdez-Cordova" calcext:value-type="string">
            <text:p>Valdez-Cordov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9])" office:value-type="float" office:value="4484" calcext:value-type="float">
            <text:p>4484</text:p>
          </table:table-cell>
          <table:table-cell table:formula="of:=ROUND([$Sheet1.K9])" office:value-type="float" office:value="2541" calcext:value-type="float">
            <text:p>2541</text:p>
          </table:table-cell>
          <table:table-cell table:formula="of:=ROUND([$Sheet1.G9])" office:value-type="float" office:value="1258" calcext:value-type="float">
            <text:p>1258</text:p>
          </table:table-cell>
          <table:table-cell table:formula="of:=[.E9]-([.F9]+[.G9])" office:value-type="float" office:value="685" calcext:value-type="float">
            <text:p>685</text:p>
          </table:table-cell>
        </table:table-row>
        <table:table-row table:style-name="ro1">
          <table:table-cell table:formula="of:=[$Sheet1.A10]" office:value-type="string" office:string-value="02100" calcext:value-type="string">
            <text:p>02100</text:p>
          </table:table-cell>
          <table:table-cell table:formula="of:=[$Sheet1.B10]" office:value-type="string" office:string-value="Haines" calcext:value-type="string">
            <text:p>Haines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10])" office:value-type="float" office:value="1655" calcext:value-type="float">
            <text:p>1655</text:p>
          </table:table-cell>
          <table:table-cell table:formula="of:=ROUND([$Sheet1.K10])" office:value-type="float" office:value="666" calcext:value-type="float">
            <text:p>666</text:p>
          </table:table-cell>
          <table:table-cell table:formula="of:=ROUND([$Sheet1.G10])" office:value-type="float" office:value="730" calcext:value-type="float">
            <text:p>730</text:p>
          </table:table-cell>
          <table:table-cell table:formula="of:=[.E10]-([.F10]+[.G10])" office:value-type="float" office:value="259" calcext:value-type="float">
            <text:p>259</text:p>
          </table:table-cell>
        </table:table-row>
        <table:table-row table:style-name="ro1">
          <table:table-cell table:formula="of:=[$Sheet1.A11]" office:value-type="string" office:string-value="02230" calcext:value-type="string">
            <text:p>02230</text:p>
          </table:table-cell>
          <table:table-cell table:formula="of:=[$Sheet1.B11]" office:value-type="string" office:string-value="Skagway" calcext:value-type="string">
            <text:p>Skagway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11])" office:value-type="float" office:value="839" calcext:value-type="float">
            <text:p>839</text:p>
          </table:table-cell>
          <table:table-cell table:formula="of:=ROUND([$Sheet1.K11])" office:value-type="float" office:value="229" calcext:value-type="float">
            <text:p>229</text:p>
          </table:table-cell>
          <table:table-cell table:formula="of:=ROUND([$Sheet1.G11])" office:value-type="float" office:value="443" calcext:value-type="float">
            <text:p>443</text:p>
          </table:table-cell>
          <table:table-cell table:formula="of:=[.E11]-([.F11]+[.G11])" office:value-type="float" office:value="167" calcext:value-type="float">
            <text:p>167</text:p>
          </table:table-cell>
        </table:table-row>
        <table:table-row table:style-name="ro1">
          <table:table-cell table:formula="of:=[$Sheet1.A12]" office:value-type="string" office:string-value="02282" calcext:value-type="string">
            <text:p>02282</text:p>
          </table:table-cell>
          <table:table-cell table:formula="of:=[$Sheet1.B12]" office:value-type="string" office:string-value="Yakutat" calcext:value-type="string">
            <text:p>Yakuta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12])" office:value-type="float" office:value="346" calcext:value-type="float">
            <text:p>346</text:p>
          </table:table-cell>
          <table:table-cell table:formula="of:=ROUND([$Sheet1.K12])" office:value-type="float" office:value="136" calcext:value-type="float">
            <text:p>136</text:p>
          </table:table-cell>
          <table:table-cell table:formula="of:=ROUND([$Sheet1.G12])" office:value-type="float" office:value="162" calcext:value-type="float">
            <text:p>162</text:p>
          </table:table-cell>
          <table:table-cell table:formula="of:=[.E12]-([.F12]+[.G12])" office:value-type="float" office:value="48" calcext:value-type="float">
            <text:p>48</text:p>
          </table:table-cell>
        </table:table-row>
        <table:table-row table:style-name="ro1">
          <table:table-cell table:formula="of:=[$Sheet1.A13]" office:value-type="string" office:string-value="02290" calcext:value-type="string">
            <text:p>02290</text:p>
          </table:table-cell>
          <table:table-cell table:formula="of:=[$Sheet1.B13]" office:value-type="string" office:string-value="Yukon-Koyukuk" calcext:value-type="string">
            <text:p>Yukon-Koyuku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13])" office:value-type="float" office:value="2727" calcext:value-type="float">
            <text:p>2727</text:p>
          </table:table-cell>
          <table:table-cell table:formula="of:=ROUND([$Sheet1.K13])" office:value-type="float" office:value="796" calcext:value-type="float">
            <text:p>796</text:p>
          </table:table-cell>
          <table:table-cell table:formula="of:=ROUND([$Sheet1.G13])" office:value-type="float" office:value="1527" calcext:value-type="float">
            <text:p>1527</text:p>
          </table:table-cell>
          <table:table-cell table:formula="of:=[.E13]-([.F13]+[.G13])" office:value-type="float" office:value="404" calcext:value-type="float">
            <text:p>404</text:p>
          </table:table-cell>
        </table:table-row>
        <table:table-row table:style-name="ro1">
          <table:table-cell table:formula="of:=[$Sheet1.A14]" office:value-type="string" office:string-value="02050" calcext:value-type="string">
            <text:p>02050</text:p>
          </table:table-cell>
          <table:table-cell table:formula="of:=[$Sheet1.B14]" office:value-type="string" office:string-value="Bethel" calcext:value-type="string">
            <text:p>Bethel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14])" office:value-type="float" office:value="4944" calcext:value-type="float">
            <text:p>4944</text:p>
          </table:table-cell>
          <table:table-cell table:formula="of:=ROUND([$Sheet1.K14])" office:value-type="float" office:value="1093" calcext:value-type="float">
            <text:p>1093</text:p>
          </table:table-cell>
          <table:table-cell table:formula="of:=ROUND([$Sheet1.G14])" office:value-type="float" office:value="2690" calcext:value-type="float">
            <text:p>2690</text:p>
          </table:table-cell>
          <table:table-cell table:formula="of:=[.E14]-([.F14]+[.G14])" office:value-type="float" office:value="1161" calcext:value-type="float">
            <text:p>1161</text:p>
          </table:table-cell>
        </table:table-row>
        <table:table-row table:style-name="ro1">
          <table:table-cell table:formula="of:=[$Sheet1.A15]" office:value-type="string" office:string-value="02240" calcext:value-type="string">
            <text:p>02240</text:p>
          </table:table-cell>
          <table:table-cell table:formula="of:=[$Sheet1.B15]" office:value-type="string" office:string-value="Southeast Fairbanks" calcext:value-type="string">
            <text:p>Southeast Fairbanks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15])" office:value-type="float" office:value="3433" calcext:value-type="float">
            <text:p>3433</text:p>
          </table:table-cell>
          <table:table-cell table:formula="of:=ROUND([$Sheet1.K15])" office:value-type="float" office:value="2422" calcext:value-type="float">
            <text:p>2422</text:p>
          </table:table-cell>
          <table:table-cell table:formula="of:=ROUND([$Sheet1.G15])" office:value-type="float" office:value="663" calcext:value-type="float">
            <text:p>663</text:p>
          </table:table-cell>
          <table:table-cell table:formula="of:=[.E15]-([.F15]+[.G15])" office:value-type="float" office:value="348" calcext:value-type="float">
            <text:p>348</text:p>
          </table:table-cell>
        </table:table-row>
        <table:table-row table:style-name="ro1">
          <table:table-cell table:formula="of:=[$Sheet1.A16]" office:value-type="string" office:string-value="02270" calcext:value-type="string">
            <text:p>02270</text:p>
          </table:table-cell>
          <table:table-cell table:formula="of:=[$Sheet1.B16]" office:value-type="string" office:string-value="Wade Hampton" calcext:value-type="string">
            <text:p>Wade Hampton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16])" office:value-type="float" office:value="2055" calcext:value-type="float">
            <text:p>2055</text:p>
          </table:table-cell>
          <table:table-cell table:formula="of:=ROUND([$Sheet1.K16])" office:value-type="float" office:value="398" calcext:value-type="float">
            <text:p>398</text:p>
          </table:table-cell>
          <table:table-cell table:formula="of:=ROUND([$Sheet1.G16])" office:value-type="float" office:value="1193" calcext:value-type="float">
            <text:p>1193</text:p>
          </table:table-cell>
          <table:table-cell table:formula="of:=[.E16]-([.F16]+[.G16])" office:value-type="float" office:value="464" calcext:value-type="float">
            <text:p>464</text:p>
          </table:table-cell>
        </table:table-row>
        <table:table-row table:style-name="ro1">
          <table:table-cell table:formula="of:=[$Sheet1.A17]" office:value-type="string" office:string-value="02122" calcext:value-type="string">
            <text:p>02122</text:p>
          </table:table-cell>
          <table:table-cell table:formula="of:=[$Sheet1.B17]" office:value-type="string" office:string-value="Kenai Peninsula" calcext:value-type="string">
            <text:p>Kenai Peninsul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17])" office:value-type="float" office:value="29034" calcext:value-type="float">
            <text:p>29034</text:p>
          </table:table-cell>
          <table:table-cell table:formula="of:=ROUND([$Sheet1.K17])" office:value-type="float" office:value="18284" calcext:value-type="float">
            <text:p>18284</text:p>
          </table:table-cell>
          <table:table-cell table:formula="of:=ROUND([$Sheet1.G17])" office:value-type="float" office:value="7533" calcext:value-type="float">
            <text:p>7533</text:p>
          </table:table-cell>
          <table:table-cell table:formula="of:=[.E17]-([.F17]+[.G17])" office:value-type="float" office:value="3217" calcext:value-type="float">
            <text:p>3217</text:p>
          </table:table-cell>
        </table:table-row>
        <table:table-row table:style-name="ro1">
          <table:table-cell table:formula="of:=[$Sheet1.A18]" office:value-type="string" office:string-value="02090" calcext:value-type="string">
            <text:p>02090</text:p>
          </table:table-cell>
          <table:table-cell table:formula="of:=[$Sheet1.B18]" office:value-type="string" office:string-value="Fairbanks North Star" calcext:value-type="string">
            <text:p>Fairbanks North Star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18])" office:value-type="float" office:value="41180" calcext:value-type="float">
            <text:p>41180</text:p>
          </table:table-cell>
          <table:table-cell table:formula="of:=ROUND([$Sheet1.K18])" office:value-type="float" office:value="22019" calcext:value-type="float">
            <text:p>22019</text:p>
          </table:table-cell>
          <table:table-cell table:formula="of:=ROUND([$Sheet1.G18])" office:value-type="float" office:value="13506" calcext:value-type="float">
            <text:p>13506</text:p>
          </table:table-cell>
          <table:table-cell table:formula="of:=[.E18]-([.F18]+[.G18])" office:value-type="float" office:value="5655" calcext:value-type="float">
            <text:p>5655</text:p>
          </table:table-cell>
        </table:table-row>
        <table:table-row table:style-name="ro1">
          <table:table-cell table:formula="of:=[$Sheet1.A19]" office:value-type="string" office:string-value="02068" calcext:value-type="string">
            <text:p>02068</text:p>
          </table:table-cell>
          <table:table-cell table:formula="of:=[$Sheet1.B19]" office:value-type="string" office:string-value="Denali" calcext:value-type="string">
            <text:p>Denali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19])" office:value-type="float" office:value="1113" calcext:value-type="float">
            <text:p>1113</text:p>
          </table:table-cell>
          <table:table-cell table:formula="of:=ROUND([$Sheet1.K19])" office:value-type="float" office:value="584" calcext:value-type="float">
            <text:p>584</text:p>
          </table:table-cell>
          <table:table-cell table:formula="of:=ROUND([$Sheet1.G19])" office:value-type="float" office:value="392" calcext:value-type="float">
            <text:p>392</text:p>
          </table:table-cell>
          <table:table-cell table:formula="of:=[.E19]-([.F19]+[.G19])" office:value-type="float" office:value="137" calcext:value-type="float">
            <text:p>137</text:p>
          </table:table-cell>
        </table:table-row>
        <table:table-row table:style-name="ro1">
          <table:table-cell table:formula="of:=[$Sheet1.A20]" office:value-type="string" office:string-value="02170" calcext:value-type="string">
            <text:p>02170</text:p>
          </table:table-cell>
          <table:table-cell table:formula="of:=[$Sheet1.B20]" office:value-type="string" office:string-value="Matanuska-Susitna" calcext:value-type="string">
            <text:p>Matanuska-Susitn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20])" office:value-type="float" office:value="45251" calcext:value-type="float">
            <text:p>45251</text:p>
          </table:table-cell>
          <table:table-cell table:formula="of:=ROUND([$Sheet1.K20])" office:value-type="float" office:value="31714" calcext:value-type="float">
            <text:p>31714</text:p>
          </table:table-cell>
          <table:table-cell table:formula="of:=ROUND([$Sheet1.G20])" office:value-type="float" office:value="8554" calcext:value-type="float">
            <text:p>8554</text:p>
          </table:table-cell>
          <table:table-cell table:formula="of:=[.E20]-([.F20]+[.G20])" office:value-type="float" office:value="4983" calcext:value-type="float">
            <text:p>4983</text:p>
          </table:table-cell>
        </table:table-row>
        <table:table-row table:style-name="ro1">
          <table:table-cell table:formula="of:=[$Sheet1.A21]" office:value-type="string" office:string-value="02020" calcext:value-type="string">
            <text:p>02020</text:p>
          </table:table-cell>
          <table:table-cell table:formula="of:=[$Sheet1.B21]" office:value-type="string" office:string-value="Anchorage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21])" office:value-type="float" office:value="131072" calcext:value-type="float">
            <text:p>131072</text:p>
          </table:table-cell>
          <table:table-cell table:formula="of:=ROUND([$Sheet1.K21])" office:value-type="float" office:value="61005" calcext:value-type="float">
            <text:p>61005</text:p>
          </table:table-cell>
          <table:table-cell table:formula="of:=ROUND([$Sheet1.G21])" office:value-type="float" office:value="54025" calcext:value-type="float">
            <text:p>54025</text:p>
          </table:table-cell>
          <table:table-cell table:formula="of:=[.E21]-([.F21]+[.G21])" office:value-type="float" office:value="16042" calcext:value-type="float">
            <text:p>16042</text:p>
          </table:table-cell>
        </table:table-row>
        <table:table-row table:style-name="ro1">
          <table:table-cell table:formula="of:=[$Sheet1.A22]" office:value-type="string" office:string-value="02150" calcext:value-type="string">
            <text:p>02150</text:p>
          </table:table-cell>
          <table:table-cell table:formula="of:=[$Sheet1.B22]" office:value-type="string" office:string-value="Kodiak Island" calcext:value-type="string">
            <text:p>Kodiak Island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22])" office:value-type="float" office:value="5818" calcext:value-type="float">
            <text:p>5818</text:p>
          </table:table-cell>
          <table:table-cell table:formula="of:=ROUND([$Sheet1.K22])" office:value-type="float" office:value="3044" calcext:value-type="float">
            <text:p>3044</text:p>
          </table:table-cell>
          <table:table-cell table:formula="of:=ROUND([$Sheet1.G22])" office:value-type="float" office:value="1982" calcext:value-type="float">
            <text:p>1982</text:p>
          </table:table-cell>
          <table:table-cell table:formula="of:=[.E22]-([.F22]+[.G22])" office:value-type="float" office:value="792" calcext:value-type="float">
            <text:p>792</text:p>
          </table:table-cell>
        </table:table-row>
        <table:table-row table:style-name="ro1">
          <table:table-cell table:formula="of:=[$Sheet1.A23]" office:value-type="string" office:string-value="02164" calcext:value-type="string">
            <text:p>02164</text:p>
          </table:table-cell>
          <table:table-cell table:formula="of:=[$Sheet1.B23]" office:value-type="string" office:string-value="Lake and Peninsula" calcext:value-type="string">
            <text:p>Lake and Peninsul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23])" office:value-type="float" office:value="501" calcext:value-type="float">
            <text:p>501</text:p>
          </table:table-cell>
          <table:table-cell table:formula="of:=ROUND([$Sheet1.K23])" office:value-type="float" office:value="173" calcext:value-type="float">
            <text:p>173</text:p>
          </table:table-cell>
          <table:table-cell table:formula="of:=ROUND([$Sheet1.G23])" office:value-type="float" office:value="192" calcext:value-type="float">
            <text:p>192</text:p>
          </table:table-cell>
          <table:table-cell table:formula="of:=[.E23]-([.F23]+[.G23])" office:value-type="float" office:value="136" calcext:value-type="float">
            <text:p>136</text:p>
          </table:table-cell>
        </table:table-row>
        <table:table-row table:style-name="ro1">
          <table:table-cell table:formula="of:=[$Sheet1.A24]" office:value-type="string" office:string-value="02013" calcext:value-type="string">
            <text:p>02013</text:p>
          </table:table-cell>
          <table:table-cell table:formula="of:=[$Sheet1.B24]" office:value-type="string" office:string-value="Aleutians East" calcext:value-type="string">
            <text:p>Aleutians Eas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24])" office:value-type="float" office:value="547" calcext:value-type="float">
            <text:p>547</text:p>
          </table:table-cell>
          <table:table-cell table:formula="of:=ROUND([$Sheet1.K24])" office:value-type="float" office:value="295" calcext:value-type="float">
            <text:p>295</text:p>
          </table:table-cell>
          <table:table-cell table:formula="of:=ROUND([$Sheet1.G24])" office:value-type="float" office:value="167" calcext:value-type="float">
            <text:p>167</text:p>
          </table:table-cell>
          <table:table-cell table:formula="of:=[.E24]-([.F24]+[.G24])" office:value-type="float" office:value="85" calcext:value-type="float">
            <text:p>85</text:p>
          </table:table-cell>
        </table:table-row>
        <table:table-row table:style-name="ro1">
          <table:table-cell table:formula="of:=[$Sheet1.A25]" office:value-type="string" office:string-value="02070" calcext:value-type="string">
            <text:p>02070</text:p>
          </table:table-cell>
          <table:table-cell table:formula="of:=[$Sheet1.B25]" office:value-type="string" office:string-value="Dillingham" calcext:value-type="string">
            <text:p>Dillingham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25])" office:value-type="float" office:value="1908" calcext:value-type="float">
            <text:p>1908</text:p>
          </table:table-cell>
          <table:table-cell table:formula="of:=ROUND([$Sheet1.K25])" office:value-type="float" office:value="651" calcext:value-type="float">
            <text:p>651</text:p>
          </table:table-cell>
          <table:table-cell table:formula="of:=ROUND([$Sheet1.G25])" office:value-type="float" office:value="979" calcext:value-type="float">
            <text:p>979</text:p>
          </table:table-cell>
          <table:table-cell table:formula="of:=[.E25]-([.F25]+[.G25])" office:value-type="float" office:value="278" calcext:value-type="float">
            <text:p>278</text:p>
          </table:table-cell>
        </table:table-row>
        <table:table-row table:style-name="ro1">
          <table:table-cell table:formula="of:=[$Sheet1.A26]" office:value-type="string" office:string-value="02016" calcext:value-type="string">
            <text:p>02016</text:p>
          </table:table-cell>
          <table:table-cell table:formula="of:=[$Sheet1.B26]" office:value-type="string" office:string-value="Aleutians West" calcext:value-type="string">
            <text:p>Aleutians Wes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26])" office:value-type="float" office:value="1227" calcext:value-type="float">
            <text:p>1227</text:p>
          </table:table-cell>
          <table:table-cell table:formula="of:=ROUND([$Sheet1.K26])" office:value-type="float" office:value="399" calcext:value-type="float">
            <text:p>399</text:p>
          </table:table-cell>
          <table:table-cell table:formula="of:=ROUND([$Sheet1.G26])" office:value-type="float" office:value="692" calcext:value-type="float">
            <text:p>692</text:p>
          </table:table-cell>
          <table:table-cell table:formula="of:=[.E26]-([.F26]+[.G26])" office:value-type="float" office:value="136" calcext:value-type="float">
            <text:p>136</text:p>
          </table:table-cell>
        </table:table-row>
        <table:table-row table:style-name="ro1">
          <table:table-cell table:formula="of:=[$Sheet1.A27]" office:value-type="string" office:string-value="02060" calcext:value-type="string">
            <text:p>02060</text:p>
          </table:table-cell>
          <table:table-cell table:formula="of:=[$Sheet1.B27]" office:value-type="string" office:string-value="Bristol Bay" calcext:value-type="string">
            <text:p>Bristol Bay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27])" office:value-type="float" office:value="464" calcext:value-type="float">
            <text:p>464</text:p>
          </table:table-cell>
          <table:table-cell table:formula="of:=ROUND([$Sheet1.K27])" office:value-type="float" office:value="268" calcext:value-type="float">
            <text:p>268</text:p>
          </table:table-cell>
          <table:table-cell table:formula="of:=ROUND([$Sheet1.G27])" office:value-type="float" office:value="136" calcext:value-type="float">
            <text:p>136</text:p>
          </table:table-cell>
          <table:table-cell table:formula="of:=[.E27]-([.F27]+[.G27])" office:value-type="float" office:value="60" calcext:value-type="float">
            <text:p>60</text:p>
          </table:table-cell>
        </table:table-row>
        <table:table-row table:style-name="ro1">
          <table:table-cell table:formula="of:=[$Sheet1.A28]" office:value-type="string" office:string-value="02180" calcext:value-type="string">
            <text:p>02180</text:p>
          </table:table-cell>
          <table:table-cell table:formula="of:=[$Sheet1.B28]" office:value-type="string" office:string-value="Nome" calcext:value-type="string">
            <text:p>Nom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28])" office:value-type="float" office:value="3292" calcext:value-type="float">
            <text:p>3292</text:p>
          </table:table-cell>
          <table:table-cell table:formula="of:=ROUND([$Sheet1.K28])" office:value-type="float" office:value="920" calcext:value-type="float">
            <text:p>920</text:p>
          </table:table-cell>
          <table:table-cell table:formula="of:=ROUND([$Sheet1.G28])" office:value-type="float" office:value="1663" calcext:value-type="float">
            <text:p>1663</text:p>
          </table:table-cell>
          <table:table-cell table:formula="of:=[.E28]-([.F28]+[.G28])" office:value-type="float" office:value="709" calcext:value-type="float">
            <text:p>709</text:p>
          </table:table-cell>
        </table:table-row>
        <table:table-row table:style-name="ro1">
          <table:table-cell table:formula="of:=[$Sheet1.A29]" office:value-type="string" office:string-value="02188" calcext:value-type="string">
            <text:p>02188</text:p>
          </table:table-cell>
          <table:table-cell table:formula="of:=[$Sheet1.B29]" office:value-type="string" office:string-value="Northwest Arctic" calcext:value-type="string">
            <text:p>Northwest Arctic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29])" office:value-type="float" office:value="2183" calcext:value-type="float">
            <text:p>2183</text:p>
          </table:table-cell>
          <table:table-cell table:formula="of:=ROUND([$Sheet1.K29])" office:value-type="float" office:value="555" calcext:value-type="float">
            <text:p>555</text:p>
          </table:table-cell>
          <table:table-cell table:formula="of:=ROUND([$Sheet1.G29])" office:value-type="float" office:value="1146" calcext:value-type="float">
            <text:p>1146</text:p>
          </table:table-cell>
          <table:table-cell table:formula="of:=[.E29]-([.F29]+[.G29])" office:value-type="float" office:value="482" calcext:value-type="float">
            <text:p>482</text:p>
          </table:table-cell>
        </table:table-row>
        <table:table-row table:style-name="ro1">
          <table:table-cell table:formula="of:=[$Sheet1.A30]" office:value-type="string" office:string-value="02185" calcext:value-type="string">
            <text:p>02185</text:p>
          </table:table-cell>
          <table:table-cell table:formula="of:=[$Sheet1.B30]" office:value-type="string" office:string-value="North Slope" calcext:value-type="string">
            <text:p>North Slop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formula="of:=ROUND([$Sheet1.E30])" office:value-type="float" office:value="2319" calcext:value-type="float">
            <text:p>2319</text:p>
          </table:table-cell>
          <table:table-cell table:formula="of:=ROUND([$Sheet1.K30])" office:value-type="float" office:value="798" calcext:value-type="float">
            <text:p>798</text:p>
          </table:table-cell>
          <table:table-cell table:formula="of:=ROUND([$Sheet1.G30])" office:value-type="float" office:value="1082" calcext:value-type="float">
            <text:p>1082</text:p>
          </table:table-cell>
          <table:table-cell table:formula="of:=[.E30]-([.F30]+[.G30])" office:value-type="float" office:value="439" calcext:value-type="float">
            <text:p>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21T15:30:59.161484754</meta:creation-date>
    <dc:date>2020-06-21T15:50:02.490380461</dc:date>
    <meta:editing-duration>PT8M43S</meta:editing-duration>
    <meta:editing-cycles>1</meta:editing-cycles>
    <meta:generator>LibreOffice/6.4.3.2$MacOSX_X86_64 LibreOffice_project/747b5d0ebf89f41c860ec2a39efd7cb15b54f2d8</meta:generator>
    <meta:document-statistic meta:table-count="2" meta:cell-count="5582" meta:object-count="0"/>
    <meta:user-defined meta:name=""/>
  </office:meta>
</office:document-meta>
</file>